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string">
            <text:p>дан</text:p>
          </table:table-cell>
          <table:table-cell office:value-type="float" office:value="39">
            <text:p>39</text:p>
          </table:table-cell>
          <table:table-cell office:value-type="float" office:value="0.152211344605">
            <text:p>0,1522113446</text:p>
          </table:table-cell>
          <table:table-cell office:value-type="float" office:value="0.000494540609953">
            <text:p>0,0004945406</text:p>
          </table:table-cell>
          <table:table-cell office:value-type="float" office:value="0.0966208982346">
            <text:p>0,0966208982</text:p>
          </table:table-cell>
          <table:table-cell/>
          <table:table-cell office:value-type="string">
            <text:p>дан</text:p>
          </table:table-cell>
          <table:table-cell/>
          <table:table-cell table:number-columns-repeated="3" office:value-type="string">
            <text:p>дан</text:p>
          </table:table-cell>
        </table:table-row>
        <table:table-row table:style-name="ro2">
          <table:table-cell office:value-type="string">
            <text:p>эт</text:p>
          </table:table-cell>
          <table:table-cell office:value-type="float" office:value="24">
            <text:p>24</text:p>
          </table:table-cell>
          <table:table-cell office:value-type="float" office:value="0.102447665879">
            <text:p>0,1024476659</text:p>
          </table:table-cell>
          <table:table-cell office:value-type="float" office:value="0.00039322162523">
            <text:p>0,0003932216</text:p>
          </table:table-cell>
          <table:table-cell office:value-type="float" office:value="0.0964264069581">
            <text:p>0,096426407</text:p>
          </table:table-cell>
          <table:table-cell/>
          <table:table-cell office:value-type="string">
            <text:p>управлен</text:p>
          </table:table-cell>
          <table:table-cell/>
          <table:table-cell office:value-type="string">
            <text:p>эт</text:p>
          </table:table-cell>
          <table:table-cell office:value-type="string">
            <text:p>эт</text:p>
          </table:table-cell>
          <table:table-cell office:value-type="string">
            <text:p>эт</text:p>
          </table:table-cell>
        </table:table-row>
        <table:table-row table:style-name="ro2">
          <table:table-cell office:value-type="string">
            <text:p>котор</text:p>
          </table:table-cell>
          <table:table-cell office:value-type="float" office:value="18">
            <text:p>18</text:p>
          </table:table-cell>
          <table:table-cell office:value-type="float" office:value="0.0673942872928">
            <text:p>0,0673942873</text:p>
          </table:table-cell>
          <table:table-cell office:value-type="float" office:value="0.000324302208966">
            <text:p>0,0003243022</text:p>
          </table:table-cell>
          <table:table-cell office:value-type="float" office:value="0.074637335201">
            <text:p>0,0746373352</text:p>
          </table:table-cell>
          <table:table-cell/>
          <table:table-cell office:value-type="string">
            <text:p>баз</text:p>
          </table:table-cell>
          <table:table-cell/>
          <table:table-cell office:value-type="string">
            <text:p>управлен</text:p>
          </table:table-cell>
          <table:table-cell office:value-type="string">
            <text:p>управлен</text:p>
          </table:table-cell>
          <table:table-cell office:value-type="string">
            <text:p>котор</text:p>
          </table:table-cell>
        </table:table-row>
        <table:table-row table:style-name="ro1">
          <table:table-cell office:value-type="string">
            <text:p>систем</text:p>
          </table:table-cell>
          <table:table-cell office:value-type="float" office:value="18">
            <text:p>18</text:p>
          </table:table-cell>
          <table:table-cell office:value-type="float" office:value="0.0763852379505">
            <text:p>0,076385238</text:p>
          </table:table-cell>
          <table:table-cell office:value-type="float" office:value="0.000326475690709">
            <text:p>0,0003264757</text:p>
          </table:table-cell>
          <table:table-cell office:value-type="float" office:value="0.060143102703">
            <text:p>0,0601431027</text:p>
          </table:table-cell>
          <table:table-cell/>
          <table:table-cell office:value-type="string">
            <text:p>систем</text:p>
          </table:table-cell>
          <table:table-cell/>
          <table:table-cell table:number-columns-repeated="3" office:value-type="string">
            <text:p>систем</text:p>
          </table:table-cell>
        </table:table-row>
        <table:table-row table:style-name="ro2">
          <table:table-cell office:value-type="string">
            <text:p>приложен</text:p>
          </table:table-cell>
          <table:table-cell office:value-type="float" office:value="15">
            <text:p>15</text:p>
          </table:table-cell>
          <table:table-cell office:value-type="float" office:value="0.0661016679633">
            <text:p>0,066101668</text:p>
          </table:table-cell>
          <table:table-cell office:value-type="float" office:value="0.000300957191124">
            <text:p>0,0003009572</text:p>
          </table:table-cell>
          <table:table-cell office:value-type="float" office:value="0.0541551474873">
            <text:p>0,0541551475</text:p>
          </table:table-cell>
          <table:table-cell/>
          <table:table-cell office:value-type="string">
            <text:p>эт</text:p>
          </table:table-cell>
          <table:table-cell/>
          <table:table-cell office:value-type="string">
            <text:p>баз</text:p>
          </table:table-cell>
          <table:table-cell office:value-type="string">
            <text:p>котор</text:p>
          </table:table-cell>
          <table:table-cell office:value-type="string">
            <text:p>приложен</text:p>
          </table:table-cell>
        </table:table-row>
        <table:table-row table:style-name="ro2">
          <table:table-cell office:value-type="string">
            <text:p>свойств</text:p>
          </table:table-cell>
          <table:table-cell office:value-type="float" office:value="13">
            <text:p>13</text:p>
          </table:table-cell>
          <table:table-cell office:value-type="float" office:value="0.0603564214348">
            <text:p>0,0603564214</text:p>
          </table:table-cell>
          <table:table-cell office:value-type="float" office:value="0.000296181185957">
            <text:p>0,0002961812</text:p>
          </table:table-cell>
          <table:table-cell office:value-type="float" office:value="0.0541155059688">
            <text:p>0,054115506</text:p>
          </table:table-cell>
          <table:table-cell/>
          <table:table-cell office:value-type="string">
            <text:p>сист</text:p>
          </table:table-cell>
          <table:table-cell/>
          <table:table-cell office:value-type="string">
            <text:p>котор</text:p>
          </table:table-cell>
          <table:table-cell office:value-type="string">
            <text:p>баз</text:p>
          </table:table-cell>
          <table:table-cell office:value-type="string">
            <text:p>свойств</text:p>
          </table:table-cell>
        </table:table-row>
        <table:table-row table:style-name="ro2">
          <table:table-cell office:value-type="string">
            <text:p>управлен</text:p>
          </table:table-cell>
          <table:table-cell office:value-type="float" office:value="22">
            <text:p>22</text:p>
          </table:table-cell>
          <table:table-cell office:value-type="float" office:value="0.0980946951196">
            <text:p>0,0980946951</text:p>
          </table:table-cell>
          <table:table-cell office:value-type="float" office:value="0.000326828514066">
            <text:p>0,0003268285</text:p>
          </table:table-cell>
          <table:table-cell office:value-type="float" office:value="0.0536895589519">
            <text:p>0,053689559</text:p>
          </table:table-cell>
          <table:table-cell/>
          <table:table-cell office:value-type="string">
            <text:p>транзакц</text:p>
          </table:table-cell>
          <table:table-cell/>
          <table:table-cell office:value-type="string">
            <text:p>приложен</text:p>
          </table:table-cell>
          <table:table-cell office:value-type="string">
            <text:p>транзакц</text:p>
          </table:table-cell>
          <table:table-cell office:value-type="string">
            <text:p>управлен</text:p>
          </table:table-cell>
        </table:table-row>
        <table:table-row table:style-name="ro2">
          <table:table-cell office:value-type="string">
            <text:p>субд</text:p>
          </table:table-cell>
          <table:table-cell office:value-type="float" office:value="11">
            <text:p>11</text:p>
          </table:table-cell>
          <table:table-cell office:value-type="float" office:value="0.0493599553038">
            <text:p>0,0493599553</text:p>
          </table:table-cell>
          <table:table-cell office:value-type="float" office:value="0.000285545811405">
            <text:p>0,0002855458</text:p>
          </table:table-cell>
          <table:table-cell office:value-type="float" office:value="0.0511402099032">
            <text:p>0,0511402099</text:p>
          </table:table-cell>
          <table:table-cell/>
          <table:table-cell office:value-type="string">
            <text:p>свойств</text:p>
          </table:table-cell>
          <table:table-cell/>
          <table:table-cell office:value-type="string">
            <text:p>свойств</text:p>
          </table:table-cell>
          <table:table-cell office:value-type="string">
            <text:p>приложен</text:p>
          </table:table-cell>
          <table:table-cell office:value-type="string">
            <text:p>субд</text:p>
          </table:table-cell>
        </table:table-row>
        <table:table-row table:style-name="ro2">
          <table:table-cell office:value-type="string">
            <text:p>транзакц</text:p>
          </table:table-cell>
          <table:table-cell office:value-type="float" office:value="15">
            <text:p>15</text:p>
          </table:table-cell>
          <table:table-cell office:value-type="float" office:value="0.0570354540388">
            <text:p>0,057035454</text:p>
          </table:table-cell>
          <table:table-cell office:value-type="float" office:value="0.000302242509435">
            <text:p>0,0003022425</text:p>
          </table:table-cell>
          <table:table-cell office:value-type="float" office:value="0.0489469053684">
            <text:p>0,0489469054</text:p>
          </table:table-cell>
          <table:table-cell/>
          <table:table-cell office:value-type="string">
            <text:p>явля</text:p>
          </table:table-cell>
          <table:table-cell/>
          <table:table-cell office:value-type="string">
            <text:p>acid</text:p>
          </table:table-cell>
          <table:table-cell office:value-type="string">
            <text:p>свойств</text:p>
          </table:table-cell>
          <table:table-cell office:value-type="string">
            <text:p>транзакц</text:p>
          </table:table-cell>
        </table:table-row>
        <table:table-row table:style-name="ro2">
          <table:table-cell office:value-type="string">
            <text:p>баз</text:p>
          </table:table-cell>
          <table:table-cell office:value-type="float" office:value="17">
            <text:p>17</text:p>
          </table:table-cell>
          <table:table-cell office:value-type="float" office:value="0.0760532198914">
            <text:p>0,0760532199</text:p>
          </table:table-cell>
          <table:table-cell office:value-type="float" office:value="0.000305364973921">
            <text:p>0,000305365</text:p>
          </table:table-cell>
          <table:table-cell office:value-type="float" office:value="0.0487466146716">
            <text:p>0,0487466147</text:p>
          </table:table-cell>
          <table:table-cell/>
          <table:table-cell office:value-type="string">
            <text:p>приложен</text:p>
          </table:table-cell>
          <table:table-cell/>
          <table:table-cell office:value-type="string">
            <text:p>транзакц</text:p>
          </table:table-cell>
          <table:table-cell office:value-type="string">
            <text:p>сист</text:p>
          </table:table-cell>
          <table:table-cell office:value-type="string">
            <text:p>баз</text:p>
          </table:table-cell>
        </table:table-row>
        <table:table-row table:style-name="ro2">
          <table:table-cell office:value-type="string">
            <text:p>основн</text:p>
          </table:table-cell>
          <table:table-cell office:value-type="float" office:value="11">
            <text:p>11</text:p>
          </table:table-cell>
          <table:table-cell office:value-type="float" office:value="0.049376038313">
            <text:p>0,0493760383</text:p>
          </table:table-cell>
          <table:table-cell office:value-type="float" office:value="0.00028115450425">
            <text:p>0,0002811545</text:p>
          </table:table-cell>
          <table:table-cell office:value-type="float" office:value="0.0478786352033">
            <text:p>0,0478786352</text:p>
          </table:table-cell>
          <table:table-cell/>
          <table:table-cell office:value-type="string">
            <text:p>acid</text:p>
          </table:table-cell>
          <table:table-cell/>
          <table:table-cell office:value-type="string">
            <text:p>сист</text:p>
          </table:table-cell>
          <table:table-cell office:value-type="string">
            <text:p>субд</text:p>
          </table:table-cell>
          <table:table-cell office:value-type="string">
            <text:p>основн</text:p>
          </table:table-cell>
        </table:table-row>
        <table:table-row table:style-name="ro2">
          <table:table-cell office:value-type="string">
            <text:p>явля</text:p>
          </table:table-cell>
          <table:table-cell office:value-type="float" office:value="8">
            <text:p>8</text:p>
          </table:table-cell>
          <table:table-cell office:value-type="float" office:value="0.0459923036362">
            <text:p>0,0459923036</text:p>
          </table:table-cell>
          <table:table-cell office:value-type="float" office:value="0.000278442813776">
            <text:p>0,0002784428</text:p>
          </table:table-cell>
          <table:table-cell office:value-type="float" office:value="0.0459738566864">
            <text:p>0,0459738567</text:p>
          </table:table-cell>
          <table:table-cell/>
          <table:table-cell office:value-type="string">
            <text:p>сообществ</text:p>
          </table:table-cell>
          <table:table-cell/>
          <table:table-cell office:value-type="string">
            <text:p>основн</text:p>
          </table:table-cell>
          <table:table-cell office:value-type="string">
            <text:p>acid</text:p>
          </table:table-cell>
          <table:table-cell office:value-type="string">
            <text:p>явля</text:p>
          </table:table-cell>
        </table:table-row>
        <table:table-row table:style-name="ro2">
          <table:table-cell office:value-type="string">
            <text:p>acid</text:p>
          </table:table-cell>
          <table:table-cell office:value-type="float" office:value="13">
            <text:p>13</text:p>
          </table:table-cell>
          <table:table-cell office:value-type="float" office:value="0.0572211293984">
            <text:p>0,0572211294</text:p>
          </table:table-cell>
          <table:table-cell office:value-type="float" office:value="0.000283210921829">
            <text:p>0,0002832109</text:p>
          </table:table-cell>
          <table:table-cell office:value-type="float" office:value="0.0425332830942">
            <text:p>0,0425332831</text:p>
          </table:table-cell>
          <table:table-cell/>
          <table:table-cell office:value-type="string">
            <text:p>субд</text:p>
          </table:table-cell>
          <table:table-cell/>
          <table:table-cell office:value-type="string">
            <text:p>субд</text:p>
          </table:table-cell>
          <table:table-cell office:value-type="string">
            <text:p>основн</text:p>
          </table:table-cell>
          <table:table-cell office:value-type="string">
            <text:p>acid</text:p>
          </table:table-cell>
        </table:table-row>
        <table:table-row table:style-name="ro2">
          <table:table-cell office:value-type="string">
            <text:p>сист</text:p>
          </table:table-cell>
          <table:table-cell office:value-type="float" office:value="13">
            <text:p>13</text:p>
          </table:table-cell>
          <table:table-cell office:value-type="float" office:value="0.053655318589">
            <text:p>0,0536553186</text:p>
          </table:table-cell>
          <table:table-cell office:value-type="float" office:value="0.000289257292714">
            <text:p>0,0002892573</text:p>
          </table:table-cell>
          <table:table-cell office:value-type="float" office:value="0.0422766430826">
            <text:p>0,0422766431</text:p>
          </table:table-cell>
          <table:table-cell/>
          <table:table-cell office:value-type="string">
            <text:p>ресурс</text:p>
          </table:table-cell>
          <table:table-cell/>
          <table:table-cell office:value-type="string">
            <text:p>явля</text:p>
          </table:table-cell>
          <table:table-cell office:value-type="string">
            <text:p>явля</text:p>
          </table:table-cell>
          <table:table-cell office:value-type="string">
            <text:p>сист</text:p>
          </table:table-cell>
        </table:table-row>
        <table:table-row table:style-name="ro2">
          <table:table-cell office:value-type="string">
            <text:p>компан</text:p>
          </table:table-cell>
          <table:table-cell office:value-type="float" office:value="9">
            <text:p>9</text:p>
          </table:table-cell>
          <table:table-cell office:value-type="float" office:value="0.0381395804804">
            <text:p>0,0381395805</text:p>
          </table:table-cell>
          <table:table-cell office:value-type="float" office:value="0.000270400767023">
            <text:p>0,0002704008</text:p>
          </table:table-cell>
          <table:table-cell office:value-type="float" office:value="0.0383906380256">
            <text:p>0,038390638</text:p>
          </table:table-cell>
          <table:table-cell/>
          <table:table-cell office:value-type="string">
            <text:p>использован</text:p>
          </table:table-cell>
          <table:table-cell/>
          <table:table-cell office:value-type="string">
            <text:p>компан</text:p>
          </table:table-cell>
          <table:table-cell office:value-type="string">
            <text:p>nosql</text:p>
          </table:table-cell>
          <table:table-cell office:value-type="string">
            <text:p>компан</text:p>
          </table:table-cell>
        </table:table-row>
        <table:table-row table:style-name="ro2">
          <table:table-cell office:value-type="string">
            <text:p>сво</text:p>
          </table:table-cell>
          <table:table-cell office:value-type="float" office:value="8">
            <text:p>8</text:p>
          </table:table-cell>
          <table:table-cell office:value-type="float" office:value="0.0379572940158">
            <text:p>0,037957294</text:p>
          </table:table-cell>
          <table:table-cell office:value-type="float" office:value="0.000271203680555">
            <text:p>0,0002712037</text:p>
          </table:table-cell>
          <table:table-cell office:value-type="float" office:value="0.0381342807339">
            <text:p>0,0381342807</text:p>
          </table:table-cell>
          <table:table-cell/>
          <table:table-cell office:value-type="string">
            <text:p>параллельн</text:p>
          </table:table-cell>
          <table:table-cell/>
          <table:table-cell office:value-type="string">
            <text:p>сво</text:p>
          </table:table-cell>
          <table:table-cell office:value-type="string">
            <text:p>сво</text:p>
          </table:table-cell>
          <table:table-cell office:value-type="string">
            <text:p>сво</text:p>
          </table:table-cell>
        </table:table-row>
        <table:table-row table:style-name="ro2">
          <table:table-cell office:value-type="string">
            <text:p>возможн</text:p>
          </table:table-cell>
          <table:table-cell office:value-type="float" office:value="8">
            <text:p>8</text:p>
          </table:table-cell>
          <table:table-cell office:value-type="float" office:value="0.0349950929216">
            <text:p>0,0349950929</text:p>
          </table:table-cell>
          <table:table-cell office:value-type="float" office:value="0.000268981579553">
            <text:p>0,0002689816</text:p>
          </table:table-cell>
          <table:table-cell office:value-type="float" office:value="0.0379666419082">
            <text:p>0,0379666419</text:p>
          </table:table-cell>
          <table:table-cell/>
          <table:table-cell office:value-type="string">
            <text:p>т</text:p>
          </table:table-cell>
          <table:table-cell/>
          <table:table-cell office:value-type="string">
            <text:p>nosql</text:p>
          </table:table-cell>
          <table:table-cell office:value-type="string">
            <text:p>компан</text:p>
          </table:table-cell>
          <table:table-cell office:value-type="string">
            <text:p>возможн</text:p>
          </table:table-cell>
        </table:table-row>
        <table:table-row table:style-name="ro2">
          <table:table-cell office:value-type="string">
            <text:p>nosql</text:p>
          </table:table-cell>
          <table:table-cell office:value-type="float" office:value="9">
            <text:p>9</text:p>
          </table:table-cell>
          <table:table-cell office:value-type="float" office:value="0.0375037946605">
            <text:p>0,0375037947</text:p>
          </table:table-cell>
          <table:table-cell office:value-type="float" office:value="0.000272863097937">
            <text:p>0,0002728631</text:p>
          </table:table-cell>
          <table:table-cell office:value-type="float" office:value="0.0377541999326">
            <text:p>0,0377541999</text:p>
          </table:table-cell>
          <table:table-cell/>
          <table:table-cell office:value-type="string">
            <text:p>котор</text:p>
          </table:table-cell>
          <table:table-cell/>
          <table:table-cell office:value-type="string">
            <text:p>возможн</text:p>
          </table:table-cell>
          <table:table-cell office:value-type="string">
            <text:p>параллельн</text:p>
          </table:table-cell>
          <table:table-cell office:value-type="string">
            <text:p>nosql</text:p>
          </table:table-cell>
        </table:table-row>
        <table:table-row table:style-name="ro2">
          <table:table-cell office:value-type="string">
            <text:p>пользовател</text:p>
          </table:table-cell>
          <table:table-cell office:value-type="float" office:value="7">
            <text:p>7</text:p>
          </table:table-cell>
          <table:table-cell office:value-type="float" office:value="0.0316096445411">
            <text:p>0,0316096445</text:p>
          </table:table-cell>
          <table:table-cell office:value-type="float" office:value="0.000265906679857">
            <text:p>0,0002659067</text:p>
          </table:table-cell>
          <table:table-cell office:value-type="float" office:value="0.0346806394481">
            <text:p>0,0346806394</text:p>
          </table:table-cell>
          <table:table-cell/>
          <table:table-cell office:value-type="string">
            <text:p>архитектур</text:p>
          </table:table-cell>
          <table:table-cell/>
          <table:table-cell office:value-type="string">
            <text:p>параллельн</text:p>
          </table:table-cell>
          <table:table-cell office:value-type="string">
            <text:p>возможн</text:p>
          </table:table-cell>
          <table:table-cell office:value-type="string">
            <text:p>пользовател</text:p>
          </table:table-cell>
        </table:table-row>
        <table:table-row table:style-name="ro2">
          <table:table-cell office:value-type="string">
            <text:p>параллельн</text:p>
          </table:table-cell>
          <table:table-cell office:value-type="float" office:value="8">
            <text:p>8</text:p>
          </table:table-cell>
          <table:table-cell office:value-type="float" office:value="0.0341247246645">
            <text:p>0,0341247247</text:p>
          </table:table-cell>
          <table:table-cell office:value-type="float" office:value="0.000269298241515">
            <text:p>0,0002692982</text:p>
          </table:table-cell>
          <table:table-cell office:value-type="float" office:value="0.0324873862141">
            <text:p>0,0324873862</text:p>
          </table:table-cell>
          <table:table-cell/>
          <table:table-cell office:value-type="string">
            <text:p>nosql</text:p>
          </table:table-cell>
          <table:table-cell/>
          <table:table-cell office:value-type="string">
            <text:p>стат</text:p>
          </table:table-cell>
          <table:table-cell office:value-type="string">
            <text:p>пользовател</text:p>
          </table:table-cell>
          <table:table-cell office:value-type="string">
            <text:p>параллельн</text:p>
          </table:table-cell>
        </table:table-row>
        <table:table-row table:style-name="ro1">
          <table:table-cell office:value-type="string">
            <text:p>стат</text:p>
          </table:table-cell>
          <table:table-cell office:value-type="float" office:value="7">
            <text:p>7</text:p>
          </table:table-cell>
          <table:table-cell office:value-type="float" office:value="0.0338475014137">
            <text:p>0,0338475014</text:p>
          </table:table-cell>
          <table:table-cell office:value-type="float" office:value="0.000265862943242">
            <text:p>0,0002658629</text:p>
          </table:table-cell>
          <table:table-cell office:value-type="float" office:value="0.0314730555189">
            <text:p>0,0314730555</text:p>
          </table:table-cell>
          <table:table-cell table:number-columns-repeated="6"/>
        </table:table-row>
        <table:table-row table:style-name="ro1">
          <table:table-cell office:value-type="string">
            <text:p>теорем</text:p>
          </table:table-cell>
          <table:table-cell office:value-type="float" office:value="7">
            <text:p>7</text:p>
          </table:table-cell>
          <table:table-cell office:value-type="float" office:value="0.0325086464078">
            <text:p>0,0325086464</text:p>
          </table:table-cell>
          <table:table-cell office:value-type="float" office:value="0.000263714035529">
            <text:p>0,000263714</text:p>
          </table:table-cell>
          <table:table-cell office:value-type="float" office:value="0.0301482797818">
            <text:p>0,0301482798</text:p>
          </table:table-cell>
          <table:table-cell table:number-columns-repeated="6"/>
        </table:table-row>
        <table:table-row table:style-name="ro2">
          <table:table-cell office:value-type="string">
            <text:p>перв</text:p>
          </table:table-cell>
          <table:table-cell office:value-type="float" office:value="6">
            <text:p>6</text:p>
          </table:table-cell>
          <table:table-cell office:value-type="float" office:value="0.0261143518478">
            <text:p>0,0261143518</text:p>
          </table:table-cell>
          <table:table-cell office:value-type="float" office:value="0.000262318254861">
            <text:p>0,0002623183</text:p>
          </table:table-cell>
          <table:table-cell office:value-type="float" office:value="0.0279888853386">
            <text:p>0,0279888853</text:p>
          </table:table-cell>
          <table:table-cell table:number-columns-repeated="6"/>
        </table:table-row>
        <table:table-row table:style-name="ro1">
          <table:table-cell office:value-type="string">
            <text:p>архитектур</text:p>
          </table:table-cell>
          <table:table-cell office:value-type="float" office:value="6">
            <text:p>6</text:p>
          </table:table-cell>
          <table:table-cell office:value-type="float" office:value="0.0284622745716">
            <text:p>0,0284622746</text:p>
          </table:table-cell>
          <table:table-cell office:value-type="float" office:value="0.000263274043257">
            <text:p>0,000263274</text:p>
          </table:table-cell>
          <table:table-cell office:value-type="float" office:value="0.0276763539326">
            <text:p>0,0276763539</text:p>
          </table:table-cell>
          <table:table-cell table:number-columns-repeated="6"/>
        </table:table-row>
        <table:table-row table:style-name="ro2">
          <table:table-cell office:value-type="string">
            <text:p>област</text:p>
          </table:table-cell>
          <table:table-cell office:value-type="float" office:value="4">
            <text:p>4</text:p>
          </table:table-cell>
          <table:table-cell office:value-type="float" office:value="0.0229038624842">
            <text:p>0,0229038625</text:p>
          </table:table-cell>
          <table:table-cell office:value-type="float" office:value="0.000260553684257">
            <text:p>0,0002605537</text:p>
          </table:table-cell>
          <table:table-cell office:value-type="float" office:value="0.0264741483902">
            <text:p>0,0264741484</text:p>
          </table:table-cell>
          <table:table-cell table:number-columns-repeated="6"/>
        </table:table-row>
        <table:table-row table:style-name="ro1">
          <table:table-cell office:value-type="string">
            <text:p>ресурс</text:p>
          </table:table-cell>
          <table:table-cell office:value-type="float" office:value="7">
            <text:p>7</text:p>
          </table:table-cell>
          <table:table-cell office:value-type="float" office:value="0.0316044675908">
            <text:p>0,0316044676</text:p>
          </table:table-cell>
          <table:table-cell office:value-type="float" office:value="0.00026421535467">
            <text:p>0,0002642154</text:p>
          </table:table-cell>
          <table:table-cell office:value-type="float" office:value="0.0263515855765">
            <text:p>0,0263515856</text:p>
          </table:table-cell>
          <table:table-cell table:number-columns-repeated="6"/>
        </table:table-row>
        <table:table-row table:style-name="ro2">
          <table:table-cell office:value-type="string">
            <text:p>горизонтальн</text:p>
          </table:table-cell>
          <table:table-cell office:value-type="float" office:value="6">
            <text:p>6</text:p>
          </table:table-cell>
          <table:table-cell office:value-type="float" office:value="0.0287312959661">
            <text:p>0,028731296</text:p>
          </table:table-cell>
          <table:table-cell office:value-type="float" office:value="0.00026140367894">
            <text:p>0,0002614037</text:p>
          </table:table-cell>
          <table:table-cell office:value-type="float" office:value="0.0262269204291">
            <text:p>0,0262269204</text:p>
          </table:table-cell>
          <table:table-cell table:number-columns-repeated="6"/>
        </table:table-row>
        <table:table-row table:style-name="ro1">
          <table:table-cell office:value-type="string">
            <text:p>фронт</text:p>
          </table:table-cell>
          <table:table-cell office:value-type="float" office:value="7">
            <text:p>7</text:p>
          </table:table-cell>
          <table:table-cell office:value-type="float" office:value="0.0287876237064">
            <text:p>0,0287876237</text:p>
          </table:table-cell>
          <table:table-cell office:value-type="float" office:value="0.000262389966691">
            <text:p>0,00026239</text:p>
          </table:table-cell>
          <table:table-cell office:value-type="float" office:value="0.0262267660327">
            <text:p>0,026226766</text:p>
          </table:table-cell>
          <table:table-cell table:number-columns-repeated="6"/>
        </table:table-row>
        <table:table-row table:style-name="ro2">
          <table:table-cell office:value-type="string">
            <text:p>важн</text:p>
          </table:table-cell>
          <table:table-cell office:value-type="float" office:value="6">
            <text:p>6</text:p>
          </table:table-cell>
          <table:table-cell office:value-type="float" office:value="0.0230608215513">
            <text:p>0,0230608216</text:p>
          </table:table-cell>
          <table:table-cell office:value-type="float" office:value="0.000261198464908">
            <text:p>0,0002611985</text:p>
          </table:table-cell>
          <table:table-cell office:value-type="float" office:value="0.0262109024545">
            <text:p>0,0262109025</text:p>
          </table:table-cell>
          <table:table-cell table:number-columns-repeated="6"/>
        </table:table-row>
        <table:table-row table:style-name="ro2">
          <table:table-cell office:value-type="string">
            <text:p>представител</text:p>
          </table:table-cell>
          <table:table-cell office:value-type="float" office:value="5">
            <text:p>5</text:p>
          </table:table-cell>
          <table:table-cell office:value-type="float" office:value="0.0233542555925">
            <text:p>0,0233542556</text:p>
          </table:table-cell>
          <table:table-cell office:value-type="float" office:value="0.000259223748207">
            <text:p>0,0002592237</text:p>
          </table:table-cell>
          <table:table-cell office:value-type="float" office:value="0.0248423467165">
            <text:p>0,0248423467</text:p>
          </table:table-cell>
          <table:table-cell table:number-columns-repeated="6"/>
        </table:table-row>
        <table:table-row table:style-name="ro1">
          <table:table-cell office:value-type="string">
            <text:p>распределен</text:p>
          </table:table-cell>
          <table:table-cell office:value-type="float" office:value="5">
            <text:p>5</text:p>
          </table:table-cell>
          <table:table-cell office:value-type="float" office:value="0.0260562297509">
            <text:p>0,0260562298</text:p>
          </table:table-cell>
          <table:table-cell office:value-type="float" office:value="0.000260332559965">
            <text:p>0,0002603326</text:p>
          </table:table-cell>
          <table:table-cell office:value-type="float" office:value="0.024835866174">
            <text:p>0,0248358662</text:p>
          </table:table-cell>
          <table:table-cell table:number-columns-repeated="6"/>
        </table:table-row>
        <table:table-row table:style-name="ro2">
          <table:table-cell office:value-type="string">
            <text:p>поддержк</text:p>
          </table:table-cell>
          <table:table-cell office:value-type="float" office:value="7">
            <text:p>7</text:p>
          </table:table-cell>
          <table:table-cell office:value-type="float" office:value="0.0232022929804">
            <text:p>0,023202293</text:p>
          </table:table-cell>
          <table:table-cell office:value-type="float" office:value="0.000261992128085">
            <text:p>0,0002619921</text:p>
          </table:table-cell>
          <table:table-cell office:value-type="float" office:value="0.0246888145992">
            <text:p>0,0246888146</text:p>
          </table:table-cell>
          <table:table-cell table:number-columns-repeated="6"/>
        </table:table-row>
        <table:table-row table:style-name="ro1">
          <table:table-cell office:value-type="string">
            <text:p>втор</text:p>
          </table:table-cell>
          <table:table-cell office:value-type="float" office:value="5">
            <text:p>5</text:p>
          </table:table-cell>
          <table:table-cell office:value-type="float" office:value="0.0230601213886">
            <text:p>0,0230601214</text:p>
          </table:table-cell>
          <table:table-cell office:value-type="float" office:value="0.000259897949851">
            <text:p>0,0002598979</text:p>
          </table:table-cell>
          <table:table-cell office:value-type="float" office:value="0.0246475783044">
            <text:p>0,0246475783</text:p>
          </table:table-cell>
          <table:table-cell table:number-columns-repeated="6"/>
        </table:table-row>
        <table:table-row table:style-name="ro1">
          <table:table-cell office:value-type="string">
            <text:p>построен</text:p>
          </table:table-cell>
          <table:table-cell office:value-type="float" office:value="5">
            <text:p>5</text:p>
          </table:table-cell>
          <table:table-cell office:value-type="float" office:value="0.0258377478073">
            <text:p>0,0258377478</text:p>
          </table:table-cell>
          <table:table-cell office:value-type="float" office:value="0.000260403154921">
            <text:p>0,0002604032</text:p>
          </table:table-cell>
          <table:table-cell office:value-type="float" office:value="0.0245661858703">
            <text:p>0,0245661859</text:p>
          </table:table-cell>
          <table:table-cell table:number-columns-repeated="6"/>
        </table:table-row>
        <table:table-row table:style-name="ro2">
          <table:table-cell office:value-type="string">
            <text:p>лагер</text:p>
          </table:table-cell>
          <table:table-cell office:value-type="float" office:value="7">
            <text:p>7</text:p>
          </table:table-cell>
          <table:table-cell office:value-type="float" office:value="0.0286890147561">
            <text:p>0,0286890148</text:p>
          </table:table-cell>
          <table:table-cell office:value-type="float" office:value="0.000262887817294">
            <text:p>0,0002628878</text:p>
          </table:table-cell>
          <table:table-cell office:value-type="float" office:value="0.024510510565">
            <text:p>0,0245105106</text:p>
          </table:table-cell>
          <table:table-cell table:number-columns-repeated="6"/>
        </table:table-row>
        <table:table-row table:style-name="ro1">
          <table:table-cell office:value-type="string">
            <text:p>имен</text:p>
          </table:table-cell>
          <table:table-cell office:value-type="float" office:value="4">
            <text:p>4</text:p>
          </table:table-cell>
          <table:table-cell office:value-type="float" office:value="0.0205382245572">
            <text:p>0,0205382246</text:p>
          </table:table-cell>
          <table:table-cell office:value-type="float" office:value="0.000256814827296">
            <text:p>0,0002568148</text:p>
          </table:table-cell>
          <table:table-cell office:value-type="float" office:value="0.0233020413518">
            <text:p>0,0233020414</text:p>
          </table:table-cell>
          <table:table-cell table:number-columns-repeated="6"/>
        </table:table-row>
        <table:table-row table:style-name="ro1">
          <table:table-cell office:value-type="string">
            <text:p>врем</text:p>
          </table:table-cell>
          <table:table-cell office:value-type="float" office:value="4">
            <text:p>4</text:p>
          </table:table-cell>
          <table:table-cell office:value-type="float" office:value="0.0205189414728">
            <text:p>0,0205189415</text:p>
          </table:table-cell>
          <table:table-cell office:value-type="float" office:value="0.000257401336603">
            <text:p>0,0002574013</text:p>
          </table:table-cell>
          <table:table-cell office:value-type="float" office:value="0.023211572714">
            <text:p>0,0232115727</text:p>
          </table:table-cell>
          <table:table-cell table:number-columns-repeated="6"/>
        </table:table-row>
        <table:table-row table:style-name="ro1">
          <table:table-cell office:value-type="string">
            <text:p>проект</text:p>
          </table:table-cell>
          <table:table-cell office:value-type="float" office:value="6">
            <text:p>6</text:p>
          </table:table-cell>
          <table:table-cell office:value-type="float" office:value="0.0260684280417">
            <text:p>0,026068428</text:p>
          </table:table-cell>
          <table:table-cell office:value-type="float" office:value="0.000260261835641">
            <text:p>0,0002602618</text:p>
          </table:table-cell>
          <table:table-cell office:value-type="float" office:value="0.0231830148545">
            <text:p>0,0231830149</text:p>
          </table:table-cell>
          <table:table-cell table:number-columns-repeated="6"/>
        </table:table-row>
        <table:table-row table:style-name="ro2">
          <table:table-cell office:value-type="string">
            <text:p>мног</text:p>
          </table:table-cell>
          <table:table-cell office:value-type="float" office:value="4">
            <text:p>4</text:p>
          </table:table-cell>
          <table:table-cell office:value-type="float" office:value="0.0203567074414">
            <text:p>0,0203567074</text:p>
          </table:table-cell>
          <table:table-cell office:value-type="float" office:value="0.000258197426655">
            <text:p>0,0002581974</text:p>
          </table:table-cell>
          <table:table-cell office:value-type="float" office:value="0.0231682553184">
            <text:p>0,0231682553</text:p>
          </table:table-cell>
          <table:table-cell table:number-columns-repeated="6"/>
        </table:table-row>
        <table:table-row table:style-name="ro2">
          <table:table-cell office:value-type="string">
            <text:p>е</text:p>
          </table:table-cell>
          <table:table-cell office:value-type="float" office:value="6">
            <text:p>6</text:p>
          </table:table-cell>
          <table:table-cell office:value-type="float" office:value="0.0259560152144">
            <text:p>0,0259560152</text:p>
          </table:table-cell>
          <table:table-cell office:value-type="float" office:value="0.000261706336316">
            <text:p>0,0002617063</text:p>
          </table:table-cell>
          <table:table-cell office:value-type="float" office:value="0.0231035928175">
            <text:p>0,0231035928</text:p>
          </table:table-cell>
          <table:table-cell table:number-columns-repeated="6"/>
        </table:table-row>
        <table:table-row table:style-name="ro1">
          <table:table-cell office:value-type="string">
            <text:p>бизнес</text:p>
          </table:table-cell>
          <table:table-cell office:value-type="float" office:value="4">
            <text:p>4</text:p>
          </table:table-cell>
          <table:table-cell office:value-type="float" office:value="0.0205647977212">
            <text:p>0,0205647977</text:p>
          </table:table-cell>
          <table:table-cell office:value-type="float" office:value="0.000257112779993">
            <text:p>0,0002571128</text:p>
          </table:table-cell>
          <table:table-cell office:value-type="float" office:value="0.0215816301846">
            <text:p>0,0215816302</text:p>
          </table:table-cell>
          <table:table-cell table:number-columns-repeated="6"/>
        </table:table-row>
        <table:table-row table:style-name="ro1">
          <table:table-cell office:value-type="string">
            <text:p>част</text:p>
          </table:table-cell>
          <table:table-cell office:value-type="float" office:value="4">
            <text:p>4</text:p>
          </table:table-cell>
          <table:table-cell office:value-type="float" office:value="0.0203296815863">
            <text:p>0,0203296816</text:p>
          </table:table-cell>
          <table:table-cell office:value-type="float" office:value="0.000256645367157">
            <text:p>0,0002566454</text:p>
          </table:table-cell>
          <table:table-cell office:value-type="float" office:value="0.0215603925224">
            <text:p>0,0215603925</text:p>
          </table:table-cell>
          <table:table-cell table:number-columns-repeated="6"/>
        </table:table-row>
        <table:table-row table:style-name="ro2">
          <table:table-cell office:value-type="string">
            <text:p>т</text:p>
          </table:table-cell>
          <table:table-cell office:value-type="float" office:value="7">
            <text:p>7</text:p>
          </table:table-cell>
          <table:table-cell office:value-type="float" office:value="0.0287529644029">
            <text:p>0,0287529644</text:p>
          </table:table-cell>
          <table:table-cell office:value-type="float" office:value="0.000263300945314">
            <text:p>0,0002633009</text:p>
          </table:table-cell>
          <table:table-cell office:value-type="float" office:value="0.0215053748846">
            <text:p>0,0215053749</text:p>
          </table:table-cell>
          <table:table-cell table:number-columns-repeated="6"/>
        </table:table-row>
        <table:table-row table:style-name="ro2">
          <table:table-cell office:value-type="string">
            <text:p>наибол</text:p>
          </table:table-cell>
          <table:table-cell office:value-type="float" office:value="5">
            <text:p>5</text:p>
          </table:table-cell>
          <table:table-cell office:value-type="float" office:value="0.0203751378659">
            <text:p>0,0203751379</text:p>
          </table:table-cell>
          <table:table-cell office:value-type="float" office:value="0.000257808743849">
            <text:p>0,0002578087</text:p>
          </table:table-cell>
          <table:table-cell office:value-type="float" office:value="0.0214348713467">
            <text:p>0,0214348713</text:p>
          </table:table-cell>
          <table:table-cell table:number-columns-repeated="6"/>
        </table:table-row>
        <table:table-row table:style-name="ro1">
          <table:table-cell office:value-type="string">
            <text:p>общ</text:p>
          </table:table-cell>
          <table:table-cell office:value-type="float" office:value="5">
            <text:p>5</text:p>
          </table:table-cell>
          <table:table-cell office:value-type="float" office:value="0.0202093631522">
            <text:p>0,0202093632</text:p>
          </table:table-cell>
          <table:table-cell office:value-type="float" office:value="0.000257628519016">
            <text:p>0,0002576285</text:p>
          </table:table-cell>
          <table:table-cell office:value-type="float" office:value="0.0213498952866">
            <text:p>0,0213498953</text:p>
          </table:table-cell>
          <table:table-cell table:number-columns-repeated="6"/>
        </table:table-row>
        <table:table-row table:style-name="ro2">
          <table:table-cell office:value-type="string">
            <text:p>интересн</text:p>
          </table:table-cell>
          <table:table-cell office:value-type="float" office:value="5">
            <text:p>5</text:p>
          </table:table-cell>
          <table:table-cell office:value-type="float" office:value="0.0202467661322">
            <text:p>0,0202467661</text:p>
          </table:table-cell>
          <table:table-cell office:value-type="float" office:value="0.000257705666004">
            <text:p>0,0002577057</text:p>
          </table:table-cell>
          <table:table-cell office:value-type="float" office:value="0.0213481428038">
            <text:p>0,0213481428</text:p>
          </table:table-cell>
          <table:table-cell table:number-columns-repeated="6"/>
        </table:table-row>
        <table:table-row table:style-name="ro1">
          <table:table-cell office:value-type="string">
            <text:p>использован</text:p>
          </table:table-cell>
          <table:table-cell office:value-type="float" office:value="6">
            <text:p>6</text:p>
          </table:table-cell>
          <table:table-cell office:value-type="float" office:value="0.025548363564">
            <text:p>0,0255483636</text:p>
          </table:table-cell>
          <table:table-cell office:value-type="float" office:value="0.000260336839165">
            <text:p>0,0002603368</text:p>
          </table:table-cell>
          <table:table-cell office:value-type="float" office:value="0.0211634143569">
            <text:p>0,0211634144</text:p>
          </table:table-cell>
          <table:table-cell table:number-columns-repeated="6"/>
        </table:table-row>
        <table:table-row table:style-name="ro1">
          <table:table-cell office:value-type="string">
            <text:p>ил</text:p>
          </table:table-cell>
          <table:table-cell office:value-type="float" office:value="5">
            <text:p>5</text:p>
          </table:table-cell>
          <table:table-cell office:value-type="float" office:value="0.0179495443075">
            <text:p>0,0179495443</text:p>
          </table:table-cell>
          <table:table-cell office:value-type="float" office:value="0.000256346848197">
            <text:p>0,0002563468</text:p>
          </table:table-cell>
          <table:table-cell office:value-type="float" office:value="0.0201386602498">
            <text:p>0,0201386602</text:p>
          </table:table-cell>
          <table:table-cell table:number-columns-repeated="6"/>
        </table:table-row>
        <table:table-row table:style-name="ro1">
          <table:table-cell office:value-type="string">
            <text:p>масштабирован</text:p>
          </table:table-cell>
          <table:table-cell office:value-type="float" office:value="4">
            <text:p>4</text:p>
          </table:table-cell>
          <table:table-cell office:value-type="float" office:value="0.0205486431718">
            <text:p>0,0205486432</text:p>
          </table:table-cell>
          <table:table-cell office:value-type="float" office:value="0.000256322217469">
            <text:p>0,0002563222</text:p>
          </table:table-cell>
          <table:table-cell office:value-type="float" office:value="0.0201340190251">
            <text:p>0,020134019</text:p>
          </table:table-cell>
          <table:table-cell table:number-columns-repeated="6"/>
        </table:table-row>
        <table:table-row table:style-name="ro1">
          <table:table-cell office:value-type="string">
            <text:p>сообществ</text:p>
          </table:table-cell>
          <table:table-cell office:value-type="float" office:value="6">
            <text:p>6</text:p>
          </table:table-cell>
          <table:table-cell office:value-type="float" office:value="0.0288261875212">
            <text:p>0,0288261875</text:p>
          </table:table-cell>
          <table:table-cell office:value-type="float" office:value="0.000260165400551">
            <text:p>0,0002601654</text:p>
          </table:table-cell>
          <table:table-cell office:value-type="float" office:value="0.0201063052274">
            <text:p>0,0201063052</text:p>
          </table:table-cell>
          <table:table-cell table:number-columns-repeated="6"/>
        </table:table-row>
        <table:table-row table:style-name="ro2">
          <table:table-cell office:value-type="string">
            <text:p>мо</text:p>
          </table:table-cell>
          <table:table-cell office:value-type="float" office:value="4">
            <text:p>4</text:p>
          </table:table-cell>
          <table:table-cell office:value-type="float" office:value="0.02063528099">
            <text:p>0,020635281</text:p>
          </table:table-cell>
          <table:table-cell office:value-type="float" office:value="0.000256544864137">
            <text:p>0,0002565449</text:p>
          </table:table-cell>
          <table:table-cell office:value-type="float" office:value="0.0200454894335">
            <text:p>0,0200454894</text:p>
          </table:table-cell>
          <table:table-cell table:number-columns-repeated="6"/>
        </table:table-row>
        <table:table-row table:style-name="ro2">
          <table:table-cell office:value-type="string">
            <text:p>соответств</text:p>
          </table:table-cell>
          <table:table-cell office:value-type="float" office:value="3">
            <text:p>3</text:p>
          </table:table-cell>
          <table:table-cell office:value-type="float" office:value="0.0176311557559">
            <text:p>0,0176311558</text:p>
          </table:table-cell>
          <table:table-cell office:value-type="float" office:value="0.000255511075415">
            <text:p>0,0002555111</text:p>
          </table:table-cell>
          <table:table-cell office:value-type="float" office:value="0.0199434662924">
            <text:p>0,0199434663</text:p>
          </table:table-cell>
          <table:table-cell table:number-columns-repeated="6"/>
        </table:table-row>
        <table:table-row table:style-name="ro1">
          <table:table-cell office:value-type="string">
            <text:p>смысл</text:p>
          </table:table-cell>
          <table:table-cell office:value-type="float" office:value="4">
            <text:p>4</text:p>
          </table:table-cell>
          <table:table-cell office:value-type="float" office:value="0.017655142799">
            <text:p>0,0176551428</text:p>
          </table:table-cell>
          <table:table-cell office:value-type="float" office:value="0.000256395374281">
            <text:p>0,0002563954</text:p>
          </table:table-cell>
          <table:table-cell office:value-type="float" office:value="0.0199111662255">
            <text:p>0,0199111662</text:p>
          </table:table-cell>
          <table:table-cell table:number-columns-repeated="6"/>
        </table:table-row>
        <table:table-row table:style-name="ro2">
          <table:table-cell office:value-type="string">
            <text:p>уровн</text:p>
          </table:table-cell>
          <table:table-cell office:value-type="float" office:value="4">
            <text:p>4</text:p>
          </table:table-cell>
          <table:table-cell office:value-type="float" office:value="0.0174104183649">
            <text:p>0,0174104184</text:p>
          </table:table-cell>
          <table:table-cell office:value-type="float" office:value="0.000257966689576">
            <text:p>0,0002579667</text:p>
          </table:table-cell>
          <table:table-cell office:value-type="float" office:value="0.0197861444339">
            <text:p>0,0197861444</text:p>
          </table:table-cell>
          <table:table-cell table:number-columns-repeated="6"/>
        </table:table-row>
        <table:table-row table:style-name="ro1">
          <table:table-cell office:value-type="string">
            <text:p>технолог</text:p>
          </table:table-cell>
          <table:table-cell office:value-type="float" office:value="5">
            <text:p>5</text:p>
          </table:table-cell>
          <table:table-cell office:value-type="float" office:value="0.020144884996">
            <text:p>0,020144885</text:p>
          </table:table-cell>
          <table:table-cell office:value-type="float" office:value="0.000258446363809">
            <text:p>0,0002584464</text:p>
          </table:table-cell>
          <table:table-cell office:value-type="float" office:value="0.0197693475096">
            <text:p>0,0197693475</text:p>
          </table:table-cell>
          <table:table-cell table:number-columns-repeated="6"/>
        </table:table-row>
        <table:table-row table:style-name="ro2">
          <table:table-cell office:value-type="string">
            <text:p>разделя</text:p>
          </table:table-cell>
          <table:table-cell office:value-type="float" office:value="4">
            <text:p>4</text:p>
          </table:table-cell>
          <table:table-cell office:value-type="float" office:value="0.0173548143729">
            <text:p>0,0173548144</text:p>
          </table:table-cell>
          <table:table-cell office:value-type="float" office:value="0.000257538951467">
            <text:p>0,000257539</text:p>
          </table:table-cell>
          <table:table-cell office:value-type="float" office:value="0.0197335490367">
            <text:p>0,019733549</text:p>
          </table:table-cell>
          <table:table-cell table:number-columns-repeated="6"/>
        </table:table-row>
        <table:table-row table:style-name="ro2">
          <table:table-cell office:value-type="string">
            <text:p>доступн</text:p>
          </table:table-cell>
          <table:table-cell office:value-type="float" office:value="6">
            <text:p>6</text:p>
          </table:table-cell>
          <table:table-cell office:value-type="float" office:value="0.0202067019965">
            <text:p>0,020206702</text:p>
          </table:table-cell>
          <table:table-cell office:value-type="float" office:value="0.000260350206302">
            <text:p>0,0002603502</text:p>
          </table:table-cell>
          <table:table-cell office:value-type="float" office:value="0.0197293325084">
            <text:p>0,0197293325</text:p>
          </table:table-cell>
          <table:table-cell table:number-columns-repeated="6"/>
        </table:table-row>
        <table:table-row table:style-name="ro1">
          <table:table-cell office:value-type="string">
            <text:p>разработок</text:p>
          </table:table-cell>
          <table:table-cell office:value-type="float" office:value="5">
            <text:p>5</text:p>
          </table:table-cell>
          <table:table-cell office:value-type="float" office:value="0.0201346224747">
            <text:p>0,0201346225</text:p>
          </table:table-cell>
          <table:table-cell office:value-type="float" office:value="0.000258680635834">
            <text:p>0,0002586806</text:p>
          </table:table-cell>
          <table:table-cell office:value-type="float" office:value="0.0197189158125">
            <text:p>0,0197189158</text:p>
          </table:table-cell>
          <table:table-cell table:number-columns-repeated="6"/>
        </table:table-row>
        <table:table-row table:style-name="ro1">
          <table:table-cell office:value-type="string">
            <text:p>основа</text:p>
          </table:table-cell>
          <table:table-cell office:value-type="float" office:value="3">
            <text:p>3</text:p>
          </table:table-cell>
          <table:table-cell office:value-type="float" office:value="0.0172532689304">
            <text:p>0,0172532689</text:p>
          </table:table-cell>
          <table:table-cell office:value-type="float" office:value="0.000255788147921">
            <text:p>0,0002557881</text:p>
          </table:table-cell>
          <table:table-cell office:value-type="float" office:value="0.019681986705">
            <text:p>0,0196819867</text:p>
          </table:table-cell>
          <table:table-cell table:number-columns-repeated="6"/>
        </table:table-row>
        <table:table-row table:style-name="ro2">
          <table:table-cell office:value-type="string">
            <text:p>транзакцион</text:p>
          </table:table-cell>
          <table:table-cell office:value-type="float" office:value="6">
            <text:p>6</text:p>
          </table:table-cell>
          <table:table-cell office:value-type="float" office:value="0.0200451433366">
            <text:p>0,0200451433</text:p>
          </table:table-cell>
          <table:table-cell office:value-type="float" office:value="0.000260599167223">
            <text:p>0,0002605992</text:p>
          </table:table-cell>
          <table:table-cell office:value-type="float" office:value="0.0196592760217">
            <text:p>0,019659276</text:p>
          </table:table-cell>
          <table:table-cell table:number-columns-repeated="6"/>
        </table:table-row>
        <table:table-row table:style-name="ro2">
          <table:table-cell office:value-type="string">
            <text:p>брювер</text:p>
          </table:table-cell>
          <table:table-cell office:value-type="float" office:value="5">
            <text:p>5</text:p>
          </table:table-cell>
          <table:table-cell office:value-type="float" office:value="0.0207559714829">
            <text:p>0,0207559715</text:p>
          </table:table-cell>
          <table:table-cell office:value-type="float" office:value="0.000256510281484">
            <text:p>0,0002565103</text:p>
          </table:table-cell>
          <table:table-cell office:value-type="float" office:value="0.0184576506359">
            <text:p>0,0184576506</text:p>
          </table:table-cell>
          <table:table-cell table:number-columns-repeated="6"/>
        </table:table-row>
        <table:table-row table:style-name="ro2">
          <table:table-cell office:value-type="string">
            <text:p>узл</text:p>
          </table:table-cell>
          <table:table-cell office:value-type="float" office:value="4">
            <text:p>4</text:p>
          </table:table-cell>
          <table:table-cell office:value-type="float" office:value="0.0176534525267">
            <text:p>0,0176534525</text:p>
          </table:table-cell>
          <table:table-cell office:value-type="float" office:value="0.000255762035378">
            <text:p>0,000255762</text:p>
          </table:table-cell>
          <table:table-cell office:value-type="float" office:value="0.0184060085405">
            <text:p>0,0184060085</text:p>
          </table:table-cell>
          <table:table-cell table:number-columns-repeated="6"/>
        </table:table-row>
        <table:table-row table:style-name="ro1">
          <table:table-cell office:value-type="string">
            <text:p>подход</text:p>
          </table:table-cell>
          <table:table-cell office:value-type="float" office:value="4">
            <text:p>4</text:p>
          </table:table-cell>
          <table:table-cell office:value-type="float" office:value="0.0177086389972">
            <text:p>0,017708639</text:p>
          </table:table-cell>
          <table:table-cell office:value-type="float" office:value="0.00025605682633">
            <text:p>0,0002560568</text:p>
          </table:table-cell>
          <table:table-cell office:value-type="float" office:value="0.0183676883082">
            <text:p>0,0183676883</text:p>
          </table:table-cell>
          <table:table-cell table:number-columns-repeated="6"/>
        </table:table-row>
        <table:table-row table:style-name="ro1">
          <table:table-cell office:value-type="string">
            <text:p>слов</text:p>
          </table:table-cell>
          <table:table-cell office:value-type="float" office:value="4">
            <text:p>4</text:p>
          </table:table-cell>
          <table:table-cell office:value-type="float" office:value="0.0176891365566">
            <text:p>0,0176891366</text:p>
          </table:table-cell>
          <table:table-cell office:value-type="float" office:value="0.000255783767397">
            <text:p>0,0002557838</text:p>
          </table:table-cell>
          <table:table-cell office:value-type="float" office:value="0.0183666554503">
            <text:p>0,0183666555</text:p>
          </table:table-cell>
          <table:table-cell table:number-columns-repeated="6"/>
        </table:table-row>
        <table:table-row table:style-name="ro1">
          <table:table-cell office:value-type="string">
            <text:p>кластер</text:p>
          </table:table-cell>
          <table:table-cell office:value-type="float" office:value="3">
            <text:p>3</text:p>
          </table:table-cell>
          <table:table-cell office:value-type="float" office:value="0.0176393838216">
            <text:p>0,0176393838</text:p>
          </table:table-cell>
          <table:table-cell office:value-type="float" office:value="0.000255205396442">
            <text:p>0,0002552054</text:p>
          </table:table-cell>
          <table:table-cell office:value-type="float" office:value="0.0183115770029">
            <text:p>0,018311577</text:p>
          </table:table-cell>
          <table:table-cell table:number-columns-repeated="6"/>
        </table:table-row>
        <table:table-row table:style-name="ro1">
          <table:table-cell office:value-type="string">
            <text:p>образ</text:p>
          </table:table-cell>
          <table:table-cell office:value-type="float" office:value="4">
            <text:p>4</text:p>
          </table:table-cell>
          <table:table-cell office:value-type="float" office:value="0.0176014472429">
            <text:p>0,0176014472</text:p>
          </table:table-cell>
          <table:table-cell office:value-type="float" office:value="0.000255498672029">
            <text:p>0,0002554987</text:p>
          </table:table-cell>
          <table:table-cell office:value-type="float" office:value="0.0183108864175">
            <text:p>0,0183108864</text:p>
          </table:table-cell>
          <table:table-cell table:number-columns-repeated="6"/>
        </table:table-row>
        <table:table-row table:style-name="ro1">
          <table:table-cell office:value-type="string">
            <text:p>работ</text:p>
          </table:table-cell>
          <table:table-cell office:value-type="float" office:value="5">
            <text:p>5</text:p>
          </table:table-cell>
          <table:table-cell office:value-type="float" office:value="0.0175312536153">
            <text:p>0,0175312536</text:p>
          </table:table-cell>
          <table:table-cell office:value-type="float" office:value="0.00025627892282">
            <text:p>0,0002562789</text:p>
          </table:table-cell>
          <table:table-cell office:value-type="float" office:value="0.0182342219282">
            <text:p>0,0182342219</text:p>
          </table:table-cell>
          <table:table-cell table:number-columns-repeated="6"/>
        </table:table-row>
        <table:table-row table:style-name="ro2">
          <table:table-cell office:value-type="string">
            <text:p>разработк</text:p>
          </table:table-cell>
          <table:table-cell office:value-type="float" office:value="3">
            <text:p>3</text:p>
          </table:table-cell>
          <table:table-cell office:value-type="float" office:value="0.0174436939069">
            <text:p>0,0174436939</text:p>
          </table:table-cell>
          <table:table-cell office:value-type="float" office:value="0.000255265116647">
            <text:p>0,0002552651</text:p>
          </table:table-cell>
          <table:table-cell office:value-type="float" office:value="0.0182000092724">
            <text:p>0,0182000093</text:p>
          </table:table-cell>
          <table:table-cell table:number-columns-repeated="6"/>
        </table:table-row>
        <table:table-row table:style-name="ro1">
          <table:table-cell office:value-type="string">
            <text:p>сут</text:p>
          </table:table-cell>
          <table:table-cell office:value-type="float" office:value="3">
            <text:p>3</text:p>
          </table:table-cell>
          <table:table-cell office:value-type="float" office:value="0.0174499192996">
            <text:p>0,0174499193</text:p>
          </table:table-cell>
          <table:table-cell office:value-type="float" office:value="0.000255424805718">
            <text:p>0,0002554248</text:p>
          </table:table-cell>
          <table:table-cell office:value-type="float" office:value="0.0181945060908">
            <text:p>0,0181945061</text:p>
          </table:table-cell>
          <table:table-cell table:number-columns-repeated="6"/>
        </table:table-row>
        <table:table-row table:style-name="ro2">
          <table:table-cell office:value-type="string">
            <text:p>случа</text:p>
          </table:table-cell>
          <table:table-cell office:value-type="float" office:value="4">
            <text:p>4</text:p>
          </table:table-cell>
          <table:table-cell office:value-type="float" office:value="0.0173908006449">
            <text:p>0,0173908006</text:p>
          </table:table-cell>
          <table:table-cell office:value-type="float" office:value="0.00025666378811">
            <text:p>0,0002566638</text:p>
          </table:table-cell>
          <table:table-cell office:value-type="float" office:value="0.0181826097411">
            <text:p>0,0181826097</text:p>
          </table:table-cell>
          <table:table-cell table:number-columns-repeated="6"/>
        </table:table-row>
        <table:table-row table:style-name="ro2">
          <table:table-cell office:value-type="string">
            <text:p>традицион</text:p>
          </table:table-cell>
          <table:table-cell office:value-type="float" office:value="4">
            <text:p>4</text:p>
          </table:table-cell>
          <table:table-cell office:value-type="float" office:value="0.0173822343962">
            <text:p>0,0173822344</text:p>
          </table:table-cell>
          <table:table-cell office:value-type="float" office:value="0.000256553680404">
            <text:p>0,0002565537</text:p>
          </table:table-cell>
          <table:table-cell office:value-type="float" office:value="0.0181753167041">
            <text:p>0,0181753167</text:p>
          </table:table-cell>
          <table:table-cell table:number-columns-repeated="6"/>
        </table:table-row>
        <table:table-row table:style-name="ro2">
          <table:table-cell office:value-type="string">
            <text:p>либ</text:p>
          </table:table-cell>
          <table:table-cell office:value-type="float" office:value="3">
            <text:p>3</text:p>
          </table:table-cell>
          <table:table-cell office:value-type="float" office:value="0.0150048182741">
            <text:p>0,0150048183</text:p>
          </table:table-cell>
          <table:table-cell office:value-type="float" office:value="0.000254539547759">
            <text:p>0,0002545395</text:p>
          </table:table-cell>
          <table:table-cell office:value-type="float" office:value="0.0168823932729">
            <text:p>0,0168823933</text:p>
          </table:table-cell>
          <table:table-cell table:number-columns-repeated="6"/>
        </table:table-row>
        <table:table-row table:style-name="ro2">
          <table:table-cell office:value-type="string">
            <text:p>mapreduc</text:p>
          </table:table-cell>
          <table:table-cell office:value-type="float" office:value="4">
            <text:p>4</text:p>
          </table:table-cell>
          <table:table-cell office:value-type="float" office:value="0.0147741440468">
            <text:p>0,014774144</text:p>
          </table:table-cell>
          <table:table-cell office:value-type="float" office:value="0.000256089973191">
            <text:p>0,00025609</text:p>
          </table:table-cell>
          <table:table-cell office:value-type="float" office:value="0.0167157497029">
            <text:p>0,0167157497</text:p>
          </table:table-cell>
          <table:table-cell table:number-columns-repeated="6"/>
        </table:table-row>
        <table:table-row table:style-name="ro1">
          <table:table-cell office:value-type="string">
            <text:p>процессор</text:p>
          </table:table-cell>
          <table:table-cell office:value-type="float" office:value="4">
            <text:p>4</text:p>
          </table:table-cell>
          <table:table-cell office:value-type="float" office:value="0.0176099052717">
            <text:p>0,0176099053</text:p>
          </table:table-cell>
          <table:table-cell office:value-type="float" office:value="0.000255776808479">
            <text:p>0,0002557768</text:p>
          </table:table-cell>
          <table:table-cell office:value-type="float" office:value="0.0166688692427">
            <text:p>0,0166688692</text:p>
          </table:table-cell>
          <table:table-cell table:number-columns-repeated="6"/>
        </table:table-row>
        <table:table-row table:style-name="ro2">
          <table:table-cell office:value-type="string">
            <text:p>полезн</text:p>
          </table:table-cell>
          <table:table-cell office:value-type="float" office:value="3">
            <text:p>3</text:p>
          </table:table-cell>
          <table:table-cell office:value-type="float" office:value="0.0146247021626">
            <text:p>0,0146247022</text:p>
          </table:table-cell>
          <table:table-cell office:value-type="float" office:value="0.000254763616639">
            <text:p>0,0002547636</text:p>
          </table:table-cell>
          <table:table-cell office:value-type="float" office:value="0.0166496680126">
            <text:p>0,016649668</text:p>
          </table:table-cell>
          <table:table-cell table:number-columns-repeated="6"/>
        </table:table-row>
        <table:table-row table:style-name="ro1">
          <table:table-cell office:value-type="string">
            <text:p>сред</text:p>
          </table:table-cell>
          <table:table-cell office:value-type="float" office:value="4">
            <text:p>4</text:p>
          </table:table-cell>
          <table:table-cell office:value-type="float" office:value="0.014603619574">
            <text:p>0,0146036196</text:p>
          </table:table-cell>
          <table:table-cell office:value-type="float" office:value="0.000255892453233">
            <text:p>0,0002558925</text:p>
          </table:table-cell>
          <table:table-cell office:value-type="float" office:value="0.0166471891413">
            <text:p>0,0166471891</text:p>
          </table:table-cell>
          <table:table-cell table:number-columns-repeated="6"/>
        </table:table-row>
        <table:table-row table:style-name="ro2">
          <table:table-cell office:value-type="string">
            <text:p>больш</text:p>
          </table:table-cell>
          <table:table-cell office:value-type="float" office:value="3">
            <text:p>3</text:p>
          </table:table-cell>
          <table:table-cell office:value-type="float" office:value="0.0145591229516">
            <text:p>0,014559123</text:p>
          </table:table-cell>
          <table:table-cell office:value-type="float" office:value="0.000255565561151">
            <text:p>0,0002555656</text:p>
          </table:table-cell>
          <table:table-cell office:value-type="float" office:value="0.0165463253397">
            <text:p>0,0165463253</text:p>
          </table:table-cell>
          <table:table-cell table:number-columns-repeated="6"/>
        </table:table-row>
        <table:table-row table:style-name="ro2">
          <table:table-cell office:value-type="string">
            <text:p>категор</text:p>
          </table:table-cell>
          <table:table-cell office:value-type="float" office:value="4">
            <text:p>4</text:p>
          </table:table-cell>
          <table:table-cell office:value-type="float" office:value="0.0172983003499">
            <text:p>0,0172983003</text:p>
          </table:table-cell>
          <table:table-cell office:value-type="float" office:value="0.000257473249761">
            <text:p>0,0002574732</text:p>
          </table:table-cell>
          <table:table-cell office:value-type="float" office:value="0.0164874577694">
            <text:p>0,0164874578</text:p>
          </table:table-cell>
          <table:table-cell table:number-columns-repeated="6"/>
        </table:table-row>
        <table:table-row table:style-name="ro2">
          <table:table-cell office:value-type="string">
            <text:p>буд</text:p>
          </table:table-cell>
          <table:table-cell office:value-type="float" office:value="3">
            <text:p>3</text:p>
          </table:table-cell>
          <table:table-cell office:value-type="float" office:value="0.0144242169543">
            <text:p>0,014424217</text:p>
          </table:table-cell>
          <table:table-cell office:value-type="float" office:value="0.000254728022805">
            <text:p>0,000254728</text:p>
          </table:table-cell>
          <table:table-cell office:value-type="float" office:value="0.0164552287591">
            <text:p>0,0164552288</text:p>
          </table:table-cell>
          <table:table-cell table:number-columns-repeated="6"/>
        </table:table-row>
        <table:table-row table:style-name="ro1">
          <table:table-cell office:value-type="string">
            <text:p>направлен</text:p>
          </table:table-cell>
          <table:table-cell office:value-type="float" office:value="3">
            <text:p>3</text:p>
          </table:table-cell>
          <table:table-cell office:value-type="float" office:value="0.0145039557136">
            <text:p>0,0145039557</text:p>
          </table:table-cell>
          <table:table-cell office:value-type="float" office:value="0.000254950912624">
            <text:p>0,0002549509</text:p>
          </table:table-cell>
          <table:table-cell office:value-type="float" office:value="0.0164493264452">
            <text:p>0,0164493264</text:p>
          </table:table-cell>
          <table:table-cell table:number-columns-repeated="6"/>
        </table:table-row>
        <table:table-row table:style-name="ro1">
          <table:table-cell office:value-type="string">
            <text:p>обеспечен</text:p>
          </table:table-cell>
          <table:table-cell office:value-type="float" office:value="3">
            <text:p>3</text:p>
          </table:table-cell>
          <table:table-cell office:value-type="float" office:value="0.0145218188164">
            <text:p>0,0145218188</text:p>
          </table:table-cell>
          <table:table-cell office:value-type="float" office:value="0.00025480137194">
            <text:p>0,0002548014</text:p>
          </table:table-cell>
          <table:table-cell office:value-type="float" office:value="0.0164322101204">
            <text:p>0,0164322101</text:p>
          </table:table-cell>
          <table:table-cell table:number-columns-repeated="6"/>
        </table:table-row>
        <table:table-row table:style-name="ro1">
          <table:table-cell office:value-type="string">
            <text:p>относ</text:p>
          </table:table-cell>
          <table:table-cell office:value-type="float" office:value="3">
            <text:p>3</text:p>
          </table:table-cell>
          <table:table-cell office:value-type="float" office:value="0.0148934319404">
            <text:p>0,0148934319</text:p>
          </table:table-cell>
          <table:table-cell office:value-type="float" office:value="0.000254381750583">
            <text:p>0,0002543818</text:p>
          </table:table-cell>
          <table:table-cell office:value-type="float" office:value="0.0152446646938">
            <text:p>0,0152446647</text:p>
          </table:table-cell>
          <table:table-cell table:number-columns-repeated="6"/>
        </table:table-row>
        <table:table-row table:style-name="ro2">
          <table:table-cell office:value-type="string">
            <text:p>можн</text:p>
          </table:table-cell>
          <table:table-cell office:value-type="float" office:value="4">
            <text:p>4</text:p>
          </table:table-cell>
          <table:table-cell office:value-type="float" office:value="0.0147251191215">
            <text:p>0,0147251191</text:p>
          </table:table-cell>
          <table:table-cell office:value-type="float" office:value="0.000255286284807">
            <text:p>0,0002552863</text:p>
          </table:table-cell>
          <table:table-cell office:value-type="float" office:value="0.0150890253761">
            <text:p>0,0150890254</text:p>
          </table:table-cell>
          <table:table-cell table:number-columns-repeated="6"/>
        </table:table-row>
        <table:table-row table:style-name="ro2">
          <table:table-cell office:value-type="string">
            <text:p>возника</text:p>
          </table:table-cell>
          <table:table-cell office:value-type="float" office:value="3">
            <text:p>3</text:p>
          </table:table-cell>
          <table:table-cell office:value-type="float" office:value="0.0148264039977">
            <text:p>0,014826404</text:p>
          </table:table-cell>
          <table:table-cell office:value-type="float" office:value="0.00025418951559">
            <text:p>0,0002541895</text:p>
          </table:table-cell>
          <table:table-cell office:value-type="float" office:value="0.0150797016486">
            <text:p>0,0150797016</text:p>
          </table:table-cell>
          <table:table-cell table:number-columns-repeated="6"/>
        </table:table-row>
        <table:table-row table:style-name="ro1">
          <table:table-cell office:value-type="string">
            <text:p>разд</text:p>
          </table:table-cell>
          <table:table-cell office:value-type="float" office:value="4">
            <text:p>4</text:p>
          </table:table-cell>
          <table:table-cell office:value-type="float" office:value="0.0147006864877">
            <text:p>0,0147006865</text:p>
          </table:table-cell>
          <table:table-cell office:value-type="float" office:value="0.000255397979078">
            <text:p>0,000255398</text:p>
          </table:table-cell>
          <table:table-cell office:value-type="float" office:value="0.0150559154814">
            <text:p>0,0150559155</text:p>
          </table:table-cell>
          <table:table-cell table:number-columns-repeated="6"/>
        </table:table-row>
        <table:table-row table:style-name="ro2">
          <table:table-cell office:value-type="string">
            <text:p>oltp</text:p>
          </table:table-cell>
          <table:table-cell office:value-type="float" office:value="4">
            <text:p>4</text:p>
          </table:table-cell>
          <table:table-cell office:value-type="float" office:value="0.0174496912023">
            <text:p>0,0174496912</text:p>
          </table:table-cell>
          <table:table-cell office:value-type="float" office:value="0.000255271263612">
            <text:p>0,0002552713</text:p>
          </table:table-cell>
          <table:table-cell office:value-type="float" office:value="0.0149969229933">
            <text:p>0,014996923</text:p>
          </table:table-cell>
          <table:table-cell table:number-columns-repeated="6"/>
        </table:table-row>
        <table:table-row table:style-name="ro1">
          <table:table-cell office:value-type="string">
            <text:p>отношен</text:p>
          </table:table-cell>
          <table:table-cell office:value-type="float" office:value="3">
            <text:p>3</text:p>
          </table:table-cell>
          <table:table-cell office:value-type="float" office:value="0.014685531102">
            <text:p>0,0146855311</text:p>
          </table:table-cell>
          <table:table-cell office:value-type="float" office:value="0.000254376669566">
            <text:p>0,0002543767</text:p>
          </table:table-cell>
          <table:table-cell office:value-type="float" office:value="0.0149930395777">
            <text:p>0,0149930396</text:p>
          </table:table-cell>
          <table:table-cell table:number-columns-repeated="6"/>
        </table:table-row>
        <table:table-row table:style-name="ro1">
          <table:table-cell office:value-type="string">
            <text:p>след</text:p>
          </table:table-cell>
          <table:table-cell office:value-type="float" office:value="4">
            <text:p>4</text:p>
          </table:table-cell>
          <table:table-cell office:value-type="float" office:value="0.014644563164">
            <text:p>0,0146445632</text:p>
          </table:table-cell>
          <table:table-cell office:value-type="float" office:value="0.000254735496205">
            <text:p>0,0002547355</text:p>
          </table:table-cell>
          <table:table-cell office:value-type="float" office:value="0.0149688631593">
            <text:p>0,0149688632</text:p>
          </table:table-cell>
          <table:table-cell table:number-columns-repeated="6"/>
        </table:table-row>
        <table:table-row table:style-name="ro2">
          <table:table-cell office:value-type="string">
            <text:p>счита</text:p>
          </table:table-cell>
          <table:table-cell office:value-type="float" office:value="3">
            <text:p>3</text:p>
          </table:table-cell>
          <table:table-cell office:value-type="float" office:value="0.014638933654">
            <text:p>0,0146389337</text:p>
          </table:table-cell>
          <table:table-cell office:value-type="float" office:value="0.0002544181022">
            <text:p>0,0002544181</text:p>
          </table:table-cell>
          <table:table-cell office:value-type="float" office:value="0.0149667203528">
            <text:p>0,0149667204</text:p>
          </table:table-cell>
          <table:table-cell table:number-columns-repeated="6"/>
        </table:table-row>
        <table:table-row table:style-name="ro2">
          <table:table-cell office:value-type="string">
            <text:p>предлага</text:p>
          </table:table-cell>
          <table:table-cell office:value-type="float" office:value="3">
            <text:p>3</text:p>
          </table:table-cell>
          <table:table-cell office:value-type="float" office:value="0.0146574313771">
            <text:p>0,0146574314</text:p>
          </table:table-cell>
          <table:table-cell office:value-type="float" office:value="0.000254415341374">
            <text:p>0,0002544153</text:p>
          </table:table-cell>
          <table:table-cell office:value-type="float" office:value="0.0149434934842">
            <text:p>0,0149434935</text:p>
          </table:table-cell>
          <table:table-cell table:number-columns-repeated="6"/>
        </table:table-row>
        <table:table-row table:style-name="ro1">
          <table:table-cell office:value-type="string">
            <text:p>например</text:p>
          </table:table-cell>
          <table:table-cell office:value-type="float" office:value="3">
            <text:p>3</text:p>
          </table:table-cell>
          <table:table-cell office:value-type="float" office:value="0.0146497099313">
            <text:p>0,0146497099</text:p>
          </table:table-cell>
          <table:table-cell office:value-type="float" office:value="0.000254587263572">
            <text:p>0,0002545873</text:p>
          </table:table-cell>
          <table:table-cell office:value-type="float" office:value="0.0149225513486">
            <text:p>0,0149225513</text:p>
          </table:table-cell>
          <table:table-cell table:number-columns-repeated="6"/>
        </table:table-row>
        <table:table-row table:style-name="ro1">
          <table:table-cell office:value-type="string">
            <text:p>исследован</text:p>
          </table:table-cell>
          <table:table-cell office:value-type="float" office:value="5">
            <text:p>5</text:p>
          </table:table-cell>
          <table:table-cell office:value-type="float" office:value="0.0172930500634">
            <text:p>0,0172930501</text:p>
          </table:table-cell>
          <table:table-cell office:value-type="float" office:value="0.000255964666476">
            <text:p>0,0002559647</text:p>
          </table:table-cell>
          <table:table-cell office:value-type="float" office:value="0.0148334514985">
            <text:p>0,0148334515</text:p>
          </table:table-cell>
          <table:table-cell table:number-columns-repeated="6"/>
        </table:table-row>
        <table:table-row table:style-name="ro1">
          <table:table-cell office:value-type="string">
            <text:p>двух</text:p>
          </table:table-cell>
          <table:table-cell office:value-type="float" office:value="3">
            <text:p>3</text:p>
          </table:table-cell>
          <table:table-cell office:value-type="float" office:value="0.0144380293255">
            <text:p>0,0144380293</text:p>
          </table:table-cell>
          <table:table-cell office:value-type="float" office:value="0.000254340433362">
            <text:p>0,0002543404</text:p>
          </table:table-cell>
          <table:table-cell office:value-type="float" office:value="0.0147483828567">
            <text:p>0,0147483829</text:p>
          </table:table-cell>
          <table:table-cell table:number-columns-repeated="6"/>
        </table:table-row>
        <table:table-row table:style-name="ro2">
          <table:table-cell office:value-type="string">
            <text:p>пригодн</text:p>
          </table:table-cell>
          <table:table-cell office:value-type="float" office:value="4">
            <text:p>4</text:p>
          </table:table-cell>
          <table:table-cell office:value-type="float" office:value="0.0170294415164">
            <text:p>0,0170294415</text:p>
          </table:table-cell>
          <table:table-cell office:value-type="float" office:value="0.000257137216447">
            <text:p>0,0002571372</text:p>
          </table:table-cell>
          <table:table-cell office:value-type="float" office:value="0.0146586963511">
            <text:p>0,0146586964</text:p>
          </table:table-cell>
          <table:table-cell table:number-columns-repeated="6"/>
        </table:table-row>
        <table:table-row table:style-name="ro2">
          <table:table-cell office:value-type="string">
            <text:p>стоунбрейкер</text:p>
          </table:table-cell>
          <table:table-cell office:value-type="float" office:value="3">
            <text:p>3</text:p>
          </table:table-cell>
          <table:table-cell office:value-type="float" office:value="0.0154780008556">
            <text:p>0,0154780009</text:p>
          </table:table-cell>
          <table:table-cell office:value-type="float" office:value="0.000254662798187">
            <text:p>0,0002546628</text:p>
          </table:table-cell>
          <table:table-cell office:value-type="float" office:value="0.0140801049476">
            <text:p>0,0140801049</text:p>
          </table:table-cell>
          <table:table-cell table:number-columns-repeated="6"/>
        </table:table-row>
        <table:table-row table:style-name="ro2">
          <table:table-cell office:value-type="string">
            <text:p>исследовател</text:p>
          </table:table-cell>
          <table:table-cell office:value-type="float" office:value="3">
            <text:p>3</text:p>
          </table:table-cell>
          <table:table-cell office:value-type="float" office:value="0.0120069454729">
            <text:p>0,0120069455</text:p>
          </table:table-cell>
          <table:table-cell office:value-type="float" office:value="0.000254702883243">
            <text:p>0,0002547029</text:p>
          </table:table-cell>
          <table:table-cell office:value-type="float" office:value="0.0137675028748">
            <text:p>0,0137675029</text:p>
          </table:table-cell>
          <table:table-cell table:number-columns-repeated="6"/>
        </table:table-row>
        <table:table-row table:style-name="ro2">
          <table:table-cell office:value-type="string">
            <text:p>возникновен</text:p>
          </table:table-cell>
          <table:table-cell office:value-type="float" office:value="2">
            <text:p>2</text:p>
          </table:table-cell>
          <table:table-cell office:value-type="float" office:value="0.0122089502273">
            <text:p>0,0122089502</text:p>
          </table:table-cell>
          <table:table-cell office:value-type="float" office:value="0.000253302997585">
            <text:p>0,000253303</text:p>
          </table:table-cell>
          <table:table-cell office:value-type="float" office:value="0.0136852248654">
            <text:p>0,0136852249</text:p>
          </table:table-cell>
          <table:table-cell table:number-columns-repeated="6"/>
        </table:table-row>
        <table:table-row table:style-name="ro2">
          <table:table-cell office:value-type="string">
            <text:p>internet</text:p>
          </table:table-cell>
          <table:table-cell office:value-type="float" office:value="3">
            <text:p>3</text:p>
          </table:table-cell>
          <table:table-cell office:value-type="float" office:value="0.0148806861647">
            <text:p>0,0148806862</text:p>
          </table:table-cell>
          <table:table-cell office:value-type="float" office:value="0.000254133624858">
            <text:p>0,0002541336</text:p>
          </table:table-cell>
          <table:table-cell office:value-type="float" office:value="0.0135540622107">
            <text:p>0,0135540622</text:p>
          </table:table-cell>
          <table:table-cell table:number-columns-repeated="6"/>
        </table:table-row>
        <table:table-row table:style-name="ro2">
          <table:table-cell office:value-type="string">
            <text:p>коссман</text:p>
          </table:table-cell>
          <table:table-cell office:value-type="float" office:value="2">
            <text:p>2</text:p>
          </table:table-cell>
          <table:table-cell office:value-type="float" office:value="0.0120284446691">
            <text:p>0,0120284447</text:p>
          </table:table-cell>
          <table:table-cell office:value-type="float" office:value="0.000253537940329">
            <text:p>0,0002535379</text:p>
          </table:table-cell>
          <table:table-cell office:value-type="float" office:value="0.0135272746129">
            <text:p>0,0135272746</text:p>
          </table:table-cell>
          <table:table-cell table:number-columns-repeated="6"/>
        </table:table-row>
        <table:table-row table:style-name="ro2">
          <table:table-cell office:value-type="string">
            <text:p>резк</text:p>
          </table:table-cell>
          <table:table-cell office:value-type="float" office:value="3">
            <text:p>3</text:p>
          </table:table-cell>
          <table:table-cell office:value-type="float" office:value="0.0147852193517">
            <text:p>0,0147852194</text:p>
          </table:table-cell>
          <table:table-cell office:value-type="float" office:value="0.000254575627748">
            <text:p>0,0002545756</text:p>
          </table:table-cell>
          <table:table-cell office:value-type="float" office:value="0.0135136038955">
            <text:p>0,0135136039</text:p>
          </table:table-cell>
          <table:table-cell table:number-columns-repeated="6"/>
        </table:table-row>
        <table:table-row table:style-name="ro2">
          <table:table-cell office:value-type="string">
            <text:p>всег</text:p>
          </table:table-cell>
          <table:table-cell office:value-type="float" office:value="4">
            <text:p>4</text:p>
          </table:table-cell>
          <table:table-cell office:value-type="float" office:value="0.0147775131616">
            <text:p>0,0147775132</text:p>
          </table:table-cell>
          <table:table-cell office:value-type="float" office:value="0.0002544395733">
            <text:p>0,0002544396</text:p>
          </table:table-cell>
          <table:table-cell office:value-type="float" office:value="0.0134381713318">
            <text:p>0,0134381713</text:p>
          </table:table-cell>
          <table:table-cell table:number-columns-repeated="6"/>
        </table:table-row>
        <table:table-row table:style-name="ro1">
          <table:table-cell office:value-type="string">
            <text:p>решен</text:p>
          </table:table-cell>
          <table:table-cell office:value-type="float" office:value="2">
            <text:p>2</text:p>
          </table:table-cell>
          <table:table-cell office:value-type="float" office:value="0.0119036682102">
            <text:p>0,0119036682</text:p>
          </table:table-cell>
          <table:table-cell office:value-type="float" office:value="0.000253272987181">
            <text:p>0,000253273</text:p>
          </table:table-cell>
          <table:table-cell office:value-type="float" office:value="0.0134351561565">
            <text:p>0,0134351562</text:p>
          </table:table-cell>
          <table:table-cell table:number-columns-repeated="6"/>
        </table:table-row>
        <table:table-row table:style-name="ro1">
          <table:table-cell office:value-type="string">
            <text:p>необходим</text:p>
          </table:table-cell>
          <table:table-cell office:value-type="float" office:value="3">
            <text:p>3</text:p>
          </table:table-cell>
          <table:table-cell office:value-type="float" office:value="0.0119033739734">
            <text:p>0,011903374</text:p>
          </table:table-cell>
          <table:table-cell office:value-type="float" office:value="0.000253802744338">
            <text:p>0,0002538027</text:p>
          </table:table-cell>
          <table:table-cell office:value-type="float" office:value="0.0134273347813">
            <text:p>0,0134273348</text:p>
          </table:table-cell>
          <table:table-cell table:number-columns-repeated="6"/>
        </table:table-row>
        <table:table-row table:style-name="ro2">
          <table:table-cell office:value-type="string">
            <text:p>услов</text:p>
          </table:table-cell>
          <table:table-cell office:value-type="float" office:value="2">
            <text:p>2</text:p>
          </table:table-cell>
          <table:table-cell office:value-type="float" office:value="0.0118538788771">
            <text:p>0,0118538789</text:p>
          </table:table-cell>
          <table:table-cell office:value-type="float" office:value="0.000253938110113">
            <text:p>0,0002539381</text:p>
          </table:table-cell>
          <table:table-cell office:value-type="float" office:value="0.0134270350581">
            <text:p>0,0134270351</text:p>
          </table:table-cell>
          <table:table-cell table:number-columns-repeated="6"/>
        </table:table-row>
        <table:table-row table:style-name="ro1">
          <table:table-cell office:value-type="string">
            <text:p>онлайнов</text:p>
          </table:table-cell>
          <table:table-cell office:value-type="float" office:value="4">
            <text:p>4</text:p>
          </table:table-cell>
          <table:table-cell office:value-type="float" office:value="0.014664823136">
            <text:p>0,0146648231</text:p>
          </table:table-cell>
          <table:table-cell office:value-type="float" office:value="0.000254687515358">
            <text:p>0,0002546875</text:p>
          </table:table-cell>
          <table:table-cell office:value-type="float" office:value="0.0134220118421">
            <text:p>0,0134220118</text:p>
          </table:table-cell>
          <table:table-cell table:number-columns-repeated="6"/>
        </table:table-row>
        <table:table-row table:style-name="ro1">
          <table:table-cell office:value-type="string">
            <text:p>упор</text:p>
          </table:table-cell>
          <table:table-cell office:value-type="float" office:value="2">
            <text:p>2</text:p>
          </table:table-cell>
          <table:table-cell office:value-type="float" office:value="0.0118730616714">
            <text:p>0,0118730617</text:p>
          </table:table-cell>
          <table:table-cell office:value-type="float" office:value="0.000253367457951">
            <text:p>0,0002533675</text:p>
          </table:table-cell>
          <table:table-cell office:value-type="float" office:value="0.0134167594524">
            <text:p>0,0134167595</text:p>
          </table:table-cell>
          <table:table-cell table:number-columns-repeated="6"/>
        </table:table-row>
        <table:table-row table:style-name="ro2">
          <table:table-cell office:value-type="string">
            <text:p>д</text:p>
          </table:table-cell>
          <table:table-cell office:value-type="float" office:value="3">
            <text:p>3</text:p>
          </table:table-cell>
          <table:table-cell office:value-type="float" office:value="0.0146513662024">
            <text:p>0,0146513662</text:p>
          </table:table-cell>
          <table:table-cell office:value-type="float" office:value="0.000253968826378">
            <text:p>0,0002539688</text:p>
          </table:table-cell>
          <table:table-cell office:value-type="float" office:value="0.0134026690877">
            <text:p>0,0134026691</text:p>
          </table:table-cell>
          <table:table-cell table:number-columns-repeated="6"/>
        </table:table-row>
        <table:table-row table:style-name="ro1">
          <table:table-cell office:value-type="string">
            <text:p>прост</text:p>
          </table:table-cell>
          <table:table-cell office:value-type="float" office:value="3">
            <text:p>3</text:p>
          </table:table-cell>
          <table:table-cell office:value-type="float" office:value="0.0118711230853">
            <text:p>0,0118711231</text:p>
          </table:table-cell>
          <table:table-cell office:value-type="float" office:value="0.000253818057002">
            <text:p>0,0002538181</text:p>
          </table:table-cell>
          <table:table-cell office:value-type="float" office:value="0.0134015124833">
            <text:p>0,0134015125</text:p>
          </table:table-cell>
          <table:table-cell table:number-columns-repeated="6"/>
        </table:table-row>
        <table:table-row table:style-name="ro1">
          <table:table-cell office:value-type="string">
            <text:p>времен</text:p>
          </table:table-cell>
          <table:table-cell office:value-type="float" office:value="2">
            <text:p>2</text:p>
          </table:table-cell>
          <table:table-cell office:value-type="float" office:value="0.0118082840266">
            <text:p>0,011808284</text:p>
          </table:table-cell>
          <table:table-cell office:value-type="float" office:value="0.000253378159194">
            <text:p>0,0002533782</text:p>
          </table:table-cell>
          <table:table-cell office:value-type="float" office:value="0.0133840706423">
            <text:p>0,0133840706</text:p>
          </table:table-cell>
          <table:table-cell table:number-columns-repeated="6"/>
        </table:table-row>
        <table:table-row table:style-name="ro2">
          <table:table-cell office:value-type="string">
            <text:p>некотор</text:p>
          </table:table-cell>
          <table:table-cell office:value-type="float" office:value="3">
            <text:p>3</text:p>
          </table:table-cell>
          <table:table-cell office:value-type="float" office:value="0.0118068514787">
            <text:p>0,0118068515</text:p>
          </table:table-cell>
          <table:table-cell office:value-type="float" office:value="0.000254717838536">
            <text:p>0,0002547178</text:p>
          </table:table-cell>
          <table:table-cell office:value-type="float" office:value="0.0133806224035">
            <text:p>0,0133806224</text:p>
          </table:table-cell>
          <table:table-cell table:number-columns-repeated="6"/>
        </table:table-row>
        <table:table-row table:style-name="ro2">
          <table:table-cell office:value-type="string">
            <text:p>эффективн</text:p>
          </table:table-cell>
          <table:table-cell office:value-type="float" office:value="3">
            <text:p>3</text:p>
          </table:table-cell>
          <table:table-cell office:value-type="float" office:value="0.0118777449346">
            <text:p>0,0118777449</text:p>
          </table:table-cell>
          <table:table-cell office:value-type="float" office:value="0.000253891703677">
            <text:p>0,0002538917</text:p>
          </table:table-cell>
          <table:table-cell office:value-type="float" office:value="0.0133678552003">
            <text:p>0,0133678552</text:p>
          </table:table-cell>
          <table:table-cell table:number-columns-repeated="6"/>
        </table:table-row>
        <table:table-row table:style-name="ro1">
          <table:table-cell office:value-type="string">
            <text:p>особен</text:p>
          </table:table-cell>
          <table:table-cell office:value-type="float" office:value="2">
            <text:p>2</text:p>
          </table:table-cell>
          <table:table-cell office:value-type="float" office:value="0.0118124498692">
            <text:p>0,0118124499</text:p>
          </table:table-cell>
          <table:table-cell office:value-type="float" office:value="0.000253349466743">
            <text:p>0,0002533495</text:p>
          </table:table-cell>
          <table:table-cell office:value-type="float" office:value="0.0133591700561">
            <text:p>0,0133591701</text:p>
          </table:table-cell>
          <table:table-cell table:number-columns-repeated="6"/>
        </table:table-row>
        <table:table-row table:style-name="ro1">
          <table:table-cell office:value-type="string">
            <text:p>ид</text:p>
          </table:table-cell>
          <table:table-cell office:value-type="float" office:value="2">
            <text:p>2</text:p>
          </table:table-cell>
          <table:table-cell office:value-type="float" office:value="0.0118219795561">
            <text:p>0,0118219796</text:p>
          </table:table-cell>
          <table:table-cell office:value-type="float" office:value="0.000253450617576">
            <text:p>0,0002534506</text:p>
          </table:table-cell>
          <table:table-cell office:value-type="float" office:value="0.0133565849039">
            <text:p>0,0133565849</text:p>
          </table:table-cell>
          <table:table-cell table:number-columns-repeated="6"/>
        </table:table-row>
        <table:table-row table:style-name="ro2">
          <table:table-cell office:value-type="string">
            <text:p>должн</text:p>
          </table:table-cell>
          <table:table-cell office:value-type="float" office:value="2">
            <text:p>2</text:p>
          </table:table-cell>
          <table:table-cell office:value-type="float" office:value="0.0117687142618">
            <text:p>0,0117687143</text:p>
          </table:table-cell>
          <table:table-cell office:value-type="float" office:value="0.000253903264258">
            <text:p>0,0002539033</text:p>
          </table:table-cell>
          <table:table-cell office:value-type="float" office:value="0.0133549955841">
            <text:p>0,0133549956</text:p>
          </table:table-cell>
          <table:table-cell table:number-columns-repeated="6"/>
        </table:table-row>
        <table:table-row table:style-name="ro2">
          <table:table-cell office:value-type="string">
            <text:p>одн</text:p>
          </table:table-cell>
          <table:table-cell office:value-type="float" office:value="4">
            <text:p>4</text:p>
          </table:table-cell>
          <table:table-cell office:value-type="float" office:value="0.0118138881677">
            <text:p>0,0118138882</text:p>
          </table:table-cell>
          <table:table-cell office:value-type="float" office:value="0.000254446777814">
            <text:p>0,0002544468</text:p>
          </table:table-cell>
          <table:table-cell office:value-type="float" office:value="0.0133363176207">
            <text:p>0,0133363176</text:p>
          </table:table-cell>
          <table:table-cell table:number-columns-repeated="6"/>
        </table:table-row>
        <table:table-row table:style-name="ro2">
          <table:table-cell office:value-type="string">
            <text:p>бол</text:p>
          </table:table-cell>
          <table:table-cell office:value-type="float" office:value="2">
            <text:p>2</text:p>
          </table:table-cell>
          <table:table-cell office:value-type="float" office:value="0.0118107320937">
            <text:p>0,0118107321</text:p>
          </table:table-cell>
          <table:table-cell office:value-type="float" office:value="0.000253328028426">
            <text:p>0,000253328</text:p>
          </table:table-cell>
          <table:table-cell office:value-type="float" office:value="0.0133268256223">
            <text:p>0,0133268256</text:p>
          </table:table-cell>
          <table:table-cell table:number-columns-repeated="6"/>
        </table:table-row>
        <table:table-row table:style-name="ro1">
          <table:table-cell office:value-type="string">
            <text:p>средств</text:p>
          </table:table-cell>
          <table:table-cell office:value-type="float" office:value="4">
            <text:p>4</text:p>
          </table:table-cell>
          <table:table-cell office:value-type="float" office:value="0.0144116970987">
            <text:p>0,0144116971</text:p>
          </table:table-cell>
          <table:table-cell office:value-type="float" office:value="0.000255732270917">
            <text:p>0,0002557323</text:p>
          </table:table-cell>
          <table:table-cell office:value-type="float" office:value="0.0133119977147">
            <text:p>0,0133119977</text:p>
          </table:table-cell>
          <table:table-cell table:number-columns-repeated="6"/>
        </table:table-row>
        <table:table-row table:style-name="ro1">
          <table:table-cell office:value-type="string">
            <text:p>прич</text:p>
          </table:table-cell>
          <table:table-cell office:value-type="float" office:value="2">
            <text:p>2</text:p>
          </table:table-cell>
          <table:table-cell office:value-type="float" office:value="0.0117071507206">
            <text:p>0,0117071507</text:p>
          </table:table-cell>
          <table:table-cell office:value-type="float" office:value="0.000254166739705">
            <text:p>0,0002541667</text:p>
          </table:table-cell>
          <table:table-cell office:value-type="float" office:value="0.0133022788552">
            <text:p>0,0133022789</text:p>
          </table:table-cell>
          <table:table-cell table:number-columns-repeated="6"/>
        </table:table-row>
        <table:table-row table:style-name="ro2">
          <table:table-cell office:value-type="string">
            <text:p>исследовательск</text:p>
          </table:table-cell>
          <table:table-cell office:value-type="float" office:value="2">
            <text:p>2</text:p>
          </table:table-cell>
          <table:table-cell office:value-type="float" office:value="0.0115821792438">
            <text:p>0,0115821792</text:p>
          </table:table-cell>
          <table:table-cell office:value-type="float" office:value="0.000253262889258">
            <text:p>0,0002532629</text:p>
          </table:table-cell>
          <table:table-cell office:value-type="float" office:value="0.0132944190553">
            <text:p>0,0132944191</text:p>
          </table:table-cell>
          <table:table-cell table:number-columns-repeated="6"/>
        </table:table-row>
        <table:table-row table:style-name="ro2">
          <table:table-cell office:value-type="string">
            <text:p>теоретическ</text:p>
          </table:table-cell>
          <table:table-cell office:value-type="float" office:value="2">
            <text:p>2</text:p>
          </table:table-cell>
          <table:table-cell office:value-type="float" office:value="0.0117455107843">
            <text:p>0,0117455108</text:p>
          </table:table-cell>
          <table:table-cell office:value-type="float" office:value="0.000253251197133">
            <text:p>0,0002532512</text:p>
          </table:table-cell>
          <table:table-cell office:value-type="float" office:value="0.0132879487322">
            <text:p>0,0132879487</text:p>
          </table:table-cell>
          <table:table-cell table:number-columns-repeated="6"/>
        </table:table-row>
        <table:table-row table:style-name="ro1">
          <table:table-cell office:value-type="string">
            <text:p>прошл</text:p>
          </table:table-cell>
          <table:table-cell office:value-type="float" office:value="4">
            <text:p>4</text:p>
          </table:table-cell>
          <table:table-cell office:value-type="float" office:value="0.0117203261469">
            <text:p>0,0117203261</text:p>
          </table:table-cell>
          <table:table-cell office:value-type="float" office:value="0.000254108274632">
            <text:p>0,0002541083</text:p>
          </table:table-cell>
          <table:table-cell office:value-type="float" office:value="0.0132504387451">
            <text:p>0,0132504387</text:p>
          </table:table-cell>
          <table:table-cell table:number-columns-repeated="6"/>
        </table:table-row>
        <table:table-row table:style-name="ro1">
          <table:table-cell office:value-type="string">
            <text:p>выполнен</text:p>
          </table:table-cell>
          <table:table-cell office:value-type="float" office:value="2">
            <text:p>2</text:p>
          </table:table-cell>
          <table:table-cell office:value-type="float" office:value="0.0116825984245">
            <text:p>0,0116825984</text:p>
          </table:table-cell>
          <table:table-cell office:value-type="float" office:value="0.000253476001994">
            <text:p>0,000253476</text:p>
          </table:table-cell>
          <table:table-cell office:value-type="float" office:value="0.0132439141713">
            <text:p>0,0132439142</text:p>
          </table:table-cell>
          <table:table-cell table:number-columns-repeated="6"/>
        </table:table-row>
        <table:table-row table:style-name="ro2">
          <table:table-cell office:value-type="string">
            <text:p>когд</text:p>
          </table:table-cell>
          <table:table-cell office:value-type="float" office:value="2">
            <text:p>2</text:p>
          </table:table-cell>
          <table:table-cell office:value-type="float" office:value="0.0116509754455">
            <text:p>0,0116509754</text:p>
          </table:table-cell>
          <table:table-cell office:value-type="float" office:value="0.000253403611733">
            <text:p>0,0002534036</text:p>
          </table:table-cell>
          <table:table-cell office:value-type="float" office:value="0.0132306928921">
            <text:p>0,0132306929</text:p>
          </table:table-cell>
          <table:table-cell table:number-columns-repeated="6"/>
        </table:table-row>
        <table:table-row table:style-name="ro1">
          <table:table-cell office:value-type="string">
            <text:p>год</text:p>
          </table:table-cell>
          <table:table-cell office:value-type="float" office:value="2">
            <text:p>2</text:p>
          </table:table-cell>
          <table:table-cell office:value-type="float" office:value="0.0116530274246">
            <text:p>0,0116530274</text:p>
          </table:table-cell>
          <table:table-cell office:value-type="float" office:value="0.000253478037403">
            <text:p>0,000253478</text:p>
          </table:table-cell>
          <table:table-cell office:value-type="float" office:value="0.0132296638382">
            <text:p>0,0132296638</text:p>
          </table:table-cell>
          <table:table-cell table:number-columns-repeated="6"/>
        </table:table-row>
        <table:table-row table:style-name="ro2">
          <table:table-cell office:value-type="string">
            <text:p>кластерн</text:p>
          </table:table-cell>
          <table:table-cell office:value-type="float" office:value="3">
            <text:p>3</text:p>
          </table:table-cell>
          <table:table-cell office:value-type="float" office:value="0.014403532106">
            <text:p>0,0144035321</text:p>
          </table:table-cell>
          <table:table-cell office:value-type="float" office:value="0.000254278600404">
            <text:p>0,0002542786</text:p>
          </table:table-cell>
          <table:table-cell office:value-type="float" office:value="0.0132062959591">
            <text:p>0,013206296</text:p>
          </table:table-cell>
          <table:table-cell table:number-columns-repeated="6"/>
        </table:table-row>
        <table:table-row table:style-name="ro2">
          <table:table-cell office:value-type="string">
            <text:p>публичн</text:p>
          </table:table-cell>
          <table:table-cell office:value-type="float" office:value="2">
            <text:p>2</text:p>
          </table:table-cell>
          <table:table-cell office:value-type="float" office:value="0.0116853296996">
            <text:p>0,0116853297</text:p>
          </table:table-cell>
          <table:table-cell office:value-type="float" office:value="0.000253164137499">
            <text:p>0,0002531641</text:p>
          </table:table-cell>
          <table:table-cell office:value-type="float" office:value="0.0132061996169">
            <text:p>0,0132061996</text:p>
          </table:table-cell>
          <table:table-cell table:number-columns-repeated="6"/>
        </table:table-row>
        <table:table-row table:style-name="ro1">
          <table:table-cell office:value-type="string">
            <text:p>полн</text:p>
          </table:table-cell>
          <table:table-cell office:value-type="float" office:value="2">
            <text:p>2</text:p>
          </table:table-cell>
          <table:table-cell office:value-type="float" office:value="0.011650666601">
            <text:p>0,0116506666</text:p>
          </table:table-cell>
          <table:table-cell office:value-type="float" office:value="0.0002535259147">
            <text:p>0,0002535259</text:p>
          </table:table-cell>
          <table:table-cell office:value-type="float" office:value="0.0131989805888">
            <text:p>0,0131989806</text:p>
          </table:table-cell>
          <table:table-cell table:number-columns-repeated="6"/>
        </table:table-row>
        <table:table-row table:style-name="ro1">
          <table:table-cell office:value-type="string">
            <text:p>друг</text:p>
          </table:table-cell>
          <table:table-cell office:value-type="float" office:value="3">
            <text:p>3</text:p>
          </table:table-cell>
          <table:table-cell office:value-type="float" office:value="0.0145091900006">
            <text:p>0,01450919</text:p>
          </table:table-cell>
          <table:table-cell office:value-type="float" office:value="0.000254280302887">
            <text:p>0,0002542803</text:p>
          </table:table-cell>
          <table:table-cell office:value-type="float" office:value="0.0131833630916">
            <text:p>0,0131833631</text:p>
          </table:table-cell>
          <table:table-cell table:number-columns-repeated="6"/>
        </table:table-row>
        <table:table-row table:style-name="ro1">
          <table:table-cell office:value-type="string">
            <text:p>науч</text:p>
          </table:table-cell>
          <table:table-cell office:value-type="float" office:value="2">
            <text:p>2</text:p>
          </table:table-cell>
          <table:table-cell office:value-type="float" office:value="0.0115528924792">
            <text:p>0,0115528925</text:p>
          </table:table-cell>
          <table:table-cell office:value-type="float" office:value="0.000253506715638">
            <text:p>0,0002535067</text:p>
          </table:table-cell>
          <table:table-cell office:value-type="float" office:value="0.013138799367">
            <text:p>0,0131387994</text:p>
          </table:table-cell>
          <table:table-cell table:number-columns-repeated="6"/>
        </table:table-row>
        <table:table-row table:style-name="ro2">
          <table:table-cell office:value-type="string">
            <text:p>технологическ</text:p>
          </table:table-cell>
          <table:table-cell office:value-type="float" office:value="2">
            <text:p>2</text:p>
          </table:table-cell>
          <table:table-cell office:value-type="float" office:value="0.0120904745232">
            <text:p>0,0120904745</text:p>
          </table:table-cell>
          <table:table-cell office:value-type="float" office:value="0.000253150540294">
            <text:p>0,0002531505</text:p>
          </table:table-cell>
          <table:table-cell office:value-type="float" office:value="0.0126010708203">
            <text:p>0,0126010708</text:p>
          </table:table-cell>
          <table:table-cell table:number-columns-repeated="6"/>
        </table:table-row>
        <table:table-row table:style-name="ro2">
          <table:table-cell office:value-type="string">
            <text:p>voltdb</text:p>
          </table:table-cell>
          <table:table-cell office:value-type="float" office:value="2">
            <text:p>2</text:p>
          </table:table-cell>
          <table:table-cell office:value-type="float" office:value="0.0119736656929">
            <text:p>0,0119736657</text:p>
          </table:table-cell>
          <table:table-cell office:value-type="float" office:value="0.000252917398312">
            <text:p>0,0002529174</text:p>
          </table:table-cell>
          <table:table-cell office:value-type="float" office:value="0.0120840503492">
            <text:p>0,0120840503</text:p>
          </table:table-cell>
          <table:table-cell table:number-columns-repeated="6"/>
        </table:table-row>
        <table:table-row table:style-name="ro1">
          <table:table-cell office:value-type="string">
            <text:p>числ</text:p>
          </table:table-cell>
          <table:table-cell office:value-type="float" office:value="4">
            <text:p>4</text:p>
          </table:table-cell>
          <table:table-cell office:value-type="float" office:value="0.0113535463437">
            <text:p>0,0113535463</text:p>
          </table:table-cell>
          <table:table-cell office:value-type="float" office:value="0.000253678178405">
            <text:p>0,0002536782</text:p>
          </table:table-cell>
          <table:table-cell office:value-type="float" office:value="0.0119330517649">
            <text:p>0,0119330518</text:p>
          </table:table-cell>
          <table:table-cell table:number-columns-repeated="6"/>
        </table:table-row>
        <table:table-row table:style-name="ro1">
          <table:table-cell office:value-type="string">
            <text:p>поведен</text:p>
          </table:table-cell>
          <table:table-cell office:value-type="float" office:value="2">
            <text:p>2</text:p>
          </table:table-cell>
          <table:table-cell office:value-type="float" office:value="0.0119029906238">
            <text:p>0,0119029906</text:p>
          </table:table-cell>
          <table:table-cell office:value-type="float" office:value="0.000252956361491">
            <text:p>0,0002529564</text:p>
          </table:table-cell>
          <table:table-cell office:value-type="float" office:value="0.0118907793691">
            <text:p>0,0118907794</text:p>
          </table:table-cell>
          <table:table-cell table:number-columns-repeated="6"/>
        </table:table-row>
        <table:table-row table:style-name="ro2">
          <table:table-cell office:value-type="string">
            <text:p>точк</text:p>
          </table:table-cell>
          <table:table-cell office:value-type="float" office:value="2">
            <text:p>2</text:p>
          </table:table-cell>
          <table:table-cell office:value-type="float" office:value="0.0120157887757">
            <text:p>0,0120157888</text:p>
          </table:table-cell>
          <table:table-cell office:value-type="float" office:value="0.000253199102939">
            <text:p>0,0002531991</text:p>
          </table:table-cell>
          <table:table-cell office:value-type="float" office:value="0.0118728822157">
            <text:p>0,0118728822</text:p>
          </table:table-cell>
          <table:table-cell table:number-columns-repeated="6"/>
        </table:table-row>
        <table:table-row table:style-name="ro2">
          <table:table-cell office:value-type="string">
            <text:p>кажд</text:p>
          </table:table-cell>
          <table:table-cell office:value-type="float" office:value="2">
            <text:p>2</text:p>
          </table:table-cell>
          <table:table-cell office:value-type="float" office:value="0.011862515359">
            <text:p>0,0118625154</text:p>
          </table:table-cell>
          <table:table-cell office:value-type="float" office:value="0.000252803663514">
            <text:p>0,0002528037</text:p>
          </table:table-cell>
          <table:table-cell office:value-type="float" office:value="0.0117651934649">
            <text:p>0,0117651935</text:p>
          </table:table-cell>
          <table:table-cell table:number-columns-repeated="6"/>
        </table:table-row>
        <table:table-row table:style-name="ro2">
          <table:table-cell office:value-type="string">
            <text:p>поскольк</text:p>
          </table:table-cell>
          <table:table-cell office:value-type="float" office:value="3">
            <text:p>3</text:p>
          </table:table-cell>
          <table:table-cell office:value-type="float" office:value="0.0118394025583">
            <text:p>0,0118394026</text:p>
          </table:table-cell>
          <table:table-cell office:value-type="float" office:value="0.000253957579685">
            <text:p>0,0002539576</text:p>
          </table:table-cell>
          <table:table-cell office:value-type="float" office:value="0.0117508967598">
            <text:p>0,0117508968</text:p>
          </table:table-cell>
          <table:table-cell table:number-columns-repeated="6"/>
        </table:table-row>
        <table:table-row table:style-name="ro1">
          <table:table-cell office:value-type="string">
            <text:p>говор</text:p>
          </table:table-cell>
          <table:table-cell office:value-type="float" office:value="2">
            <text:p>2</text:p>
          </table:table-cell>
          <table:table-cell office:value-type="float" office:value="0.0117350481761">
            <text:p>0,0117350482</text:p>
          </table:table-cell>
          <table:table-cell office:value-type="float" office:value="0.000253116549238">
            <text:p>0,0002531165</text:p>
          </table:table-cell>
          <table:table-cell office:value-type="float" office:value="0.0117211214032">
            <text:p>0,0117211214</text:p>
          </table:table-cell>
          <table:table-cell table:number-columns-repeated="6"/>
        </table:table-row>
        <table:table-row table:style-name="ro1">
          <table:table-cell office:value-type="string">
            <text:p>могут</text:p>
          </table:table-cell>
          <table:table-cell office:value-type="float" office:value="3">
            <text:p>3</text:p>
          </table:table-cell>
          <table:table-cell office:value-type="float" office:value="0.0118381550448">
            <text:p>0,011838155</text:p>
          </table:table-cell>
          <table:table-cell office:value-type="float" office:value="0.000253541380416">
            <text:p>0,0002535414</text:p>
          </table:table-cell>
          <table:table-cell office:value-type="float" office:value="0.0117103627156">
            <text:p>0,0117103627</text:p>
          </table:table-cell>
          <table:table-cell table:number-columns-repeated="6"/>
        </table:table-row>
        <table:table-row table:style-name="ro2">
          <table:table-cell office:value-type="string">
            <text:p>способн</text:p>
          </table:table-cell>
          <table:table-cell office:value-type="float" office:value="2">
            <text:p>2</text:p>
          </table:table-cell>
          <table:table-cell office:value-type="float" office:value="0.0117628542689">
            <text:p>0,0117628543</text:p>
          </table:table-cell>
          <table:table-cell office:value-type="float" office:value="0.000253138553606">
            <text:p>0,0002531386</text:p>
          </table:table-cell>
          <table:table-cell office:value-type="float" office:value="0.0117067163784">
            <text:p>0,0117067164</text:p>
          </table:table-cell>
          <table:table-cell table:number-columns-repeated="6"/>
        </table:table-row>
        <table:table-row table:style-name="ro2">
          <table:table-cell office:value-type="string">
            <text:p>stor</text:p>
          </table:table-cell>
          <table:table-cell office:value-type="float" office:value="3">
            <text:p>3</text:p>
          </table:table-cell>
          <table:table-cell office:value-type="float" office:value="0.014559206621">
            <text:p>0,0145592066</text:p>
          </table:table-cell>
          <table:table-cell office:value-type="float" office:value="0.000254317609937">
            <text:p>0,0002543176</text:p>
          </table:table-cell>
          <table:table-cell office:value-type="float" office:value="0.0116802581046">
            <text:p>0,0116802581</text:p>
          </table:table-cell>
          <table:table-cell table:number-columns-repeated="6"/>
        </table:table-row>
        <table:table-row table:style-name="ro1">
          <table:table-cell office:value-type="string">
            <text:p>инфраструктур</text:p>
          </table:table-cell>
          <table:table-cell office:value-type="float" office:value="2">
            <text:p>2</text:p>
          </table:table-cell>
          <table:table-cell office:value-type="float" office:value="0.011794376322">
            <text:p>0,0117943763</text:p>
          </table:table-cell>
          <table:table-cell office:value-type="float" office:value="0.000252947947565">
            <text:p>0,0002529479</text:p>
          </table:table-cell>
          <table:table-cell office:value-type="float" office:value="0.011669563119">
            <text:p>0,0116695631</text:p>
          </table:table-cell>
          <table:table-cell table:number-columns-repeated="6"/>
        </table:table-row>
        <table:table-row table:style-name="ro2">
          <table:table-cell office:value-type="string">
            <text:p>облачн</text:p>
          </table:table-cell>
          <table:table-cell office:value-type="float" office:value="3">
            <text:p>3</text:p>
          </table:table-cell>
          <table:table-cell office:value-type="float" office:value="0.0117386620462">
            <text:p>0,011738662</text:p>
          </table:table-cell>
          <table:table-cell office:value-type="float" office:value="0.000253513828143">
            <text:p>0,0002535138</text:p>
          </table:table-cell>
          <table:table-cell office:value-type="float" office:value="0.0116370576864">
            <text:p>0,0116370577</text:p>
          </table:table-cell>
          <table:table-cell table:number-columns-repeated="6"/>
        </table:table-row>
        <table:table-row table:style-name="ro1">
          <table:table-cell office:value-type="string">
            <text:p>поток</text:p>
          </table:table-cell>
          <table:table-cell office:value-type="float" office:value="2">
            <text:p>2</text:p>
          </table:table-cell>
          <table:table-cell office:value-type="float" office:value="0.0115949459314">
            <text:p>0,0115949459</text:p>
          </table:table-cell>
          <table:table-cell office:value-type="float" office:value="0.000253246301664">
            <text:p>0,0002532463</text:p>
          </table:table-cell>
          <table:table-cell office:value-type="float" office:value="0.0116078197161">
            <text:p>0,0116078197</text:p>
          </table:table-cell>
          <table:table-cell table:number-columns-repeated="6"/>
        </table:table-row>
        <table:table-row table:style-name="ro2">
          <table:table-cell office:value-type="string">
            <text:p>аналитическ</text:p>
          </table:table-cell>
          <table:table-cell office:value-type="float" office:value="3">
            <text:p>3</text:p>
          </table:table-cell>
          <table:table-cell office:value-type="float" office:value="0.0142390626845">
            <text:p>0,0142390627</text:p>
          </table:table-cell>
          <table:table-cell office:value-type="float" office:value="0.000255149161351">
            <text:p>0,0002551492</text:p>
          </table:table-cell>
          <table:table-cell office:value-type="float" office:value="0.0115558541489">
            <text:p>0,0115558541</text:p>
          </table:table-cell>
          <table:table-cell table:number-columns-repeated="6"/>
        </table:table-row>
        <table:table-row table:style-name="ro1">
          <table:table-cell office:value-type="string">
            <text:p>масштабируем</text:p>
          </table:table-cell>
          <table:table-cell office:value-type="float" office:value="4">
            <text:p>4</text:p>
          </table:table-cell>
          <table:table-cell office:value-type="float" office:value="0.014345306109">
            <text:p>0,0143453061</text:p>
          </table:table-cell>
          <table:table-cell office:value-type="float" office:value="0.000254598775746">
            <text:p>0,0002545988</text:p>
          </table:table-cell>
          <table:table-cell office:value-type="float" office:value="0.0115314203045">
            <text:p>0,0115314203</text:p>
          </table:table-cell>
          <table:table-cell table:number-columns-repeated="6"/>
        </table:table-row>
        <table:table-row table:style-name="ro1">
          <table:table-cell office:value-type="string">
            <text:p>университет</text:p>
          </table:table-cell>
          <table:table-cell office:value-type="float" office:value="3">
            <text:p>3</text:p>
          </table:table-cell>
          <table:table-cell office:value-type="float" office:value="0.00946024735763">
            <text:p>0,0094602474</text:p>
          </table:table-cell>
          <table:table-cell office:value-type="float" office:value="0.000253278361753">
            <text:p>0,0002532784</text:p>
          </table:table-cell>
          <table:table-cell office:value-type="float" office:value="0.010684452701">
            <text:p>0,0106844527</text:p>
          </table:table-cell>
          <table:table-cell table:number-columns-repeated="6"/>
        </table:table-row>
        <table:table-row table:style-name="ro2">
          <table:table-cell office:value-type="string">
            <text:p>нагрузк</text:p>
          </table:table-cell>
          <table:table-cell office:value-type="float" office:value="2">
            <text:p>2</text:p>
          </table:table-cell>
          <table:table-cell office:value-type="float" office:value="0.00947280881704">
            <text:p>0,0094728088</text:p>
          </table:table-cell>
          <table:table-cell office:value-type="float" office:value="0.000252766730369">
            <text:p>0,0002527667</text:p>
          </table:table-cell>
          <table:table-cell office:value-type="float" office:value="0.0106185097261">
            <text:p>0,0106185097</text:p>
          </table:table-cell>
          <table:table-cell table:number-columns-repeated="6"/>
        </table:table-row>
        <table:table-row table:style-name="ro1">
          <table:table-cell office:value-type="string">
            <text:p>клиент</text:p>
          </table:table-cell>
          <table:table-cell office:value-type="float" office:value="2">
            <text:p>2</text:p>
          </table:table-cell>
          <table:table-cell office:value-type="float" office:value="0.00930269470923">
            <text:p>0,0093026947</text:p>
          </table:table-cell>
          <table:table-cell office:value-type="float" office:value="0.000252810477568">
            <text:p>0,0002528105</text:p>
          </table:table-cell>
          <table:table-cell office:value-type="float" office:value="0.0104849350641">
            <text:p>0,0104849351</text:p>
          </table:table-cell>
          <table:table-cell table:number-columns-repeated="6"/>
        </table:table-row>
        <table:table-row table:style-name="ro2">
          <table:table-cell office:value-type="string">
            <text:p>зде</text:p>
          </table:table-cell>
          <table:table-cell office:value-type="float" office:value="2">
            <text:p>2</text:p>
          </table:table-cell>
          <table:table-cell office:value-type="float" office:value="0.00922372280013">
            <text:p>0,0092237228</text:p>
          </table:table-cell>
          <table:table-cell office:value-type="float" office:value="0.000252790079807">
            <text:p>0,0002527901</text:p>
          </table:table-cell>
          <table:table-cell office:value-type="float" office:value="0.0103773454683">
            <text:p>0,0103773455</text:p>
          </table:table-cell>
          <table:table-cell table:number-columns-repeated="6"/>
        </table:table-row>
        <table:table-row table:style-name="ro2">
          <table:table-cell office:value-type="string">
            <text:p>эрик</text:p>
          </table:table-cell>
          <table:table-cell office:value-type="float" office:value="2">
            <text:p>2</text:p>
          </table:table-cell>
          <table:table-cell office:value-type="float" office:value="0.0120732681083">
            <text:p>0,0120732681</text:p>
          </table:table-cell>
          <table:table-cell office:value-type="float" office:value="0.000252940337477">
            <text:p>0,0002529403</text:p>
          </table:table-cell>
          <table:table-cell office:value-type="float" office:value="0.0103372868663">
            <text:p>0,0103372869</text:p>
          </table:table-cell>
          <table:table-cell table:number-columns-repeated="6"/>
        </table:table-row>
        <table:table-row table:style-name="ro2">
          <table:table-cell office:value-type="string">
            <text:p>eric</text:p>
          </table:table-cell>
          <table:table-cell office:value-type="float" office:value="2">
            <text:p>2</text:p>
          </table:table-cell>
          <table:table-cell office:value-type="float" office:value="0.0120840629786">
            <text:p>0,012084063</text:p>
          </table:table-cell>
          <table:table-cell office:value-type="float" office:value="0.000252943362663">
            <text:p>0,0002529434</text:p>
          </table:table-cell>
          <table:table-cell office:value-type="float" office:value="0.0103213645415">
            <text:p>0,0103213645</text:p>
          </table:table-cell>
          <table:table-cell table:number-columns-repeated="6"/>
        </table:table-row>
        <table:table-row table:style-name="ro2">
          <table:table-cell office:value-type="string">
            <text:p>исходн</text:p>
          </table:table-cell>
          <table:table-cell office:value-type="float" office:value="3">
            <text:p>3</text:p>
          </table:table-cell>
          <table:table-cell office:value-type="float" office:value="0.00921413433671">
            <text:p>0,0092141343</text:p>
          </table:table-cell>
          <table:table-cell office:value-type="float" office:value="0.000253142476325">
            <text:p>0,0002531425</text:p>
          </table:table-cell>
          <table:table-cell office:value-type="float" office:value="0.0103038276336">
            <text:p>0,0103038276</text:p>
          </table:table-cell>
          <table:table-cell table:number-columns-repeated="6"/>
        </table:table-row>
        <table:table-row table:style-name="ro2">
          <table:table-cell office:value-type="string">
            <text:p>отсутств</text:p>
          </table:table-cell>
          <table:table-cell office:value-type="float" office:value="2">
            <text:p>2</text:p>
          </table:table-cell>
          <table:table-cell office:value-type="float" office:value="0.00920117412715">
            <text:p>0,0092011741</text:p>
          </table:table-cell>
          <table:table-cell office:value-type="float" office:value="0.000252766262325">
            <text:p>0,0002527663</text:p>
          </table:table-cell>
          <table:table-cell office:value-type="float" office:value="0.0103023896963">
            <text:p>0,0103023897</text:p>
          </table:table-cell>
          <table:table-cell table:number-columns-repeated="6"/>
        </table:table-row>
        <table:table-row table:style-name="ro1">
          <table:table-cell office:value-type="string">
            <text:p>набор</text:p>
          </table:table-cell>
          <table:table-cell office:value-type="float" office:value="2">
            <text:p>2</text:p>
          </table:table-cell>
          <table:table-cell office:value-type="float" office:value="0.00916164845569">
            <text:p>0,0091616485</text:p>
          </table:table-cell>
          <table:table-cell office:value-type="float" office:value="0.000252887645093">
            <text:p>0,0002528876</text:p>
          </table:table-cell>
          <table:table-cell office:value-type="float" office:value="0.0102939346367">
            <text:p>0,0102939346</text:p>
          </table:table-cell>
          <table:table-cell table:number-columns-repeated="6"/>
        </table:table-row>
        <table:table-row table:style-name="ro2">
          <table:table-cell office:value-type="string">
            <text:p>onlin</text:p>
          </table:table-cell>
          <table:table-cell office:value-type="float" office:value="2">
            <text:p>2</text:p>
          </table:table-cell>
          <table:table-cell office:value-type="float" office:value="0.0090268599631">
            <text:p>0,00902686</text:p>
          </table:table-cell>
          <table:table-cell office:value-type="float" office:value="0.000252961560256">
            <text:p>0,0002529616</text:p>
          </table:table-cell>
          <table:table-cell office:value-type="float" office:value="0.0102355652072">
            <text:p>0,0102355652</text:p>
          </table:table-cell>
          <table:table-cell table:number-columns-repeated="6"/>
        </table:table-row>
        <table:table-row table:style-name="ro2">
          <table:table-cell office:value-type="string">
            <text:p>вполн</text:p>
          </table:table-cell>
          <table:table-cell office:value-type="float" office:value="2">
            <text:p>2</text:p>
          </table:table-cell>
          <table:table-cell office:value-type="float" office:value="0.00904669532199">
            <text:p>0,0090466953</text:p>
          </table:table-cell>
          <table:table-cell office:value-type="float" office:value="0.00025292743248">
            <text:p>0,0002529274</text:p>
          </table:table-cell>
          <table:table-cell office:value-type="float" office:value="0.0102221508715">
            <text:p>0,0102221509</text:p>
          </table:table-cell>
          <table:table-cell table:number-columns-repeated="6"/>
        </table:table-row>
        <table:table-row table:style-name="ro2">
          <table:table-cell office:value-type="string">
            <text:p>майкл</text:p>
          </table:table-cell>
          <table:table-cell office:value-type="float" office:value="3">
            <text:p>3</text:p>
          </table:table-cell>
          <table:table-cell office:value-type="float" office:value="0.0120441431724">
            <text:p>0,0120441432</text:p>
          </table:table-cell>
          <table:table-cell office:value-type="float" office:value="0.000253982556749">
            <text:p>0,0002539826</text:p>
          </table:table-cell>
          <table:table-cell office:value-type="float" office:value="0.0102106274653">
            <text:p>0,0102106275</text:p>
          </table:table-cell>
          <table:table-cell table:number-columns-repeated="6"/>
        </table:table-row>
        <table:table-row table:style-name="ro2">
          <table:table-cell office:value-type="string">
            <text:p>cap</text:p>
          </table:table-cell>
          <table:table-cell office:value-type="float" office:value="4">
            <text:p>4</text:p>
          </table:table-cell>
          <table:table-cell office:value-type="float" office:value="0.0119189452901">
            <text:p>0,0119189453</text:p>
          </table:table-cell>
          <table:table-cell office:value-type="float" office:value="0.000253463902111">
            <text:p>0,0002534639</text:p>
          </table:table-cell>
          <table:table-cell office:value-type="float" office:value="0.0102060937017">
            <text:p>0,0102060937</text:p>
          </table:table-cell>
          <table:table-cell table:number-columns-repeated="6"/>
        </table:table-row>
        <table:table-row table:style-name="ro2">
          <table:table-cell office:value-type="string">
            <text:p>многоядерн</text:p>
          </table:table-cell>
          <table:table-cell office:value-type="float" office:value="2">
            <text:p>2</text:p>
          </table:table-cell>
          <table:table-cell office:value-type="float" office:value="0.0119393145288">
            <text:p>0,0119393145</text:p>
          </table:table-cell>
          <table:table-cell office:value-type="float" office:value="0.000252969913028">
            <text:p>0,0002529699</text:p>
          </table:table-cell>
          <table:table-cell office:value-type="float" office:value="0.0101926366373">
            <text:p>0,0101926366</text:p>
          </table:table-cell>
          <table:table-cell table:number-columns-repeated="6"/>
        </table:table-row>
        <table:table-row table:style-name="ro2">
          <table:table-cell office:value-type="string">
            <text:p>связа</text:p>
          </table:table-cell>
          <table:table-cell office:value-type="float" office:value="2">
            <text:p>2</text:p>
          </table:table-cell>
          <table:table-cell office:value-type="float" office:value="0.00903326291621">
            <text:p>0,0090332629</text:p>
          </table:table-cell>
          <table:table-cell office:value-type="float" office:value="0.000252769629071">
            <text:p>0,0002527696</text:p>
          </table:table-cell>
          <table:table-cell office:value-type="float" office:value="0.0101782058947">
            <text:p>0,0101782059</text:p>
          </table:table-cell>
          <table:table-cell table:number-columns-repeated="6"/>
        </table:table-row>
        <table:table-row table:style-name="ro1">
          <table:table-cell office:value-type="string">
            <text:p>треб</text:p>
          </table:table-cell>
          <table:table-cell office:value-type="float" office:value="2">
            <text:p>2</text:p>
          </table:table-cell>
          <table:table-cell office:value-type="float" office:value="0.00901095835767">
            <text:p>0,0090109584</text:p>
          </table:table-cell>
          <table:table-cell office:value-type="float" office:value="0.000252911607389">
            <text:p>0,0002529116</text:p>
          </table:table-cell>
          <table:table-cell office:value-type="float" office:value="0.0101647083399">
            <text:p>0,0101647083</text:p>
          </table:table-cell>
          <table:table-cell table:number-columns-repeated="6"/>
        </table:table-row>
        <table:table-row table:style-name="ro1">
          <table:table-cell office:value-type="string">
            <text:p>проблем</text:p>
          </table:table-cell>
          <table:table-cell office:value-type="float" office:value="2">
            <text:p>2</text:p>
          </table:table-cell>
          <table:table-cell office:value-type="float" office:value="0.00904425766085">
            <text:p>0,0090442577</text:p>
          </table:table-cell>
          <table:table-cell office:value-type="float" office:value="0.000252756741499">
            <text:p>0,0002527567</text:p>
          </table:table-cell>
          <table:table-cell office:value-type="float" office:value="0.0101576088384">
            <text:p>0,0101576088</text:p>
          </table:table-cell>
          <table:table-cell table:number-columns-repeated="6"/>
        </table:table-row>
        <table:table-row table:style-name="ro2">
          <table:table-cell office:value-type="string">
            <text:p>установл</text:p>
          </table:table-cell>
          <table:table-cell office:value-type="float" office:value="2">
            <text:p>2</text:p>
          </table:table-cell>
          <table:table-cell office:value-type="float" office:value="0.00899496728749">
            <text:p>0,0089949673</text:p>
          </table:table-cell>
          <table:table-cell office:value-type="float" office:value="0.000252763842636">
            <text:p>0,0002527638</text:p>
          </table:table-cell>
          <table:table-cell office:value-type="float" office:value="0.0101415493727">
            <text:p>0,0101415494</text:p>
          </table:table-cell>
          <table:table-cell table:number-columns-repeated="6"/>
        </table:table-row>
        <table:table-row table:style-name="ro1">
          <table:table-cell office:value-type="string">
            <text:p>плат</text:p>
          </table:table-cell>
          <table:table-cell office:value-type="float" office:value="2">
            <text:p>2</text:p>
          </table:table-cell>
          <table:table-cell office:value-type="float" office:value="0.0089874190558">
            <text:p>0,0089874191</text:p>
          </table:table-cell>
          <table:table-cell office:value-type="float" office:value="0.00025280263348">
            <text:p>0,0002528026</text:p>
          </table:table-cell>
          <table:table-cell office:value-type="float" office:value="0.0101335248449">
            <text:p>0,0101335248</text:p>
          </table:table-cell>
          <table:table-cell table:number-columns-repeated="6"/>
        </table:table-row>
        <table:table-row table:style-name="ro2">
          <table:table-cell office:value-type="string">
            <text:p>заслужива</text:p>
          </table:table-cell>
          <table:table-cell office:value-type="float" office:value="2">
            <text:p>2</text:p>
          </table:table-cell>
          <table:table-cell office:value-type="float" office:value="0.00899383651535">
            <text:p>0,0089938365</text:p>
          </table:table-cell>
          <table:table-cell office:value-type="float" office:value="0.000252741150109">
            <text:p>0,0002527412</text:p>
          </table:table-cell>
          <table:table-cell office:value-type="float" office:value="0.0101231135035">
            <text:p>0,0101231135</text:p>
          </table:table-cell>
          <table:table-cell table:number-columns-repeated="6"/>
        </table:table-row>
        <table:table-row table:style-name="ro1">
          <table:table-cell office:value-type="string">
            <text:p>отказ</text:p>
          </table:table-cell>
          <table:table-cell office:value-type="float" office:value="2">
            <text:p>2</text:p>
          </table:table-cell>
          <table:table-cell office:value-type="float" office:value="0.00898511929994">
            <text:p>0,0089851193</text:p>
          </table:table-cell>
          <table:table-cell office:value-type="float" office:value="0.000252791727625">
            <text:p>0,0002527917</text:p>
          </table:table-cell>
          <table:table-cell office:value-type="float" office:value="0.0101152729997">
            <text:p>0,010115273</text:p>
          </table:table-cell>
          <table:table-cell table:number-columns-repeated="6"/>
        </table:table-row>
        <table:table-row table:style-name="ro2">
          <table:table-cell office:value-type="string">
            <text:p>некорректн</text:p>
          </table:table-cell>
          <table:table-cell office:value-type="float" office:value="2">
            <text:p>2</text:p>
          </table:table-cell>
          <table:table-cell office:value-type="float" office:value="0.00888320509022">
            <text:p>0,0088832051</text:p>
          </table:table-cell>
          <table:table-cell office:value-type="float" office:value="0.000253514309996">
            <text:p>0,0002535143</text:p>
          </table:table-cell>
          <table:table-cell office:value-type="float" office:value="0.01010545836">
            <text:p>0,0101054584</text:p>
          </table:table-cell>
          <table:table-cell table:number-columns-repeated="6"/>
        </table:table-row>
        <table:table-row table:style-name="ro2">
          <table:table-cell office:value-type="string">
            <text:p>consistenc</text:p>
          </table:table-cell>
          <table:table-cell office:value-type="float" office:value="3">
            <text:p>3</text:p>
          </table:table-cell>
          <table:table-cell office:value-type="float" office:value="0.00894599904323">
            <text:p>0,008945999</text:p>
          </table:table-cell>
          <table:table-cell office:value-type="float" office:value="0.000253905527711">
            <text:p>0,0002539055</text:p>
          </table:table-cell>
          <table:table-cell office:value-type="float" office:value="0.0100949318344">
            <text:p>0,0100949318</text:p>
          </table:table-cell>
          <table:table-cell table:number-columns-repeated="6"/>
        </table:table-row>
        <table:table-row table:style-name="ro2">
          <table:table-cell office:value-type="string">
            <text:p>успешн</text:p>
          </table:table-cell>
          <table:table-cell office:value-type="float" office:value="2">
            <text:p>2</text:p>
          </table:table-cell>
          <table:table-cell office:value-type="float" office:value="0.00889711960704">
            <text:p>0,0088971196</text:p>
          </table:table-cell>
          <table:table-cell office:value-type="float" office:value="0.000252823736482">
            <text:p>0,0002528237</text:p>
          </table:table-cell>
          <table:table-cell office:value-type="float" office:value="0.0100823481603">
            <text:p>0,0100823482</text:p>
          </table:table-cell>
          <table:table-cell table:number-columns-repeated="6"/>
        </table:table-row>
        <table:table-row table:style-name="ro2">
          <table:table-cell office:value-type="string">
            <text:p>sql</text:p>
          </table:table-cell>
          <table:table-cell office:value-type="float" office:value="2">
            <text:p>2</text:p>
          </table:table-cell>
          <table:table-cell office:value-type="float" office:value="0.00893002812674">
            <text:p>0,0089300281</text:p>
          </table:table-cell>
          <table:table-cell office:value-type="float" office:value="0.000252898935248">
            <text:p>0,0002528989</text:p>
          </table:table-cell>
          <table:table-cell office:value-type="float" office:value="0.0100768747116">
            <text:p>0,0100768747</text:p>
          </table:table-cell>
          <table:table-cell table:number-columns-repeated="6"/>
        </table:table-row>
        <table:table-row table:style-name="ro1">
          <table:table-cell office:value-type="string">
            <text:p>очен</text:p>
          </table:table-cell>
          <table:table-cell office:value-type="float" office:value="2">
            <text:p>2</text:p>
          </table:table-cell>
          <table:table-cell office:value-type="float" office:value="0.00890374916868">
            <text:p>0,0089037492</text:p>
          </table:table-cell>
          <table:table-cell office:value-type="float" office:value="0.000252842068865">
            <text:p>0,0002528421</text:p>
          </table:table-cell>
          <table:table-cell office:value-type="float" office:value="0.0100726921526">
            <text:p>0,0100726922</text:p>
          </table:table-cell>
          <table:table-cell table:number-columns-repeated="6"/>
        </table:table-row>
        <table:table-row table:style-name="ro2">
          <table:table-cell office:value-type="string">
            <text:p>задержк</text:p>
          </table:table-cell>
          <table:table-cell office:value-type="float" office:value="2">
            <text:p>2</text:p>
          </table:table-cell>
          <table:table-cell office:value-type="float" office:value="0.00892344686139">
            <text:p>0,0089234469</text:p>
          </table:table-cell>
          <table:table-cell office:value-type="float" office:value="0.000252862438226">
            <text:p>0,0002528624</text:p>
          </table:table-cell>
          <table:table-cell office:value-type="float" office:value="0.0100705002732">
            <text:p>0,0100705003</text:p>
          </table:table-cell>
          <table:table-cell table:number-columns-repeated="6"/>
        </table:table-row>
        <table:table-row table:style-name="ro1">
          <table:table-cell office:value-type="string">
            <text:p>поэт</text:p>
          </table:table-cell>
          <table:table-cell office:value-type="float" office:value="3">
            <text:p>3</text:p>
          </table:table-cell>
          <table:table-cell office:value-type="float" office:value="0.00892443388297">
            <text:p>0,0089244339</text:p>
          </table:table-cell>
          <table:table-cell office:value-type="float" office:value="0.000253269106986">
            <text:p>0,0002532691</text:p>
          </table:table-cell>
          <table:table-cell office:value-type="float" office:value="0.0100631750245">
            <text:p>0,010063175</text:p>
          </table:table-cell>
          <table:table-cell table:number-columns-repeated="6"/>
        </table:table-row>
        <table:table-row table:style-name="ro2">
          <table:table-cell office:value-type="string">
            <text:p>даж</text:p>
          </table:table-cell>
          <table:table-cell office:value-type="float" office:value="3">
            <text:p>3</text:p>
          </table:table-cell>
          <table:table-cell office:value-type="float" office:value="0.00894039441522">
            <text:p>0,0089403944</text:p>
          </table:table-cell>
          <table:table-cell office:value-type="float" office:value="0.000253215644605">
            <text:p>0,0002532156</text:p>
          </table:table-cell>
          <table:table-cell office:value-type="float" office:value="0.0100630247275">
            <text:p>0,0100630247</text:p>
          </table:table-cell>
          <table:table-cell table:number-columns-repeated="6"/>
        </table:table-row>
        <table:table-row table:style-name="ro1">
          <table:table-cell office:value-type="string">
            <text:p>сервис</text:p>
          </table:table-cell>
          <table:table-cell office:value-type="float" office:value="2">
            <text:p>2</text:p>
          </table:table-cell>
          <table:table-cell office:value-type="float" office:value="0.00973428055524">
            <text:p>0,0097342806</text:p>
          </table:table-cell>
          <table:table-cell office:value-type="float" office:value="0.000253685170812">
            <text:p>0,0002536852</text:p>
          </table:table-cell>
          <table:table-cell office:value-type="float" office:value="0.0100466770409">
            <text:p>0,010046677</text:p>
          </table:table-cell>
          <table:table-cell table:number-columns-repeated="6"/>
        </table:table-row>
        <table:table-row table:style-name="ro2">
          <table:table-cell office:value-type="string">
            <text:p>классическ</text:p>
          </table:table-cell>
          <table:table-cell office:value-type="float" office:value="2">
            <text:p>2</text:p>
          </table:table-cell>
          <table:table-cell office:value-type="float" office:value="0.00887428197881">
            <text:p>0,008874282</text:p>
          </table:table-cell>
          <table:table-cell office:value-type="float" office:value="0.000253178047277">
            <text:p>0,000253178</text:p>
          </table:table-cell>
          <table:table-cell office:value-type="float" office:value="0.0100459634468">
            <text:p>0,0100459634</text:p>
          </table:table-cell>
          <table:table-cell table:number-columns-repeated="6"/>
        </table:table-row>
        <table:table-row table:style-name="ro1">
          <table:table-cell office:value-type="string">
            <text:p>групп</text:p>
          </table:table-cell>
          <table:table-cell office:value-type="float" office:value="2">
            <text:p>2</text:p>
          </table:table-cell>
          <table:table-cell office:value-type="float" office:value="0.00870207613478">
            <text:p>0,0087020761</text:p>
          </table:table-cell>
          <table:table-cell office:value-type="float" office:value="0.000252784948414">
            <text:p>0,0002527849</text:p>
          </table:table-cell>
          <table:table-cell office:value-type="float" office:value="0.0100299364373">
            <text:p>0,0100299364</text:p>
          </table:table-cell>
          <table:table-cell table:number-columns-repeated="6"/>
        </table:table-row>
        <table:table-row table:style-name="ro2">
          <table:table-cell office:value-type="string">
            <text:p>состо</text:p>
          </table:table-cell>
          <table:table-cell office:value-type="float" office:value="3">
            <text:p>3</text:p>
          </table:table-cell>
          <table:table-cell office:value-type="float" office:value="0.00881512827861">
            <text:p>0,0088151283</text:p>
          </table:table-cell>
          <table:table-cell office:value-type="float" office:value="0.000253187374463">
            <text:p>0,0002531874</text:p>
          </table:table-cell>
          <table:table-cell office:value-type="float" office:value="0.0100297357454">
            <text:p>0,0100297357</text:p>
          </table:table-cell>
          <table:table-cell table:number-columns-repeated="6"/>
        </table:table-row>
        <table:table-row table:style-name="ro1">
          <table:table-cell office:value-type="string">
            <text:p>метод</text:p>
          </table:table-cell>
          <table:table-cell office:value-type="float" office:value="2">
            <text:p>2</text:p>
          </table:table-cell>
          <table:table-cell office:value-type="float" office:value="0.00887582650524">
            <text:p>0,0088758265</text:p>
          </table:table-cell>
          <table:table-cell office:value-type="float" office:value="0.000252962063377">
            <text:p>0,0002529621</text:p>
          </table:table-cell>
          <table:table-cell office:value-type="float" office:value="0.0100267836716">
            <text:p>0,0100267837</text:p>
          </table:table-cell>
          <table:table-cell table:number-columns-repeated="6"/>
        </table:table-row>
        <table:table-row table:style-name="ro1">
          <table:table-cell office:value-type="string">
            <text:p>анализ</text:p>
          </table:table-cell>
          <table:table-cell office:value-type="float" office:value="2">
            <text:p>2</text:p>
          </table:table-cell>
          <table:table-cell office:value-type="float" office:value="0.00878877864192">
            <text:p>0,0087887786</text:p>
          </table:table-cell>
          <table:table-cell office:value-type="float" office:value="0.00025356248845">
            <text:p>0,0002535625</text:p>
          </table:table-cell>
          <table:table-cell office:value-type="float" office:value="0.0100051340687">
            <text:p>0,0100051341</text:p>
          </table:table-cell>
          <table:table-cell table:number-columns-repeated="6"/>
        </table:table-row>
        <table:table-row table:style-name="ro2">
          <table:table-cell office:value-type="string">
            <text:p>серьезн</text:p>
          </table:table-cell>
          <table:table-cell office:value-type="float" office:value="2">
            <text:p>2</text:p>
          </table:table-cell>
          <table:table-cell office:value-type="float" office:value="0.00880909025714">
            <text:p>0,0088090903</text:p>
          </table:table-cell>
          <table:table-cell office:value-type="float" office:value="0.000253346773228">
            <text:p>0,0002533468</text:p>
          </table:table-cell>
          <table:table-cell office:value-type="float" office:value="0.0099984886114">
            <text:p>0,0099984886</text:p>
          </table:table-cell>
          <table:table-cell table:number-columns-repeated="6"/>
        </table:table-row>
        <table:table-row table:style-name="ro1">
          <table:table-cell office:value-type="string">
            <text:p>ведут</text:p>
          </table:table-cell>
          <table:table-cell office:value-type="float" office:value="2">
            <text:p>2</text:p>
          </table:table-cell>
          <table:table-cell office:value-type="float" office:value="0.0116584379286">
            <text:p>0,0116584379</text:p>
          </table:table-cell>
          <table:table-cell office:value-type="float" office:value="0.000252869114251">
            <text:p>0,0002528691</text:p>
          </table:table-cell>
          <table:table-cell office:value-type="float" office:value="0.00998392126506">
            <text:p>0,0099839213</text:p>
          </table:table-cell>
          <table:table-cell table:number-columns-repeated="6"/>
        </table:table-row>
        <table:table-row table:style-name="ro1">
          <table:table-cell office:value-type="string">
            <text:p>имеет</text:p>
          </table:table-cell>
          <table:table-cell office:value-type="float" office:value="2">
            <text:p>2</text:p>
          </table:table-cell>
          <table:table-cell office:value-type="float" office:value="0.00882440146552">
            <text:p>0,0088244015</text:p>
          </table:table-cell>
          <table:table-cell office:value-type="float" office:value="0.000253060704227">
            <text:p>0,0002530607</text:p>
          </table:table-cell>
          <table:table-cell office:value-type="float" office:value="0.00997936142532">
            <text:p>0,0099793614</text:p>
          </table:table-cell>
          <table:table-cell table:number-columns-repeated="6"/>
        </table:table-row>
        <table:table-row table:style-name="ro2">
          <table:table-cell office:value-type="string">
            <text:p>отказыва</text:p>
          </table:table-cell>
          <table:table-cell office:value-type="float" office:value="3">
            <text:p>3</text:p>
          </table:table-cell>
          <table:table-cell office:value-type="float" office:value="0.00878989884781">
            <text:p>0,0087898988</text:p>
          </table:table-cell>
          <table:table-cell office:value-type="float" office:value="0.00025331729144">
            <text:p>0,0002533173</text:p>
          </table:table-cell>
          <table:table-cell office:value-type="float" office:value="0.00996382335635">
            <text:p>0,0099638234</text:p>
          </table:table-cell>
          <table:table-cell table:number-columns-repeated="6"/>
        </table:table-row>
        <table:table-row table:style-name="ro2">
          <table:table-cell office:value-type="string">
            <text:p>универсальн</text:p>
          </table:table-cell>
          <table:table-cell office:value-type="float" office:value="2">
            <text:p>2</text:p>
          </table:table-cell>
          <table:table-cell office:value-type="float" office:value="0.00877756895351">
            <text:p>0,008777569</text:p>
          </table:table-cell>
          <table:table-cell office:value-type="float" office:value="0.000252824081423">
            <text:p>0,0002528241</text:p>
          </table:table-cell>
          <table:table-cell office:value-type="float" office:value="0.00993258191538">
            <text:p>0,0099325819</text:p>
          </table:table-cell>
          <table:table-cell table:number-columns-repeated="6"/>
        </table:table-row>
        <table:table-row table:style-name="ro2">
          <table:table-cell office:value-type="string">
            <text:p>обеспечива</text:p>
          </table:table-cell>
          <table:table-cell office:value-type="float" office:value="2">
            <text:p>2</text:p>
          </table:table-cell>
          <table:table-cell office:value-type="float" office:value="0.00872904605949">
            <text:p>0,0087290461</text:p>
          </table:table-cell>
          <table:table-cell office:value-type="float" office:value="0.00025302527962">
            <text:p>0,0002530253</text:p>
          </table:table-cell>
          <table:table-cell office:value-type="float" office:value="0.00992462611781">
            <text:p>0,0099246261</text:p>
          </table:table-cell>
          <table:table-cell table:number-columns-repeated="6"/>
        </table:table-row>
        <table:table-row table:style-name="ro2">
          <table:table-cell office:value-type="string">
            <text:p>рассматрива</text:p>
          </table:table-cell>
          <table:table-cell office:value-type="float" office:value="2">
            <text:p>2</text:p>
          </table:table-cell>
          <table:table-cell office:value-type="float" office:value="0.00870683713077">
            <text:p>0,0087068371</text:p>
          </table:table-cell>
          <table:table-cell office:value-type="float" office:value="0.000253025753753">
            <text:p>0,0002530258</text:p>
          </table:table-cell>
          <table:table-cell office:value-type="float" office:value="0.00986918438839">
            <text:p>0,0098691844</text:p>
          </table:table-cell>
          <table:table-cell table:number-columns-repeated="6"/>
        </table:table-row>
        <table:table-row table:style-name="ro1">
          <table:table-cell office:value-type="string">
            <text:p>компьютер</text:p>
          </table:table-cell>
          <table:table-cell office:value-type="float" office:value="2">
            <text:p>2</text:p>
          </table:table-cell>
          <table:table-cell office:value-type="float" office:value="0.00908579285143">
            <text:p>0,0090857929</text:p>
          </table:table-cell>
          <table:table-cell office:value-type="float" office:value="0.000252654479783">
            <text:p>0,0002526545</text:p>
          </table:table-cell>
          <table:table-cell office:value-type="float" office:value="0.00858117509793">
            <text:p>0,0085811751</text:p>
          </table:table-cell>
          <table:table-cell table:number-columns-repeated="6"/>
        </table:table-row>
        <table:table-row table:style-name="ro2">
          <table:table-cell office:value-type="string">
            <text:p>processing</text:p>
          </table:table-cell>
          <table:table-cell office:value-type="float" office:value="2">
            <text:p>2</text:p>
          </table:table-cell>
          <table:table-cell office:value-type="float" office:value="0.00895859664149">
            <text:p>0,0089585966</text:p>
          </table:table-cell>
          <table:table-cell office:value-type="float" office:value="0.000252659808732">
            <text:p>0,0002526598</text:p>
          </table:table-cell>
          <table:table-cell office:value-type="float" office:value="0.0085435123618">
            <text:p>0,0085435124</text:p>
          </table:table-cell>
          <table:table-cell table:number-columns-repeated="6"/>
        </table:table-row>
        <table:table-row table:style-name="ro1">
          <table:table-cell office:value-type="string">
            <text:p>собствен</text:p>
          </table:table-cell>
          <table:table-cell office:value-type="float" office:value="2">
            <text:p>2</text:p>
          </table:table-cell>
          <table:table-cell office:value-type="float" office:value="0.00901828077837">
            <text:p>0,0090182808</text:p>
          </table:table-cell>
          <table:table-cell office:value-type="float" office:value="0.000252509258272">
            <text:p>0,0002525093</text:p>
          </table:table-cell>
          <table:table-cell office:value-type="float" office:value="0.00854138430557">
            <text:p>0,0085413843</text:p>
          </table:table-cell>
          <table:table-cell table:number-columns-repeated="6"/>
        </table:table-row>
        <table:table-row table:style-name="ro2">
          <table:table-cell office:value-type="string">
            <text:p>availabilit</text:p>
          </table:table-cell>
          <table:table-cell office:value-type="float" office:value="2">
            <text:p>2</text:p>
          </table:table-cell>
          <table:table-cell office:value-type="float" office:value="0.00900720451768">
            <text:p>0,0090072045</text:p>
          </table:table-cell>
          <table:table-cell office:value-type="float" office:value="0.000252658188862">
            <text:p>0,0002526582</text:p>
          </table:table-cell>
          <table:table-cell office:value-type="float" office:value="0.0085409456396">
            <text:p>0,0085409456</text:p>
          </table:table-cell>
          <table:table-cell table:number-columns-repeated="6"/>
        </table:table-row>
        <table:table-row table:style-name="ro1">
          <table:table-cell office:value-type="string">
            <text:p>размер</text:p>
          </table:table-cell>
          <table:table-cell office:value-type="float" office:value="2">
            <text:p>2</text:p>
          </table:table-cell>
          <table:table-cell office:value-type="float" office:value="0.0090274970943">
            <text:p>0,0090274971</text:p>
          </table:table-cell>
          <table:table-cell office:value-type="float" office:value="0.000252550278376">
            <text:p>0,0002525503</text:p>
          </table:table-cell>
          <table:table-cell office:value-type="float" office:value="0.00853071409196">
            <text:p>0,0085307141</text:p>
          </table:table-cell>
          <table:table-cell table:number-columns-repeated="6"/>
        </table:table-row>
        <table:table-row table:style-name="ro1">
          <table:table-cell office:value-type="string">
            <text:p>услуг</text:p>
          </table:table-cell>
          <table:table-cell office:value-type="float" office:value="3">
            <text:p>3</text:p>
          </table:table-cell>
          <table:table-cell office:value-type="float" office:value="0.00901781782311">
            <text:p>0,0090178178</text:p>
          </table:table-cell>
          <table:table-cell office:value-type="float" office:value="0.000252961310226">
            <text:p>0,0002529613</text:p>
          </table:table-cell>
          <table:table-cell office:value-type="float" office:value="0.00852882473931">
            <text:p>0,0085288247</text:p>
          </table:table-cell>
          <table:table-cell table:number-columns-repeated="6"/>
        </table:table-row>
        <table:table-row table:style-name="ro2">
          <table:table-cell office:value-type="string">
            <text:p>непригод</text:p>
          </table:table-cell>
          <table:table-cell office:value-type="float" office:value="2">
            <text:p>2</text:p>
          </table:table-cell>
          <table:table-cell office:value-type="float" office:value="0.00901095091049">
            <text:p>0,0090109509</text:p>
          </table:table-cell>
          <table:table-cell office:value-type="float" office:value="0.000252544161166">
            <text:p>0,0002525442</text:p>
          </table:table-cell>
          <table:table-cell office:value-type="float" office:value="0.00850475168374">
            <text:p>0,0085047517</text:p>
          </table:table-cell>
          <table:table-cell table:number-columns-repeated="6"/>
        </table:table-row>
        <table:table-row table:style-name="ro1">
          <table:table-cell office:value-type="string">
            <text:p>согласован</text:p>
          </table:table-cell>
          <table:table-cell office:value-type="float" office:value="2">
            <text:p>2</text:p>
          </table:table-cell>
          <table:table-cell office:value-type="float" office:value="0.00891206148644">
            <text:p>0,0089120615</text:p>
          </table:table-cell>
          <table:table-cell office:value-type="float" office:value="0.000253107253525">
            <text:p>0,0002531073</text:p>
          </table:table-cell>
          <table:table-cell office:value-type="float" office:value="0.00850423729794">
            <text:p>0,0085042373</text:p>
          </table:table-cell>
          <table:table-cell table:number-columns-repeated="6"/>
        </table:table-row>
        <table:table-row table:style-name="ro1">
          <table:table-cell office:value-type="string">
            <text:p>свойствен</text:p>
          </table:table-cell>
          <table:table-cell office:value-type="float" office:value="2">
            <text:p>2</text:p>
          </table:table-cell>
          <table:table-cell office:value-type="float" office:value="0.00895505512893">
            <text:p>0,0089550551</text:p>
          </table:table-cell>
          <table:table-cell office:value-type="float" office:value="0.000252688661381">
            <text:p>0,0002526887</text:p>
          </table:table-cell>
          <table:table-cell office:value-type="float" office:value="0.00849670155968">
            <text:p>0,0084967016</text:p>
          </table:table-cell>
          <table:table-cell table:number-columns-repeated="6"/>
        </table:table-row>
        <table:table-row table:style-name="ro1">
          <table:table-cell office:value-type="string">
            <text:p>см</text:p>
          </table:table-cell>
          <table:table-cell office:value-type="float" office:value="2">
            <text:p>2</text:p>
          </table:table-cell>
          <table:table-cell office:value-type="float" office:value="0.00895918340973">
            <text:p>0,0089591834</text:p>
          </table:table-cell>
          <table:table-cell office:value-type="float" office:value="0.00025278484452">
            <text:p>0,0002527848</text:p>
          </table:table-cell>
          <table:table-cell office:value-type="float" office:value="0.00848300967648">
            <text:p>0,0084830097</text:p>
          </table:table-cell>
          <table:table-cell table:number-columns-repeated="6"/>
        </table:table-row>
        <table:table-row table:style-name="ro2">
          <table:table-cell office:value-type="string">
            <text:p>кавычк</text:p>
          </table:table-cell>
          <table:table-cell office:value-type="float" office:value="2">
            <text:p>2</text:p>
          </table:table-cell>
          <table:table-cell office:value-type="float" office:value="0.00892840225244">
            <text:p>0,0089284023</text:p>
          </table:table-cell>
          <table:table-cell office:value-type="float" office:value="0.000252654027805">
            <text:p>0,000252654</text:p>
          </table:table-cell>
          <table:table-cell office:value-type="float" office:value="0.00845152741542">
            <text:p>0,0084515274</text:p>
          </table:table-cell>
          <table:table-cell table:number-columns-repeated="6"/>
        </table:table-row>
        <table:table-row table:style-name="ro1">
          <table:table-cell office:value-type="string">
            <text:p>обо</text:p>
          </table:table-cell>
          <table:table-cell office:value-type="float" office:value="2">
            <text:p>2</text:p>
          </table:table-cell>
          <table:table-cell office:value-type="float" office:value="0.00886024766078">
            <text:p>0,0088602477</text:p>
          </table:table-cell>
          <table:table-cell office:value-type="float" office:value="0.000252776381567">
            <text:p>0,0002527764</text:p>
          </table:table-cell>
          <table:table-cell office:value-type="float" office:value="0.00841817100058">
            <text:p>0,008418171</text:p>
          </table:table-cell>
          <table:table-cell table:number-columns-repeated="6"/>
        </table:table-row>
        <table:table-row table:style-name="ro2">
          <table:table-cell office:value-type="string">
            <text:p>оперативн</text:p>
          </table:table-cell>
          <table:table-cell office:value-type="float" office:value="2">
            <text:p>2</text:p>
          </table:table-cell>
          <table:table-cell office:value-type="float" office:value="0.00883040435649">
            <text:p>0,0088304044</text:p>
          </table:table-cell>
          <table:table-cell office:value-type="float" office:value="0.000252796525011">
            <text:p>0,0002527965</text:p>
          </table:table-cell>
          <table:table-cell office:value-type="float" office:value="0.00841119411239">
            <text:p>0,0084111941</text:p>
          </table:table-cell>
          <table:table-cell table:number-columns-repeated="6"/>
        </table:table-row>
        <table:table-row table:style-name="ro1">
          <table:table-cell office:value-type="string">
            <text:p>люб</text:p>
          </table:table-cell>
          <table:table-cell office:value-type="float" office:value="2">
            <text:p>2</text:p>
          </table:table-cell>
          <table:table-cell office:value-type="float" office:value="0.00888876776529">
            <text:p>0,0088887678</text:p>
          </table:table-cell>
          <table:table-cell office:value-type="float" office:value="0.000252640748998">
            <text:p>0,0002526407</text:p>
          </table:table-cell>
          <table:table-cell office:value-type="float" office:value="0.00840177851373">
            <text:p>0,0084017785</text:p>
          </table:table-cell>
          <table:table-cell table:number-columns-repeated="6"/>
        </table:table-row>
        <table:table-row table:style-name="ro1">
          <table:table-cell office:value-type="string">
            <text:p>привел</text:p>
          </table:table-cell>
          <table:table-cell office:value-type="float" office:value="2">
            <text:p>2</text:p>
          </table:table-cell>
          <table:table-cell office:value-type="float" office:value="0.0087960390292">
            <text:p>0,008796039</text:p>
          </table:table-cell>
          <table:table-cell office:value-type="float" office:value="0.000252799557825">
            <text:p>0,0002527996</text:p>
          </table:table-cell>
          <table:table-cell office:value-type="float" office:value="0.00837011379497">
            <text:p>0,0083701138</text:p>
          </table:table-cell>
          <table:table-cell table:number-columns-repeated="6"/>
        </table:table-row>
        <table:table-row table:style-name="ro2">
          <table:table-cell office:value-type="string">
            <text:p>прежд</text:p>
          </table:table-cell>
          <table:table-cell office:value-type="float" office:value="2">
            <text:p>2</text:p>
          </table:table-cell>
          <table:table-cell office:value-type="float" office:value="0.00883079696847">
            <text:p>0,008830797</text:p>
          </table:table-cell>
          <table:table-cell office:value-type="float" office:value="0.000252618889906">
            <text:p>0,0002526189</text:p>
          </table:table-cell>
          <table:table-cell office:value-type="float" office:value="0.00836409943076">
            <text:p>0,0083640994</text:p>
          </table:table-cell>
          <table:table-cell table:number-columns-repeated="6"/>
        </table:table-row>
        <table:table-row table:style-name="ro2">
          <table:table-cell office:value-type="string">
            <text:p>составля</text:p>
          </table:table-cell>
          <table:table-cell office:value-type="float" office:value="2">
            <text:p>2</text:p>
          </table:table-cell>
          <table:table-cell office:value-type="float" office:value="0.00873592749625">
            <text:p>0,0087359275</text:p>
          </table:table-cell>
          <table:table-cell office:value-type="float" office:value="0.000252797493539">
            <text:p>0,0002527975</text:p>
          </table:table-cell>
          <table:table-cell office:value-type="float" office:value="0.00831262947494">
            <text:p>0,0083126295</text:p>
          </table:table-cell>
          <table:table-cell table:number-columns-repeated="6"/>
        </table:table-row>
        <table:table-row table:style-name="ro2">
          <table:table-cell office:value-type="string">
            <text:p>совместн</text:p>
          </table:table-cell>
          <table:table-cell office:value-type="float" office:value="3">
            <text:p>3</text:p>
          </table:table-cell>
          <table:table-cell office:value-type="float" office:value="0.0141640718497">
            <text:p>0,0141640718</text:p>
          </table:table-cell>
          <table:table-cell office:value-type="float" office:value="0.000254362996262">
            <text:p>0,000254363</text:p>
          </table:table-cell>
          <table:table-cell office:value-type="float" office:value="0.00825857546417">
            <text:p>0,0082585755</text:p>
          </table:table-cell>
          <table:table-cell table:number-columns-repeated="6"/>
        </table:table-row>
        <table:table-row table:style-name="ro2">
          <table:table-cell office:value-type="string">
            <text:p>zdonik</text:p>
          </table:table-cell>
          <table:table-cell office:value-type="float" office:value="1">
            <text:p>1</text:p>
          </table:table-cell>
          <table:table-cell office:value-type="float" office:value="0.00693721861701">
            <text:p>0,0069372186</text:p>
          </table:table-cell>
          <table:table-cell office:value-type="float" office:value="0.000252061373622">
            <text:p>0,0002520614</text:p>
          </table:table-cell>
          <table:table-cell office:value-type="float" office:value="0.00765918228438">
            <text:p>0,0076591823</text:p>
          </table:table-cell>
          <table:table-cell table:number-columns-repeated="6"/>
        </table:table-row>
        <table:table-row table:style-name="ro1">
          <table:table-cell office:value-type="string">
            <text:p>задач</text:p>
          </table:table-cell>
          <table:table-cell office:value-type="float" office:value="1">
            <text:p>1</text:p>
          </table:table-cell>
          <table:table-cell office:value-type="float" office:value="0.00689811840689">
            <text:p>0,0068981184</text:p>
          </table:table-cell>
          <table:table-cell office:value-type="float" office:value="0.000252061357605">
            <text:p>0,0002520614</text:p>
          </table:table-cell>
          <table:table-cell office:value-type="float" office:value="0.00759883070313">
            <text:p>0,0075988307</text:p>
          </table:table-cell>
          <table:table-cell table:number-columns-repeated="6"/>
        </table:table-row>
        <table:table-row table:style-name="ro2">
          <table:table-cell office:value-type="string">
            <text:p>здоник</text:p>
          </table:table-cell>
          <table:table-cell office:value-type="float" office:value="1">
            <text:p>1</text:p>
          </table:table-cell>
          <table:table-cell office:value-type="float" office:value="0.00684453072815">
            <text:p>0,0068445307</text:p>
          </table:table-cell>
          <table:table-cell office:value-type="float" office:value="0.000252094326009">
            <text:p>0,0002520943</text:p>
          </table:table-cell>
          <table:table-cell office:value-type="float" office:value="0.00759277787184">
            <text:p>0,0075927779</text:p>
          </table:table-cell>
          <table:table-cell table:number-columns-repeated="6"/>
        </table:table-row>
        <table:table-row table:style-name="ro1">
          <table:table-cell office:value-type="string">
            <text:p>продукт</text:p>
          </table:table-cell>
          <table:table-cell office:value-type="float" office:value="1">
            <text:p>1</text:p>
          </table:table-cell>
          <table:table-cell office:value-type="float" office:value="0.00682844875103">
            <text:p>0,0068284488</text:p>
          </table:table-cell>
          <table:table-cell office:value-type="float" office:value="0.000252061339843">
            <text:p>0,0002520613</text:p>
          </table:table-cell>
          <table:table-cell office:value-type="float" office:value="0.00747830351927">
            <text:p>0,0074783035</text:p>
          </table:table-cell>
          <table:table-cell table:number-columns-repeated="6"/>
        </table:table-row>
        <table:table-row table:style-name="ro2">
          <table:table-cell office:value-type="string">
            <text:p>формальн</text:p>
          </table:table-cell>
          <table:table-cell office:value-type="float" office:value="1">
            <text:p>1</text:p>
          </table:table-cell>
          <table:table-cell office:value-type="float" office:value="0.00677575850837">
            <text:p>0,0067757585</text:p>
          </table:table-cell>
          <table:table-cell office:value-type="float" office:value="0.00025206156091">
            <text:p>0,0002520616</text:p>
          </table:table-cell>
          <table:table-cell office:value-type="float" office:value="0.00746731714708">
            <text:p>0,0074673171</text:p>
          </table:table-cell>
          <table:table-cell table:number-columns-repeated="6"/>
        </table:table-row>
        <table:table-row table:style-name="ro1">
          <table:table-cell office:value-type="string">
            <text:p>менеджер</text:p>
          </table:table-cell>
          <table:table-cell office:value-type="float" office:value="1">
            <text:p>1</text:p>
          </table:table-cell>
          <table:table-cell office:value-type="float" office:value="0.00667139634074">
            <text:p>0,0066713963</text:p>
          </table:table-cell>
          <table:table-cell office:value-type="float" office:value="0.000252082914853">
            <text:p>0,0002520829</text:p>
          </table:table-cell>
          <table:table-cell office:value-type="float" office:value="0.00740747258529">
            <text:p>0,0074074726</text:p>
          </table:table-cell>
          <table:table-cell table:number-columns-repeated="6"/>
        </table:table-row>
        <table:table-row table:style-name="ro1">
          <table:table-cell office:value-type="string">
            <text:p>открыт</text:p>
          </table:table-cell>
          <table:table-cell office:value-type="float" office:value="1">
            <text:p>1</text:p>
          </table:table-cell>
          <table:table-cell office:value-type="float" office:value="0.00670200083329">
            <text:p>0,0067020008</text:p>
          </table:table-cell>
          <table:table-cell office:value-type="float" office:value="0.000252062018709">
            <text:p>0,000252062</text:p>
          </table:table-cell>
          <table:table-cell office:value-type="float" office:value="0.00736012107331">
            <text:p>0,0073601211</text:p>
          </table:table-cell>
          <table:table-cell table:number-columns-repeated="6"/>
        </table:table-row>
        <table:table-row table:style-name="ro1">
          <table:table-cell office:value-type="string">
            <text:p>тип</text:p>
          </table:table-cell>
          <table:table-cell office:value-type="float" office:value="1">
            <text:p>1</text:p>
          </table:table-cell>
          <table:table-cell office:value-type="float" office:value="0.00663763028996">
            <text:p>0,0066376303</text:p>
          </table:table-cell>
          <table:table-cell office:value-type="float" office:value="0.000252061346288">
            <text:p>0,0002520613</text:p>
          </table:table-cell>
          <table:table-cell office:value-type="float" office:value="0.00733449694109">
            <text:p>0,0073344969</text:p>
          </table:table-cell>
          <table:table-cell table:number-columns-repeated="6"/>
        </table:table-row>
        <table:table-row table:style-name="ro2">
          <table:table-cell office:value-type="string">
            <text:p>обеспеч</text:p>
          </table:table-cell>
          <table:table-cell office:value-type="float" office:value="1">
            <text:p>1</text:p>
          </table:table-cell>
          <table:table-cell office:value-type="float" office:value="0.00654114080914">
            <text:p>0,0065411408</text:p>
          </table:table-cell>
          <table:table-cell office:value-type="float" office:value="0.000252084118047">
            <text:p>0,0002520841</text:p>
          </table:table-cell>
          <table:table-cell office:value-type="float" office:value="0.0072996434098">
            <text:p>0,0072996434</text:p>
          </table:table-cell>
          <table:table-cell table:number-columns-repeated="6"/>
        </table:table-row>
        <table:table-row table:style-name="ro1">
          <table:table-cell office:value-type="string">
            <text:p>мал</text:p>
          </table:table-cell>
          <table:table-cell office:value-type="float" office:value="1">
            <text:p>1</text:p>
          </table:table-cell>
          <table:table-cell office:value-type="float" office:value="0.0065099074991">
            <text:p>0,0065099075</text:p>
          </table:table-cell>
          <table:table-cell office:value-type="float" office:value="0.000252129728537">
            <text:p>0,0002521297</text:p>
          </table:table-cell>
          <table:table-cell office:value-type="float" office:value="0.00727774289173">
            <text:p>0,0072777429</text:p>
          </table:table-cell>
          <table:table-cell table:number-columns-repeated="6"/>
        </table:table-row>
        <table:table-row table:style-name="ro2">
          <table:table-cell office:value-type="string">
            <text:p>предварительн</text:p>
          </table:table-cell>
          <table:table-cell office:value-type="float" office:value="1">
            <text:p>1</text:p>
          </table:table-cell>
          <table:table-cell office:value-type="float" office:value="0.0065068405633">
            <text:p>0,0065068406</text:p>
          </table:table-cell>
          <table:table-cell office:value-type="float" office:value="0.000252160055603">
            <text:p>0,0002521601</text:p>
          </table:table-cell>
          <table:table-cell office:value-type="float" office:value="0.00725928270422">
            <text:p>0,0072592827</text:p>
          </table:table-cell>
          <table:table-cell table:number-columns-repeated="6"/>
        </table:table-row>
        <table:table-row table:style-name="ro1">
          <table:table-cell office:value-type="string">
            <text:p>текст</text:p>
          </table:table-cell>
          <table:table-cell office:value-type="float" office:value="1">
            <text:p>1</text:p>
          </table:table-cell>
          <table:table-cell office:value-type="float" office:value="0.00654779908702">
            <text:p>0,0065477991</text:p>
          </table:table-cell>
          <table:table-cell office:value-type="float" office:value="0.000252062013832">
            <text:p>0,000252062</text:p>
          </table:table-cell>
          <table:table-cell office:value-type="float" office:value="0.00722779332495">
            <text:p>0,0072277933</text:p>
          </table:table-cell>
          <table:table-cell table:number-columns-repeated="6"/>
        </table:table-row>
        <table:table-row table:style-name="ro1">
          <table:table-cell office:value-type="string">
            <text:p>хот</text:p>
          </table:table-cell>
          <table:table-cell office:value-type="float" office:value="1">
            <text:p>1</text:p>
          </table:table-cell>
          <table:table-cell office:value-type="float" office:value="0.00649961722064">
            <text:p>0,0064996172</text:p>
          </table:table-cell>
          <table:table-cell office:value-type="float" office:value="0.0002520751105">
            <text:p>0,0002520751</text:p>
          </table:table-cell>
          <table:table-cell office:value-type="float" office:value="0.00720696074845">
            <text:p>0,0072069607</text:p>
          </table:table-cell>
          <table:table-cell table:number-columns-repeated="6"/>
        </table:table-row>
        <table:table-row table:style-name="ro2">
          <table:table-cell office:value-type="string">
            <text:p>федеральн</text:p>
          </table:table-cell>
          <table:table-cell office:value-type="float" office:value="1">
            <text:p>1</text:p>
          </table:table-cell>
          <table:table-cell office:value-type="float" office:value="0.0062340469662">
            <text:p>0,006234047</text:p>
          </table:table-cell>
          <table:table-cell office:value-type="float" office:value="0.000252039953011">
            <text:p>0,00025204</text:p>
          </table:table-cell>
          <table:table-cell office:value-type="float" office:value="0.00718156607567">
            <text:p>0,0071815661</text:p>
          </table:table-cell>
          <table:table-cell table:number-columns-repeated="6"/>
        </table:table-row>
        <table:table-row table:style-name="ro2">
          <table:table-cell office:value-type="string">
            <text:p>eth</text:p>
          </table:table-cell>
          <table:table-cell office:value-type="float" office:value="1">
            <text:p>1</text:p>
          </table:table-cell>
          <table:table-cell office:value-type="float" office:value="0.00614853843957">
            <text:p>0,0061485384</text:p>
          </table:table-cell>
          <table:table-cell office:value-type="float" office:value="0.00025215355337">
            <text:p>0,0002521536</text:p>
          </table:table-cell>
          <table:table-cell office:value-type="float" office:value="0.00717664340682">
            <text:p>0,0071766434</text:p>
          </table:table-cell>
          <table:table-cell table:number-columns-repeated="6"/>
        </table:table-row>
        <table:table-row table:style-name="ro2">
          <table:table-cell office:value-type="string">
            <text:p>концепц</text:p>
          </table:table-cell>
          <table:table-cell office:value-type="float" office:value="1">
            <text:p>1</text:p>
          </table:table-cell>
          <table:table-cell office:value-type="float" office:value="0.00640052206946">
            <text:p>0,0064005221</text:p>
          </table:table-cell>
          <table:table-cell office:value-type="float" office:value="0.000252095427213">
            <text:p>0,0002520954</text:p>
          </table:table-cell>
          <table:table-cell office:value-type="float" office:value="0.00716108609579">
            <text:p>0,0071610861</text:p>
          </table:table-cell>
          <table:table-cell table:number-columns-repeated="6"/>
        </table:table-row>
        <table:table-row table:style-name="ro2">
          <table:table-cell office:value-type="string">
            <text:p>наход</text:p>
          </table:table-cell>
          <table:table-cell office:value-type="float" office:value="1">
            <text:p>1</text:p>
          </table:table-cell>
          <table:table-cell office:value-type="float" office:value="0.00638885722025">
            <text:p>0,0063888572</text:p>
          </table:table-cell>
          <table:table-cell office:value-type="float" office:value="0.000252113626115">
            <text:p>0,0002521136</text:p>
          </table:table-cell>
          <table:table-cell office:value-type="float" office:value="0.00715038739494">
            <text:p>0,0071503874</text:p>
          </table:table-cell>
          <table:table-cell table:number-columns-repeated="6"/>
        </table:table-row>
        <table:table-row table:style-name="ro2">
          <table:table-cell office:value-type="string">
            <text:p>участ</text:p>
          </table:table-cell>
          <table:table-cell office:value-type="float" office:value="1">
            <text:p>1</text:p>
          </table:table-cell>
          <table:table-cell office:value-type="float" office:value="0.00556504575213">
            <text:p>0,0055650458</text:p>
          </table:table-cell>
          <table:table-cell office:value-type="float" office:value="0.000252128104394">
            <text:p>0,0002521281</text:p>
          </table:table-cell>
          <table:table-cell office:value-type="float" office:value="0.00713883519588">
            <text:p>0,0071388352</text:p>
          </table:table-cell>
          <table:table-cell table:number-columns-repeated="6"/>
        </table:table-row>
        <table:table-row table:style-name="ro2">
          <table:table-cell office:value-type="string">
            <text:p>коммерческ</text:p>
          </table:table-cell>
          <table:table-cell office:value-type="float" office:value="1">
            <text:p>1</text:p>
          </table:table-cell>
          <table:table-cell office:value-type="float" office:value="0.00643150921984">
            <text:p>0,0064315092</text:p>
          </table:table-cell>
          <table:table-cell office:value-type="float" office:value="0.000252059306628">
            <text:p>0,0002520593</text:p>
          </table:table-cell>
          <table:table-cell office:value-type="float" office:value="0.0071357245913">
            <text:p>0,0071357246</text:p>
          </table:table-cell>
          <table:table-cell table:number-columns-repeated="6"/>
        </table:table-row>
        <table:table-row table:style-name="ro2">
          <table:table-cell office:value-type="string">
            <text:p>фиксац</text:p>
          </table:table-cell>
          <table:table-cell office:value-type="float" office:value="1">
            <text:p>1</text:p>
          </table:table-cell>
          <table:table-cell office:value-type="float" office:value="0.00639603741943">
            <text:p>0,0063960374</text:p>
          </table:table-cell>
          <table:table-cell office:value-type="float" office:value="0.000252061673327">
            <text:p>0,0002520617</text:p>
          </table:table-cell>
          <table:table-cell office:value-type="float" office:value="0.00713330229227">
            <text:p>0,0071333023</text:p>
          </table:table-cell>
          <table:table-cell table:number-columns-repeated="6"/>
        </table:table-row>
        <table:table-row table:style-name="ro1">
          <table:table-cell office:value-type="string">
            <text:p>действ</text:p>
          </table:table-cell>
          <table:table-cell office:value-type="float" office:value="1">
            <text:p>1</text:p>
          </table:table-cell>
          <table:table-cell office:value-type="float" office:value="0.00638830817414">
            <text:p>0,0063883082</text:p>
          </table:table-cell>
          <table:table-cell office:value-type="float" office:value="0.000252073713418">
            <text:p>0,0002520737</text:p>
          </table:table-cell>
          <table:table-cell office:value-type="float" office:value="0.00712683476289">
            <text:p>0,0071268348</text:p>
          </table:table-cell>
          <table:table-cell table:number-columns-repeated="6"/>
        </table:table-row>
        <table:table-row table:style-name="ro2">
          <table:table-cell office:value-type="string">
            <text:p>отрицательн</text:p>
          </table:table-cell>
          <table:table-cell office:value-type="float" office:value="1">
            <text:p>1</text:p>
          </table:table-cell>
          <table:table-cell office:value-type="float" office:value="0.00636368629178">
            <text:p>0,0063636863</text:p>
          </table:table-cell>
          <table:table-cell office:value-type="float" office:value="0.000252085470119">
            <text:p>0,0002520855</text:p>
          </table:table-cell>
          <table:table-cell office:value-type="float" office:value="0.00711762988815">
            <text:p>0,0071176299</text:p>
          </table:table-cell>
          <table:table-cell table:number-columns-repeated="6"/>
        </table:table-row>
        <table:table-row table:style-name="ro2">
          <table:table-cell office:value-type="string">
            <text:p>немн</text:p>
          </table:table-cell>
          <table:table-cell office:value-type="float" office:value="2">
            <text:p>2</text:p>
          </table:table-cell>
          <table:table-cell office:value-type="float" office:value="0.00636937161959">
            <text:p>0,0063693716</text:p>
          </table:table-cell>
          <table:table-cell office:value-type="float" office:value="0.000252233814304">
            <text:p>0,0002522338</text:p>
          </table:table-cell>
          <table:table-cell office:value-type="float" office:value="0.0070986204677">
            <text:p>0,0070986205</text:p>
          </table:table-cell>
          <table:table-cell table:number-columns-repeated="6"/>
        </table:table-row>
        <table:table-row table:style-name="ro2">
          <table:table-cell office:value-type="string">
            <text:p>unavailabl</text:p>
          </table:table-cell>
          <table:table-cell office:value-type="float" office:value="1">
            <text:p>1</text:p>
          </table:table-cell>
          <table:table-cell office:value-type="float" office:value="0.0063732820996">
            <text:p>0,0063732821</text:p>
          </table:table-cell>
          <table:table-cell office:value-type="float" office:value="0.000252072999032">
            <text:p>0,000252073</text:p>
          </table:table-cell>
          <table:table-cell office:value-type="float" office:value="0.00709484472739">
            <text:p>0,0070948447</text:p>
          </table:table-cell>
          <table:table-cell table:number-columns-repeated="6"/>
        </table:table-row>
        <table:table-row table:style-name="ro2">
          <table:table-cell office:value-type="string">
            <text:p>yaho</text:p>
          </table:table-cell>
          <table:table-cell office:value-type="float" office:value="1">
            <text:p>1</text:p>
          </table:table-cell>
          <table:table-cell office:value-type="float" office:value="0.00632812758494">
            <text:p>0,0063281276</text:p>
          </table:table-cell>
          <table:table-cell office:value-type="float" office:value="0.000252104808373">
            <text:p>0,0002521048</text:p>
          </table:table-cell>
          <table:table-cell office:value-type="float" office:value="0.00709002352434">
            <text:p>0,0070900235</text:p>
          </table:table-cell>
          <table:table-cell table:number-columns-repeated="6"/>
        </table:table-row>
        <table:table-row table:style-name="ro2">
          <table:table-cell office:value-type="string">
            <text:p>отнест</text:p>
          </table:table-cell>
          <table:table-cell office:value-type="float" office:value="1">
            <text:p>1</text:p>
          </table:table-cell>
          <table:table-cell office:value-type="float" office:value="0.00619149559403">
            <text:p>0,0061914956</text:p>
          </table:table-cell>
          <table:table-cell office:value-type="float" office:value="0.000252102272276">
            <text:p>0,0002521023</text:p>
          </table:table-cell>
          <table:table-cell office:value-type="float" office:value="0.00708840775398">
            <text:p>0,0070884078</text:p>
          </table:table-cell>
          <table:table-cell table:number-columns-repeated="6"/>
        </table:table-row>
        <table:table-row table:style-name="ro2">
          <table:table-cell office:value-type="string">
            <text:p>stonebraker</text:p>
          </table:table-cell>
          <table:table-cell office:value-type="float" office:value="1">
            <text:p>1</text:p>
          </table:table-cell>
          <table:table-cell office:value-type="float" office:value="0.00628452131053">
            <text:p>0,0062845213</text:p>
          </table:table-cell>
          <table:table-cell office:value-type="float" office:value="0.000252107641788">
            <text:p>0,0002521076</text:p>
          </table:table-cell>
          <table:table-cell office:value-type="float" office:value="0.00707224375554">
            <text:p>0,0070722438</text:p>
          </table:table-cell>
          <table:table-cell table:number-columns-repeated="6"/>
        </table:table-row>
        <table:table-row table:style-name="ro2">
          <table:table-cell office:value-type="string">
            <text:p>совс</text:p>
          </table:table-cell>
          <table:table-cell office:value-type="float" office:value="1">
            <text:p>1</text:p>
          </table:table-cell>
          <table:table-cell office:value-type="float" office:value="0.00633206044093">
            <text:p>0,0063320604</text:p>
          </table:table-cell>
          <table:table-cell office:value-type="float" office:value="0.000252101509974">
            <text:p>0,0002521015</text:p>
          </table:table-cell>
          <table:table-cell office:value-type="float" office:value="0.00706960347835">
            <text:p>0,0070696035</text:p>
          </table:table-cell>
          <table:table-cell table:number-columns-repeated="6"/>
        </table:table-row>
        <table:table-row table:style-name="ro1">
          <table:table-cell office:value-type="string">
            <text:p>тест</text:p>
          </table:table-cell>
          <table:table-cell office:value-type="float" office:value="1">
            <text:p>1</text:p>
          </table:table-cell>
          <table:table-cell office:value-type="float" office:value="0.00631479353914">
            <text:p>0,0063147935</text:p>
          </table:table-cell>
          <table:table-cell office:value-type="float" office:value="0.000252113378048">
            <text:p>0,0002521134</text:p>
          </table:table-cell>
          <table:table-cell office:value-type="float" office:value="0.00705588204043">
            <text:p>0,007055882</text:p>
          </table:table-cell>
          <table:table-cell table:number-columns-repeated="6"/>
        </table:table-row>
        <table:table-row table:style-name="ro2">
          <table:table-cell office:value-type="string">
            <text:p>gpl</text:p>
          </table:table-cell>
          <table:table-cell office:value-type="float" office:value="1">
            <text:p>1</text:p>
          </table:table-cell>
          <table:table-cell office:value-type="float" office:value="0.00634062640857">
            <text:p>0,0063406264</text:p>
          </table:table-cell>
          <table:table-cell office:value-type="float" office:value="0.000252042125649">
            <text:p>0,0002520421</text:p>
          </table:table-cell>
          <table:table-cell office:value-type="float" office:value="0.00705579484807">
            <text:p>0,0070557948</text:p>
          </table:table-cell>
          <table:table-cell table:number-columns-repeated="6"/>
        </table:table-row>
        <table:table-row table:style-name="ro1">
          <table:table-cell office:value-type="string">
            <text:p>сет</text:p>
          </table:table-cell>
          <table:table-cell office:value-type="float" office:value="1">
            <text:p>1</text:p>
          </table:table-cell>
          <table:table-cell office:value-type="float" office:value="0.00632826286142">
            <text:p>0,0063282629</text:p>
          </table:table-cell>
          <table:table-cell office:value-type="float" office:value="0.000252061619961">
            <text:p>0,0002520616</text:p>
          </table:table-cell>
          <table:table-cell office:value-type="float" office:value="0.00704772422171">
            <text:p>0,0070477242</text:p>
          </table:table-cell>
          <table:table-cell table:number-columns-repeated="6"/>
        </table:table-row>
        <table:table-row table:style-name="ro1">
          <table:table-cell office:value-type="string">
            <text:p>середин</text:p>
          </table:table-cell>
          <table:table-cell office:value-type="float" office:value="1">
            <text:p>1</text:p>
          </table:table-cell>
          <table:table-cell office:value-type="float" office:value="0.00622976788366">
            <text:p>0,0062297679</text:p>
          </table:table-cell>
          <table:table-cell office:value-type="float" office:value="0.000252102530963">
            <text:p>0,0002521025</text:p>
          </table:table-cell>
          <table:table-cell office:value-type="float" office:value="0.00704479893342">
            <text:p>0,0070447989</text:p>
          </table:table-cell>
          <table:table-cell table:number-columns-repeated="6"/>
        </table:table-row>
        <table:table-row table:style-name="ro1">
          <table:table-cell office:value-type="string">
            <text:p>мог</text:p>
          </table:table-cell>
          <table:table-cell office:value-type="float" office:value="1">
            <text:p>1</text:p>
          </table:table-cell>
          <table:table-cell office:value-type="float" office:value="0.00631935947694">
            <text:p>0,0063193595</text:p>
          </table:table-cell>
          <table:table-cell office:value-type="float" office:value="0.000252032623733">
            <text:p>0,0002520326</text:p>
          </table:table-cell>
          <table:table-cell office:value-type="float" office:value="0.00703392590635">
            <text:p>0,0070339259</text:p>
          </table:table-cell>
          <table:table-cell table:number-columns-repeated="6"/>
        </table:table-row>
        <table:table-row table:style-name="ro1">
          <table:table-cell office:value-type="string">
            <text:p>ошибок</text:p>
          </table:table-cell>
          <table:table-cell office:value-type="float" office:value="1">
            <text:p>1</text:p>
          </table:table-cell>
          <table:table-cell office:value-type="float" office:value="0.0061175093165">
            <text:p>0,0061175093</text:p>
          </table:table-cell>
          <table:table-cell office:value-type="float" office:value="0.000252090092831">
            <text:p>0,0002520901</text:p>
          </table:table-cell>
          <table:table-cell office:value-type="float" office:value="0.00703012657726">
            <text:p>0,0070301266</text:p>
          </table:table-cell>
          <table:table-cell table:number-columns-repeated="6"/>
        </table:table-row>
        <table:table-row table:style-name="ro2">
          <table:table-cell office:value-type="string">
            <text:p>реша</text:p>
          </table:table-cell>
          <table:table-cell office:value-type="float" office:value="1">
            <text:p>1</text:p>
          </table:table-cell>
          <table:table-cell office:value-type="float" office:value="0.00629581885753">
            <text:p>0,0062958189</text:p>
          </table:table-cell>
          <table:table-cell office:value-type="float" office:value="0.00025201906834">
            <text:p>0,0002520191</text:p>
          </table:table-cell>
          <table:table-cell office:value-type="float" office:value="0.00701651857356">
            <text:p>0,0070165186</text:p>
          </table:table-cell>
          <table:table-cell table:number-columns-repeated="6"/>
        </table:table-row>
        <table:table-row table:style-name="ro2">
          <table:table-cell office:value-type="string">
            <text:p>поздн</text:p>
          </table:table-cell>
          <table:table-cell office:value-type="float" office:value="1">
            <text:p>1</text:p>
          </table:table-cell>
          <table:table-cell office:value-type="float" office:value="0.0062911558091">
            <text:p>0,0062911558</text:p>
          </table:table-cell>
          <table:table-cell office:value-type="float" office:value="0.000252041952689">
            <text:p>0,000252042</text:p>
          </table:table-cell>
          <table:table-cell office:value-type="float" office:value="0.00700367536964">
            <text:p>0,0070036754</text:p>
          </table:table-cell>
          <table:table-cell table:number-columns-repeated="6"/>
        </table:table-row>
        <table:table-row table:style-name="ro2">
          <table:table-cell office:value-type="string">
            <text:p>крайн</text:p>
          </table:table-cell>
          <table:table-cell office:value-type="float" office:value="1">
            <text:p>1</text:p>
          </table:table-cell>
          <table:table-cell office:value-type="float" office:value="0.00619854833456">
            <text:p>0,0061985483</text:p>
          </table:table-cell>
          <table:table-cell office:value-type="float" office:value="0.000252129686075">
            <text:p>0,0002521297</text:p>
          </table:table-cell>
          <table:table-cell office:value-type="float" office:value="0.00700332455323">
            <text:p>0,0070033246</text:p>
          </table:table-cell>
          <table:table-cell table:number-columns-repeated="6"/>
        </table:table-row>
        <table:table-row table:style-name="ro1">
          <table:table-cell office:value-type="string">
            <text:p>придет</text:p>
          </table:table-cell>
          <table:table-cell office:value-type="float" office:value="1">
            <text:p>1</text:p>
          </table:table-cell>
          <table:table-cell office:value-type="float" office:value="0.00624676605162">
            <text:p>0,0062467661</text:p>
          </table:table-cell>
          <table:table-cell office:value-type="float" office:value="0.000252086801119">
            <text:p>0,0002520868</text:p>
          </table:table-cell>
          <table:table-cell office:value-type="float" office:value="0.00699658963934">
            <text:p>0,0069965896</text:p>
          </table:table-cell>
          <table:table-cell table:number-columns-repeated="6"/>
        </table:table-row>
        <table:table-row table:style-name="ro1">
          <table:table-cell office:value-type="string">
            <text:p>таков</text:p>
          </table:table-cell>
          <table:table-cell office:value-type="float" office:value="1">
            <text:p>1</text:p>
          </table:table-cell>
          <table:table-cell office:value-type="float" office:value="0.00626672292019">
            <text:p>0,0062667229</text:p>
          </table:table-cell>
          <table:table-cell office:value-type="float" office:value="0.000252092017923">
            <text:p>0,000252092</text:p>
          </table:table-cell>
          <table:table-cell office:value-type="float" office:value="0.00699612718419">
            <text:p>0,0069961272</text:p>
          </table:table-cell>
          <table:table-cell table:number-columns-repeated="6"/>
        </table:table-row>
        <table:table-row table:style-name="ro2">
          <table:table-cell office:value-type="string">
            <text:p>amazon</text:p>
          </table:table-cell>
          <table:table-cell office:value-type="float" office:value="1">
            <text:p>1</text:p>
          </table:table-cell>
          <table:table-cell office:value-type="float" office:value="0.00620642909467">
            <text:p>0,0062064291</text:p>
          </table:table-cell>
          <table:table-cell office:value-type="float" office:value="0.000252110168159">
            <text:p>0,0002521102</text:p>
          </table:table-cell>
          <table:table-cell office:value-type="float" office:value="0.00699096940167">
            <text:p>0,0069909694</text:p>
          </table:table-cell>
          <table:table-cell table:number-columns-repeated="6"/>
        </table:table-row>
        <table:table-row table:style-name="ro2">
          <table:table-cell office:value-type="string">
            <text:p>распростран</text:p>
          </table:table-cell>
          <table:table-cell office:value-type="float" office:value="1">
            <text:p>1</text:p>
          </table:table-cell>
          <table:table-cell office:value-type="float" office:value="0.00625510626166">
            <text:p>0,0062551063</text:p>
          </table:table-cell>
          <table:table-cell office:value-type="float" office:value="0.00025210172446">
            <text:p>0,0002521017</text:p>
          </table:table-cell>
          <table:table-cell office:value-type="float" office:value="0.00698600990916">
            <text:p>0,0069860099</text:p>
          </table:table-cell>
          <table:table-cell table:number-columns-repeated="6"/>
        </table:table-row>
        <table:table-row table:style-name="ro2">
          <table:table-cell office:value-type="string">
            <text:p>наслед</text:p>
          </table:table-cell>
          <table:table-cell office:value-type="float" office:value="1">
            <text:p>1</text:p>
          </table:table-cell>
          <table:table-cell office:value-type="float" office:value="0.00622281609907">
            <text:p>0,0062228161</text:p>
          </table:table-cell>
          <table:table-cell office:value-type="float" office:value="0.000252151193396">
            <text:p>0,0002521512</text:p>
          </table:table-cell>
          <table:table-cell office:value-type="float" office:value="0.00698272916614">
            <text:p>0,0069827292</text:p>
          </table:table-cell>
          <table:table-cell table:number-columns-repeated="6"/>
        </table:table-row>
        <table:table-row table:style-name="ro2">
          <table:table-cell office:value-type="string">
            <text:p>конкуренц</text:p>
          </table:table-cell>
          <table:table-cell office:value-type="float" office:value="1">
            <text:p>1</text:p>
          </table:table-cell>
          <table:table-cell office:value-type="float" office:value="0.00620539705797">
            <text:p>0,0062053971</text:p>
          </table:table-cell>
          <table:table-cell office:value-type="float" office:value="0.000252127140389">
            <text:p>0,0002521271</text:p>
          </table:table-cell>
          <table:table-cell office:value-type="float" office:value="0.00698247619904">
            <text:p>0,0069824762</text:p>
          </table:table-cell>
          <table:table-cell table:number-columns-repeated="6"/>
        </table:table-row>
        <table:table-row table:style-name="ro2">
          <table:table-cell office:value-type="string">
            <text:p>обобщ</text:p>
          </table:table-cell>
          <table:table-cell office:value-type="float" office:value="1">
            <text:p>1</text:p>
          </table:table-cell>
          <table:table-cell office:value-type="float" office:value="0.0062602641245">
            <text:p>0,0062602641</text:p>
          </table:table-cell>
          <table:table-cell office:value-type="float" office:value="0.000252085191421">
            <text:p>0,0002520852</text:p>
          </table:table-cell>
          <table:table-cell office:value-type="float" office:value="0.00698245123357">
            <text:p>0,0069824512</text:p>
          </table:table-cell>
          <table:table-cell table:number-columns-repeated="6"/>
        </table:table-row>
        <table:table-row table:style-name="ro1">
          <table:table-cell office:value-type="string">
            <text:p>расход</text:p>
          </table:table-cell>
          <table:table-cell office:value-type="float" office:value="1">
            <text:p>1</text:p>
          </table:table-cell>
          <table:table-cell office:value-type="float" office:value="0.00623943773767">
            <text:p>0,0062394377</text:p>
          </table:table-cell>
          <table:table-cell office:value-type="float" office:value="0.000252150695766">
            <text:p>0,0002521507</text:p>
          </table:table-cell>
          <table:table-cell office:value-type="float" office:value="0.00698114720116">
            <text:p>0,0069811472</text:p>
          </table:table-cell>
          <table:table-cell table:number-columns-repeated="6"/>
        </table:table-row>
        <table:table-row table:style-name="ro2">
          <table:table-cell office:value-type="string">
            <text:p>сша</text:p>
          </table:table-cell>
          <table:table-cell office:value-type="float" office:value="1">
            <text:p>1</text:p>
          </table:table-cell>
          <table:table-cell office:value-type="float" office:value="0.00564734045411">
            <text:p>0,0056473405</text:p>
          </table:table-cell>
          <table:table-cell office:value-type="float" office:value="0.000252051067686">
            <text:p>0,0002520511</text:p>
          </table:table-cell>
          <table:table-cell office:value-type="float" office:value="0.00697902914316">
            <text:p>0,0069790291</text:p>
          </table:table-cell>
          <table:table-cell table:number-columns-repeated="6"/>
        </table:table-row>
        <table:table-row table:style-name="ro2">
          <table:table-cell office:value-type="string">
            <text:p>некоррректн</text:p>
          </table:table-cell>
          <table:table-cell office:value-type="float" office:value="1">
            <text:p>1</text:p>
          </table:table-cell>
          <table:table-cell office:value-type="float" office:value="0.00625707033048">
            <text:p>0,0062570703</text:p>
          </table:table-cell>
          <table:table-cell office:value-type="float" office:value="0.000252019939379">
            <text:p>0,0002520199</text:p>
          </table:table-cell>
          <table:table-cell office:value-type="float" office:value="0.00697838557588">
            <text:p>0,0069783856</text:p>
          </table:table-cell>
          <table:table-cell table:number-columns-repeated="6"/>
        </table:table-row>
        <table:table-row table:style-name="ro2">
          <table:table-cell office:value-type="string">
            <text:p>вперв</text:p>
          </table:table-cell>
          <table:table-cell office:value-type="float" office:value="1">
            <text:p>1</text:p>
          </table:table-cell>
          <table:table-cell office:value-type="float" office:value="0.00617544629302">
            <text:p>0,0061754463</text:p>
          </table:table-cell>
          <table:table-cell office:value-type="float" office:value="0.000252166816684">
            <text:p>0,0002521668</text:p>
          </table:table-cell>
          <table:table-cell office:value-type="float" office:value="0.00696892313958">
            <text:p>0,0069689231</text:p>
          </table:table-cell>
          <table:table-cell table:number-columns-repeated="6"/>
        </table:table-row>
        <table:table-row table:style-name="ro1">
          <table:table-cell office:value-type="string">
            <text:p>компонент</text:p>
          </table:table-cell>
          <table:table-cell office:value-type="float" office:value="1">
            <text:p>1</text:p>
          </table:table-cell>
          <table:table-cell office:value-type="float" office:value="0.00621541062829">
            <text:p>0,0062154106</text:p>
          </table:table-cell>
          <table:table-cell office:value-type="float" office:value="0.000252036382603">
            <text:p>0,0002520364</text:p>
          </table:table-cell>
          <table:table-cell office:value-type="float" office:value="0.0069548227121">
            <text:p>0,0069548227</text:p>
          </table:table-cell>
          <table:table-cell table:number-columns-repeated="6"/>
        </table:table-row>
        <table:table-row table:style-name="ro2">
          <table:table-cell office:value-type="string">
            <text:p>означа</text:p>
          </table:table-cell>
          <table:table-cell office:value-type="float" office:value="1">
            <text:p>1</text:p>
          </table:table-cell>
          <table:table-cell office:value-type="float" office:value="0.00622183603152">
            <text:p>0,006221836</text:p>
          </table:table-cell>
          <table:table-cell office:value-type="float" office:value="0.000252121731842">
            <text:p>0,0002521217</text:p>
          </table:table-cell>
          <table:table-cell office:value-type="float" office:value="0.00695218164617">
            <text:p>0,0069521816</text:p>
          </table:table-cell>
          <table:table-cell table:number-columns-repeated="6"/>
        </table:table-row>
        <table:table-row table:style-name="ro2">
          <table:table-cell office:value-type="string">
            <text:p>управля</text:p>
          </table:table-cell>
          <table:table-cell office:value-type="float" office:value="1">
            <text:p>1</text:p>
          </table:table-cell>
          <table:table-cell office:value-type="float" office:value="0.00620558917524">
            <text:p>0,0062055892</text:p>
          </table:table-cell>
          <table:table-cell office:value-type="float" office:value="0.000252074561063">
            <text:p>0,0002520746</text:p>
          </table:table-cell>
          <table:table-cell office:value-type="float" office:value="0.00694715155653">
            <text:p>0,0069471516</text:p>
          </table:table-cell>
          <table:table-cell table:number-columns-repeated="6"/>
        </table:table-row>
        <table:table-row table:style-name="ro2">
          <table:table-cell office:value-type="string">
            <text:p>всегд</text:p>
          </table:table-cell>
          <table:table-cell office:value-type="float" office:value="1">
            <text:p>1</text:p>
          </table:table-cell>
          <table:table-cell office:value-type="float" office:value="0.00620689080551">
            <text:p>0,0062068908</text:p>
          </table:table-cell>
          <table:table-cell office:value-type="float" office:value="0.000252104084913">
            <text:p>0,0002521041</text:p>
          </table:table-cell>
          <table:table-cell office:value-type="float" office:value="0.00694132612655">
            <text:p>0,0069413261</text:p>
          </table:table-cell>
          <table:table-cell table:number-columns-repeated="6"/>
        </table:table-row>
        <table:table-row table:style-name="ro2">
          <table:table-cell office:value-type="string">
            <text:p>созда</text:p>
          </table:table-cell>
          <table:table-cell office:value-type="float" office:value="1">
            <text:p>1</text:p>
          </table:table-cell>
          <table:table-cell office:value-type="float" office:value="0.00613911516843">
            <text:p>0,0061391152</text:p>
          </table:table-cell>
          <table:table-cell office:value-type="float" office:value="0.000252127530184">
            <text:p>0,0002521275</text:p>
          </table:table-cell>
          <table:table-cell office:value-type="float" office:value="0.00694124464936">
            <text:p>0,0069412446</text:p>
          </table:table-cell>
          <table:table-cell table:number-columns-repeated="6"/>
        </table:table-row>
        <table:table-row table:style-name="ro2">
          <table:table-cell office:value-type="string">
            <text:p>реч</text:p>
          </table:table-cell>
          <table:table-cell office:value-type="float" office:value="1">
            <text:p>1</text:p>
          </table:table-cell>
          <table:table-cell office:value-type="float" office:value="0.00617685986858">
            <text:p>0,0061768599</text:p>
          </table:table-cell>
          <table:table-cell office:value-type="float" office:value="0.000252072395312">
            <text:p>0,0002520724</text:p>
          </table:table-cell>
          <table:table-cell office:value-type="float" office:value="0.00693899493192">
            <text:p>0,0069389949</text:p>
          </table:table-cell>
          <table:table-cell table:number-columns-repeated="6"/>
        </table:table-row>
        <table:table-row table:style-name="ro1">
          <table:table-cell office:value-type="string">
            <text:p>ряд</text:p>
          </table:table-cell>
          <table:table-cell office:value-type="float" office:value="1">
            <text:p>1</text:p>
          </table:table-cell>
          <table:table-cell office:value-type="float" office:value="0.0055971007665">
            <text:p>0,0055971008</text:p>
          </table:table-cell>
          <table:table-cell office:value-type="float" office:value="0.000252020125697">
            <text:p>0,0002520201</text:p>
          </table:table-cell>
          <table:table-cell office:value-type="float" office:value="0.00693328041183">
            <text:p>0,0069332804</text:p>
          </table:table-cell>
          <table:table-cell table:number-columns-repeated="6"/>
        </table:table-row>
        <table:table-row table:style-name="ro2">
          <table:table-cell office:value-type="string">
            <text:p>снижа</text:p>
          </table:table-cell>
          <table:table-cell office:value-type="float" office:value="1">
            <text:p>1</text:p>
          </table:table-cell>
          <table:table-cell office:value-type="float" office:value="0.00621014475301">
            <text:p>0,0062101448</text:p>
          </table:table-cell>
          <table:table-cell office:value-type="float" office:value="0.000252028819769">
            <text:p>0,0002520288</text:p>
          </table:table-cell>
          <table:table-cell office:value-type="float" office:value="0.00693319001347">
            <text:p>0,00693319</text:p>
          </table:table-cell>
          <table:table-cell table:number-columns-repeated="6"/>
        </table:table-row>
        <table:table-row table:style-name="ro1">
          <table:table-cell office:value-type="string">
            <text:p>мер</text:p>
          </table:table-cell>
          <table:table-cell office:value-type="float" office:value="2">
            <text:p>2</text:p>
          </table:table-cell>
          <table:table-cell office:value-type="float" office:value="0.00613250540026">
            <text:p>0,0061325054</text:p>
          </table:table-cell>
          <table:table-cell office:value-type="float" office:value="0.000252325748475">
            <text:p>0,0002523257</text:p>
          </table:table-cell>
          <table:table-cell office:value-type="float" office:value="0.00693118687292">
            <text:p>0,0069311869</text:p>
          </table:table-cell>
          <table:table-cell table:number-columns-repeated="6"/>
        </table:table-row>
        <table:table-row table:style-name="ro2">
          <table:table-cell office:value-type="string">
            <text:p>изолирова</text:p>
          </table:table-cell>
          <table:table-cell office:value-type="float" office:value="1">
            <text:p>1</text:p>
          </table:table-cell>
          <table:table-cell office:value-type="float" office:value="0.00617551701831">
            <text:p>0,006175517</text:p>
          </table:table-cell>
          <table:table-cell office:value-type="float" office:value="0.000252058911517">
            <text:p>0,0002520589</text:p>
          </table:table-cell>
          <table:table-cell office:value-type="float" office:value="0.00693104174478">
            <text:p>0,0069310417</text:p>
          </table:table-cell>
          <table:table-cell table:number-columns-repeated="6"/>
        </table:table-row>
        <table:table-row table:style-name="ro2">
          <table:table-cell office:value-type="string">
            <text:p>недостаточн</text:p>
          </table:table-cell>
          <table:table-cell office:value-type="float" office:value="1">
            <text:p>1</text:p>
          </table:table-cell>
          <table:table-cell office:value-type="float" office:value="0.00613966705089">
            <text:p>0,0061396671</text:p>
          </table:table-cell>
          <table:table-cell office:value-type="float" office:value="0.000252170823197">
            <text:p>0,0002521708</text:p>
          </table:table-cell>
          <table:table-cell office:value-type="float" office:value="0.00693079883064">
            <text:p>0,0069307988</text:p>
          </table:table-cell>
          <table:table-cell table:number-columns-repeated="6"/>
        </table:table-row>
        <table:table-row table:style-name="ro2">
          <table:table-cell office:value-type="string">
            <text:p>дорож</text:p>
          </table:table-cell>
          <table:table-cell office:value-type="float" office:value="1">
            <text:p>1</text:p>
          </table:table-cell>
          <table:table-cell office:value-type="float" office:value="0.00613133787281">
            <text:p>0,0061313379</text:p>
          </table:table-cell>
          <table:table-cell office:value-type="float" office:value="0.000252158794517">
            <text:p>0,0002521588</text:p>
          </table:table-cell>
          <table:table-cell office:value-type="float" office:value="0.00693074087911">
            <text:p>0,0069307409</text:p>
          </table:table-cell>
          <table:table-cell table:number-columns-repeated="6"/>
        </table:table-row>
        <table:table-row table:style-name="ro2">
          <table:table-cell office:value-type="string">
            <text:p>asterdat</text:p>
          </table:table-cell>
          <table:table-cell office:value-type="float" office:value="1">
            <text:p>1</text:p>
          </table:table-cell>
          <table:table-cell office:value-type="float" office:value="0.00608455066686">
            <text:p>0,0060845507</text:p>
          </table:table-cell>
          <table:table-cell office:value-type="float" office:value="0.000252119546973">
            <text:p>0,0002521195</text:p>
          </table:table-cell>
          <table:table-cell office:value-type="float" office:value="0.00693048181977">
            <text:p>0,0069304818</text:p>
          </table:table-cell>
          <table:table-cell table:number-columns-repeated="6"/>
        </table:table-row>
        <table:table-row table:style-name="ro1">
          <table:table-cell office:value-type="string">
            <text:p>стоя</text:p>
          </table:table-cell>
          <table:table-cell office:value-type="float" office:value="1">
            <text:p>1</text:p>
          </table:table-cell>
          <table:table-cell office:value-type="float" office:value="0.00619275818804">
            <text:p>0,0061927582</text:p>
          </table:table-cell>
          <table:table-cell office:value-type="float" office:value="0.000252073334732">
            <text:p>0,0002520733</text:p>
          </table:table-cell>
          <table:table-cell office:value-type="float" office:value="0.006929191817">
            <text:p>0,0069291918</text:p>
          </table:table-cell>
          <table:table-cell table:number-columns-repeated="6"/>
        </table:table-row>
        <table:table-row table:style-name="ro2">
          <table:table-cell office:value-type="string">
            <text:p>частичн</text:p>
          </table:table-cell>
          <table:table-cell office:value-type="float" office:value="1">
            <text:p>1</text:p>
          </table:table-cell>
          <table:table-cell office:value-type="float" office:value="0.00617233609038">
            <text:p>0,0061723361</text:p>
          </table:table-cell>
          <table:table-cell office:value-type="float" office:value="0.000252131752578">
            <text:p>0,0002521318</text:p>
          </table:table-cell>
          <table:table-cell office:value-type="float" office:value="0.00692843838624">
            <text:p>0,0069284384</text:p>
          </table:table-cell>
          <table:table-cell table:number-columns-repeated="6"/>
        </table:table-row>
        <table:table-row table:style-name="ro2">
          <table:table-cell office:value-type="string">
            <text:p>появля</text:p>
          </table:table-cell>
          <table:table-cell office:value-type="float" office:value="1">
            <text:p>1</text:p>
          </table:table-cell>
          <table:table-cell office:value-type="float" office:value="0.00614993395449">
            <text:p>0,006149934</text:p>
          </table:table-cell>
          <table:table-cell office:value-type="float" office:value="0.00025200652031">
            <text:p>0,0002520065</text:p>
          </table:table-cell>
          <table:table-cell office:value-type="float" office:value="0.00692652899331">
            <text:p>0,006926529</text:p>
          </table:table-cell>
          <table:table-cell table:number-columns-repeated="6"/>
        </table:table-row>
        <table:table-row table:style-name="ro2">
          <table:table-cell office:value-type="string">
            <text:p>ег</text:p>
          </table:table-cell>
          <table:table-cell office:value-type="float" office:value="1">
            <text:p>1</text:p>
          </table:table-cell>
          <table:table-cell office:value-type="float" office:value="0.00617598613817">
            <text:p>0,0061759861</text:p>
          </table:table-cell>
          <table:table-cell office:value-type="float" office:value="0.000252019447953">
            <text:p>0,0002520194</text:p>
          </table:table-cell>
          <table:table-cell office:value-type="float" office:value="0.00692595130985">
            <text:p>0,0069259513</text:p>
          </table:table-cell>
          <table:table-cell table:number-columns-repeated="6"/>
        </table:table-row>
        <table:table-row table:style-name="ro2">
          <table:table-cell office:value-type="string">
            <text:p>мнен</text:p>
          </table:table-cell>
          <table:table-cell office:value-type="float" office:value="2">
            <text:p>2</text:p>
          </table:table-cell>
          <table:table-cell office:value-type="float" office:value="0.00619571985632">
            <text:p>0,0061957199</text:p>
          </table:table-cell>
          <table:table-cell office:value-type="float" office:value="0.000252233455979">
            <text:p>0,0002522335</text:p>
          </table:table-cell>
          <table:table-cell office:value-type="float" office:value="0.00692458529807">
            <text:p>0,0069245853</text:p>
          </table:table-cell>
          <table:table-cell table:number-columns-repeated="6"/>
        </table:table-row>
        <table:table-row table:style-name="ro1">
          <table:table-cell office:value-type="string">
            <text:p>кажет</text:p>
          </table:table-cell>
          <table:table-cell office:value-type="float" office:value="1">
            <text:p>1</text:p>
          </table:table-cell>
          <table:table-cell office:value-type="float" office:value="0.00613630228431">
            <text:p>0,0061363023</text:p>
          </table:table-cell>
          <table:table-cell office:value-type="float" office:value="0.000252106603911">
            <text:p>0,0002521066</text:p>
          </table:table-cell>
          <table:table-cell office:value-type="float" office:value="0.0069199355471">
            <text:p>0,0069199355</text:p>
          </table:table-cell>
          <table:table-cell table:number-columns-repeated="6"/>
        </table:table-row>
        <table:table-row table:style-name="ro2">
          <table:table-cell office:value-type="string">
            <text:p>хуж</text:p>
          </table:table-cell>
          <table:table-cell office:value-type="float" office:value="1">
            <text:p>1</text:p>
          </table:table-cell>
          <table:table-cell office:value-type="float" office:value="0.0061708983693">
            <text:p>0,0061708984</text:p>
          </table:table-cell>
          <table:table-cell office:value-type="float" office:value="0.000252085094618">
            <text:p>0,0002520851</text:p>
          </table:table-cell>
          <table:table-cell office:value-type="float" office:value="0.00691837106808">
            <text:p>0,0069183711</text:p>
          </table:table-cell>
          <table:table-cell table:number-columns-repeated="6"/>
        </table:table-row>
        <table:table-row table:style-name="ro1">
          <table:table-cell office:value-type="string">
            <text:p>отходя</text:p>
          </table:table-cell>
          <table:table-cell office:value-type="float" office:value="1">
            <text:p>1</text:p>
          </table:table-cell>
          <table:table-cell office:value-type="float" office:value="0.00611898774589">
            <text:p>0,0061189877</text:p>
          </table:table-cell>
          <table:table-cell office:value-type="float" office:value="0.000252028354484">
            <text:p>0,0002520284</text:p>
          </table:table-cell>
          <table:table-cell office:value-type="float" office:value="0.00691681028762">
            <text:p>0,0069168103</text:p>
          </table:table-cell>
          <table:table-cell table:number-columns-repeated="6"/>
        </table:table-row>
        <table:table-row table:style-name="ro2">
          <table:table-cell office:value-type="string">
            <text:p>затрагива</text:p>
          </table:table-cell>
          <table:table-cell office:value-type="float" office:value="1">
            <text:p>1</text:p>
          </table:table-cell>
          <table:table-cell office:value-type="float" office:value="0.00614655439941">
            <text:p>0,0061465544</text:p>
          </table:table-cell>
          <table:table-cell office:value-type="float" office:value="0.000252116111278">
            <text:p>0,0002521161</text:p>
          </table:table-cell>
          <table:table-cell office:value-type="float" office:value="0.00691578732877">
            <text:p>0,0069157873</text:p>
          </table:table-cell>
          <table:table-cell table:number-columns-repeated="6"/>
        </table:table-row>
        <table:table-row table:style-name="ro2">
          <table:table-cell office:value-type="string">
            <text:p>течен</text:p>
          </table:table-cell>
          <table:table-cell office:value-type="float" office:value="1">
            <text:p>1</text:p>
          </table:table-cell>
          <table:table-cell office:value-type="float" office:value="0.00614317319989">
            <text:p>0,0061431732</text:p>
          </table:table-cell>
          <table:table-cell office:value-type="float" office:value="0.00025213121582">
            <text:p>0,0002521312</text:p>
          </table:table-cell>
          <table:table-cell office:value-type="float" office:value="0.00691346953835">
            <text:p>0,0069134695</text:p>
          </table:table-cell>
          <table:table-cell table:number-columns-repeated="6"/>
        </table:table-row>
        <table:table-row table:style-name="ro1">
          <table:table-cell office:value-type="string">
            <text:p>кажут</text:p>
          </table:table-cell>
          <table:table-cell office:value-type="float" office:value="1">
            <text:p>1</text:p>
          </table:table-cell>
          <table:table-cell office:value-type="float" office:value="0.0060861171098">
            <text:p>0,0060861171</text:p>
          </table:table-cell>
          <table:table-cell office:value-type="float" office:value="0.000252058108493">
            <text:p>0,0002520581</text:p>
          </table:table-cell>
          <table:table-cell office:value-type="float" office:value="0.00691334210055">
            <text:p>0,0069133421</text:p>
          </table:table-cell>
          <table:table-cell table:number-columns-repeated="6"/>
        </table:table-row>
        <table:table-row table:style-name="ro2">
          <table:table-cell office:value-type="string">
            <text:p>объединя</text:p>
          </table:table-cell>
          <table:table-cell office:value-type="float" office:value="1">
            <text:p>1</text:p>
          </table:table-cell>
          <table:table-cell office:value-type="float" office:value="0.00610754008724">
            <text:p>0,0061075401</text:p>
          </table:table-cell>
          <table:table-cell office:value-type="float" office:value="0.000252127348578">
            <text:p>0,0002521273</text:p>
          </table:table-cell>
          <table:table-cell office:value-type="float" office:value="0.00690727583755">
            <text:p>0,0069072758</text:p>
          </table:table-cell>
          <table:table-cell table:number-columns-repeated="6"/>
        </table:table-row>
        <table:table-row table:style-name="ro1">
          <table:table-cell office:value-type="string">
            <text:p>ядер</text:p>
          </table:table-cell>
          <table:table-cell office:value-type="float" office:value="1">
            <text:p>1</text:p>
          </table:table-cell>
          <table:table-cell office:value-type="float" office:value="0.00592401271489">
            <text:p>0,0059240127</text:p>
          </table:table-cell>
          <table:table-cell office:value-type="float" office:value="0.000252116175145">
            <text:p>0,0002521162</text:p>
          </table:table-cell>
          <table:table-cell office:value-type="float" office:value="0.0069035487827">
            <text:p>0,0069035488</text:p>
          </table:table-cell>
          <table:table-cell table:number-columns-repeated="6"/>
        </table:table-row>
        <table:table-row table:style-name="ro2">
          <table:table-cell office:value-type="string">
            <text:p>легк</text:p>
          </table:table-cell>
          <table:table-cell office:value-type="float" office:value="1">
            <text:p>1</text:p>
          </table:table-cell>
          <table:table-cell office:value-type="float" office:value="0.00617017837892">
            <text:p>0,0061701784</text:p>
          </table:table-cell>
          <table:table-cell office:value-type="float" office:value="0.000252126946099">
            <text:p>0,0002521269</text:p>
          </table:table-cell>
          <table:table-cell office:value-type="float" office:value="0.00690286202097">
            <text:p>0,006902862</text:p>
          </table:table-cell>
          <table:table-cell table:number-columns-repeated="6"/>
        </table:table-row>
        <table:table-row table:style-name="ro2">
          <table:table-cell office:value-type="string">
            <text:p>несомнен</text:p>
          </table:table-cell>
          <table:table-cell office:value-type="float" office:value="1">
            <text:p>1</text:p>
          </table:table-cell>
          <table:table-cell office:value-type="float" office:value="0.00614344433767">
            <text:p>0,0061434443</text:p>
          </table:table-cell>
          <table:table-cell office:value-type="float" office:value="0.000252060424049">
            <text:p>0,0002520604</text:p>
          </table:table-cell>
          <table:table-cell office:value-type="float" office:value="0.00689995798723">
            <text:p>0,006899958</text:p>
          </table:table-cell>
          <table:table-cell table:number-columns-repeated="6"/>
        </table:table-row>
        <table:table-row table:style-name="ro1">
          <table:table-cell office:value-type="string">
            <text:p>утвержден</text:p>
          </table:table-cell>
          <table:table-cell office:value-type="float" office:value="1">
            <text:p>1</text:p>
          </table:table-cell>
          <table:table-cell office:value-type="float" office:value="0.0061346652338">
            <text:p>0,0061346652</text:p>
          </table:table-cell>
          <table:table-cell office:value-type="float" office:value="0.000252137045649">
            <text:p>0,000252137</text:p>
          </table:table-cell>
          <table:table-cell office:value-type="float" office:value="0.00689642776357">
            <text:p>0,0068964278</text:p>
          </table:table-cell>
          <table:table-cell table:number-columns-repeated="6"/>
        </table:table-row>
        <table:table-row table:style-name="ro1">
          <table:table-cell office:value-type="string">
            <text:p>теор</text:p>
          </table:table-cell>
          <table:table-cell office:value-type="float" office:value="1">
            <text:p>1</text:p>
          </table:table-cell>
          <table:table-cell office:value-type="float" office:value="0.00606191291374">
            <text:p>0,0060619129</text:p>
          </table:table-cell>
          <table:table-cell office:value-type="float" office:value="0.000252394641505">
            <text:p>0,0002523946</text:p>
          </table:table-cell>
          <table:table-cell office:value-type="float" office:value="0.00689606787876">
            <text:p>0,0068960679</text:p>
          </table:table-cell>
          <table:table-cell table:number-columns-repeated="6"/>
        </table:table-row>
        <table:table-row table:style-name="ro2">
          <table:table-cell office:value-type="string">
            <text:p>неперегружен</text:p>
          </table:table-cell>
          <table:table-cell office:value-type="float" office:value="1">
            <text:p>1</text:p>
          </table:table-cell>
          <table:table-cell office:value-type="float" office:value="0.00613616535671">
            <text:p>0,0061361654</text:p>
          </table:table-cell>
          <table:table-cell office:value-type="float" office:value="0.000252146955994">
            <text:p>0,000252147</text:p>
          </table:table-cell>
          <table:table-cell office:value-type="float" office:value="0.00689598392868">
            <text:p>0,0068959839</text:p>
          </table:table-cell>
          <table:table-cell table:number-columns-repeated="6"/>
        </table:table-row>
        <table:table-row table:style-name="ro1">
          <table:table-cell office:value-type="string">
            <text:p>особняк</text:p>
          </table:table-cell>
          <table:table-cell office:value-type="float" office:value="1">
            <text:p>1</text:p>
          </table:table-cell>
          <table:table-cell office:value-type="float" office:value="0.00615261780606">
            <text:p>0,0061526178</text:p>
          </table:table-cell>
          <table:table-cell office:value-type="float" office:value="0.000252055468523">
            <text:p>0,0002520555</text:p>
          </table:table-cell>
          <table:table-cell office:value-type="float" office:value="0.00689487073281">
            <text:p>0,0068948707</text:p>
          </table:table-cell>
          <table:table-cell table:number-columns-repeated="6"/>
        </table:table-row>
        <table:table-row table:style-name="ro2">
          <table:table-cell office:value-type="string">
            <text:p>степен</text:p>
          </table:table-cell>
          <table:table-cell office:value-type="float" office:value="1">
            <text:p>1</text:p>
          </table:table-cell>
          <table:table-cell office:value-type="float" office:value="0.00606894576187">
            <text:p>0,0060689458</text:p>
          </table:table-cell>
          <table:table-cell office:value-type="float" office:value="0.000252353437401">
            <text:p>0,0002523534</text:p>
          </table:table-cell>
          <table:table-cell office:value-type="float" office:value="0.00689322036765">
            <text:p>0,0068932204</text:p>
          </table:table-cell>
          <table:table-cell table:number-columns-repeated="6"/>
        </table:table-row>
        <table:table-row table:style-name="ro1">
          <table:table-cell office:value-type="string">
            <text:p>устойчив</text:p>
          </table:table-cell>
          <table:table-cell office:value-type="float" office:value="1">
            <text:p>1</text:p>
          </table:table-cell>
          <table:table-cell office:value-type="float" office:value="0.00613688625751">
            <text:p>0,0061368863</text:p>
          </table:table-cell>
          <table:table-cell office:value-type="float" office:value="0.000252104556165">
            <text:p>0,0002521046</text:p>
          </table:table-cell>
          <table:table-cell office:value-type="float" office:value="0.00689277737616">
            <text:p>0,0068927774</text:p>
          </table:table-cell>
          <table:table-cell table:number-columns-repeated="6"/>
        </table:table-row>
        <table:table-row table:style-name="ro2">
          <table:table-cell office:value-type="string">
            <text:p>isolation</text:p>
          </table:table-cell>
          <table:table-cell office:value-type="float" office:value="1">
            <text:p>1</text:p>
          </table:table-cell>
          <table:table-cell office:value-type="float" office:value="0.00614036952085">
            <text:p>0,0061403695</text:p>
          </table:table-cell>
          <table:table-cell office:value-type="float" office:value="0.000252084132013">
            <text:p>0,0002520841</text:p>
          </table:table-cell>
          <table:table-cell office:value-type="float" office:value="0.0068906015302">
            <text:p>0,0068906015</text:p>
          </table:table-cell>
          <table:table-cell table:number-columns-repeated="6"/>
        </table:table-row>
        <table:table-row table:style-name="ro2">
          <table:table-cell office:value-type="string">
            <text:p>доказыва</text:p>
          </table:table-cell>
          <table:table-cell office:value-type="float" office:value="1">
            <text:p>1</text:p>
          </table:table-cell>
          <table:table-cell office:value-type="float" office:value="0.0061301932506">
            <text:p>0,0061301933</text:p>
          </table:table-cell>
          <table:table-cell office:value-type="float" office:value="0.000252095166425">
            <text:p>0,0002520952</text:p>
          </table:table-cell>
          <table:table-cell office:value-type="float" office:value="0.00688795491173">
            <text:p>0,0068879549</text:p>
          </table:table-cell>
          <table:table-cell table:number-columns-repeated="6"/>
        </table:table-row>
        <table:table-row table:style-name="ro1">
          <table:table-cell office:value-type="string">
            <text:p>счет</text:p>
          </table:table-cell>
          <table:table-cell office:value-type="float" office:value="1">
            <text:p>1</text:p>
          </table:table-cell>
          <table:table-cell office:value-type="float" office:value="0.00613426951796">
            <text:p>0,0061342695</text:p>
          </table:table-cell>
          <table:table-cell office:value-type="float" office:value="0.000252025569027">
            <text:p>0,0002520256</text:p>
          </table:table-cell>
          <table:table-cell office:value-type="float" office:value="0.00688485111813">
            <text:p>0,0068848511</text:p>
          </table:table-cell>
          <table:table-cell table:number-columns-repeated="6"/>
        </table:table-row>
        <table:table-row table:style-name="ro1">
          <table:table-cell office:value-type="string">
            <text:p>накоплен</text:p>
          </table:table-cell>
          <table:table-cell office:value-type="float" office:value="2">
            <text:p>2</text:p>
          </table:table-cell>
          <table:table-cell office:value-type="float" office:value="0.00606853154156">
            <text:p>0,0060685315</text:p>
          </table:table-cell>
          <table:table-cell office:value-type="float" office:value="0.00025240283717">
            <text:p>0,0002524028</text:p>
          </table:table-cell>
          <table:table-cell office:value-type="float" office:value="0.00688204979647">
            <text:p>0,0068820498</text:p>
          </table:table-cell>
          <table:table-cell table:number-columns-repeated="6"/>
        </table:table-row>
        <table:table-row table:style-name="ro1">
          <table:table-cell office:value-type="string">
            <text:p>работа</text:p>
          </table:table-cell>
          <table:table-cell office:value-type="float" office:value="1">
            <text:p>1</text:p>
          </table:table-cell>
          <table:table-cell office:value-type="float" office:value="0.00611054278571">
            <text:p>0,0061105428</text:p>
          </table:table-cell>
          <table:table-cell office:value-type="float" office:value="0.000252058026699">
            <text:p>0,000252058</text:p>
          </table:table-cell>
          <table:table-cell office:value-type="float" office:value="0.00688178616176">
            <text:p>0,0068817862</text:p>
          </table:table-cell>
          <table:table-cell table:number-columns-repeated="6"/>
        </table:table-row>
        <table:table-row table:style-name="ro1">
          <table:table-cell office:value-type="string">
            <text:p>люд</text:p>
          </table:table-cell>
          <table:table-cell office:value-type="float" office:value="2">
            <text:p>2</text:p>
          </table:table-cell>
          <table:table-cell office:value-type="float" office:value="0.00607580867269">
            <text:p>0,0060758087</text:p>
          </table:table-cell>
          <table:table-cell office:value-type="float" office:value="0.00025243205565">
            <text:p>0,0002524321</text:p>
          </table:table-cell>
          <table:table-cell office:value-type="float" office:value="0.00687352403995">
            <text:p>0,006873524</text:p>
          </table:table-cell>
          <table:table-cell table:number-columns-repeated="6"/>
        </table:table-row>
        <table:table-row table:style-name="ro1">
          <table:table-cell office:value-type="string">
            <text:p>возраста</text:p>
          </table:table-cell>
          <table:table-cell office:value-type="float" office:value="1">
            <text:p>1</text:p>
          </table:table-cell>
          <table:table-cell office:value-type="float" office:value="0.00610798484591">
            <text:p>0,0061079848</text:p>
          </table:table-cell>
          <table:table-cell office:value-type="float" office:value="0.000252077730277">
            <text:p>0,0002520777</text:p>
          </table:table-cell>
          <table:table-cell office:value-type="float" office:value="0.00686776444962">
            <text:p>0,0068677644</text:p>
          </table:table-cell>
          <table:table-cell table:number-columns-repeated="6"/>
        </table:table-row>
        <table:table-row table:style-name="ro2">
          <table:table-cell office:value-type="string">
            <text:p>kossman</text:p>
          </table:table-cell>
          <table:table-cell office:value-type="float" office:value="1">
            <text:p>1</text:p>
          </table:table-cell>
          <table:table-cell office:value-type="float" office:value="0.00612009739282">
            <text:p>0,0061200974</text:p>
          </table:table-cell>
          <table:table-cell office:value-type="float" office:value="0.000252107337365">
            <text:p>0,0002521073</text:p>
          </table:table-cell>
          <table:table-cell office:value-type="float" office:value="0.00686237767334">
            <text:p>0,0068623777</text:p>
          </table:table-cell>
          <table:table-cell table:number-columns-repeated="6"/>
        </table:table-row>
        <table:table-row table:style-name="ro2">
          <table:table-cell office:value-type="string">
            <text:p>кром</text:p>
          </table:table-cell>
          <table:table-cell office:value-type="float" office:value="2">
            <text:p>2</text:p>
          </table:table-cell>
          <table:table-cell office:value-type="float" office:value="0.0061040022897">
            <text:p>0,0061040023</text:p>
          </table:table-cell>
          <table:table-cell office:value-type="float" office:value="0.000252282893812">
            <text:p>0,0002522829</text:p>
          </table:table-cell>
          <table:table-cell office:value-type="float" office:value="0.00686227676346">
            <text:p>0,0068622768</text:p>
          </table:table-cell>
          <table:table-cell table:number-columns-repeated="6"/>
        </table:table-row>
        <table:table-row table:style-name="ro2">
          <table:table-cell office:value-type="string">
            <text:p>потребн</text:p>
          </table:table-cell>
          <table:table-cell office:value-type="float" office:value="1">
            <text:p>1</text:p>
          </table:table-cell>
          <table:table-cell office:value-type="float" office:value="0.00608589270541">
            <text:p>0,0060858927</text:p>
          </table:table-cell>
          <table:table-cell office:value-type="float" office:value="0.000252103845865">
            <text:p>0,0002521038</text:p>
          </table:table-cell>
          <table:table-cell office:value-type="float" office:value="0.00686181134871">
            <text:p>0,0068618113</text:p>
          </table:table-cell>
          <table:table-cell table:number-columns-repeated="6"/>
        </table:table-row>
        <table:table-row table:style-name="ro2">
          <table:table-cell office:value-type="string">
            <text:p>материальн</text:p>
          </table:table-cell>
          <table:table-cell office:value-type="float" office:value="1">
            <text:p>1</text:p>
          </table:table-cell>
          <table:table-cell office:value-type="float" office:value="0.00613395862385">
            <text:p>0,0061339586</text:p>
          </table:table-cell>
          <table:table-cell office:value-type="float" office:value="0.000252106828165">
            <text:p>0,0002521068</text:p>
          </table:table-cell>
          <table:table-cell office:value-type="float" office:value="0.00686101498158">
            <text:p>0,006861015</text:p>
          </table:table-cell>
          <table:table-cell table:number-columns-repeated="6"/>
        </table:table-row>
        <table:table-row table:style-name="ro2">
          <table:table-cell office:value-type="string">
            <text:p>идеологическ</text:p>
          </table:table-cell>
          <table:table-cell office:value-type="float" office:value="1">
            <text:p>1</text:p>
          </table:table-cell>
          <table:table-cell office:value-type="float" office:value="0.00603180798389">
            <text:p>0,006031808</text:p>
          </table:table-cell>
          <table:table-cell office:value-type="float" office:value="0.000252422521841">
            <text:p>0,0002524225</text:p>
          </table:table-cell>
          <table:table-cell office:value-type="float" office:value="0.00686043869692">
            <text:p>0,0068604387</text:p>
          </table:table-cell>
          <table:table-cell table:number-columns-repeated="6"/>
        </table:table-row>
        <table:table-row table:style-name="ro1">
          <table:table-cell office:value-type="string">
            <text:p>минимум</text:p>
          </table:table-cell>
          <table:table-cell office:value-type="float" office:value="1">
            <text:p>1</text:p>
          </table:table-cell>
          <table:table-cell office:value-type="float" office:value="0.00612834274365">
            <text:p>0,0061283427</text:p>
          </table:table-cell>
          <table:table-cell office:value-type="float" office:value="0.000252030684605">
            <text:p>0,0002520307</text:p>
          </table:table-cell>
          <table:table-cell office:value-type="float" office:value="0.0068528496435">
            <text:p>0,0068528496</text:p>
          </table:table-cell>
          <table:table-cell table:number-columns-repeated="6"/>
        </table:table-row>
        <table:table-row table:style-name="ro1">
          <table:table-cell office:value-type="string">
            <text:p>ко</text:p>
          </table:table-cell>
          <table:table-cell office:value-type="float" office:value="1">
            <text:p>1</text:p>
          </table:table-cell>
          <table:table-cell office:value-type="float" office:value="0.00608728339582">
            <text:p>0,0060872834</text:p>
          </table:table-cell>
          <table:table-cell office:value-type="float" office:value="0.000252119767995">
            <text:p>0,0002521198</text:p>
          </table:table-cell>
          <table:table-cell office:value-type="float" office:value="0.00685269194809">
            <text:p>0,0068526919</text:p>
          </table:table-cell>
          <table:table-cell table:number-columns-repeated="6"/>
        </table:table-row>
        <table:table-row table:style-name="ro1">
          <table:table-cell office:value-type="string">
            <text:p>ослаблен</text:p>
          </table:table-cell>
          <table:table-cell office:value-type="float" office:value="1">
            <text:p>1</text:p>
          </table:table-cell>
          <table:table-cell office:value-type="float" office:value="0.00607092566972">
            <text:p>0,0060709257</text:p>
          </table:table-cell>
          <table:table-cell office:value-type="float" office:value="0.000252121338003">
            <text:p>0,0002521213</text:p>
          </table:table-cell>
          <table:table-cell office:value-type="float" office:value="0.0068521206123">
            <text:p>0,0068521206</text:p>
          </table:table-cell>
          <table:table-cell table:number-columns-repeated="6"/>
        </table:table-row>
        <table:table-row table:style-name="ro1">
          <table:table-cell office:value-type="string">
            <text:p>разделен</text:p>
          </table:table-cell>
          <table:table-cell office:value-type="float" office:value="2">
            <text:p>2</text:p>
          </table:table-cell>
          <table:table-cell office:value-type="float" office:value="0.00610533761617">
            <text:p>0,0061053376</text:p>
          </table:table-cell>
          <table:table-cell office:value-type="float" office:value="0.000252323530665">
            <text:p>0,0002523235</text:p>
          </table:table-cell>
          <table:table-cell office:value-type="float" office:value="0.00685195974769">
            <text:p>0,0068519597</text:p>
          </table:table-cell>
          <table:table-cell table:number-columns-repeated="6"/>
        </table:table-row>
        <table:table-row table:style-name="ro1">
          <table:table-cell office:value-type="string">
            <text:p>взгляд</text:p>
          </table:table-cell>
          <table:table-cell office:value-type="float" office:value="3">
            <text:p>3</text:p>
          </table:table-cell>
          <table:table-cell office:value-type="float" office:value="0.008958732254">
            <text:p>0,0089587323</text:p>
          </table:table-cell>
          <table:table-cell office:value-type="float" office:value="0.000252644257004">
            <text:p>0,0002526443</text:p>
          </table:table-cell>
          <table:table-cell office:value-type="float" office:value="0.00685122731738">
            <text:p>0,0068512273</text:p>
          </table:table-cell>
          <table:table-cell table:number-columns-repeated="6"/>
        </table:table-row>
        <table:table-row table:style-name="ro2">
          <table:table-cell office:value-type="string">
            <text:p>оказа</text:p>
          </table:table-cell>
          <table:table-cell office:value-type="float" office:value="1">
            <text:p>1</text:p>
          </table:table-cell>
          <table:table-cell office:value-type="float" office:value="0.00610923566798">
            <text:p>0,0061092357</text:p>
          </table:table-cell>
          <table:table-cell office:value-type="float" office:value="0.000252081775654">
            <text:p>0,0002520818</text:p>
          </table:table-cell>
          <table:table-cell office:value-type="float" office:value="0.00685115700922">
            <text:p>0,006851157</text:p>
          </table:table-cell>
          <table:table-cell table:number-columns-repeated="6"/>
        </table:table-row>
        <table:table-row table:style-name="ro1">
          <table:table-cell office:value-type="string">
            <text:p>тог</text:p>
          </table:table-cell>
          <table:table-cell office:value-type="float" office:value="1">
            <text:p>1</text:p>
          </table:table-cell>
          <table:table-cell office:value-type="float" office:value="0.00609167651934">
            <text:p>0,0060916765</text:p>
          </table:table-cell>
          <table:table-cell office:value-type="float" office:value="0.000252130037973">
            <text:p>0,00025213</text:p>
          </table:table-cell>
          <table:table-cell office:value-type="float" office:value="0.00685032391967">
            <text:p>0,0068503239</text:p>
          </table:table-cell>
          <table:table-cell table:number-columns-repeated="6"/>
        </table:table-row>
        <table:table-row table:style-name="ro1">
          <table:table-cell office:value-type="string">
            <text:p>результат</text:p>
          </table:table-cell>
          <table:table-cell office:value-type="float" office:value="2">
            <text:p>2</text:p>
          </table:table-cell>
          <table:table-cell office:value-type="float" office:value="0.00606804413394">
            <text:p>0,0060680441</text:p>
          </table:table-cell>
          <table:table-cell office:value-type="float" office:value="0.000252448602493">
            <text:p>0,0002524486</text:p>
          </table:table-cell>
          <table:table-cell office:value-type="float" office:value="0.00684861617712">
            <text:p>0,0068486162</text:p>
          </table:table-cell>
          <table:table-cell table:number-columns-repeated="6"/>
        </table:table-row>
        <table:table-row table:style-name="ro1">
          <table:table-cell office:value-type="string">
            <text:p>рабоч</text:p>
          </table:table-cell>
          <table:table-cell office:value-type="float" office:value="1">
            <text:p>1</text:p>
          </table:table-cell>
          <table:table-cell office:value-type="float" office:value="0.00604121849715">
            <text:p>0,0060412185</text:p>
          </table:table-cell>
          <table:table-cell office:value-type="float" office:value="0.000252334729731">
            <text:p>0,0002523347</text:p>
          </table:table-cell>
          <table:table-cell office:value-type="float" office:value="0.00684848971067">
            <text:p>0,0068484897</text:p>
          </table:table-cell>
          <table:table-cell table:number-columns-repeated="6"/>
        </table:table-row>
        <table:table-row table:style-name="ro2">
          <table:table-cell office:value-type="string">
            <text:p>соглас</text:p>
          </table:table-cell>
          <table:table-cell office:value-type="float" office:value="1">
            <text:p>1</text:p>
          </table:table-cell>
          <table:table-cell office:value-type="float" office:value="0.00606576947081">
            <text:p>0,0060657695</text:p>
          </table:table-cell>
          <table:table-cell office:value-type="float" office:value="0.00025210472823">
            <text:p>0,0002521047</text:p>
          </table:table-cell>
          <table:table-cell office:value-type="float" office:value="0.00684468589443">
            <text:p>0,0068446859</text:p>
          </table:table-cell>
          <table:table-cell table:number-columns-repeated="6"/>
        </table:table-row>
        <table:table-row table:style-name="ro1">
          <table:table-cell office:value-type="string">
            <text:p>быстр</text:p>
          </table:table-cell>
          <table:table-cell office:value-type="float" office:value="2">
            <text:p>2</text:p>
          </table:table-cell>
          <table:table-cell office:value-type="float" office:value="0.00609805715465">
            <text:p>0,0060980572</text:p>
          </table:table-cell>
          <table:table-cell office:value-type="float" office:value="0.000252341790192">
            <text:p>0,0002523418</text:p>
          </table:table-cell>
          <table:table-cell office:value-type="float" office:value="0.00684363867189">
            <text:p>0,0068436387</text:p>
          </table:table-cell>
          <table:table-cell table:number-columns-repeated="6"/>
        </table:table-row>
        <table:table-row table:style-name="ro1">
          <table:table-cell office:value-type="string">
            <text:p>ран</text:p>
          </table:table-cell>
          <table:table-cell office:value-type="float" office:value="1">
            <text:p>1</text:p>
          </table:table-cell>
          <table:table-cell office:value-type="float" office:value="0.0060865747556">
            <text:p>0,0060865748</text:p>
          </table:table-cell>
          <table:table-cell office:value-type="float" office:value="0.000252062413206">
            <text:p>0,0002520624</text:p>
          </table:table-cell>
          <table:table-cell office:value-type="float" office:value="0.00684346919363">
            <text:p>0,0068434692</text:p>
          </table:table-cell>
          <table:table-cell table:number-columns-repeated="6"/>
        </table:table-row>
        <table:table-row table:style-name="ro2">
          <table:table-cell office:value-type="string">
            <text:p>получ</text:p>
          </table:table-cell>
          <table:table-cell office:value-type="float" office:value="1">
            <text:p>1</text:p>
          </table:table-cell>
          <table:table-cell office:value-type="float" office:value="0.0060860615498">
            <text:p>0,0060860615</text:p>
          </table:table-cell>
          <table:table-cell office:value-type="float" office:value="0.000252068864256">
            <text:p>0,0002520689</text:p>
          </table:table-cell>
          <table:table-cell office:value-type="float" office:value="0.00684168124257">
            <text:p>0,0068416812</text:p>
          </table:table-cell>
          <table:table-cell table:number-columns-repeated="6"/>
        </table:table-row>
        <table:table-row table:style-name="ro2">
          <table:table-cell office:value-type="string">
            <text:p>ошибк</text:p>
          </table:table-cell>
          <table:table-cell office:value-type="float" office:value="1">
            <text:p>1</text:p>
          </table:table-cell>
          <table:table-cell office:value-type="float" office:value="0.00608609777005">
            <text:p>0,0060860978</text:p>
          </table:table-cell>
          <table:table-cell office:value-type="float" office:value="0.000252069760857">
            <text:p>0,0002520698</text:p>
          </table:table-cell>
          <table:table-cell office:value-type="float" office:value="0.0068352179519">
            <text:p>0,006835218</text:p>
          </table:table-cell>
          <table:table-cell table:number-columns-repeated="6"/>
        </table:table-row>
        <table:table-row table:style-name="ro2">
          <table:table-cell office:value-type="string">
            <text:p>transaction</text:p>
          </table:table-cell>
          <table:table-cell office:value-type="float" office:value="1">
            <text:p>1</text:p>
          </table:table-cell>
          <table:table-cell office:value-type="float" office:value="0.00601633141938">
            <text:p>0,0060163314</text:p>
          </table:table-cell>
          <table:table-cell office:value-type="float" office:value="0.00025208379156">
            <text:p>0,0002520838</text:p>
          </table:table-cell>
          <table:table-cell office:value-type="float" office:value="0.00683258799685">
            <text:p>0,006832588</text:p>
          </table:table-cell>
          <table:table-cell table:number-columns-repeated="6"/>
        </table:table-row>
        <table:table-row table:style-name="ro2">
          <table:table-cell office:value-type="string">
            <text:p>способств</text:p>
          </table:table-cell>
          <table:table-cell office:value-type="float" office:value="1">
            <text:p>1</text:p>
          </table:table-cell>
          <table:table-cell office:value-type="float" office:value="0.00606933991797">
            <text:p>0,0060693399</text:p>
          </table:table-cell>
          <table:table-cell office:value-type="float" office:value="0.000252051190788">
            <text:p>0,0002520512</text:p>
          </table:table-cell>
          <table:table-cell office:value-type="float" office:value="0.00683216977154">
            <text:p>0,0068321698</text:p>
          </table:table-cell>
          <table:table-cell table:number-columns-repeated="6"/>
        </table:table-row>
        <table:table-row table:style-name="ro2">
          <table:table-cell office:value-type="string">
            <text:p>прагматическ</text:p>
          </table:table-cell>
          <table:table-cell office:value-type="float" office:value="1">
            <text:p>1</text:p>
          </table:table-cell>
          <table:table-cell office:value-type="float" office:value="0.00607295444891">
            <text:p>0,0060729544</text:p>
          </table:table-cell>
          <table:table-cell office:value-type="float" office:value="0.000252183809682">
            <text:p>0,0002521838</text:p>
          </table:table-cell>
          <table:table-cell office:value-type="float" office:value="0.00683174222473">
            <text:p>0,0068317422</text:p>
          </table:table-cell>
          <table:table-cell table:number-columns-repeated="6"/>
        </table:table-row>
        <table:table-row table:style-name="ro2">
          <table:table-cell office:value-type="string">
            <text:p>каса</text:p>
          </table:table-cell>
          <table:table-cell office:value-type="float" office:value="1">
            <text:p>1</text:p>
          </table:table-cell>
          <table:table-cell office:value-type="float" office:value="0.00601338338923">
            <text:p>0,0060133834</text:p>
          </table:table-cell>
          <table:table-cell office:value-type="float" office:value="0.000252046879844">
            <text:p>0,0002520469</text:p>
          </table:table-cell>
          <table:table-cell office:value-type="float" office:value="0.00682922200967">
            <text:p>0,006829222</text:p>
          </table:table-cell>
          <table:table-cell table:number-columns-repeated="6"/>
        </table:table-row>
        <table:table-row table:style-name="ro2">
          <table:table-cell office:value-type="string">
            <text:p>вниман</text:p>
          </table:table-cell>
          <table:table-cell office:value-type="float" office:value="2">
            <text:p>2</text:p>
          </table:table-cell>
          <table:table-cell office:value-type="float" office:value="0.00607896765948">
            <text:p>0,0060789677</text:p>
          </table:table-cell>
          <table:table-cell office:value-type="float" office:value="0.000252280155929">
            <text:p>0,0002522802</text:p>
          </table:table-cell>
          <table:table-cell office:value-type="float" office:value="0.00682921740037">
            <text:p>0,0068292174</text:p>
          </table:table-cell>
          <table:table-cell table:number-columns-repeated="6"/>
        </table:table-row>
        <table:table-row table:style-name="ro1">
          <table:table-cell office:value-type="string">
            <text:p>идеолог</text:p>
          </table:table-cell>
          <table:table-cell office:value-type="float" office:value="1">
            <text:p>1</text:p>
          </table:table-cell>
          <table:table-cell office:value-type="float" office:value="0.00608148824367">
            <text:p>0,0060814882</text:p>
          </table:table-cell>
          <table:table-cell office:value-type="float" office:value="0.00025204792199">
            <text:p>0,0002520479</text:p>
          </table:table-cell>
          <table:table-cell office:value-type="float" office:value="0.00682879001105">
            <text:p>0,00682879</text:p>
          </table:table-cell>
          <table:table-cell table:number-columns-repeated="6"/>
        </table:table-row>
        <table:table-row table:style-name="ro1">
          <table:table-cell office:value-type="string">
            <text:p>дремуч</text:p>
          </table:table-cell>
          <table:table-cell office:value-type="float" office:value="1">
            <text:p>1</text:p>
          </table:table-cell>
          <table:table-cell office:value-type="float" office:value="0.00606795563692">
            <text:p>0,0060679556</text:p>
          </table:table-cell>
          <table:table-cell office:value-type="float" office:value="0.000252102879836">
            <text:p>0,0002521029</text:p>
          </table:table-cell>
          <table:table-cell office:value-type="float" office:value="0.00682420313784">
            <text:p>0,0068242031</text:p>
          </table:table-cell>
          <table:table-cell table:number-columns-repeated="6"/>
        </table:table-row>
        <table:table-row table:style-name="ro2">
          <table:table-cell office:value-type="string">
            <text:p>аппаратн</text:p>
          </table:table-cell>
          <table:table-cell office:value-type="float" office:value="1">
            <text:p>1</text:p>
          </table:table-cell>
          <table:table-cell office:value-type="float" office:value="0.00598876288807">
            <text:p>0,0059887629</text:p>
          </table:table-cell>
          <table:table-cell office:value-type="float" office:value="0.000252076004032">
            <text:p>0,000252076</text:p>
          </table:table-cell>
          <table:table-cell office:value-type="float" office:value="0.00682316799491">
            <text:p>0,006823168</text:p>
          </table:table-cell>
          <table:table-cell table:number-columns-repeated="6"/>
        </table:table-row>
        <table:table-row table:style-name="ro1">
          <table:table-cell office:value-type="string">
            <text:p>тех</text:p>
          </table:table-cell>
          <table:table-cell office:value-type="float" office:value="1">
            <text:p>1</text:p>
          </table:table-cell>
          <table:table-cell office:value-type="float" office:value="0.00604681416855">
            <text:p>0,0060468142</text:p>
          </table:table-cell>
          <table:table-cell office:value-type="float" office:value="0.000252029090611">
            <text:p>0,0002520291</text:p>
          </table:table-cell>
          <table:table-cell office:value-type="float" office:value="0.00682164229913">
            <text:p>0,0068216423</text:p>
          </table:table-cell>
          <table:table-cell table:number-columns-repeated="6"/>
        </table:table-row>
        <table:table-row table:style-name="ro1">
          <table:table-cell office:value-type="string">
            <text:p>замен</text:p>
          </table:table-cell>
          <table:table-cell office:value-type="float" office:value="1">
            <text:p>1</text:p>
          </table:table-cell>
          <table:table-cell office:value-type="float" office:value="0.00604000449927">
            <text:p>0,0060400045</text:p>
          </table:table-cell>
          <table:table-cell office:value-type="float" office:value="0.000252092478426">
            <text:p>0,0002520925</text:p>
          </table:table-cell>
          <table:table-cell office:value-type="float" office:value="0.00682146836564">
            <text:p>0,0068214684</text:p>
          </table:table-cell>
          <table:table-cell table:number-columns-repeated="6"/>
        </table:table-row>
        <table:table-row table:style-name="ro2">
          <table:table-cell office:value-type="string">
            <text:p>зат</text:p>
          </table:table-cell>
          <table:table-cell office:value-type="float" office:value="1">
            <text:p>1</text:p>
          </table:table-cell>
          <table:table-cell office:value-type="float" office:value="0.00601537952838">
            <text:p>0,0060153795</text:p>
          </table:table-cell>
          <table:table-cell office:value-type="float" office:value="0.000252398583781">
            <text:p>0,0002523986</text:p>
          </table:table-cell>
          <table:table-cell office:value-type="float" office:value="0.00681944140893">
            <text:p>0,0068194414</text:p>
          </table:table-cell>
          <table:table-cell table:number-columns-repeated="6"/>
        </table:table-row>
        <table:table-row table:style-name="ro2">
          <table:table-cell office:value-type="string">
            <text:p>вписыва</text:p>
          </table:table-cell>
          <table:table-cell office:value-type="float" office:value="1">
            <text:p>1</text:p>
          </table:table-cell>
          <table:table-cell office:value-type="float" office:value="0.00598252333849">
            <text:p>0,0059825233</text:p>
          </table:table-cell>
          <table:table-cell office:value-type="float" office:value="0.000252095644087">
            <text:p>0,0002520956</text:p>
          </table:table-cell>
          <table:table-cell office:value-type="float" office:value="0.00681856303083">
            <text:p>0,006818563</text:p>
          </table:table-cell>
          <table:table-cell table:number-columns-repeated="6"/>
        </table:table-row>
        <table:table-row table:style-name="ro2">
          <table:table-cell office:value-type="string">
            <text:p>возрастан</text:p>
          </table:table-cell>
          <table:table-cell office:value-type="float" office:value="1">
            <text:p>1</text:p>
          </table:table-cell>
          <table:table-cell office:value-type="float" office:value="0.00588923123698">
            <text:p>0,0058892312</text:p>
          </table:table-cell>
          <table:table-cell office:value-type="float" office:value="0.000252136871597">
            <text:p>0,0002521369</text:p>
          </table:table-cell>
          <table:table-cell office:value-type="float" office:value="0.0068168599914">
            <text:p>0,00681686</text:p>
          </table:table-cell>
          <table:table-cell table:number-columns-repeated="6"/>
        </table:table-row>
        <table:table-row table:style-name="ro2">
          <table:table-cell office:value-type="string">
            <text:p>отрицан</text:p>
          </table:table-cell>
          <table:table-cell office:value-type="float" office:value="1">
            <text:p>1</text:p>
          </table:table-cell>
          <table:table-cell office:value-type="float" office:value="0.00606174669073">
            <text:p>0,0060617467</text:p>
          </table:table-cell>
          <table:table-cell office:value-type="float" office:value="0.000252099119023">
            <text:p>0,0002520991</text:p>
          </table:table-cell>
          <table:table-cell office:value-type="float" office:value="0.00681618813048">
            <text:p>0,0068161881</text:p>
          </table:table-cell>
          <table:table-cell table:number-columns-repeated="6"/>
        </table:table-row>
        <table:table-row table:style-name="ro1">
          <table:table-cell office:value-type="string">
            <text:p>растут</text:p>
          </table:table-cell>
          <table:table-cell office:value-type="float" office:value="1">
            <text:p>1</text:p>
          </table:table-cell>
          <table:table-cell office:value-type="float" office:value="0.00605802687742">
            <text:p>0,0060580269</text:p>
          </table:table-cell>
          <table:table-cell office:value-type="float" office:value="0.000252106507057">
            <text:p>0,0002521065</text:p>
          </table:table-cell>
          <table:table-cell office:value-type="float" office:value="0.00681313560639">
            <text:p>0,0068131356</text:p>
          </table:table-cell>
          <table:table-cell table:number-columns-repeated="6"/>
        </table:table-row>
        <table:table-row table:style-name="ro2">
          <table:table-cell office:value-type="string">
            <text:p>пользова</text:p>
          </table:table-cell>
          <table:table-cell office:value-type="float" office:value="1">
            <text:p>1</text:p>
          </table:table-cell>
          <table:table-cell office:value-type="float" office:value="0.006029001624">
            <text:p>0,0060290016</text:p>
          </table:table-cell>
          <table:table-cell office:value-type="float" office:value="0.000252126609066">
            <text:p>0,0002521266</text:p>
          </table:table-cell>
          <table:table-cell office:value-type="float" office:value="0.00681283236069">
            <text:p>0,0068128324</text:p>
          </table:table-cell>
          <table:table-cell table:number-columns-repeated="6"/>
        </table:table-row>
        <table:table-row table:style-name="ro1">
          <table:table-cell office:value-type="string">
            <text:p>быт</text:p>
          </table:table-cell>
          <table:table-cell office:value-type="float" office:value="2">
            <text:p>2</text:p>
          </table:table-cell>
          <table:table-cell office:value-type="float" office:value="0.00603947414086">
            <text:p>0,0060394741</text:p>
          </table:table-cell>
          <table:table-cell office:value-type="float" office:value="0.000252191092604">
            <text:p>0,0002521911</text:p>
          </table:table-cell>
          <table:table-cell office:value-type="float" office:value="0.00680750589773">
            <text:p>0,0068075059</text:p>
          </table:table-cell>
          <table:table-cell table:number-columns-repeated="6"/>
        </table:table-row>
        <table:table-row table:style-name="ro2">
          <table:table-cell office:value-type="string">
            <text:p>отдельн</text:p>
          </table:table-cell>
          <table:table-cell office:value-type="float" office:value="1">
            <text:p>1</text:p>
          </table:table-cell>
          <table:table-cell office:value-type="float" office:value="0.00604452642264">
            <text:p>0,0060445264</text:p>
          </table:table-cell>
          <table:table-cell office:value-type="float" office:value="0.000252009680093">
            <text:p>0,0002520097</text:p>
          </table:table-cell>
          <table:table-cell office:value-type="float" office:value="0.00680653596205">
            <text:p>0,006806536</text:p>
          </table:table-cell>
          <table:table-cell table:number-columns-repeated="6"/>
        </table:table-row>
        <table:table-row table:style-name="ro2">
          <table:table-cell office:value-type="string">
            <text:p>nothing</text:p>
          </table:table-cell>
          <table:table-cell office:value-type="float" office:value="1">
            <text:p>1</text:p>
          </table:table-cell>
          <table:table-cell office:value-type="float" office:value="0.0060172820545">
            <text:p>0,0060172821</text:p>
          </table:table-cell>
          <table:table-cell office:value-type="float" office:value="0.000252126771923">
            <text:p>0,0002521268</text:p>
          </table:table-cell>
          <table:table-cell office:value-type="float" office:value="0.00680615598151">
            <text:p>0,006806156</text:p>
          </table:table-cell>
          <table:table-cell table:number-columns-repeated="6"/>
        </table:table-row>
        <table:table-row table:style-name="ro1">
          <table:table-cell office:value-type="string">
            <text:p>дела</text:p>
          </table:table-cell>
          <table:table-cell office:value-type="float" office:value="2">
            <text:p>2</text:p>
          </table:table-cell>
          <table:table-cell office:value-type="float" office:value="0.00603234335414">
            <text:p>0,0060323434</text:p>
          </table:table-cell>
          <table:table-cell office:value-type="float" office:value="0.000252288753258">
            <text:p>0,0002522888</text:p>
          </table:table-cell>
          <table:table-cell office:value-type="float" office:value="0.00680389428747">
            <text:p>0,0068038943</text:p>
          </table:table-cell>
          <table:table-cell table:number-columns-repeated="6"/>
        </table:table-row>
        <table:table-row table:style-name="ro2">
          <table:table-cell office:value-type="string">
            <text:p>утрирова</text:p>
          </table:table-cell>
          <table:table-cell office:value-type="float" office:value="1">
            <text:p>1</text:p>
          </table:table-cell>
          <table:table-cell office:value-type="float" office:value="0.00601784118623">
            <text:p>0,0060178412</text:p>
          </table:table-cell>
          <table:table-cell office:value-type="float" office:value="0.000252176855153">
            <text:p>0,0002521769</text:p>
          </table:table-cell>
          <table:table-cell office:value-type="float" office:value="0.00680308394821">
            <text:p>0,0068030839</text:p>
          </table:table-cell>
          <table:table-cell table:number-columns-repeated="6"/>
        </table:table-row>
        <table:table-row table:style-name="ro2">
          <table:table-cell office:value-type="string">
            <text:p>напомина</text:p>
          </table:table-cell>
          <table:table-cell office:value-type="float" office:value="1">
            <text:p>1</text:p>
          </table:table-cell>
          <table:table-cell office:value-type="float" office:value="0.00605008494273">
            <text:p>0,0060500849</text:p>
          </table:table-cell>
          <table:table-cell office:value-type="float" office:value="0.000252102566478">
            <text:p>0,0002521026</text:p>
          </table:table-cell>
          <table:table-cell office:value-type="float" office:value="0.00680175304609">
            <text:p>0,006801753</text:p>
          </table:table-cell>
          <table:table-cell table:number-columns-repeated="6"/>
        </table:table-row>
        <table:table-row table:style-name="ro1">
          <table:table-cell office:value-type="string">
            <text:p>увеличен</text:p>
          </table:table-cell>
          <table:table-cell office:value-type="float" office:value="1">
            <text:p>1</text:p>
          </table:table-cell>
          <table:table-cell office:value-type="float" office:value="0.00593098459216">
            <text:p>0,0059309846</text:p>
          </table:table-cell>
          <table:table-cell office:value-type="float" office:value="0.000252137754817">
            <text:p>0,0002521378</text:p>
          </table:table-cell>
          <table:table-cell office:value-type="float" office:value="0.00680108874426">
            <text:p>0,0068010887</text:p>
          </table:table-cell>
          <table:table-cell table:number-columns-repeated="6"/>
        </table:table-row>
        <table:table-row table:style-name="ro2">
          <table:table-cell office:value-type="string">
            <text:p>устраива</text:p>
          </table:table-cell>
          <table:table-cell office:value-type="float" office:value="1">
            <text:p>1</text:p>
          </table:table-cell>
          <table:table-cell office:value-type="float" office:value="0.00601156607239">
            <text:p>0,0060115661</text:p>
          </table:table-cell>
          <table:table-cell office:value-type="float" office:value="0.000252045756927">
            <text:p>0,0002520458</text:p>
          </table:table-cell>
          <table:table-cell office:value-type="float" office:value="0.00680104062658">
            <text:p>0,0068010406</text:p>
          </table:table-cell>
          <table:table-cell table:number-columns-repeated="6"/>
        </table:table-row>
        <table:table-row table:style-name="ro2">
          <table:table-cell office:value-type="string">
            <text:p>порядк</text:p>
          </table:table-cell>
          <table:table-cell office:value-type="float" office:value="1">
            <text:p>1</text:p>
          </table:table-cell>
          <table:table-cell office:value-type="float" office:value="0.00602751702223">
            <text:p>0,006027517</text:p>
          </table:table-cell>
          <table:table-cell office:value-type="float" office:value="0.000252180457499">
            <text:p>0,0002521805</text:p>
          </table:table-cell>
          <table:table-cell office:value-type="float" office:value="0.00680040088996">
            <text:p>0,0068004009</text:p>
          </table:table-cell>
          <table:table-cell table:number-columns-repeated="6"/>
        </table:table-row>
        <table:table-row table:style-name="ro1">
          <table:table-cell office:value-type="string">
            <text:p>чащ</text:p>
          </table:table-cell>
          <table:table-cell office:value-type="float" office:value="1">
            <text:p>1</text:p>
          </table:table-cell>
          <table:table-cell office:value-type="float" office:value="0.00603046621459">
            <text:p>0,0060304662</text:p>
          </table:table-cell>
          <table:table-cell office:value-type="float" office:value="0.000252142934541">
            <text:p>0,0002521429</text:p>
          </table:table-cell>
          <table:table-cell office:value-type="float" office:value="0.00679881062422">
            <text:p>0,0067988106</text:p>
          </table:table-cell>
          <table:table-cell table:number-columns-repeated="6"/>
        </table:table-row>
        <table:table-row table:style-name="ro1">
          <table:table-cell office:value-type="string">
            <text:p>дисков</text:p>
          </table:table-cell>
          <table:table-cell office:value-type="float" office:value="1">
            <text:p>1</text:p>
          </table:table-cell>
          <table:table-cell office:value-type="float" office:value="0.0060199978441">
            <text:p>0,0060199978</text:p>
          </table:table-cell>
          <table:table-cell office:value-type="float" office:value="0.000252098472875">
            <text:p>0,0002520985</text:p>
          </table:table-cell>
          <table:table-cell office:value-type="float" office:value="0.00679609993652">
            <text:p>0,0067960999</text:p>
          </table:table-cell>
          <table:table-cell table:number-columns-repeated="6"/>
        </table:table-row>
        <table:table-row table:style-name="ro2">
          <table:table-cell office:value-type="string">
            <text:p>обвиня</text:p>
          </table:table-cell>
          <table:table-cell office:value-type="float" office:value="1">
            <text:p>1</text:p>
          </table:table-cell>
          <table:table-cell office:value-type="float" office:value="0.00602706461131">
            <text:p>0,0060270646</text:p>
          </table:table-cell>
          <table:table-cell office:value-type="float" office:value="0.00025212207125">
            <text:p>0,0002521221</text:p>
          </table:table-cell>
          <table:table-cell office:value-type="float" office:value="0.00679525547842">
            <text:p>0,0067952555</text:p>
          </table:table-cell>
          <table:table-cell table:number-columns-repeated="6"/>
        </table:table-row>
        <table:table-row table:style-name="ro2">
          <table:table-cell office:value-type="string">
            <text:p>иде</text:p>
          </table:table-cell>
          <table:table-cell office:value-type="float" office:value="1">
            <text:p>1</text:p>
          </table:table-cell>
          <table:table-cell office:value-type="float" office:value="0.00597009767641">
            <text:p>0,0059700977</text:p>
          </table:table-cell>
          <table:table-cell office:value-type="float" office:value="0.000252124838705">
            <text:p>0,0002521248</text:p>
          </table:table-cell>
          <table:table-cell office:value-type="float" office:value="0.0067944537525">
            <text:p>0,0067944538</text:p>
          </table:table-cell>
          <table:table-cell table:number-columns-repeated="6"/>
        </table:table-row>
        <table:table-row table:style-name="ro2">
          <table:table-cell office:value-type="string">
            <text:p>посвящ</text:p>
          </table:table-cell>
          <table:table-cell office:value-type="float" office:value="1">
            <text:p>1</text:p>
          </table:table-cell>
          <table:table-cell office:value-type="float" office:value="0.00602362026351">
            <text:p>0,0060236203</text:p>
          </table:table-cell>
          <table:table-cell office:value-type="float" office:value="0.000252165228861">
            <text:p>0,0002521652</text:p>
          </table:table-cell>
          <table:table-cell office:value-type="float" office:value="0.00679401261504">
            <text:p>0,0067940126</text:p>
          </table:table-cell>
          <table:table-cell table:number-columns-repeated="6"/>
        </table:table-row>
        <table:table-row table:style-name="ro2">
          <table:table-cell office:value-type="string">
            <text:p>ещ</text:p>
          </table:table-cell>
          <table:table-cell office:value-type="float" office:value="1">
            <text:p>1</text:p>
          </table:table-cell>
          <table:table-cell office:value-type="float" office:value="0.00603191933202">
            <text:p>0,0060319193</text:p>
          </table:table-cell>
          <table:table-cell office:value-type="float" office:value="0.000252097916577">
            <text:p>0,0002520979</text:p>
          </table:table-cell>
          <table:table-cell office:value-type="float" office:value="0.00679335745117">
            <text:p>0,0067933575</text:p>
          </table:table-cell>
          <table:table-cell table:number-columns-repeated="6"/>
        </table:table-row>
        <table:table-row table:style-name="ro1">
          <table:table-cell office:value-type="string">
            <text:p>введен</text:p>
          </table:table-cell>
          <table:table-cell office:value-type="float" office:value="1">
            <text:p>1</text:p>
          </table:table-cell>
          <table:table-cell office:value-type="float" office:value="0.00600453358881">
            <text:p>0,0060045336</text:p>
          </table:table-cell>
          <table:table-cell office:value-type="float" office:value="0.000252180878594">
            <text:p>0,0002521809</text:p>
          </table:table-cell>
          <table:table-cell office:value-type="float" office:value="0.00679193043418">
            <text:p>0,0067919304</text:p>
          </table:table-cell>
          <table:table-cell table:number-columns-repeated="6"/>
        </table:table-row>
        <table:table-row table:style-name="ro1">
          <table:table-cell office:value-type="string">
            <text:p>раздел</text:p>
          </table:table-cell>
          <table:table-cell office:value-type="float" office:value="1">
            <text:p>1</text:p>
          </table:table-cell>
          <table:table-cell office:value-type="float" office:value="0.00601458129891">
            <text:p>0,0060145813</text:p>
          </table:table-cell>
          <table:table-cell office:value-type="float" office:value="0.000252023718104">
            <text:p>0,0002520237</text:p>
          </table:table-cell>
          <table:table-cell office:value-type="float" office:value="0.00679148912193">
            <text:p>0,0067914891</text:p>
          </table:table-cell>
          <table:table-cell table:number-columns-repeated="6"/>
        </table:table-row>
        <table:table-row table:style-name="ro2">
          <table:table-cell office:value-type="string">
            <text:p>достижен</text:p>
          </table:table-cell>
          <table:table-cell office:value-type="float" office:value="1">
            <text:p>1</text:p>
          </table:table-cell>
          <table:table-cell office:value-type="float" office:value="0.0060047315309">
            <text:p>0,0060047315</text:p>
          </table:table-cell>
          <table:table-cell office:value-type="float" office:value="0.00025218477892">
            <text:p>0,0002521848</text:p>
          </table:table-cell>
          <table:table-cell office:value-type="float" office:value="0.00679147645972">
            <text:p>0,0067914765</text:p>
          </table:table-cell>
          <table:table-cell table:number-columns-repeated="6"/>
        </table:table-row>
        <table:table-row table:style-name="ro2">
          <table:table-cell office:value-type="string">
            <text:p>out</text:p>
          </table:table-cell>
          <table:table-cell office:value-type="float" office:value="1">
            <text:p>1</text:p>
          </table:table-cell>
          <table:table-cell office:value-type="float" office:value="0.00596247106037">
            <text:p>0,0059624711</text:p>
          </table:table-cell>
          <table:table-cell office:value-type="float" office:value="0.000252274714937">
            <text:p>0,0002522747</text:p>
          </table:table-cell>
          <table:table-cell office:value-type="float" office:value="0.00678781584112">
            <text:p>0,0067878158</text:p>
          </table:table-cell>
          <table:table-cell table:number-columns-repeated="6"/>
        </table:table-row>
        <table:table-row table:style-name="ro2">
          <table:table-cell office:value-type="string">
            <text:p>обосновыва</text:p>
          </table:table-cell>
          <table:table-cell office:value-type="float" office:value="2">
            <text:p>2</text:p>
          </table:table-cell>
          <table:table-cell office:value-type="float" office:value="0.00603084189279">
            <text:p>0,0060308419</text:p>
          </table:table-cell>
          <table:table-cell office:value-type="float" office:value="0.00025242137445">
            <text:p>0,0002524214</text:p>
          </table:table-cell>
          <table:table-cell office:value-type="float" office:value="0.00678734392722">
            <text:p>0,0067873439</text:p>
          </table:table-cell>
          <table:table-cell table:number-columns-repeated="6"/>
        </table:table-row>
        <table:table-row table:style-name="ro1">
          <table:table-cell office:value-type="string">
            <text:p>обрат</text:p>
          </table:table-cell>
          <table:table-cell office:value-type="float" office:value="1">
            <text:p>1</text:p>
          </table:table-cell>
          <table:table-cell office:value-type="float" office:value="0.00601417862073">
            <text:p>0,0060141786</text:p>
          </table:table-cell>
          <table:table-cell office:value-type="float" office:value="0.000252105151469">
            <text:p>0,0002521052</text:p>
          </table:table-cell>
          <table:table-cell office:value-type="float" office:value="0.00678725668592">
            <text:p>0,0067872567</text:p>
          </table:table-cell>
          <table:table-cell table:number-columns-repeated="6"/>
        </table:table-row>
        <table:table-row table:style-name="ro2">
          <table:table-cell office:value-type="string">
            <text:p>разновидн</text:p>
          </table:table-cell>
          <table:table-cell office:value-type="float" office:value="1">
            <text:p>1</text:p>
          </table:table-cell>
          <table:table-cell office:value-type="float" office:value="0.00601483582695">
            <text:p>0,0060148358</text:p>
          </table:table-cell>
          <table:table-cell office:value-type="float" office:value="0.000252110103905">
            <text:p>0,0002521101</text:p>
          </table:table-cell>
          <table:table-cell office:value-type="float" office:value="0.00678659824483">
            <text:p>0,0067865982</text:p>
          </table:table-cell>
          <table:table-cell table:number-columns-repeated="6"/>
        </table:table-row>
        <table:table-row table:style-name="ro2">
          <table:table-cell office:value-type="string">
            <text:p>сравнительн</text:p>
          </table:table-cell>
          <table:table-cell office:value-type="float" office:value="1">
            <text:p>1</text:p>
          </table:table-cell>
          <table:table-cell office:value-type="float" office:value="0.00601839547387">
            <text:p>0,0060183955</text:p>
          </table:table-cell>
          <table:table-cell office:value-type="float" office:value="0.000252063181364">
            <text:p>0,0002520632</text:p>
          </table:table-cell>
          <table:table-cell office:value-type="float" office:value="0.00678515294209">
            <text:p>0,0067851529</text:p>
          </table:table-cell>
          <table:table-cell table:number-columns-repeated="6"/>
        </table:table-row>
        <table:table-row table:style-name="ro2">
          <table:table-cell office:value-type="string">
            <text:p>меньш</text:p>
          </table:table-cell>
          <table:table-cell office:value-type="float" office:value="1">
            <text:p>1</text:p>
          </table:table-cell>
          <table:table-cell office:value-type="float" office:value="0.00599268485257">
            <text:p>0,0059926849</text:p>
          </table:table-cell>
          <table:table-cell office:value-type="float" office:value="0.000252098411032">
            <text:p>0,0002520984</text:p>
          </table:table-cell>
          <table:table-cell office:value-type="float" office:value="0.00678390278856">
            <text:p>0,0067839028</text:p>
          </table:table-cell>
          <table:table-cell table:number-columns-repeated="6"/>
        </table:table-row>
        <table:table-row table:style-name="ro2">
          <table:table-cell office:value-type="string">
            <text:p>охарактеризова</text:p>
          </table:table-cell>
          <table:table-cell office:value-type="float" office:value="1">
            <text:p>1</text:p>
          </table:table-cell>
          <table:table-cell office:value-type="float" office:value="0.00600710442704">
            <text:p>0,0060071044</text:p>
          </table:table-cell>
          <table:table-cell office:value-type="float" office:value="0.000252066172909">
            <text:p>0,0002520662</text:p>
          </table:table-cell>
          <table:table-cell office:value-type="float" office:value="0.00678224362423">
            <text:p>0,0067822436</text:p>
          </table:table-cell>
          <table:table-cell table:number-columns-repeated="6"/>
        </table:table-row>
        <table:table-row table:style-name="ro2">
          <table:table-cell office:value-type="string">
            <text:p>неэффективн</text:p>
          </table:table-cell>
          <table:table-cell office:value-type="float" office:value="1">
            <text:p>1</text:p>
          </table:table-cell>
          <table:table-cell office:value-type="float" office:value="0.00601965483185">
            <text:p>0,0060196548</text:p>
          </table:table-cell>
          <table:table-cell office:value-type="float" office:value="0.000252090369649">
            <text:p>0,0002520904</text:p>
          </table:table-cell>
          <table:table-cell office:value-type="float" office:value="0.00677774512799">
            <text:p>0,0067777451</text:p>
          </table:table-cell>
          <table:table-cell table:number-columns-repeated="6"/>
        </table:table-row>
        <table:table-row table:style-name="ro1">
          <table:table-cell office:value-type="string">
            <text:p>груз</text:p>
          </table:table-cell>
          <table:table-cell office:value-type="float" office:value="1">
            <text:p>1</text:p>
          </table:table-cell>
          <table:table-cell office:value-type="float" office:value="0.0060028348684">
            <text:p>0,0060028349</text:p>
          </table:table-cell>
          <table:table-cell office:value-type="float" office:value="0.000252103274894">
            <text:p>0,0002521033</text:p>
          </table:table-cell>
          <table:table-cell office:value-type="float" office:value="0.00677712735223">
            <text:p>0,0067771274</text:p>
          </table:table-cell>
          <table:table-cell table:number-columns-repeated="6"/>
        </table:table-row>
        <table:table-row table:style-name="ro2">
          <table:table-cell office:value-type="string">
            <text:p>недоступн</text:p>
          </table:table-cell>
          <table:table-cell office:value-type="float" office:value="1">
            <text:p>1</text:p>
          </table:table-cell>
          <table:table-cell office:value-type="float" office:value="0.00601505324332">
            <text:p>0,0060150532</text:p>
          </table:table-cell>
          <table:table-cell office:value-type="float" office:value="0.000252044224924">
            <text:p>0,0002520442</text:p>
          </table:table-cell>
          <table:table-cell office:value-type="float" office:value="0.0067770707503">
            <text:p>0,0067770708</text:p>
          </table:table-cell>
          <table:table-cell table:number-columns-repeated="6"/>
        </table:table-row>
        <table:table-row table:style-name="ro2">
          <table:table-cell office:value-type="string">
            <text:p>демонстрир</text:p>
          </table:table-cell>
          <table:table-cell office:value-type="float" office:value="1">
            <text:p>1</text:p>
          </table:table-cell>
          <table:table-cell office:value-type="float" office:value="0.00597070196844">
            <text:p>0,005970702</text:p>
          </table:table-cell>
          <table:table-cell office:value-type="float" office:value="0.000252203079348">
            <text:p>0,0002522031</text:p>
          </table:table-cell>
          <table:table-cell office:value-type="float" office:value="0.00677446737465">
            <text:p>0,0067744674</text:p>
          </table:table-cell>
          <table:table-cell table:number-columns-repeated="6"/>
        </table:table-row>
        <table:table-row table:style-name="ro1">
          <table:table-cell office:value-type="string">
            <text:p>магазин</text:p>
          </table:table-cell>
          <table:table-cell office:value-type="float" office:value="1">
            <text:p>1</text:p>
          </table:table-cell>
          <table:table-cell office:value-type="float" office:value="0.00597101286629">
            <text:p>0,0059710129</text:p>
          </table:table-cell>
          <table:table-cell office:value-type="float" office:value="0.000252234982712">
            <text:p>0,000252235</text:p>
          </table:table-cell>
          <table:table-cell office:value-type="float" office:value="0.00677440260434">
            <text:p>0,0067744026</text:p>
          </table:table-cell>
          <table:table-cell table:number-columns-repeated="6"/>
        </table:table-row>
        <table:table-row table:style-name="ro2">
          <table:table-cell office:value-type="string">
            <text:p>ситуац</text:p>
          </table:table-cell>
          <table:table-cell office:value-type="float" office:value="1">
            <text:p>1</text:p>
          </table:table-cell>
          <table:table-cell office:value-type="float" office:value="0.00599869175298">
            <text:p>0,0059986918</text:p>
          </table:table-cell>
          <table:table-cell office:value-type="float" office:value="0.000252051942542">
            <text:p>0,0002520519</text:p>
          </table:table-cell>
          <table:table-cell office:value-type="float" office:value="0.00677160413391">
            <text:p>0,0067716041</text:p>
          </table:table-cell>
          <table:table-cell table:number-columns-repeated="6"/>
        </table:table-row>
        <table:table-row table:style-name="ro1">
          <table:table-cell office:value-type="string">
            <text:p>канон</text:p>
          </table:table-cell>
          <table:table-cell office:value-type="float" office:value="1">
            <text:p>1</text:p>
          </table:table-cell>
          <table:table-cell office:value-type="float" office:value="0.00594109091204">
            <text:p>0,0059410909</text:p>
          </table:table-cell>
          <table:table-cell office:value-type="float" office:value="0.000252144146237">
            <text:p>0,0002521441</text:p>
          </table:table-cell>
          <table:table-cell office:value-type="float" office:value="0.00676985637075">
            <text:p>0,0067698564</text:p>
          </table:table-cell>
          <table:table-cell table:number-columns-repeated="6"/>
        </table:table-row>
        <table:table-row table:style-name="ro1">
          <table:table-cell office:value-type="string">
            <text:p>вокруг</text:p>
          </table:table-cell>
          <table:table-cell office:value-type="float" office:value="1">
            <text:p>1</text:p>
          </table:table-cell>
          <table:table-cell office:value-type="float" office:value="0.0059871177337">
            <text:p>0,0059871177</text:p>
          </table:table-cell>
          <table:table-cell office:value-type="float" office:value="0.000252054113409">
            <text:p>0,0002520541</text:p>
          </table:table-cell>
          <table:table-cell office:value-type="float" office:value="0.00676889828099">
            <text:p>0,0067688983</text:p>
          </table:table-cell>
          <table:table-cell table:number-columns-repeated="6"/>
        </table:table-row>
        <table:table-row table:style-name="ro1">
          <table:table-cell office:value-type="string">
            <text:p>происходя</text:p>
          </table:table-cell>
          <table:table-cell office:value-type="float" office:value="2">
            <text:p>2</text:p>
          </table:table-cell>
          <table:table-cell office:value-type="float" office:value="0.00595565269534">
            <text:p>0,0059556527</text:p>
          </table:table-cell>
          <table:table-cell office:value-type="float" office:value="0.000252264818449">
            <text:p>0,0002522648</text:p>
          </table:table-cell>
          <table:table-cell office:value-type="float" office:value="0.0067686880505">
            <text:p>0,0067686881</text:p>
          </table:table-cell>
          <table:table-cell table:number-columns-repeated="6"/>
        </table:table-row>
        <table:table-row table:style-name="ro1">
          <table:table-cell office:value-type="string">
            <text:p>нрав</text:p>
          </table:table-cell>
          <table:table-cell office:value-type="float" office:value="1">
            <text:p>1</text:p>
          </table:table-cell>
          <table:table-cell office:value-type="float" office:value="0.00595170300467">
            <text:p>0,005951703</text:p>
          </table:table-cell>
          <table:table-cell office:value-type="float" office:value="0.00025219054022">
            <text:p>0,0002521905</text:p>
          </table:table-cell>
          <table:table-cell office:value-type="float" office:value="0.00676790419217">
            <text:p>0,0067679042</text:p>
          </table:table-cell>
          <table:table-cell table:number-columns-repeated="6"/>
        </table:table-row>
        <table:table-row table:style-name="ro2">
          <table:table-cell office:value-type="string">
            <text:p>atomic</text:p>
          </table:table-cell>
          <table:table-cell office:value-type="float" office:value="1">
            <text:p>1</text:p>
          </table:table-cell>
          <table:table-cell office:value-type="float" office:value="0.00599918788947">
            <text:p>0,0059991879</text:p>
          </table:table-cell>
          <table:table-cell office:value-type="float" office:value="0.000252132813738">
            <text:p>0,0002521328</text:p>
          </table:table-cell>
          <table:table-cell office:value-type="float" office:value="0.00676714933995">
            <text:p>0,0067671493</text:p>
          </table:table-cell>
          <table:table-cell table:number-columns-repeated="6"/>
        </table:table-row>
        <table:table-row table:style-name="ro2">
          <table:table-cell office:value-type="string">
            <text:p>однак</text:p>
          </table:table-cell>
          <table:table-cell office:value-type="float" office:value="2">
            <text:p>2</text:p>
          </table:table-cell>
          <table:table-cell office:value-type="float" office:value="0.00597128684415">
            <text:p>0,0059712868</text:p>
          </table:table-cell>
          <table:table-cell office:value-type="float" office:value="0.000252387164293">
            <text:p>0,0002523872</text:p>
          </table:table-cell>
          <table:table-cell office:value-type="float" office:value="0.00676694364578">
            <text:p>0,0067669436</text:p>
          </table:table-cell>
          <table:table-cell table:number-columns-repeated="6"/>
        </table:table-row>
        <table:table-row table:style-name="ro2">
          <table:table-cell office:value-type="string">
            <text:p>специализац</text:p>
          </table:table-cell>
          <table:table-cell office:value-type="float" office:value="1">
            <text:p>1</text:p>
          </table:table-cell>
          <table:table-cell office:value-type="float" office:value="0.00598914366631">
            <text:p>0,0059891437</text:p>
          </table:table-cell>
          <table:table-cell office:value-type="float" office:value="0.000252080933998">
            <text:p>0,0002520809</text:p>
          </table:table-cell>
          <table:table-cell office:value-type="float" office:value="0.00676591647139">
            <text:p>0,0067659165</text:p>
          </table:table-cell>
          <table:table-cell table:number-columns-repeated="6"/>
        </table:table-row>
        <table:table-row table:style-name="ro1">
          <table:table-cell office:value-type="string">
            <text:p>нов</text:p>
          </table:table-cell>
          <table:table-cell office:value-type="float" office:value="2">
            <text:p>2</text:p>
          </table:table-cell>
          <table:table-cell office:value-type="float" office:value="0.00594931062632">
            <text:p>0,0059493106</text:p>
          </table:table-cell>
          <table:table-cell office:value-type="float" office:value="0.000252500260901">
            <text:p>0,0002525003</text:p>
          </table:table-cell>
          <table:table-cell office:value-type="float" office:value="0.00676472819324">
            <text:p>0,0067647282</text:p>
          </table:table-cell>
          <table:table-cell table:number-columns-repeated="6"/>
        </table:table-row>
        <table:table-row table:style-name="ro2">
          <table:table-cell office:value-type="string">
            <text:p>производител</text:p>
          </table:table-cell>
          <table:table-cell office:value-type="float" office:value="1">
            <text:p>1</text:p>
          </table:table-cell>
          <table:table-cell office:value-type="float" office:value="0.00598431517205">
            <text:p>0,0059843152</text:p>
          </table:table-cell>
          <table:table-cell office:value-type="float" office:value="0.000252052445131">
            <text:p>0,0002520524</text:p>
          </table:table-cell>
          <table:table-cell office:value-type="float" office:value="0.00676420673299">
            <text:p>0,0067642067</text:p>
          </table:table-cell>
          <table:table-cell table:number-columns-repeated="6"/>
        </table:table-row>
        <table:table-row table:style-name="ro2"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0.011643510041">
            <text:p>0,01164351</text:p>
          </table:table-cell>
          <table:table-cell office:value-type="float" office:value="0.000252936305677">
            <text:p>0,0002529363</text:p>
          </table:table-cell>
          <table:table-cell office:value-type="float" office:value="0.00676305406411">
            <text:p>0,0067630541</text:p>
          </table:table-cell>
          <table:table-cell table:number-columns-repeated="6"/>
        </table:table-row>
        <table:table-row table:style-name="ro2">
          <table:table-cell office:value-type="string">
            <text:p>разобра</text:p>
          </table:table-cell>
          <table:table-cell office:value-type="float" office:value="1">
            <text:p>1</text:p>
          </table:table-cell>
          <table:table-cell office:value-type="float" office:value="0.0059062320212">
            <text:p>0,005906232</text:p>
          </table:table-cell>
          <table:table-cell office:value-type="float" office:value="0.000252099885812">
            <text:p>0,0002520999</text:p>
          </table:table-cell>
          <table:table-cell office:value-type="float" office:value="0.00676205056185">
            <text:p>0,0067620506</text:p>
          </table:table-cell>
          <table:table-cell table:number-columns-repeated="6"/>
        </table:table-row>
        <table:table-row table:style-name="ro2">
          <table:table-cell office:value-type="string">
            <text:p>consustenc</text:p>
          </table:table-cell>
          <table:table-cell office:value-type="float" office:value="1">
            <text:p>1</text:p>
          </table:table-cell>
          <table:table-cell office:value-type="float" office:value="0.0060021804705">
            <text:p>0,0060021805</text:p>
          </table:table-cell>
          <table:table-cell office:value-type="float" office:value="0.000252072624608">
            <text:p>0,0002520726</text:p>
          </table:table-cell>
          <table:table-cell office:value-type="float" office:value="0.00676181433502">
            <text:p>0,0067618143</text:p>
          </table:table-cell>
          <table:table-cell table:number-columns-repeated="6"/>
        </table:table-row>
        <table:table-row table:style-name="ro1">
          <table:table-cell office:value-type="string">
            <text:p>соображен</text:p>
          </table:table-cell>
          <table:table-cell office:value-type="float" office:value="2">
            <text:p>2</text:p>
          </table:table-cell>
          <table:table-cell office:value-type="float" office:value="0.00599149385289">
            <text:p>0,0059914939</text:p>
          </table:table-cell>
          <table:table-cell office:value-type="float" office:value="0.000252332095915">
            <text:p>0,0002523321</text:p>
          </table:table-cell>
          <table:table-cell office:value-type="float" office:value="0.00676092337133">
            <text:p>0,0067609234</text:p>
          </table:table-cell>
          <table:table-cell table:number-columns-repeated="6"/>
        </table:table-row>
        <table:table-row table:style-name="ro2">
          <table:table-cell office:value-type="string">
            <text:p>коротк</text:p>
          </table:table-cell>
          <table:table-cell office:value-type="float" office:value="1">
            <text:p>1</text:p>
          </table:table-cell>
          <table:table-cell office:value-type="float" office:value="0.00598019926406">
            <text:p>0,0059801993</text:p>
          </table:table-cell>
          <table:table-cell office:value-type="float" office:value="0.000252069231276">
            <text:p>0,0002520692</text:p>
          </table:table-cell>
          <table:table-cell office:value-type="float" office:value="0.00675593674097">
            <text:p>0,0067559367</text:p>
          </table:table-cell>
          <table:table-cell table:number-columns-repeated="6"/>
        </table:table-row>
        <table:table-row table:style-name="ro2">
          <table:table-cell office:value-type="string">
            <text:p>использова</text:p>
          </table:table-cell>
          <table:table-cell office:value-type="float" office:value="1">
            <text:p>1</text:p>
          </table:table-cell>
          <table:table-cell office:value-type="float" office:value="0.00597847655094">
            <text:p>0,0059784766</text:p>
          </table:table-cell>
          <table:table-cell office:value-type="float" office:value="0.000252048288024">
            <text:p>0,0002520483</text:p>
          </table:table-cell>
          <table:table-cell office:value-type="float" office:value="0.0067559195347">
            <text:p>0,0067559195</text:p>
          </table:table-cell>
          <table:table-cell table:number-columns-repeated="6"/>
        </table:table-row>
        <table:table-row table:style-name="ro1">
          <table:table-cell office:value-type="string">
            <text:p>жертв</text:p>
          </table:table-cell>
          <table:table-cell office:value-type="float" office:value="1">
            <text:p>1</text:p>
          </table:table-cell>
          <table:table-cell office:value-type="float" office:value="0.00592717415001">
            <text:p>0,0059271742</text:p>
          </table:table-cell>
          <table:table-cell office:value-type="float" office:value="0.000252432032822">
            <text:p>0,000252432</text:p>
          </table:table-cell>
          <table:table-cell office:value-type="float" office:value="0.00675462768003">
            <text:p>0,0067546277</text:p>
          </table:table-cell>
          <table:table-cell table:number-columns-repeated="6"/>
        </table:table-row>
        <table:table-row table:style-name="ro1">
          <table:table-cell office:value-type="string">
            <text:p>внутр</text:p>
          </table:table-cell>
          <table:table-cell office:value-type="float" office:value="1">
            <text:p>1</text:p>
          </table:table-cell>
          <table:table-cell office:value-type="float" office:value="0.00598322028856">
            <text:p>0,0059832203</text:p>
          </table:table-cell>
          <table:table-cell office:value-type="float" office:value="0.000252147198839">
            <text:p>0,0002521472</text:p>
          </table:table-cell>
          <table:table-cell office:value-type="float" office:value="0.00675392766336">
            <text:p>0,0067539277</text:p>
          </table:table-cell>
          <table:table-cell table:number-columns-repeated="6"/>
        </table:table-row>
        <table:table-row table:style-name="ro1">
          <table:table-cell office:value-type="string">
            <text:p>нужд</text:p>
          </table:table-cell>
          <table:table-cell office:value-type="float" office:value="1">
            <text:p>1</text:p>
          </table:table-cell>
          <table:table-cell office:value-type="float" office:value="0.00598720046152">
            <text:p>0,0059872005</text:p>
          </table:table-cell>
          <table:table-cell office:value-type="float" office:value="0.000252017930897">
            <text:p>0,0002520179</text:p>
          </table:table-cell>
          <table:table-cell office:value-type="float" office:value="0.00675218871902">
            <text:p>0,0067521887</text:p>
          </table:table-cell>
          <table:table-cell table:number-columns-repeated="6"/>
        </table:table-row>
        <table:table-row table:style-name="ro1">
          <table:table-cell office:value-type="string">
            <text:p>цел</text:p>
          </table:table-cell>
          <table:table-cell office:value-type="float" office:value="2">
            <text:p>2</text:p>
          </table:table-cell>
          <table:table-cell office:value-type="float" office:value="0.00974063253634">
            <text:p>0,0097406325</text:p>
          </table:table-cell>
          <table:table-cell office:value-type="float" office:value="0.000252585685166">
            <text:p>0,0002525857</text:p>
          </table:table-cell>
          <table:table-cell office:value-type="float" office:value="0.00675200711939">
            <text:p>0,0067520071</text:p>
          </table:table-cell>
          <table:table-cell table:number-columns-repeated="6"/>
        </table:table-row>
        <table:table-row table:style-name="ro2">
          <table:table-cell office:value-type="string">
            <text:p>линейн</text:p>
          </table:table-cell>
          <table:table-cell office:value-type="float" office:value="2">
            <text:p>2</text:p>
          </table:table-cell>
          <table:table-cell office:value-type="float" office:value="0.00599156259252">
            <text:p>0,0059915626</text:p>
          </table:table-cell>
          <table:table-cell office:value-type="float" office:value="0.000252301214124">
            <text:p>0,0002523012</text:p>
          </table:table-cell>
          <table:table-cell office:value-type="float" office:value="0.00675182826473">
            <text:p>0,0067518283</text:p>
          </table:table-cell>
          <table:table-cell table:number-columns-repeated="6"/>
        </table:table-row>
        <table:table-row table:style-name="ro2">
          <table:table-cell office:value-type="string">
            <text:p>готовн</text:p>
          </table:table-cell>
          <table:table-cell office:value-type="float" office:value="1">
            <text:p>1</text:p>
          </table:table-cell>
          <table:table-cell office:value-type="float" office:value="0.00594933956951">
            <text:p>0,0059493396</text:p>
          </table:table-cell>
          <table:table-cell office:value-type="float" office:value="0.000252110783208">
            <text:p>0,0002521108</text:p>
          </table:table-cell>
          <table:table-cell office:value-type="float" office:value="0.00674976408355">
            <text:p>0,0067497641</text:p>
          </table:table-cell>
          <table:table-cell table:number-columns-repeated="6"/>
        </table:table-row>
        <table:table-row table:style-name="ro2">
          <table:table-cell office:value-type="string">
            <text:p>выстраива</text:p>
          </table:table-cell>
          <table:table-cell office:value-type="float" office:value="1">
            <text:p>1</text:p>
          </table:table-cell>
          <table:table-cell office:value-type="float" office:value="0.00599670937302">
            <text:p>0,0059967094</text:p>
          </table:table-cell>
          <table:table-cell office:value-type="float" office:value="0.000252062519753">
            <text:p>0,0002520625</text:p>
          </table:table-cell>
          <table:table-cell office:value-type="float" office:value="0.00674974389406">
            <text:p>0,0067497439</text:p>
          </table:table-cell>
          <table:table-cell table:number-columns-repeated="6"/>
        </table:table-row>
        <table:table-row table:style-name="ro2">
          <table:table-cell office:value-type="string">
            <text:p>частн</text:p>
          </table:table-cell>
          <table:table-cell office:value-type="float" office:value="1">
            <text:p>1</text:p>
          </table:table-cell>
          <table:table-cell office:value-type="float" office:value="0.00600464706917">
            <text:p>0,0060046471</text:p>
          </table:table-cell>
          <table:table-cell office:value-type="float" office:value="0.000252034124523">
            <text:p>0,0002520341</text:p>
          </table:table-cell>
          <table:table-cell office:value-type="float" office:value="0.00674800316759">
            <text:p>0,0067480032</text:p>
          </table:table-cell>
          <table:table-cell table:number-columns-repeated="6"/>
        </table:table-row>
        <table:table-row table:style-name="ro2">
          <table:table-cell office:value-type="string">
            <text:p>активизац</text:p>
          </table:table-cell>
          <table:table-cell office:value-type="float" office:value="2">
            <text:p>2</text:p>
          </table:table-cell>
          <table:table-cell office:value-type="float" office:value="0.00879146086204">
            <text:p>0,0087914609</text:p>
          </table:table-cell>
          <table:table-cell office:value-type="float" office:value="0.000252584355085">
            <text:p>0,0002525844</text:p>
          </table:table-cell>
          <table:table-cell office:value-type="float" office:value="0.00674674732783">
            <text:p>0,0067467473</text:p>
          </table:table-cell>
          <table:table-cell table:number-columns-repeated="6"/>
        </table:table-row>
        <table:table-row table:style-name="ro1">
          <table:table-cell office:value-type="string">
            <text:p>здрав</text:p>
          </table:table-cell>
          <table:table-cell office:value-type="float" office:value="1">
            <text:p>1</text:p>
          </table:table-cell>
          <table:table-cell office:value-type="float" office:value="0.00598957760437">
            <text:p>0,0059895776</text:p>
          </table:table-cell>
          <table:table-cell office:value-type="float" office:value="0.000252068615719">
            <text:p>0,0002520686</text:p>
          </table:table-cell>
          <table:table-cell office:value-type="float" office:value="0.00674620469122">
            <text:p>0,0067462047</text:p>
          </table:table-cell>
          <table:table-cell table:number-columns-repeated="6"/>
        </table:table-row>
        <table:table-row table:style-name="ro2">
          <table:table-cell office:value-type="string">
            <text:p>обсужда</text:p>
          </table:table-cell>
          <table:table-cell office:value-type="float" office:value="2">
            <text:p>2</text:p>
          </table:table-cell>
          <table:table-cell office:value-type="float" office:value="0.00592163182375">
            <text:p>0,0059216318</text:p>
          </table:table-cell>
          <table:table-cell office:value-type="float" office:value="0.000252437512546">
            <text:p>0,0002524375</text:p>
          </table:table-cell>
          <table:table-cell office:value-type="float" office:value="0.0067429609252">
            <text:p>0,0067429609</text:p>
          </table:table-cell>
          <table:table-cell table:number-columns-repeated="6"/>
        </table:table-row>
        <table:table-row table:style-name="ro2">
          <table:table-cell office:value-type="string">
            <text:p>действительн</text:p>
          </table:table-cell>
          <table:table-cell office:value-type="float" office:value="1">
            <text:p>1</text:p>
          </table:table-cell>
          <table:table-cell office:value-type="float" office:value="0.00592362130835">
            <text:p>0,0059236213</text:p>
          </table:table-cell>
          <table:table-cell office:value-type="float" office:value="0.000252380307113">
            <text:p>0,0002523803</text:p>
          </table:table-cell>
          <table:table-cell office:value-type="float" office:value="0.00674121011273">
            <text:p>0,0067412101</text:p>
          </table:table-cell>
          <table:table-cell table:number-columns-repeated="6"/>
        </table:table-row>
        <table:table-row table:style-name="ro1">
          <table:table-cell office:value-type="string">
            <text:p>высок</text:p>
          </table:table-cell>
          <table:table-cell office:value-type="float" office:value="1">
            <text:p>1</text:p>
          </table:table-cell>
          <table:table-cell office:value-type="float" office:value="0.00591111516405">
            <text:p>0,0059111152</text:p>
          </table:table-cell>
          <table:table-cell office:value-type="float" office:value="0.000252458082967">
            <text:p>0,0002524581</text:p>
          </table:table-cell>
          <table:table-cell office:value-type="float" office:value="0.00674084339722">
            <text:p>0,0067408434</text:p>
          </table:table-cell>
          <table:table-cell table:number-columns-repeated="6"/>
        </table:table-row>
        <table:table-row table:style-name="ro2">
          <table:table-cell office:value-type="string">
            <text:p>нико</text:p>
          </table:table-cell>
          <table:table-cell office:value-type="float" office:value="1">
            <text:p>1</text:p>
          </table:table-cell>
          <table:table-cell office:value-type="float" office:value="0.00596198738846">
            <text:p>0,0059619874</text:p>
          </table:table-cell>
          <table:table-cell office:value-type="float" office:value="0.000252098252016">
            <text:p>0,0002520983</text:p>
          </table:table-cell>
          <table:table-cell office:value-type="float" office:value="0.00673859797141">
            <text:p>0,006738598</text:p>
          </table:table-cell>
          <table:table-cell table:number-columns-repeated="6"/>
        </table:table-row>
        <table:table-row table:style-name="ro1">
          <table:table-cell office:value-type="string">
            <text:p>мен</text:p>
          </table:table-cell>
          <table:table-cell office:value-type="float" office:value="1">
            <text:p>1</text:p>
          </table:table-cell>
          <table:table-cell office:value-type="float" office:value="0.00597715374406">
            <text:p>0,0059771537</text:p>
          </table:table-cell>
          <table:table-cell office:value-type="float" office:value="0.000252050089443">
            <text:p>0,0002520501</text:p>
          </table:table-cell>
          <table:table-cell office:value-type="float" office:value="0.00673779765775">
            <text:p>0,0067377977</text:p>
          </table:table-cell>
          <table:table-cell table:number-columns-repeated="6"/>
        </table:table-row>
        <table:table-row table:style-name="ro2">
          <table:table-cell office:value-type="string">
            <text:p>последн</text:p>
          </table:table-cell>
          <table:table-cell office:value-type="float" office:value="2">
            <text:p>2</text:p>
          </table:table-cell>
          <table:table-cell office:value-type="float" office:value="0.00594331533956">
            <text:p>0,0059433153</text:p>
          </table:table-cell>
          <table:table-cell office:value-type="float" office:value="0.000252255801662">
            <text:p>0,0002522558</text:p>
          </table:table-cell>
          <table:table-cell office:value-type="float" office:value="0.00673733174599">
            <text:p>0,0067373317</text:p>
          </table:table-cell>
          <table:table-cell table:number-columns-repeated="6"/>
        </table:table-row>
        <table:table-row table:style-name="ro2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0.00597271175701">
            <text:p>0,0059727118</text:p>
          </table:table-cell>
          <table:table-cell office:value-type="float" office:value="0.000252090248277">
            <text:p>0,0002520902</text:p>
          </table:table-cell>
          <table:table-cell office:value-type="float" office:value="0.00673653155693">
            <text:p>0,0067365316</text:p>
          </table:table-cell>
          <table:table-cell table:number-columns-repeated="6"/>
        </table:table-row>
        <table:table-row table:style-name="ro2">
          <table:table-cell office:value-type="string">
            <text:p>современ</text:p>
          </table:table-cell>
          <table:table-cell office:value-type="float" office:value="2">
            <text:p>2</text:p>
          </table:table-cell>
          <table:table-cell office:value-type="float" office:value="0.00593913219691">
            <text:p>0,0059391322</text:p>
          </table:table-cell>
          <table:table-cell office:value-type="float" office:value="0.000252295825257">
            <text:p>0,0002522958</text:p>
          </table:table-cell>
          <table:table-cell office:value-type="float" office:value="0.00673651544297">
            <text:p>0,0067365154</text:p>
          </table:table-cell>
          <table:table-cell table:number-columns-repeated="6"/>
        </table:table-row>
        <table:table-row table:style-name="ro2">
          <table:table-cell office:value-type="string">
            <text:p>interner</text:p>
          </table:table-cell>
          <table:table-cell office:value-type="float" office:value="1">
            <text:p>1</text:p>
          </table:table-cell>
          <table:table-cell office:value-type="float" office:value="0.00594006729878">
            <text:p>0,0059400673</text:p>
          </table:table-cell>
          <table:table-cell office:value-type="float" office:value="0.000252127512356">
            <text:p>0,0002521275</text:p>
          </table:table-cell>
          <table:table-cell office:value-type="float" office:value="0.00673590610122">
            <text:p>0,0067359061</text:p>
          </table:table-cell>
          <table:table-cell table:number-columns-repeated="6"/>
        </table:table-row>
        <table:table-row table:style-name="ro1">
          <table:table-cell office:value-type="string">
            <text:p>ссылок</text:p>
          </table:table-cell>
          <table:table-cell office:value-type="float" office:value="1">
            <text:p>1</text:p>
          </table:table-cell>
          <table:table-cell office:value-type="float" office:value="0.00567999317398">
            <text:p>0,0056799932</text:p>
          </table:table-cell>
          <table:table-cell office:value-type="float" office:value="0.000252120827585">
            <text:p>0,0002521208</text:p>
          </table:table-cell>
          <table:table-cell office:value-type="float" office:value="0.00673581303945">
            <text:p>0,006735813</text:p>
          </table:table-cell>
          <table:table-cell table:number-columns-repeated="6"/>
        </table:table-row>
        <table:table-row table:style-name="ro1">
          <table:table-cell office:value-type="string">
            <text:p>служб</text:p>
          </table:table-cell>
          <table:table-cell office:value-type="float" office:value="2">
            <text:p>2</text:p>
          </table:table-cell>
          <table:table-cell office:value-type="float" office:value="0.00592896042358">
            <text:p>0,0059289604</text:p>
          </table:table-cell>
          <table:table-cell office:value-type="float" office:value="0.000252596723054">
            <text:p>0,0002525967</text:p>
          </table:table-cell>
          <table:table-cell office:value-type="float" office:value="0.00673539861754">
            <text:p>0,0067353986</text:p>
          </table:table-cell>
          <table:table-cell table:number-columns-repeated="6"/>
        </table:table-row>
        <table:table-row table:style-name="ro2">
          <table:table-cell office:value-type="string">
            <text:p>организова</text:p>
          </table:table-cell>
          <table:table-cell office:value-type="float" office:value="1">
            <text:p>1</text:p>
          </table:table-cell>
          <table:table-cell office:value-type="float" office:value="0.00590559586517">
            <text:p>0,0059055959</text:p>
          </table:table-cell>
          <table:table-cell office:value-type="float" office:value="0.0002520666233">
            <text:p>0,0002520666</text:p>
          </table:table-cell>
          <table:table-cell office:value-type="float" office:value="0.00673383048093">
            <text:p>0,0067338305</text:p>
          </table:table-cell>
          <table:table-cell table:number-columns-repeated="6"/>
        </table:table-row>
        <table:table-row table:style-name="ro2">
          <table:table-cell office:value-type="string">
            <text:p>переименова</text:p>
          </table:table-cell>
          <table:table-cell office:value-type="float" office:value="1">
            <text:p>1</text:p>
          </table:table-cell>
          <table:table-cell office:value-type="float" office:value="0.00595583074936">
            <text:p>0,0059558307</text:p>
          </table:table-cell>
          <table:table-cell office:value-type="float" office:value="0.000252022397897">
            <text:p>0,0002520224</text:p>
          </table:table-cell>
          <table:table-cell office:value-type="float" office:value="0.00673097620204">
            <text:p>0,0067309762</text:p>
          </table:table-cell>
          <table:table-cell table:number-columns-repeated="6"/>
        </table:table-row>
        <table:table-row table:style-name="ro2">
          <table:table-cell office:value-type="string">
            <text:p>разрабатыва</text:p>
          </table:table-cell>
          <table:table-cell office:value-type="float" office:value="1">
            <text:p>1</text:p>
          </table:table-cell>
          <table:table-cell office:value-type="float" office:value="0.00590806714529">
            <text:p>0,0059080671</text:p>
          </table:table-cell>
          <table:table-cell office:value-type="float" office:value="0.000252267236974">
            <text:p>0,0002522672</text:p>
          </table:table-cell>
          <table:table-cell office:value-type="float" office:value="0.00672832966742">
            <text:p>0,0067283297</text:p>
          </table:table-cell>
          <table:table-cell table:number-columns-repeated="6"/>
        </table:table-row>
        <table:table-row table:style-name="ro2">
          <table:table-cell office:value-type="string">
            <text:p>основыва</text:p>
          </table:table-cell>
          <table:table-cell office:value-type="float" office:value="1">
            <text:p>1</text:p>
          </table:table-cell>
          <table:table-cell office:value-type="float" office:value="0.00595072112441">
            <text:p>0,0059507211</text:p>
          </table:table-cell>
          <table:table-cell office:value-type="float" office:value="0.000252088812493">
            <text:p>0,0002520888</text:p>
          </table:table-cell>
          <table:table-cell office:value-type="float" office:value="0.00672520775474">
            <text:p>0,0067252078</text:p>
          </table:table-cell>
          <table:table-cell table:number-columns-repeated="6"/>
        </table:table-row>
        <table:table-row table:style-name="ro2">
          <table:table-cell office:value-type="string">
            <text:p>оналайнов</text:p>
          </table:table-cell>
          <table:table-cell office:value-type="float" office:value="1">
            <text:p>1</text:p>
          </table:table-cell>
          <table:table-cell office:value-type="float" office:value="0.005942423211">
            <text:p>0,0059424232</text:p>
          </table:table-cell>
          <table:table-cell office:value-type="float" office:value="0.00025212020509">
            <text:p>0,0002521202</text:p>
          </table:table-cell>
          <table:table-cell office:value-type="float" office:value="0.00672492665728">
            <text:p>0,0067249267</text:p>
          </table:table-cell>
          <table:table-cell table:number-columns-repeated="6"/>
        </table:table-row>
        <table:table-row table:style-name="ro2">
          <table:table-cell office:value-type="string">
            <text:p>деятельн</text:p>
          </table:table-cell>
          <table:table-cell office:value-type="float" office:value="1">
            <text:p>1</text:p>
          </table:table-cell>
          <table:table-cell office:value-type="float" office:value="0.00592775979791">
            <text:p>0,0059277598</text:p>
          </table:table-cell>
          <table:table-cell office:value-type="float" office:value="0.000252096938265">
            <text:p>0,0002520969</text:p>
          </table:table-cell>
          <table:table-cell office:value-type="float" office:value="0.00672106449394">
            <text:p>0,0067210645</text:p>
          </table:table-cell>
          <table:table-cell table:number-columns-repeated="6"/>
        </table:table-row>
        <table:table-row table:style-name="ro2">
          <table:table-cell office:value-type="string">
            <text:p>реальн</text:p>
          </table:table-cell>
          <table:table-cell office:value-type="float" office:value="1">
            <text:p>1</text:p>
          </table:table-cell>
          <table:table-cell office:value-type="float" office:value="0.00594317514691">
            <text:p>0,0059431751</text:p>
          </table:table-cell>
          <table:table-cell office:value-type="float" office:value="0.000252147849208">
            <text:p>0,0002521478</text:p>
          </table:table-cell>
          <table:table-cell office:value-type="float" office:value="0.00672033579182">
            <text:p>0,0067203358</text:p>
          </table:table-cell>
          <table:table-cell table:number-columns-repeated="6"/>
        </table:table-row>
        <table:table-row table:style-name="ro2">
          <table:table-cell office:value-type="string">
            <text:p>такж</text:p>
          </table:table-cell>
          <table:table-cell office:value-type="float" office:value="1">
            <text:p>1</text:p>
          </table:table-cell>
          <table:table-cell office:value-type="float" office:value="0.00594697556501">
            <text:p>0,0059469756</text:p>
          </table:table-cell>
          <table:table-cell office:value-type="float" office:value="0.000252060345564">
            <text:p>0,0002520603</text:p>
          </table:table-cell>
          <table:table-cell office:value-type="float" office:value="0.00671876517016">
            <text:p>0,0067187652</text:p>
          </table:table-cell>
          <table:table-cell table:number-columns-repeated="6"/>
        </table:table-row>
        <table:table-row table:style-name="ro2">
          <table:table-cell office:value-type="string">
            <text:p>одноузлов</text:p>
          </table:table-cell>
          <table:table-cell office:value-type="float" office:value="1">
            <text:p>1</text:p>
          </table:table-cell>
          <table:table-cell office:value-type="float" office:value="0.00593912004751">
            <text:p>0,00593912</text:p>
          </table:table-cell>
          <table:table-cell office:value-type="float" office:value="0.000252048288164">
            <text:p>0,0002520483</text:p>
          </table:table-cell>
          <table:table-cell office:value-type="float" office:value="0.00671675960112">
            <text:p>0,0067167596</text:p>
          </table:table-cell>
          <table:table-cell table:number-columns-repeated="6"/>
        </table:table-row>
        <table:table-row table:style-name="ro2">
          <table:table-cell office:value-type="string">
            <text:p>noacid</text:p>
          </table:table-cell>
          <table:table-cell office:value-type="float" office:value="1">
            <text:p>1</text:p>
          </table:table-cell>
          <table:table-cell office:value-type="float" office:value="0.00588206018524">
            <text:p>0,0058820602</text:p>
          </table:table-cell>
          <table:table-cell office:value-type="float" office:value="0.000252111931486">
            <text:p>0,0002521119</text:p>
          </table:table-cell>
          <table:table-cell office:value-type="float" office:value="0.00671156868546">
            <text:p>0,0067115687</text:p>
          </table:table-cell>
          <table:table-cell table:number-columns-repeated="6"/>
        </table:table-row>
        <table:table-row table:style-name="ro2">
          <table:table-cell office:value-type="string">
            <text:p>поддержива</text:p>
          </table:table-cell>
          <table:table-cell office:value-type="float" office:value="2">
            <text:p>2</text:p>
          </table:table-cell>
          <table:table-cell office:value-type="float" office:value="0.00591463802563">
            <text:p>0,005914638</text:p>
          </table:table-cell>
          <table:table-cell office:value-type="float" office:value="0.000252695659326">
            <text:p>0,0002526957</text:p>
          </table:table-cell>
          <table:table-cell office:value-type="float" office:value="0.0067076128398">
            <text:p>0,0067076128</text:p>
          </table:table-cell>
          <table:table-cell table:number-columns-repeated="6"/>
        </table:table-row>
        <table:table-row table:style-name="ro2">
          <table:table-cell office:value-type="string">
            <text:p>обработк</text:p>
          </table:table-cell>
          <table:table-cell office:value-type="float" office:value="2">
            <text:p>2</text:p>
          </table:table-cell>
          <table:table-cell office:value-type="float" office:value="0.00585557796225">
            <text:p>0,005855578</text:p>
          </table:table-cell>
          <table:table-cell office:value-type="float" office:value="0.000253075426642">
            <text:p>0,0002530754</text:p>
          </table:table-cell>
          <table:table-cell office:value-type="float" office:value="0.00669886998569">
            <text:p>0,00669887</text:p>
          </table:table-cell>
          <table:table-cell table:number-columns-repeated="6"/>
        </table:table-row>
        <table:table-row table:style-name="ro2">
          <table:table-cell office:value-type="string">
            <text:p>давн</text:p>
          </table:table-cell>
          <table:table-cell office:value-type="float" office:value="1">
            <text:p>1</text:p>
          </table:table-cell>
          <table:table-cell office:value-type="float" office:value="0.0059015145905">
            <text:p>0,0059015146</text:p>
          </table:table-cell>
          <table:table-cell office:value-type="float" office:value="0.000252325826047">
            <text:p>0,0002523258</text:p>
          </table:table-cell>
          <table:table-cell office:value-type="float" office:value="0.00669829589405">
            <text:p>0,0066982959</text:p>
          </table:table-cell>
          <table:table-cell table:number-columns-repeated="6"/>
        </table:table-row>
        <table:table-row table:style-name="ro2">
          <table:table-cell office:value-type="string">
            <text:p>посвяща</text:p>
          </table:table-cell>
          <table:table-cell office:value-type="float" office:value="1">
            <text:p>1</text:p>
          </table:table-cell>
          <table:table-cell office:value-type="float" office:value="0.00590082321089">
            <text:p>0,0059008232</text:p>
          </table:table-cell>
          <table:table-cell office:value-type="float" office:value="0.000252077274823">
            <text:p>0,0002520773</text:p>
          </table:table-cell>
          <table:table-cell office:value-type="float" office:value="0.00669824957475">
            <text:p>0,0066982496</text:p>
          </table:table-cell>
          <table:table-cell table:number-columns-repeated="6"/>
        </table:table-row>
        <table:table-row table:style-name="ro1">
          <table:table-cell office:value-type="string">
            <text:p>качеств</text:p>
          </table:table-cell>
          <table:table-cell office:value-type="float" office:value="1">
            <text:p>1</text:p>
          </table:table-cell>
          <table:table-cell office:value-type="float" office:value="0.0058826101078">
            <text:p>0,0058826101</text:p>
          </table:table-cell>
          <table:table-cell office:value-type="float" office:value="0.00025225382994">
            <text:p>0,0002522538</text:p>
          </table:table-cell>
          <table:table-cell office:value-type="float" office:value="0.00669662425894">
            <text:p>0,0066966243</text:p>
          </table:table-cell>
          <table:table-cell table:number-columns-repeated="6"/>
        </table:table-row>
        <table:table-row table:style-name="ro1">
          <table:table-cell office:value-type="string">
            <text:p>сохранен</text:p>
          </table:table-cell>
          <table:table-cell office:value-type="float" office:value="1">
            <text:p>1</text:p>
          </table:table-cell>
          <table:table-cell office:value-type="float" office:value="0.00590744919117">
            <text:p>0,0059074492</text:p>
          </table:table-cell>
          <table:table-cell office:value-type="float" office:value="0.00025210644418">
            <text:p>0,0002521064</text:p>
          </table:table-cell>
          <table:table-cell office:value-type="float" office:value="0.00669470359638">
            <text:p>0,0066947036</text:p>
          </table:table-cell>
          <table:table-cell table:number-columns-repeated="6"/>
        </table:table-row>
        <table:table-row table:style-name="ro1">
          <table:table-cell office:value-type="string">
            <text:p>пункт</text:p>
          </table:table-cell>
          <table:table-cell office:value-type="float" office:value="2">
            <text:p>2</text:p>
          </table:table-cell>
          <table:table-cell office:value-type="float" office:value="0.00589962549665">
            <text:p>0,0058996255</text:p>
          </table:table-cell>
          <table:table-cell office:value-type="float" office:value="0.000252503701381">
            <text:p>0,0002525037</text:p>
          </table:table-cell>
          <table:table-cell office:value-type="float" office:value="0.00669110895478">
            <text:p>0,006691109</text:p>
          </table:table-cell>
          <table:table-cell table:number-columns-repeated="6"/>
        </table:table-row>
        <table:table-row table:style-name="ro2">
          <table:table-cell office:value-type="string">
            <text:p>существова</text:p>
          </table:table-cell>
          <table:table-cell office:value-type="float" office:value="1">
            <text:p>1</text:p>
          </table:table-cell>
          <table:table-cell office:value-type="float" office:value="0.00585869416196">
            <text:p>0,0058586942</text:p>
          </table:table-cell>
          <table:table-cell office:value-type="float" office:value="0.000252475698094">
            <text:p>0,0002524757</text:p>
          </table:table-cell>
          <table:table-cell office:value-type="float" office:value="0.00668964423756">
            <text:p>0,0066896442</text:p>
          </table:table-cell>
          <table:table-cell table:number-columns-repeated="6"/>
        </table:table-row>
        <table:table-row table:style-name="ro2">
          <table:table-cell office:value-type="string">
            <text:p>оправдыва</text:p>
          </table:table-cell>
          <table:table-cell office:value-type="float" office:value="1">
            <text:p>1</text:p>
          </table:table-cell>
          <table:table-cell office:value-type="float" office:value="0.00589126490314">
            <text:p>0,0058912649</text:p>
          </table:table-cell>
          <table:table-cell office:value-type="float" office:value="0.000252102659994">
            <text:p>0,0002521027</text:p>
          </table:table-cell>
          <table:table-cell office:value-type="float" office:value="0.00668801895526">
            <text:p>0,006688019</text:p>
          </table:table-cell>
          <table:table-cell table:number-columns-repeated="6"/>
        </table:table-row>
        <table:table-row table:style-name="ro2">
          <table:table-cell office:value-type="string">
            <text:p>виж</text:p>
          </table:table-cell>
          <table:table-cell office:value-type="float" office:value="1">
            <text:p>1</text:p>
          </table:table-cell>
          <table:table-cell office:value-type="float" office:value="0.0058369786127">
            <text:p>0,0058369786</text:p>
          </table:table-cell>
          <table:table-cell office:value-type="float" office:value="0.000252136938137">
            <text:p>0,0002521369</text:p>
          </table:table-cell>
          <table:table-cell office:value-type="float" office:value="0.00667957878478">
            <text:p>0,0066795788</text:p>
          </table:table-cell>
          <table:table-cell table:number-columns-repeated="6"/>
        </table:table-row>
        <table:table-row table:style-name="ro1">
          <table:table-cell office:value-type="string">
            <text:p>требован</text:p>
          </table:table-cell>
          <table:table-cell office:value-type="float" office:value="1">
            <text:p>1</text:p>
          </table:table-cell>
          <table:table-cell office:value-type="float" office:value="0.00587592595642">
            <text:p>0,005875926</text:p>
          </table:table-cell>
          <table:table-cell office:value-type="float" office:value="0.00025222356811">
            <text:p>0,0002522236</text:p>
          </table:table-cell>
          <table:table-cell office:value-type="float" office:value="0.00667729088228">
            <text:p>0,0066772909</text:p>
          </table:table-cell>
          <table:table-cell table:number-columns-repeated="6"/>
        </table:table-row>
        <table:table-row table:style-name="ro2">
          <table:table-cell office:value-type="string">
            <text:p>ветв</text:p>
          </table:table-cell>
          <table:table-cell office:value-type="float" office:value="2">
            <text:p>2</text:p>
          </table:table-cell>
          <table:table-cell office:value-type="float" office:value="0.00588980026556">
            <text:p>0,0058898003</text:p>
          </table:table-cell>
          <table:table-cell office:value-type="float" office:value="0.000252616181316">
            <text:p>0,0002526162</text:p>
          </table:table-cell>
          <table:table-cell office:value-type="float" office:value="0.00667657505812">
            <text:p>0,0066765751</text:p>
          </table:table-cell>
          <table:table-cell table:number-columns-repeated="6"/>
        </table:table-row>
        <table:table-row table:style-name="ro2">
          <table:table-cell office:value-type="string">
            <text:p>физическ</text:p>
          </table:table-cell>
          <table:table-cell office:value-type="float" office:value="1">
            <text:p>1</text:p>
          </table:table-cell>
          <table:table-cell office:value-type="float" office:value="0.00587401957522">
            <text:p>0,0058740196</text:p>
          </table:table-cell>
          <table:table-cell office:value-type="float" office:value="0.000252130024456">
            <text:p>0,00025213</text:p>
          </table:table-cell>
          <table:table-cell office:value-type="float" office:value="0.0066664416998">
            <text:p>0,0066664417</text:p>
          </table:table-cell>
          <table:table-cell table:number-columns-repeated="6"/>
        </table:table-row>
        <table:table-row table:style-name="ro2">
          <table:table-cell office:value-type="string">
            <text:p>массивн</text:p>
          </table:table-cell>
          <table:table-cell office:value-type="float" office:value="1">
            <text:p>1</text:p>
          </table:table-cell>
          <table:table-cell office:value-type="float" office:value="0.0058354923789">
            <text:p>0,0058354924</text:p>
          </table:table-cell>
          <table:table-cell office:value-type="float" office:value="0.000252181128386">
            <text:p>0,0002521811</text:p>
          </table:table-cell>
          <table:table-cell office:value-type="float" office:value="0.00664305202592">
            <text:p>0,006643052</text:p>
          </table:table-cell>
          <table:table-cell table:number-columns-repeated="6"/>
        </table:table-row>
        <table:table-row table:style-name="ro1">
          <table:table-cell office:value-type="string">
            <text:p>институт</text:p>
          </table:table-cell>
          <table:table-cell office:value-type="float" office:value="2">
            <text:p>2</text:p>
          </table:table-cell>
          <table:table-cell office:value-type="float" office:value="0.00601955883057">
            <text:p>0,0060195588</text:p>
          </table:table-cell>
          <table:table-cell office:value-type="float" office:value="0.000252123182939">
            <text:p>0,0002521232</text:p>
          </table:table-cell>
          <table:table-cell office:value-type="float" office:value="0.00553637652522">
            <text:p>0,0055363765</text:p>
          </table:table-cell>
          <table:table-cell table:number-columns-repeated="6"/>
        </table:table-row>
        <table:table-row table:style-name="ro2">
          <table:table-cell office:value-type="string">
            <text:p>йельск</text:p>
          </table:table-cell>
          <table:table-cell office:value-type="float" office:value="1">
            <text:p>1</text:p>
          </table:table-cell>
          <table:table-cell office:value-type="float" office:value="0.00548244323717">
            <text:p>0,0054824432</text:p>
          </table:table-cell>
          <table:table-cell office:value-type="float" office:value="0.000252050392442">
            <text:p>0,0002520504</text:p>
          </table:table-cell>
          <table:table-cell office:value-type="float" office:value="0.00552675657155">
            <text:p>0,0055267566</text:p>
          </table:table-cell>
          <table:table-cell table:number-columns-repeated="6"/>
        </table:table-row>
        <table:table-row table:style-name="ro2">
          <table:table-cell office:value-type="string">
            <text:p>содерж</text:p>
          </table:table-cell>
          <table:table-cell office:value-type="float" office:value="1">
            <text:p>1</text:p>
          </table:table-cell>
          <table:table-cell office:value-type="float" office:value="0.00485574359189">
            <text:p>0,0048557436</text:p>
          </table:table-cell>
          <table:table-cell office:value-type="float" office:value="0.000252151346431">
            <text:p>0,0002521513</text:p>
          </table:table-cell>
          <table:table-cell office:value-type="float" office:value="0.00544997639621">
            <text:p>0,0054499764</text:p>
          </table:table-cell>
          <table:table-cell table:number-columns-repeated="6"/>
        </table:table-row>
        <table:table-row table:style-name="ro2">
          <table:table-cell office:value-type="string">
            <text:p>зрен</text:p>
          </table:table-cell>
          <table:table-cell office:value-type="float" office:value="2">
            <text:p>2</text:p>
          </table:table-cell>
          <table:table-cell office:value-type="float" office:value="0.00617521939014">
            <text:p>0,0061752194</text:p>
          </table:table-cell>
          <table:table-cell office:value-type="float" office:value="0.00025212372652">
            <text:p>0,0002521237</text:p>
          </table:table-cell>
          <table:table-cell office:value-type="float" office:value="0.00527613012626">
            <text:p>0,0052761301</text:p>
          </table:table-cell>
          <table:table-cell table:number-columns-repeated="6"/>
        </table:table-row>
        <table:table-row table:style-name="ro2">
          <table:table-cell office:value-type="string">
            <text:p>сложн</text:p>
          </table:table-cell>
          <table:table-cell office:value-type="float" office:value="1">
            <text:p>1</text:p>
          </table:table-cell>
          <table:table-cell office:value-type="float" office:value="0.00609779769469">
            <text:p>0,0060977977</text:p>
          </table:table-cell>
          <table:table-cell office:value-type="float" office:value="0.000251970355065">
            <text:p>0,0002519704</text:p>
          </table:table-cell>
          <table:table-cell office:value-type="float" office:value="0.00521900188844">
            <text:p>0,0052190019</text:p>
          </table:table-cell>
          <table:table-cell table:number-columns-repeated="6"/>
        </table:table-row>
        <table:table-row table:style-name="ro2">
          <table:table-cell office:value-type="string">
            <text:p>максимальн</text:p>
          </table:table-cell>
          <table:table-cell office:value-type="float" office:value="2">
            <text:p>2</text:p>
          </table:table-cell>
          <table:table-cell office:value-type="float" office:value="0.00594545783498">
            <text:p>0,0059454578</text:p>
          </table:table-cell>
          <table:table-cell office:value-type="float" office:value="0.000252318150353">
            <text:p>0,0002523182</text:p>
          </table:table-cell>
          <table:table-cell office:value-type="float" office:value="0.00510682311613">
            <text:p>0,0051068231</text:p>
          </table:table-cell>
          <table:table-cell table:number-columns-repeated="6"/>
        </table:table-row>
        <table:table-row table:style-name="ro2">
          <table:table-cell office:value-type="string">
            <text:p>обычн</text:p>
          </table:table-cell>
          <table:table-cell office:value-type="float" office:value="2">
            <text:p>2</text:p>
          </table:table-cell>
          <table:table-cell office:value-type="float" office:value="0.00587095960313">
            <text:p>0,0058709596</text:p>
          </table:table-cell>
          <table:table-cell office:value-type="float" office:value="0.000252296954708">
            <text:p>0,000252297</text:p>
          </table:table-cell>
          <table:table-cell office:value-type="float" office:value="0.0050731490944">
            <text:p>0,0050731491</text:p>
          </table:table-cell>
          <table:table-cell table:number-columns-repeated="6"/>
        </table:table-row>
        <table:table-row table:style-name="ro1">
          <table:table-cell office:value-type="string">
            <text:p>неограничен</text:p>
          </table:table-cell>
          <table:table-cell office:value-type="float" office:value="2">
            <text:p>2</text:p>
          </table:table-cell>
          <table:table-cell office:value-type="float" office:value="0.00586678423178">
            <text:p>0,0058667842</text:p>
          </table:table-cell>
          <table:table-cell office:value-type="float" office:value="0.000252348358382">
            <text:p>0,0002523484</text:p>
          </table:table-cell>
          <table:table-cell office:value-type="float" office:value="0.00506288639977">
            <text:p>0,0050628864</text:p>
          </table:table-cell>
          <table:table-cell table:number-columns-repeated="6"/>
        </table:table-row>
        <table:table-row table:style-name="ro2">
          <table:table-cell office:value-type="string">
            <text:p>stanle</text:p>
          </table:table-cell>
          <table:table-cell office:value-type="float" office:value="1">
            <text:p>1</text:p>
          </table:table-cell>
          <table:table-cell office:value-type="float" office:value="0.00359724199347">
            <text:p>0,003597242</text:p>
          </table:table-cell>
          <table:table-cell office:value-type="float" office:value="0.000251805776471">
            <text:p>0,0002518058</text:p>
          </table:table-cell>
          <table:table-cell office:value-type="float" office:value="0.00395739588887">
            <text:p>0,0039573959</text:p>
          </table:table-cell>
          <table:table-cell table:number-columns-repeated="6"/>
        </table:table-row>
        <table:table-row table:style-name="ro2">
          <table:table-cell office:value-type="string">
            <text:p>постановк</text:p>
          </table:table-cell>
          <table:table-cell office:value-type="float" office:value="1">
            <text:p>1</text:p>
          </table:table-cell>
          <table:table-cell office:value-type="float" office:value="0.00356862613767">
            <text:p>0,0035686261</text:p>
          </table:table-cell>
          <table:table-cell office:value-type="float" office:value="0.000251805768154">
            <text:p>0,0002518058</text:p>
          </table:table-cell>
          <table:table-cell office:value-type="float" office:value="0.00391009057663">
            <text:p>0,0039100906</text:p>
          </table:table-cell>
          <table:table-cell table:number-columns-repeated="6"/>
        </table:table-row>
        <table:table-row table:style-name="ro1">
          <table:table-cell office:value-type="string">
            <text:p>основ</text:p>
          </table:table-cell>
          <table:table-cell office:value-type="float" office:value="1">
            <text:p>1</text:p>
          </table:table-cell>
          <table:table-cell office:value-type="float" office:value="0.00351658873563">
            <text:p>0,0035165887</text:p>
          </table:table-cell>
          <table:table-cell office:value-type="float" office:value="0.00025180579315">
            <text:p>0,0002518058</text:p>
          </table:table-cell>
          <table:table-cell office:value-type="float" office:value="0.00387839850759">
            <text:p>0,0038783985</text:p>
          </table:table-cell>
          <table:table-cell table:number-columns-repeated="6"/>
        </table:table-row>
        <table:table-row table:style-name="ro2">
          <table:table-cell office:value-type="string">
            <text:p>представля</text:p>
          </table:table-cell>
          <table:table-cell office:value-type="float" office:value="1">
            <text:p>1</text:p>
          </table:table-cell>
          <table:table-cell office:value-type="float" office:value="0.0035061043813">
            <text:p>0,0035061044</text:p>
          </table:table-cell>
          <table:table-cell office:value-type="float" office:value="0.00025180578545">
            <text:p>0,0002518058</text:p>
          </table:table-cell>
          <table:table-cell office:value-type="float" office:value="0.00386535223859">
            <text:p>0,0038653522</text:p>
          </table:table-cell>
          <table:table-cell table:number-columns-repeated="6"/>
        </table:table-row>
        <table:table-row table:style-name="ro2">
          <table:table-cell office:value-type="string">
            <text:p>кстат</text:p>
          </table:table-cell>
          <table:table-cell office:value-type="float" office:value="1">
            <text:p>1</text:p>
          </table:table-cell>
          <table:table-cell office:value-type="float" office:value="0.00353427485559">
            <text:p>0,0035342749</text:p>
          </table:table-cell>
          <table:table-cell office:value-type="float" office:value="0.000251805768265">
            <text:p>0,0002518058</text:p>
          </table:table-cell>
          <table:table-cell office:value-type="float" office:value="0.00385354477884">
            <text:p>0,0038535448</text:p>
          </table:table-cell>
          <table:table-cell table:number-columns-repeated="6"/>
        </table:table-row>
        <table:table-row table:style-name="ro1">
          <table:table-cell office:value-type="string">
            <text:p>блокировок</text:p>
          </table:table-cell>
          <table:table-cell office:value-type="float" office:value="1">
            <text:p>1</text:p>
          </table:table-cell>
          <table:table-cell office:value-type="float" office:value="0.00344941293659">
            <text:p>0,0034494129</text:p>
          </table:table-cell>
          <table:table-cell office:value-type="float" office:value="0.000251805779347">
            <text:p>0,0002518058</text:p>
          </table:table-cell>
          <table:table-cell office:value-type="float" office:value="0.00381696534063">
            <text:p>0,0038169653</text:p>
          </table:table-cell>
          <table:table-cell table:number-columns-repeated="6"/>
        </table:table-row>
        <table:table-row table:style-name="ro2">
          <table:table-cell office:value-type="string">
            <text:p>стенл</text:p>
          </table:table-cell>
          <table:table-cell office:value-type="float" office:value="1">
            <text:p>1</text:p>
          </table:table-cell>
          <table:table-cell office:value-type="float" office:value="0.00342390084678">
            <text:p>0,0034239008</text:p>
          </table:table-cell>
          <table:table-cell office:value-type="float" office:value="0.000251838745537">
            <text:p>0,0002518387</text:p>
          </table:table-cell>
          <table:table-cell office:value-type="float" office:value="0.00381199409506">
            <text:p>0,0038119941</text:p>
          </table:table-cell>
          <table:table-cell table:number-columns-repeated="6"/>
        </table:table-row>
        <table:table-row table:style-name="ro2">
          <table:table-cell office:value-type="string">
            <text:p>программн</text:p>
          </table:table-cell>
          <table:table-cell office:value-type="float" office:value="1">
            <text:p>1</text:p>
          </table:table-cell>
          <table:table-cell office:value-type="float" office:value="0.00347078600753">
            <text:p>0,003470786</text:p>
          </table:table-cell>
          <table:table-cell office:value-type="float" office:value="0.000251805767577">
            <text:p>0,0002518058</text:p>
          </table:table-cell>
          <table:table-cell office:value-type="float" office:value="0.00380137085252">
            <text:p>0,0038013709</text:p>
          </table:table-cell>
          <table:table-cell table:number-columns-repeated="6"/>
        </table:table-row>
        <table:table-row table:style-name="ro2">
          <table:table-cell office:value-type="string">
            <text:p>центральн</text:p>
          </table:table-cell>
          <table:table-cell office:value-type="float" office:value="1">
            <text:p>1</text:p>
          </table:table-cell>
          <table:table-cell office:value-type="float" office:value="0.00339859551624">
            <text:p>0,0033985955</text:p>
          </table:table-cell>
          <table:table-cell office:value-type="float" office:value="0.000251827331505">
            <text:p>0,0002518273</text:p>
          </table:table-cell>
          <table:table-cell office:value-type="float" office:value="0.00376711935674">
            <text:p>0,0037671194</text:p>
          </table:table-cell>
          <table:table-cell table:number-columns-repeated="6"/>
        </table:table-row>
        <table:table-row table:style-name="ro1">
          <table:table-cell office:value-type="string">
            <text:p>сообщен</text:p>
          </table:table-cell>
          <table:table-cell office:value-type="float" office:value="1">
            <text:p>1</text:p>
          </table:table-cell>
          <table:table-cell office:value-type="float" office:value="0.00340905728955">
            <text:p>0,0034090573</text:p>
          </table:table-cell>
          <table:table-cell office:value-type="float" office:value="0.000251805771234">
            <text:p>0,0002518058</text:p>
          </table:table-cell>
          <table:table-cell office:value-type="float" office:value="0.00375929540792">
            <text:p>0,0037592954</text:p>
          </table:table-cell>
          <table:table-cell table:number-columns-repeated="6"/>
        </table:table-row>
        <table:table-row table:style-name="ro2">
          <table:table-cell office:value-type="string">
            <text:p>servic</text:p>
          </table:table-cell>
          <table:table-cell office:value-type="float" office:value="1">
            <text:p>1</text:p>
          </table:table-cell>
          <table:table-cell office:value-type="float" office:value="0.0034051851125">
            <text:p>0,0034051851</text:p>
          </table:table-cell>
          <table:table-cell office:value-type="float" office:value="0.000251805771053">
            <text:p>0,0002518058</text:p>
          </table:table-cell>
          <table:table-cell office:value-type="float" office:value="0.00375181364526">
            <text:p>0,0037518136</text:p>
          </table:table-cell>
          <table:table-cell table:number-columns-repeated="6"/>
        </table:table-row>
        <table:table-row table:style-name="ro2">
          <table:table-cell office:value-type="string">
            <text:p>швейцарск</text:p>
          </table:table-cell>
          <table:table-cell office:value-type="float" office:value="1">
            <text:p>1</text:p>
          </table:table-cell>
          <table:table-cell office:value-type="float" office:value="0.00323769123231">
            <text:p>0,0032376912</text:p>
          </table:table-cell>
          <table:table-cell office:value-type="float" office:value="0.00025181521536">
            <text:p>0,0002518152</text:p>
          </table:table-cell>
          <table:table-cell office:value-type="float" office:value="0.00374963730797">
            <text:p>0,0037496373</text:p>
          </table:table-cell>
          <table:table-cell table:number-columns-repeated="6"/>
        </table:table-row>
        <table:table-row table:style-name="ro2">
          <table:table-cell office:value-type="string">
            <text:p>последовател</text:p>
          </table:table-cell>
          <table:table-cell office:value-type="float" office:value="1">
            <text:p>1</text:p>
          </table:table-cell>
          <table:table-cell office:value-type="float" office:value="0.00335445226647">
            <text:p>0,0033544523</text:p>
          </table:table-cell>
          <table:table-cell office:value-type="float" office:value="0.000251805790009">
            <text:p>0,0002518058</text:p>
          </table:table-cell>
          <table:table-cell office:value-type="float" office:value="0.0037247649082">
            <text:p>0,0037247649</text:p>
          </table:table-cell>
          <table:table-cell table:number-columns-repeated="6"/>
        </table:table-row>
        <table:table-row table:style-name="ro2">
          <table:table-cell office:value-type="string">
            <text:p>лиценз</text:p>
          </table:table-cell>
          <table:table-cell office:value-type="float" office:value="1">
            <text:p>1</text:p>
          </table:table-cell>
          <table:table-cell office:value-type="float" office:value="0.00338007310932">
            <text:p>0,0033800731</text:p>
          </table:table-cell>
          <table:table-cell office:value-type="float" office:value="0.000251805763389">
            <text:p>0,0002518058</text:p>
          </table:table-cell>
          <table:table-cell office:value-type="float" office:value="0.00372121703048">
            <text:p>0,003721217</text:p>
          </table:table-cell>
          <table:table-cell table:number-columns-repeated="6"/>
        </table:table-row>
        <table:table-row table:style-name="ro2">
          <table:table-cell office:value-type="string">
            <text:p>браун</text:p>
          </table:table-cell>
          <table:table-cell office:value-type="float" office:value="1">
            <text:p>1</text:p>
          </table:table-cell>
          <table:table-cell office:value-type="float" office:value="0.00274599276344">
            <text:p>0,0027459928</text:p>
          </table:table-cell>
          <table:table-cell office:value-type="float" office:value="0.000251870360518">
            <text:p>0,0002518704</text:p>
          </table:table-cell>
          <table:table-cell office:value-type="float" office:value="0.00371541551307">
            <text:p>0,0037154155</text:p>
          </table:table-cell>
          <table:table-cell table:number-columns-repeated="6"/>
        </table:table-row>
        <table:table-row table:style-name="ro1">
          <table:table-cell office:value-type="string">
            <text:p>устранен</text:p>
          </table:table-cell>
          <table:table-cell office:value-type="float" office:value="1">
            <text:p>1</text:p>
          </table:table-cell>
          <table:table-cell office:value-type="float" office:value="0.00333564054811">
            <text:p>0,0033356405</text:p>
          </table:table-cell>
          <table:table-cell office:value-type="float" office:value="0.0002518057743">
            <text:p>0,0002518058</text:p>
          </table:table-cell>
          <table:table-cell office:value-type="float" office:value="0.00370224050717">
            <text:p>0,0037022405</text:p>
          </table:table-cell>
          <table:table-cell table:number-columns-repeated="6"/>
        </table:table-row>
        <table:table-row table:style-name="ro2">
          <table:table-cell office:value-type="string">
            <text:p>michael</text:p>
          </table:table-cell>
          <table:table-cell office:value-type="float" office:value="1">
            <text:p>1</text:p>
          </table:table-cell>
          <table:table-cell office:value-type="float" office:value="0.00328911028992">
            <text:p>0,0032891103</text:p>
          </table:table-cell>
          <table:table-cell office:value-type="float" office:value="0.000251838748916">
            <text:p>0,0002518387</text:p>
          </table:table-cell>
          <table:table-cell office:value-type="float" office:value="0.0036860825942">
            <text:p>0,0036860826</text:p>
          </table:table-cell>
          <table:table-cell table:number-columns-repeated="6"/>
        </table:table-row>
        <table:table-row table:style-name="ro2">
          <table:table-cell office:value-type="string">
            <text:p>массачусетск</text:p>
          </table:table-cell>
          <table:table-cell office:value-type="float" office:value="1">
            <text:p>1</text:p>
          </table:table-cell>
          <table:table-cell office:value-type="float" office:value="0.00318644868446">
            <text:p>0,0031864487</text:p>
          </table:table-cell>
          <table:table-cell office:value-type="float" office:value="0.000251848205118">
            <text:p>0,0002518482</text:p>
          </table:table-cell>
          <table:table-cell office:value-type="float" office:value="0.0036820108896">
            <text:p>0,0036820109</text:p>
          </table:table-cell>
          <table:table-cell table:number-columns-repeated="6"/>
        </table:table-row>
        <table:table-row table:style-name="ro1">
          <table:table-cell office:value-type="string">
            <text:p>поч</text:p>
          </table:table-cell>
          <table:table-cell office:value-type="float" office:value="1">
            <text:p>1</text:p>
          </table:table-cell>
          <table:table-cell office:value-type="float" office:value="0.00325665088441">
            <text:p>0,0032566509</text:p>
          </table:table-cell>
          <table:table-cell office:value-type="float" office:value="0.000251827351217">
            <text:p>0,0002518274</text:p>
          </table:table-cell>
          <table:table-cell office:value-type="float" office:value="0.00366914321016">
            <text:p>0,0036691432</text:p>
          </table:table-cell>
          <table:table-cell table:number-columns-repeated="6"/>
        </table:table-row>
        <table:table-row table:style-name="ro2">
          <table:table-cell office:value-type="string">
            <text:p>facebook</text:p>
          </table:table-cell>
          <table:table-cell office:value-type="float" office:value="1">
            <text:p>1</text:p>
          </table:table-cell>
          <table:table-cell office:value-type="float" office:value="0.00328905911785">
            <text:p>0,0032890591</text:p>
          </table:table-cell>
          <table:table-cell office:value-type="float" office:value="0.000251805791512">
            <text:p>0,0002518058</text:p>
          </table:table-cell>
          <table:table-cell office:value-type="float" office:value="0.00366692516461">
            <text:p>0,0036669252</text:p>
          </table:table-cell>
          <table:table-cell table:number-columns-repeated="6"/>
        </table:table-row>
        <table:table-row table:style-name="ro1">
          <table:table-cell office:value-type="string">
            <text:p>хорош</text:p>
          </table:table-cell>
          <table:table-cell office:value-type="float" office:value="1">
            <text:p>1</text:p>
          </table:table-cell>
          <table:table-cell office:value-type="float" office:value="0.00326833998464">
            <text:p>0,00326834</text:p>
          </table:table-cell>
          <table:table-cell office:value-type="float" office:value="0.0002518285347">
            <text:p>0,0002518285</text:p>
          </table:table-cell>
          <table:table-cell office:value-type="float" office:value="0.00365929018126">
            <text:p>0,0036592902</text:p>
          </table:table-cell>
          <table:table-cell table:number-columns-repeated="6"/>
        </table:table-row>
        <table:table-row table:style-name="ro2">
          <table:table-cell office:value-type="string">
            <text:p>призна</text:p>
          </table:table-cell>
          <table:table-cell office:value-type="float" office:value="1">
            <text:p>1</text:p>
          </table:table-cell>
          <table:table-cell office:value-type="float" office:value="0.00330377340993">
            <text:p>0,0033037734</text:p>
          </table:table-cell>
          <table:table-cell office:value-type="float" office:value="0.000251805768591">
            <text:p>0,0002518058</text:p>
          </table:table-cell>
          <table:table-cell office:value-type="float" office:value="0.00365698749861">
            <text:p>0,0036569875</text:p>
          </table:table-cell>
          <table:table-cell table:number-columns-repeated="6"/>
        </table:table-row>
        <table:table-row table:style-name="ro2">
          <table:table-cell office:value-type="string">
            <text:p>partitioning</text:p>
          </table:table-cell>
          <table:table-cell office:value-type="float" office:value="1">
            <text:p>1</text:p>
          </table:table-cell>
          <table:table-cell office:value-type="float" office:value="0.00329898875978">
            <text:p>0,0032989888</text:p>
          </table:table-cell>
          <table:table-cell office:value-type="float" office:value="0.000251805774216">
            <text:p>0,0002518058</text:p>
          </table:table-cell>
          <table:table-cell office:value-type="float" office:value="0.00365309661901">
            <text:p>0,0036530966</text:p>
          </table:table-cell>
          <table:table-cell table:number-columns-repeated="6"/>
        </table:table-row>
        <table:table-row table:style-name="ro2">
          <table:table-cell office:value-type="string">
            <text:p>четк</text:p>
          </table:table-cell>
          <table:table-cell office:value-type="float" office:value="1">
            <text:p>1</text:p>
          </table:table-cell>
          <table:table-cell office:value-type="float" office:value="0.00329248484994">
            <text:p>0,0032924848</text:p>
          </table:table-cell>
          <table:table-cell office:value-type="float" office:value="0.000251819317744">
            <text:p>0,0002518193</text:p>
          </table:table-cell>
          <table:table-cell office:value-type="float" office:value="0.003649734178">
            <text:p>0,0036497342</text:p>
          </table:table-cell>
          <table:table-cell table:number-columns-repeated="6"/>
        </table:table-row>
        <table:table-row table:style-name="ro2">
          <table:table-cell office:value-type="string">
            <text:p>извиня</text:p>
          </table:table-cell>
          <table:table-cell office:value-type="float" office:value="1">
            <text:p>1</text:p>
          </table:table-cell>
          <table:table-cell office:value-type="float" office:value="0.00327230629814">
            <text:p>0,0032723063</text:p>
          </table:table-cell>
          <table:table-cell office:value-type="float" office:value="0.000251827347292">
            <text:p>0,0002518273</text:p>
          </table:table-cell>
          <table:table-cell office:value-type="float" office:value="0.00364880292344">
            <text:p>0,0036488029</text:p>
          </table:table-cell>
          <table:table-cell table:number-columns-repeated="6"/>
        </table:table-row>
        <table:table-row table:style-name="ro2">
          <table:table-cell office:value-type="string">
            <text:p>ослабля</text:p>
          </table:table-cell>
          <table:table-cell office:value-type="float" office:value="1">
            <text:p>1</text:p>
          </table:table-cell>
          <table:table-cell office:value-type="float" office:value="0.00328191232396">
            <text:p>0,0032819123</text:p>
          </table:table-cell>
          <table:table-cell office:value-type="float" office:value="0.000251805796152">
            <text:p>0,0002518058</text:p>
          </table:table-cell>
          <table:table-cell office:value-type="float" office:value="0.00364725645795">
            <text:p>0,0036472565</text:p>
          </table:table-cell>
          <table:table-cell table:number-columns-repeated="6"/>
        </table:table-row>
        <table:table-row table:style-name="ro2">
          <table:table-cell office:value-type="string">
            <text:p>налич</text:p>
          </table:table-cell>
          <table:table-cell office:value-type="float" office:value="1">
            <text:p>1</text:p>
          </table:table-cell>
          <table:table-cell office:value-type="float" office:value="0.0032922829178">
            <text:p>0,0032922829</text:p>
          </table:table-cell>
          <table:table-cell office:value-type="float" office:value="0.000251805752669">
            <text:p>0,0002518058</text:p>
          </table:table-cell>
          <table:table-cell office:value-type="float" office:value="0.0036434041017">
            <text:p>0,0036434041</text:p>
          </table:table-cell>
          <table:table-cell table:number-columns-repeated="6"/>
        </table:table-row>
        <table:table-row table:style-name="ro1">
          <table:table-cell office:value-type="string">
            <text:p>дал</text:p>
          </table:table-cell>
          <table:table-cell office:value-type="float" office:value="1">
            <text:p>1</text:p>
          </table:table-cell>
          <table:table-cell office:value-type="float" office:value="0.00327301098024">
            <text:p>0,003273011</text:p>
          </table:table-cell>
          <table:table-cell office:value-type="float" office:value="0.000251827347134">
            <text:p>0,0002518273</text:p>
          </table:table-cell>
          <table:table-cell office:value-type="float" office:value="0.00364213004756">
            <text:p>0,00364213</text:p>
          </table:table-cell>
          <table:table-cell table:number-columns-repeated="6"/>
        </table:table-row>
        <table:table-row table:style-name="ro2">
          <table:table-cell office:value-type="string">
            <text:p>выпуст</text:p>
          </table:table-cell>
          <table:table-cell office:value-type="float" office:value="1">
            <text:p>1</text:p>
          </table:table-cell>
          <table:table-cell office:value-type="float" office:value="0.00321779389165">
            <text:p>0,0032177939</text:p>
          </table:table-cell>
          <table:table-cell office:value-type="float" office:value="0.00025181516363">
            <text:p>0,0002518152</text:p>
          </table:table-cell>
          <table:table-cell office:value-type="float" office:value="0.00364043740628">
            <text:p>0,0036404374</text:p>
          </table:table-cell>
          <table:table-cell table:number-columns-repeated="6"/>
        </table:table-row>
        <table:table-row table:style-name="ro1">
          <table:table-cell office:value-type="string">
            <text:p>стара</text:p>
          </table:table-cell>
          <table:table-cell office:value-type="float" office:value="1">
            <text:p>1</text:p>
          </table:table-cell>
          <table:table-cell office:value-type="float" office:value="0.00328143310917">
            <text:p>0,0032814331</text:p>
          </table:table-cell>
          <table:table-cell office:value-type="float" office:value="0.000251805768213">
            <text:p>0,0002518058</text:p>
          </table:table-cell>
          <table:table-cell office:value-type="float" office:value="0.00363835398711">
            <text:p>0,003638354</text:p>
          </table:table-cell>
          <table:table-cell table:number-columns-repeated="6"/>
        </table:table-row>
        <table:table-row table:style-name="ro2">
          <table:table-cell office:value-type="string">
            <text:p>минова</text:p>
          </table:table-cell>
          <table:table-cell office:value-type="float" office:value="1">
            <text:p>1</text:p>
          </table:table-cell>
          <table:table-cell office:value-type="float" office:value="0.00324077171826">
            <text:p>0,0032407717</text:p>
          </table:table-cell>
          <table:table-cell office:value-type="float" office:value="0.00025180579692">
            <text:p>0,0002518058</text:p>
          </table:table-cell>
          <table:table-cell office:value-type="float" office:value="0.00363029053722">
            <text:p>0,0036302905</text:p>
          </table:table-cell>
          <table:table-cell table:number-columns-repeated="6"/>
        </table:table-row>
        <table:table-row table:style-name="ro2">
          <table:table-cell office:value-type="string">
            <text:p>локальн</text:p>
          </table:table-cell>
          <table:table-cell office:value-type="float" office:value="1">
            <text:p>1</text:p>
          </table:table-cell>
          <table:table-cell office:value-type="float" office:value="0.00326191410595">
            <text:p>0,0032619141</text:p>
          </table:table-cell>
          <table:table-cell office:value-type="float" office:value="0.000251805765115">
            <text:p>0,0002518058</text:p>
          </table:table-cell>
          <table:table-cell office:value-type="float" office:value="0.0036248790347">
            <text:p>0,003624879</text:p>
          </table:table-cell>
          <table:table-cell table:number-columns-repeated="6"/>
        </table:table-row>
        <table:table-row table:style-name="ro2">
          <table:table-cell office:value-type="string">
            <text:p>цюрих</text:p>
          </table:table-cell>
          <table:table-cell office:value-type="float" office:value="1">
            <text:p>1</text:p>
          </table:table-cell>
          <table:table-cell office:value-type="float" office:value="0.00317237752848">
            <text:p>0,0031723775</text:p>
          </table:table-cell>
          <table:table-cell office:value-type="float" office:value="0.000251845721581">
            <text:p>0,0002518457</text:p>
          </table:table-cell>
          <table:table-cell office:value-type="float" office:value="0.00362203361911">
            <text:p>0,0036220336</text:p>
          </table:table-cell>
          <table:table-cell table:number-columns-repeated="6"/>
        </table:table-row>
        <table:table-row table:style-name="ro2">
          <table:table-cell office:value-type="string">
            <text:p>сформулирова</text:p>
          </table:table-cell>
          <table:table-cell office:value-type="float" office:value="1">
            <text:p>1</text:p>
          </table:table-cell>
          <table:table-cell office:value-type="float" office:value="0.00322219045498">
            <text:p>0,0032221905</text:p>
          </table:table-cell>
          <table:table-cell office:value-type="float" office:value="0.000251827411529">
            <text:p>0,0002518274</text:p>
          </table:table-cell>
          <table:table-cell office:value-type="float" office:value="0.00362002422863">
            <text:p>0,0036200242</text:p>
          </table:table-cell>
          <table:table-cell table:number-columns-repeated="6"/>
        </table:table-row>
        <table:table-row table:style-name="ro2">
          <table:table-cell office:value-type="string">
            <text:p>сниз</text:p>
          </table:table-cell>
          <table:table-cell office:value-type="float" office:value="1">
            <text:p>1</text:p>
          </table:table-cell>
          <table:table-cell office:value-type="float" office:value="0.0032270525839">
            <text:p>0,0032270526</text:p>
          </table:table-cell>
          <table:table-cell office:value-type="float" office:value="0.000251860261927">
            <text:p>0,0002518603</text:p>
          </table:table-cell>
          <table:table-cell office:value-type="float" office:value="0.0036186983031">
            <text:p>0,0036186983</text:p>
          </table:table-cell>
          <table:table-cell table:number-columns-repeated="6"/>
        </table:table-row>
        <table:table-row table:style-name="ro2">
          <table:table-cell office:value-type="string">
            <text:p>vertic</text:p>
          </table:table-cell>
          <table:table-cell office:value-type="float" office:value="1">
            <text:p>1</text:p>
          </table:table-cell>
          <table:table-cell office:value-type="float" office:value="0.00318602304728">
            <text:p>0,003186023</text:p>
          </table:table-cell>
          <table:table-cell office:value-type="float" office:value="0.000251815167948">
            <text:p>0,0002518152</text:p>
          </table:table-cell>
          <table:table-cell office:value-type="float" office:value="0.00361538023781">
            <text:p>0,0036153802</text:p>
          </table:table-cell>
          <table:table-cell table:number-columns-repeated="6"/>
        </table:table-row>
        <table:table-row table:style-name="ro2">
          <table:table-cell office:value-type="string">
            <text:p>желан</text:p>
          </table:table-cell>
          <table:table-cell office:value-type="float" office:value="1">
            <text:p>1</text:p>
          </table:table-cell>
          <table:table-cell office:value-type="float" office:value="0.00322027350355">
            <text:p>0,0032202735</text:p>
          </table:table-cell>
          <table:table-cell office:value-type="float" office:value="0.000251805801637">
            <text:p>0,0002518058</text:p>
          </table:table-cell>
          <table:table-cell office:value-type="float" office:value="0.00361193175554">
            <text:p>0,0036119318</text:p>
          </table:table-cell>
          <table:table-cell table:number-columns-repeated="6"/>
        </table:table-row>
        <table:table-row table:style-name="ro2">
          <table:table-cell office:value-type="string">
            <text:p>подобн</text:p>
          </table:table-cell>
          <table:table-cell office:value-type="float" office:value="1">
            <text:p>1</text:p>
          </table:table-cell>
          <table:table-cell office:value-type="float" office:value="0.00318266460688">
            <text:p>0,0031826646</text:p>
          </table:table-cell>
          <table:table-cell office:value-type="float" office:value="0.000251815171773">
            <text:p>0,0002518152</text:p>
          </table:table-cell>
          <table:table-cell office:value-type="float" office:value="0.00361086203344">
            <text:p>0,003610862</text:p>
          </table:table-cell>
          <table:table-cell table:number-columns-repeated="6"/>
        </table:table-row>
        <table:table-row table:style-name="ro2">
          <table:table-cell office:value-type="string">
            <text:p>способствующ</text:p>
          </table:table-cell>
          <table:table-cell office:value-type="float" office:value="1">
            <text:p>1</text:p>
          </table:table-cell>
          <table:table-cell office:value-type="float" office:value="0.00323941100667">
            <text:p>0,003239411</text:p>
          </table:table-cell>
          <table:table-cell office:value-type="float" office:value="0.000251805757231">
            <text:p>0,0002518058</text:p>
          </table:table-cell>
          <table:table-cell office:value-type="float" office:value="0.00360847461673">
            <text:p>0,0036084746</text:p>
          </table:table-cell>
          <table:table-cell table:number-columns-repeated="6"/>
        </table:table-row>
        <table:table-row table:style-name="ro2">
          <table:table-cell office:value-type="string">
            <text:p>двухфазн</text:p>
          </table:table-cell>
          <table:table-cell office:value-type="float" office:value="1">
            <text:p>1</text:p>
          </table:table-cell>
          <table:table-cell office:value-type="float" office:value="0.00323700898341">
            <text:p>0,003237009</text:p>
          </table:table-cell>
          <table:table-cell office:value-type="float" office:value="0.000251806095026">
            <text:p>0,0002518061</text:p>
          </table:table-cell>
          <table:table-cell office:value-type="float" office:value="0.00360767389718">
            <text:p>0,0036076739</text:p>
          </table:table-cell>
          <table:table-cell table:number-columns-repeated="6"/>
        </table:table-row>
        <table:table-row table:style-name="ro2">
          <table:table-cell office:value-type="string">
            <text:p>нескольк</text:p>
          </table:table-cell>
          <table:table-cell office:value-type="float" office:value="1">
            <text:p>1</text:p>
          </table:table-cell>
          <table:table-cell office:value-type="float" office:value="0.00324445738529">
            <text:p>0,0032444574</text:p>
          </table:table-cell>
          <table:table-cell office:value-type="float" office:value="0.000251805769647">
            <text:p>0,0002518058</text:p>
          </table:table-cell>
          <table:table-cell office:value-type="float" office:value="0.00360700498119">
            <text:p>0,003607005</text:p>
          </table:table-cell>
          <table:table-cell table:number-columns-repeated="6"/>
        </table:table-row>
        <table:table-row table:style-name="ro2">
          <table:table-cell office:value-type="string">
            <text:p>brewer</text:p>
          </table:table-cell>
          <table:table-cell office:value-type="float" office:value="1">
            <text:p>1</text:p>
          </table:table-cell>
          <table:table-cell office:value-type="float" office:value="0.00321576713446">
            <text:p>0,0032157671</text:p>
          </table:table-cell>
          <table:table-cell office:value-type="float" office:value="0.000251848951626">
            <text:p>0,000251849</text:p>
          </table:table-cell>
          <table:table-cell office:value-type="float" office:value="0.00360528077382">
            <text:p>0,0036052808</text:p>
          </table:table-cell>
          <table:table-cell table:number-columns-repeated="6"/>
        </table:table-row>
        <table:table-row table:style-name="ro2">
          <table:table-cell office:value-type="string">
            <text:p>виртуальн</text:p>
          </table:table-cell>
          <table:table-cell office:value-type="float" office:value="1">
            <text:p>1</text:p>
          </table:table-cell>
          <table:table-cell office:value-type="float" office:value="0.00323329725944">
            <text:p>0,0032332973</text:p>
          </table:table-cell>
          <table:table-cell office:value-type="float" office:value="0.000251827366322">
            <text:p>0,0002518274</text:p>
          </table:table-cell>
          <table:table-cell office:value-type="float" office:value="0.00360248781919">
            <text:p>0,0036024878</text:p>
          </table:table-cell>
          <table:table-cell table:number-columns-repeated="6"/>
        </table:table-row>
        <table:table-row table:style-name="ro1">
          <table:table-cell office:value-type="string">
            <text:p>гранд</text:p>
          </table:table-cell>
          <table:table-cell office:value-type="float" office:value="1">
            <text:p>1</text:p>
          </table:table-cell>
          <table:table-cell office:value-type="float" office:value="0.00299566510077">
            <text:p>0,0029956651</text:p>
          </table:table-cell>
          <table:table-cell office:value-type="float" office:value="0.000251807939875">
            <text:p>0,0002518079</text:p>
          </table:table-cell>
          <table:table-cell office:value-type="float" office:value="0.00360003179489">
            <text:p>0,0036000318</text:p>
          </table:table-cell>
          <table:table-cell table:number-columns-repeated="6"/>
        </table:table-row>
        <table:table-row table:style-name="ro2">
          <table:table-cell office:value-type="string">
            <text:p>googl</text:p>
          </table:table-cell>
          <table:table-cell office:value-type="float" office:value="1">
            <text:p>1</text:p>
          </table:table-cell>
          <table:table-cell office:value-type="float" office:value="0.00321568057918">
            <text:p>0,0032156806</text:p>
          </table:table-cell>
          <table:table-cell office:value-type="float" office:value="0.00025184921286">
            <text:p>0,0002518492</text:p>
          </table:table-cell>
          <table:table-cell office:value-type="float" office:value="0.00359971047181">
            <text:p>0,0035997105</text:p>
          </table:table-cell>
          <table:table-cell table:number-columns-repeated="6"/>
        </table:table-row>
        <table:table-row table:style-name="ro2">
          <table:table-cell office:value-type="string">
            <text:p>связ</text:p>
          </table:table-cell>
          <table:table-cell office:value-type="float" office:value="1">
            <text:p>1</text:p>
          </table:table-cell>
          <table:table-cell office:value-type="float" office:value="0.00322676022906">
            <text:p>0,0032267602</text:p>
          </table:table-cell>
          <table:table-cell office:value-type="float" office:value="0.000251845909821">
            <text:p>0,0002518459</text:p>
          </table:table-cell>
          <table:table-cell office:value-type="float" office:value="0.00359895913249">
            <text:p>0,0035989591</text:p>
          </table:table-cell>
          <table:table-cell table:number-columns-repeated="6"/>
        </table:table-row>
        <table:table-row table:style-name="ro2">
          <table:table-cell office:value-type="string">
            <text:p>вероятн</text:p>
          </table:table-cell>
          <table:table-cell office:value-type="float" office:value="1">
            <text:p>1</text:p>
          </table:table-cell>
          <table:table-cell office:value-type="float" office:value="0.00324041150346">
            <text:p>0,0032404115</text:p>
          </table:table-cell>
          <table:table-cell office:value-type="float" office:value="0.000251806074899">
            <text:p>0,0002518061</text:p>
          </table:table-cell>
          <table:table-cell office:value-type="float" office:value="0.00359874433761">
            <text:p>0,0035987443</text:p>
          </table:table-cell>
          <table:table-cell table:number-columns-repeated="6"/>
        </table:table-row>
        <table:table-row table:style-name="ro2">
          <table:table-cell office:value-type="string">
            <text:p>архитектурн</text:p>
          </table:table-cell>
          <table:table-cell office:value-type="float" office:value="1">
            <text:p>1</text:p>
          </table:table-cell>
          <table:table-cell office:value-type="float" office:value="0.00319886071328">
            <text:p>0,0031988607</text:p>
          </table:table-cell>
          <table:table-cell office:value-type="float" office:value="0.000251805851369">
            <text:p>0,0002518059</text:p>
          </table:table-cell>
          <table:table-cell office:value-type="float" office:value="0.00359661589254">
            <text:p>0,0035966159</text:p>
          </table:table-cell>
          <table:table-cell table:number-columns-repeated="6"/>
        </table:table-row>
        <table:table-row table:style-name="ro1">
          <table:table-cell office:value-type="string">
            <text:p>задержек</text:p>
          </table:table-cell>
          <table:table-cell office:value-type="float" office:value="1">
            <text:p>1</text:p>
          </table:table-cell>
          <table:table-cell office:value-type="float" office:value="0.00323249815802">
            <text:p>0,0032324982</text:p>
          </table:table-cell>
          <table:table-cell office:value-type="float" office:value="0.000251806089178">
            <text:p>0,0002518061</text:p>
          </table:table-cell>
          <table:table-cell office:value-type="float" office:value="0.00359612317574">
            <text:p>0,0035961232</text:p>
          </table:table-cell>
          <table:table-cell table:number-columns-repeated="6"/>
        </table:table-row>
        <table:table-row table:style-name="ro1">
          <table:table-cell office:value-type="string">
            <text:p>цен</text:p>
          </table:table-cell>
          <table:table-cell office:value-type="float" office:value="1">
            <text:p>1</text:p>
          </table:table-cell>
          <table:table-cell office:value-type="float" office:value="0.00320956522646">
            <text:p>0,0032095652</text:p>
          </table:table-cell>
          <table:table-cell office:value-type="float" office:value="0.000251827895222">
            <text:p>0,0002518279</text:p>
          </table:table-cell>
          <table:table-cell office:value-type="float" office:value="0.003594249013">
            <text:p>0,003594249</text:p>
          </table:table-cell>
          <table:table-cell table:number-columns-repeated="6"/>
        </table:table-row>
        <table:table-row table:style-name="ro2">
          <table:table-cell office:value-type="string">
            <text:p>дополнительн</text:p>
          </table:table-cell>
          <table:table-cell office:value-type="float" office:value="1">
            <text:p>1</text:p>
          </table:table-cell>
          <table:table-cell office:value-type="float" office:value="0.00322299747666">
            <text:p>0,0032229975</text:p>
          </table:table-cell>
          <table:table-cell office:value-type="float" office:value="0.000251827397719">
            <text:p>0,0002518274</text:p>
          </table:table-cell>
          <table:table-cell office:value-type="float" office:value="0.00359333218886">
            <text:p>0,0035933322</text:p>
          </table:table-cell>
          <table:table-cell table:number-columns-repeated="6"/>
        </table:table-row>
        <table:table-row table:style-name="ro2">
          <table:table-cell office:value-type="string">
            <text:p>влиян</text:p>
          </table:table-cell>
          <table:table-cell office:value-type="float" office:value="1">
            <text:p>1</text:p>
          </table:table-cell>
          <table:table-cell office:value-type="float" office:value="0.00320465785576">
            <text:p>0,0032046579</text:p>
          </table:table-cell>
          <table:table-cell office:value-type="float" office:value="0.000251829891818">
            <text:p>0,0002518299</text:p>
          </table:table-cell>
          <table:table-cell office:value-type="float" office:value="0.00359200149307">
            <text:p>0,0035920015</text:p>
          </table:table-cell>
          <table:table-cell table:number-columns-repeated="6"/>
        </table:table-row>
        <table:table-row table:style-name="ro2">
          <table:table-cell office:value-type="string">
            <text:p>заключа</text:p>
          </table:table-cell>
          <table:table-cell office:value-type="float" office:value="1">
            <text:p>1</text:p>
          </table:table-cell>
          <table:table-cell office:value-type="float" office:value="0.00321839467098">
            <text:p>0,0032183947</text:p>
          </table:table-cell>
          <table:table-cell office:value-type="float" office:value="0.000251836226914">
            <text:p>0,0002518362</text:p>
          </table:table-cell>
          <table:table-cell office:value-type="float" office:value="0.00359036410496">
            <text:p>0,0035903641</text:p>
          </table:table-cell>
          <table:table-cell table:number-columns-repeated="6"/>
        </table:table-row>
        <table:table-row table:style-name="ro2">
          <table:table-cell office:value-type="string">
            <text:p>использ</text:p>
          </table:table-cell>
          <table:table-cell office:value-type="float" office:value="1">
            <text:p>1</text:p>
          </table:table-cell>
          <table:table-cell office:value-type="float" office:value="0.00320852508551">
            <text:p>0,0032085251</text:p>
          </table:table-cell>
          <table:table-cell office:value-type="float" office:value="0.000251865982466">
            <text:p>0,000251866</text:p>
          </table:table-cell>
          <table:table-cell office:value-type="float" office:value="0.00358836512926">
            <text:p>0,0035883651</text:p>
          </table:table-cell>
          <table:table-cell table:number-columns-repeated="6"/>
        </table:table-row>
        <table:table-row table:style-name="ro2">
          <table:table-cell office:value-type="string">
            <text:p>внимательн</text:p>
          </table:table-cell>
          <table:table-cell office:value-type="float" office:value="1">
            <text:p>1</text:p>
          </table:table-cell>
          <table:table-cell office:value-type="float" office:value="0.00319269965624">
            <text:p>0,0031926997</text:p>
          </table:table-cell>
          <table:table-cell office:value-type="float" office:value="0.000251827900203">
            <text:p>0,0002518279</text:p>
          </table:table-cell>
          <table:table-cell office:value-type="float" office:value="0.00358368842214">
            <text:p>0,0035836884</text:p>
          </table:table-cell>
          <table:table-cell table:number-columns-repeated="6"/>
        </table:table-row>
        <table:table-row table:style-name="ro2">
          <table:table-cell office:value-type="string">
            <text:p>гарантирующ</text:p>
          </table:table-cell>
          <table:table-cell office:value-type="float" office:value="1">
            <text:p>1</text:p>
          </table:table-cell>
          <table:table-cell office:value-type="float" office:value="0.00320359067813">
            <text:p>0,0032035907</text:p>
          </table:table-cell>
          <table:table-cell office:value-type="float" office:value="0.000251865942906">
            <text:p>0,0002518659</text:p>
          </table:table-cell>
          <table:table-cell office:value-type="float" office:value="0.00358365943304">
            <text:p>0,0035836594</text:p>
          </table:table-cell>
          <table:table-cell table:number-columns-repeated="6"/>
        </table:table-row>
        <table:table-row table:style-name="ro2">
          <table:table-cell office:value-type="string">
            <text:p>убедительн</text:p>
          </table:table-cell>
          <table:table-cell office:value-type="float" office:value="1">
            <text:p>1</text:p>
          </table:table-cell>
          <table:table-cell office:value-type="float" office:value="0.0032060825534">
            <text:p>0,0032060826</text:p>
          </table:table-cell>
          <table:table-cell office:value-type="float" office:value="0.000251827388983">
            <text:p>0,0002518274</text:p>
          </table:table-cell>
          <table:table-cell office:value-type="float" office:value="0.00358293162235">
            <text:p>0,0035829316</text:p>
          </table:table-cell>
          <table:table-cell table:number-columns-repeated="6"/>
        </table:table-row>
        <table:table-row table:style-name="ro2">
          <table:table-cell office:value-type="string">
            <text:p>г</text:p>
          </table:table-cell>
          <table:table-cell office:value-type="float" office:value="1">
            <text:p>1</text:p>
          </table:table-cell>
          <table:table-cell office:value-type="float" office:value="0.00318858610409">
            <text:p>0,0031885861</text:p>
          </table:table-cell>
          <table:table-cell office:value-type="float" office:value="0.000251837563332">
            <text:p>0,0002518376</text:p>
          </table:table-cell>
          <table:table-cell office:value-type="float" office:value="0.00358097363924">
            <text:p>0,0035809736</text:p>
          </table:table-cell>
          <table:table-cell table:number-columns-repeated="6"/>
        </table:table-row>
        <table:table-row table:style-name="ro1">
          <table:table-cell office:value-type="string">
            <text:p>широк</text:p>
          </table:table-cell>
          <table:table-cell office:value-type="float" office:value="1">
            <text:p>1</text:p>
          </table:table-cell>
          <table:table-cell office:value-type="float" office:value="0.00320980926179">
            <text:p>0,0032098093</text:p>
          </table:table-cell>
          <table:table-cell office:value-type="float" office:value="0.000251845909876">
            <text:p>0,0002518459</text:p>
          </table:table-cell>
          <table:table-cell office:value-type="float" office:value="0.00358051975519">
            <text:p>0,0035805198</text:p>
          </table:table-cell>
          <table:table-cell table:number-columns-repeated="6"/>
        </table:table-row>
        <table:table-row table:style-name="ro2">
          <table:table-cell office:value-type="string">
            <text:p>рынк</text:p>
          </table:table-cell>
          <table:table-cell office:value-type="float" office:value="1">
            <text:p>1</text:p>
          </table:table-cell>
          <table:table-cell office:value-type="float" office:value="0.00318463512279">
            <text:p>0,0031846351</text:p>
          </table:table-cell>
          <table:table-cell office:value-type="float" office:value="0.000251871075389">
            <text:p>0,0002518711</text:p>
          </table:table-cell>
          <table:table-cell office:value-type="float" office:value="0.00357955068971">
            <text:p>0,0035795507</text:p>
          </table:table-cell>
          <table:table-cell table:number-columns-repeated="6"/>
        </table:table-row>
        <table:table-row table:style-name="ro2">
          <table:table-cell office:value-type="string">
            <text:p>жестк</text:p>
          </table:table-cell>
          <table:table-cell office:value-type="float" office:value="1">
            <text:p>1</text:p>
          </table:table-cell>
          <table:table-cell office:value-type="float" office:value="0.00319737404727">
            <text:p>0,003197374</text:p>
          </table:table-cell>
          <table:table-cell office:value-type="float" office:value="0.000251806261">
            <text:p>0,0002518063</text:p>
          </table:table-cell>
          <table:table-cell office:value-type="float" office:value="0.00357953762142">
            <text:p>0,0035795376</text:p>
          </table:table-cell>
          <table:table-cell table:number-columns-repeated="6"/>
        </table:table-row>
        <table:table-row table:style-name="ro1">
          <table:table-cell office:value-type="string">
            <text:p>машин</text:p>
          </table:table-cell>
          <table:table-cell office:value-type="float" office:value="1">
            <text:p>1</text:p>
          </table:table-cell>
          <table:table-cell office:value-type="float" office:value="0.00318882649873">
            <text:p>0,0031888265</text:p>
          </table:table-cell>
          <table:table-cell office:value-type="float" office:value="0.000251827393931">
            <text:p>0,0002518274</text:p>
          </table:table-cell>
          <table:table-cell office:value-type="float" office:value="0.00357649721417">
            <text:p>0,0035764972</text:p>
          </table:table-cell>
          <table:table-cell table:number-columns-repeated="6"/>
        </table:table-row>
        <table:table-row table:style-name="ro2">
          <table:table-cell office:value-type="string">
            <text:p>analytica</text:p>
          </table:table-cell>
          <table:table-cell office:value-type="float" office:value="1">
            <text:p>1</text:p>
          </table:table-cell>
          <table:table-cell office:value-type="float" office:value="0.00316347170609">
            <text:p>0,0031634717</text:p>
          </table:table-cell>
          <table:table-cell office:value-type="float" office:value="0.000251866009637">
            <text:p>0,000251866</text:p>
          </table:table-cell>
          <table:table-cell office:value-type="float" office:value="0.00356961294713">
            <text:p>0,0035696129</text:p>
          </table:table-cell>
          <table:table-cell table:number-columns-repeated="6"/>
        </table:table-row>
        <table:table-row table:style-name="ro2">
          <table:table-cell office:value-type="string">
            <text:p>donald</text:p>
          </table:table-cell>
          <table:table-cell office:value-type="float" office:value="1">
            <text:p>1</text:p>
          </table:table-cell>
          <table:table-cell office:value-type="float" office:value="0.00320058744177">
            <text:p>0,0032005874</text:p>
          </table:table-cell>
          <table:table-cell office:value-type="float" office:value="0.000251806154436">
            <text:p>0,0002518062</text:p>
          </table:table-cell>
          <table:table-cell office:value-type="float" office:value="0.00356581359183">
            <text:p>0,0035658136</text:p>
          </table:table-cell>
          <table:table-cell table:number-columns-repeated="6"/>
        </table:table-row>
        <table:table-row table:style-name="ro2">
          <table:table-cell office:value-type="string">
            <text:p>жертвова</text:p>
          </table:table-cell>
          <table:table-cell office:value-type="float" office:value="1">
            <text:p>1</text:p>
          </table:table-cell>
          <table:table-cell office:value-type="float" office:value="0.0031898629847">
            <text:p>0,003189863</text:p>
          </table:table-cell>
          <table:table-cell office:value-type="float" office:value="0.000251873494174">
            <text:p>0,0002518735</text:p>
          </table:table-cell>
          <table:table-cell office:value-type="float" office:value="0.00356509226523">
            <text:p>0,0035650923</text:p>
          </table:table-cell>
          <table:table-cell table:number-columns-repeated="6"/>
        </table:table-row>
        <table:table-row table:style-name="ro2">
          <table:table-cell office:value-type="string">
            <text:p>оплачива</text:p>
          </table:table-cell>
          <table:table-cell office:value-type="float" office:value="1">
            <text:p>1</text:p>
          </table:table-cell>
          <table:table-cell office:value-type="float" office:value="0.0031930523731">
            <text:p>0,0031930524</text:p>
          </table:table-cell>
          <table:table-cell office:value-type="float" office:value="0.000251873494047">
            <text:p>0,0002518735</text:p>
          </table:table-cell>
          <table:table-cell office:value-type="float" office:value="0.00356442712439">
            <text:p>0,0035644271</text:p>
          </table:table-cell>
          <table:table-cell table:number-columns-repeated="6"/>
        </table:table-row>
        <table:table-row table:style-name="ro2">
          <table:table-cell office:value-type="string">
            <text:p>назва</text:p>
          </table:table-cell>
          <table:table-cell office:value-type="float" office:value="1">
            <text:p>1</text:p>
          </table:table-cell>
          <table:table-cell office:value-type="float" office:value="0.00318890771983">
            <text:p>0,0031889077</text:p>
          </table:table-cell>
          <table:table-cell office:value-type="float" office:value="0.000251860168964">
            <text:p>0,0002518602</text:p>
          </table:table-cell>
          <table:table-cell office:value-type="float" office:value="0.00356410905677">
            <text:p>0,0035641091</text:p>
          </table:table-cell>
          <table:table-cell table:number-columns-repeated="6"/>
        </table:table-row>
        <table:table-row table:style-name="ro1">
          <table:table-cell office:value-type="string">
            <text:p>умет</text:p>
          </table:table-cell>
          <table:table-cell office:value-type="float" office:value="1">
            <text:p>1</text:p>
          </table:table-cell>
          <table:table-cell office:value-type="float" office:value="0.00319587443168">
            <text:p>0,0031958744</text:p>
          </table:table-cell>
          <table:table-cell office:value-type="float" office:value="0.00025183842647">
            <text:p>0,0002518384</text:p>
          </table:table-cell>
          <table:table-cell office:value-type="float" office:value="0.0035626056661">
            <text:p>0,0035626057</text:p>
          </table:table-cell>
          <table:table-cell table:number-columns-repeated="6"/>
        </table:table-row>
        <table:table-row table:style-name="ro2">
          <table:table-cell office:value-type="string">
            <text:p>анализир</text:p>
          </table:table-cell>
          <table:table-cell office:value-type="float" office:value="1">
            <text:p>1</text:p>
          </table:table-cell>
          <table:table-cell office:value-type="float" office:value="0.00317943538939">
            <text:p>0,0031794354</text:p>
          </table:table-cell>
          <table:table-cell office:value-type="float" office:value="0.000251827412584">
            <text:p>0,0002518274</text:p>
          </table:table-cell>
          <table:table-cell office:value-type="float" office:value="0.00356234049659">
            <text:p>0,0035623405</text:p>
          </table:table-cell>
          <table:table-cell table:number-columns-repeated="6"/>
        </table:table-row>
        <table:table-row table:style-name="ro1">
          <table:table-cell office:value-type="string">
            <text:p>идет</text:p>
          </table:table-cell>
          <table:table-cell office:value-type="float" office:value="1">
            <text:p>1</text:p>
          </table:table-cell>
          <table:table-cell office:value-type="float" office:value="0.0031785891529">
            <text:p>0,0031785892</text:p>
          </table:table-cell>
          <table:table-cell office:value-type="float" office:value="0.00025181628619">
            <text:p>0,0002518163</text:p>
          </table:table-cell>
          <table:table-cell office:value-type="float" office:value="0.00355881034042">
            <text:p>0,0035588103</text:p>
          </table:table-cell>
          <table:table-cell table:number-columns-repeated="6"/>
        </table:table-row>
        <table:table-row table:style-name="ro1">
          <table:table-cell office:value-type="string">
            <text:p>прав</text:p>
          </table:table-cell>
          <table:table-cell office:value-type="float" office:value="1">
            <text:p>1</text:p>
          </table:table-cell>
          <table:table-cell office:value-type="float" office:value="0.00317488282778">
            <text:p>0,0031748828</text:p>
          </table:table-cell>
          <table:table-cell office:value-type="float" office:value="0.000251806305121">
            <text:p>0,0002518063</text:p>
          </table:table-cell>
          <table:table-cell office:value-type="float" office:value="0.00355679670358">
            <text:p>0,0035567967</text:p>
          </table:table-cell>
          <table:table-cell table:number-columns-repeated="6"/>
        </table:table-row>
        <table:table-row table:style-name="ro2">
          <table:table-cell office:value-type="string">
            <text:p>durabilit</text:p>
          </table:table-cell>
          <table:table-cell office:value-type="float" office:value="1">
            <text:p>1</text:p>
          </table:table-cell>
          <table:table-cell office:value-type="float" office:value="0.00318173943819">
            <text:p>0,0031817394</text:p>
          </table:table-cell>
          <table:table-cell office:value-type="float" office:value="0.00025182747097">
            <text:p>0,0002518275</text:p>
          </table:table-cell>
          <table:table-cell office:value-type="float" office:value="0.0035567413407">
            <text:p>0,0035567413</text:p>
          </table:table-cell>
          <table:table-cell table:number-columns-repeated="6"/>
        </table:table-row>
        <table:table-row table:style-name="ro1">
          <table:table-cell office:value-type="string">
            <text:p>извинен</text:p>
          </table:table-cell>
          <table:table-cell office:value-type="float" office:value="1">
            <text:p>1</text:p>
          </table:table-cell>
          <table:table-cell office:value-type="float" office:value="0.00317519440905">
            <text:p>0,0031751944</text:p>
          </table:table-cell>
          <table:table-cell office:value-type="float" office:value="0.000251827818172">
            <text:p>0,0002518278</text:p>
          </table:table-cell>
          <table:table-cell office:value-type="float" office:value="0.00355262509177">
            <text:p>0,0035526251</text:p>
          </table:table-cell>
          <table:table-cell table:number-columns-repeated="6"/>
        </table:table-row>
        <table:table-row table:style-name="ro2">
          <table:table-cell office:value-type="string">
            <text:p>моральн</text:p>
          </table:table-cell>
          <table:table-cell office:value-type="float" office:value="1">
            <text:p>1</text:p>
          </table:table-cell>
          <table:table-cell office:value-type="float" office:value="0.00318679740157">
            <text:p>0,0031867974</text:p>
          </table:table-cell>
          <table:table-cell office:value-type="float" office:value="0.00025185022092">
            <text:p>0,0002518502</text:p>
          </table:table-cell>
          <table:table-cell office:value-type="float" office:value="0.00355089295595">
            <text:p>0,003550893</text:p>
          </table:table-cell>
          <table:table-cell table:number-columns-repeated="6"/>
        </table:table-row>
        <table:table-row table:style-name="ro2">
          <table:table-cell office:value-type="string">
            <text:p>пропускн</text:p>
          </table:table-cell>
          <table:table-cell office:value-type="float" office:value="1">
            <text:p>1</text:p>
          </table:table-cell>
          <table:table-cell office:value-type="float" office:value="0.00316819493739">
            <text:p>0,0031681949</text:p>
          </table:table-cell>
          <table:table-cell office:value-type="float" office:value="0.00025181522147">
            <text:p>0,0002518152</text:p>
          </table:table-cell>
          <table:table-cell office:value-type="float" office:value="0.0035505986294">
            <text:p>0,0035505986</text:p>
          </table:table-cell>
          <table:table-cell table:number-columns-repeated="6"/>
        </table:table-row>
        <table:table-row table:style-name="ro2">
          <table:table-cell office:value-type="string">
            <text:p>участв</text:p>
          </table:table-cell>
          <table:table-cell office:value-type="float" office:value="1">
            <text:p>1</text:p>
          </table:table-cell>
          <table:table-cell office:value-type="float" office:value="0.00314569119206">
            <text:p>0,0031456912</text:p>
          </table:table-cell>
          <table:table-cell office:value-type="float" office:value="0.000251906455705">
            <text:p>0,0002519065</text:p>
          </table:table-cell>
          <table:table-cell office:value-type="float" office:value="0.00354992779155">
            <text:p>0,0035499278</text:p>
          </table:table-cell>
          <table:table-cell table:number-columns-repeated="6"/>
        </table:table-row>
        <table:table-row table:style-name="ro2">
          <table:table-cell office:value-type="string">
            <text:p>экстремистск</text:p>
          </table:table-cell>
          <table:table-cell office:value-type="float" office:value="1">
            <text:p>1</text:p>
          </table:table-cell>
          <table:table-cell office:value-type="float" office:value="0.00316038364594">
            <text:p>0,0031603836</text:p>
          </table:table-cell>
          <table:table-cell office:value-type="float" office:value="0.000251806071867">
            <text:p>0,0002518061</text:p>
          </table:table-cell>
          <table:table-cell office:value-type="float" office:value="0.00354792573245">
            <text:p>0,0035479257</text:p>
          </table:table-cell>
          <table:table-cell table:number-columns-repeated="6"/>
        </table:table-row>
        <table:table-row table:style-name="ro1">
          <table:table-cell office:value-type="string">
            <text:p>обход</text:p>
          </table:table-cell>
          <table:table-cell office:value-type="float" office:value="1">
            <text:p>1</text:p>
          </table:table-cell>
          <table:table-cell office:value-type="float" office:value="0.00315074904662">
            <text:p>0,003150749</text:p>
          </table:table-cell>
          <table:table-cell office:value-type="float" office:value="0.000251855672412">
            <text:p>0,0002518557</text:p>
          </table:table-cell>
          <table:table-cell office:value-type="float" office:value="0.00354707047596">
            <text:p>0,0035470705</text:p>
          </table:table-cell>
          <table:table-cell table:number-columns-repeated="6"/>
        </table:table-row>
        <table:table-row table:style-name="ro2">
          <table:table-cell office:value-type="string">
            <text:p>невозможн</text:p>
          </table:table-cell>
          <table:table-cell office:value-type="float" office:value="1">
            <text:p>1</text:p>
          </table:table-cell>
          <table:table-cell office:value-type="float" office:value="0.00317653903166">
            <text:p>0,003176539</text:p>
          </table:table-cell>
          <table:table-cell office:value-type="float" office:value="0.000251865917258">
            <text:p>0,0002518659</text:p>
          </table:table-cell>
          <table:table-cell office:value-type="float" office:value="0.0035466914922">
            <text:p>0,0035466915</text:p>
          </table:table-cell>
          <table:table-cell table:number-columns-repeated="6"/>
        </table:table-row>
        <table:table-row table:style-name="ro1">
          <table:table-cell office:value-type="string">
            <text:p>готов</text:p>
          </table:table-cell>
          <table:table-cell office:value-type="float" office:value="1">
            <text:p>1</text:p>
          </table:table-cell>
          <table:table-cell office:value-type="float" office:value="0.00315770309481">
            <text:p>0,0031577031</text:p>
          </table:table-cell>
          <table:table-cell office:value-type="float" office:value="0.000251849212839">
            <text:p>0,0002518492</text:p>
          </table:table-cell>
          <table:table-cell office:value-type="float" office:value="0.003545944448">
            <text:p>0,0035459444</text:p>
          </table:table-cell>
          <table:table-cell table:number-columns-repeated="6"/>
        </table:table-row>
        <table:table-row table:style-name="ro1">
          <table:table-cell office:value-type="string">
            <text:p>структур</text:p>
          </table:table-cell>
          <table:table-cell office:value-type="float" office:value="1">
            <text:p>1</text:p>
          </table:table-cell>
          <table:table-cell office:value-type="float" office:value="0.00306612301431">
            <text:p>0,003066123</text:p>
          </table:table-cell>
          <table:table-cell office:value-type="float" office:value="0.000251841238697">
            <text:p>0,0002518412</text:p>
          </table:table-cell>
          <table:table-cell office:value-type="float" office:value="0.00354542459876">
            <text:p>0,0035454246</text:p>
          </table:table-cell>
          <table:table-cell table:number-columns-repeated="6"/>
        </table:table-row>
        <table:table-row table:style-name="ro2">
          <table:table-cell office:value-type="string">
            <text:p>обоснова</text:p>
          </table:table-cell>
          <table:table-cell office:value-type="float" office:value="1">
            <text:p>1</text:p>
          </table:table-cell>
          <table:table-cell office:value-type="float" office:value="0.00316386010699">
            <text:p>0,0031638601</text:p>
          </table:table-cell>
          <table:table-cell office:value-type="float" office:value="0.000251836329713">
            <text:p>0,0002518363</text:p>
          </table:table-cell>
          <table:table-cell office:value-type="float" office:value="0.0035441129143">
            <text:p>0,0035441129</text:p>
          </table:table-cell>
          <table:table-cell table:number-columns-repeated="6"/>
        </table:table-row>
        <table:table-row table:style-name="ro2">
          <table:table-cell office:value-type="string">
            <text:p>реакц</text:p>
          </table:table-cell>
          <table:table-cell office:value-type="float" office:value="1">
            <text:p>1</text:p>
          </table:table-cell>
          <table:table-cell office:value-type="float" office:value="0.00316846155861">
            <text:p>0,0031684616</text:p>
          </table:table-cell>
          <table:table-cell office:value-type="float" office:value="0.00025181647519">
            <text:p>0,0002518165</text:p>
          </table:table-cell>
          <table:table-cell office:value-type="float" office:value="0.00354348797223">
            <text:p>0,003543488</text:p>
          </table:table-cell>
          <table:table-cell table:number-columns-repeated="6"/>
        </table:table-row>
        <table:table-row table:style-name="ro2">
          <table:table-cell office:value-type="string">
            <text:p>компенсац</text:p>
          </table:table-cell>
          <table:table-cell office:value-type="float" office:value="1">
            <text:p>1</text:p>
          </table:table-cell>
          <table:table-cell office:value-type="float" office:value="0.00317868277254">
            <text:p>0,0031786828</text:p>
          </table:table-cell>
          <table:table-cell office:value-type="float" office:value="0.000251806101044">
            <text:p>0,0002518061</text:p>
          </table:table-cell>
          <table:table-cell office:value-type="float" office:value="0.00354303764871">
            <text:p>0,0035430376</text:p>
          </table:table-cell>
          <table:table-cell table:number-columns-repeated="6"/>
        </table:table-row>
        <table:table-row table:style-name="ro2">
          <table:table-cell office:value-type="string">
            <text:p>меша</text:p>
          </table:table-cell>
          <table:table-cell office:value-type="float" office:value="1">
            <text:p>1</text:p>
          </table:table-cell>
          <table:table-cell office:value-type="float" office:value="0.00313935507085">
            <text:p>0,0031393551</text:p>
          </table:table-cell>
          <table:table-cell office:value-type="float" office:value="0.000251829959812">
            <text:p>0,00025183</text:p>
          </table:table-cell>
          <table:table-cell office:value-type="float" office:value="0.00354250977328">
            <text:p>0,0035425098</text:p>
          </table:table-cell>
          <table:table-cell table:number-columns-repeated="6"/>
        </table:table-row>
        <table:table-row table:style-name="ro2">
          <table:table-cell office:value-type="string">
            <text:p>десятилет</text:p>
          </table:table-cell>
          <table:table-cell office:value-type="float" office:value="1">
            <text:p>1</text:p>
          </table:table-cell>
          <table:table-cell office:value-type="float" office:value="0.00316560322386">
            <text:p>0,0031656032</text:p>
          </table:table-cell>
          <table:table-cell office:value-type="float" office:value="0.000251836786145">
            <text:p>0,0002518368</text:p>
          </table:table-cell>
          <table:table-cell office:value-type="float" office:value="0.00354248157624">
            <text:p>0,0035424816</text:p>
          </table:table-cell>
          <table:table-cell table:number-columns-repeated="6"/>
        </table:table-row>
        <table:table-row table:style-name="ro2">
          <table:table-cell office:value-type="string">
            <text:p>bruwer</text:p>
          </table:table-cell>
          <table:table-cell office:value-type="float" office:value="1">
            <text:p>1</text:p>
          </table:table-cell>
          <table:table-cell office:value-type="float" office:value="0.00314862546525">
            <text:p>0,0031486255</text:p>
          </table:table-cell>
          <table:table-cell office:value-type="float" office:value="0.000251851128259">
            <text:p>0,0002518511</text:p>
          </table:table-cell>
          <table:table-cell office:value-type="float" office:value="0.00354213944494">
            <text:p>0,0035421394</text:p>
          </table:table-cell>
          <table:table-cell table:number-columns-repeated="6"/>
        </table:table-row>
        <table:table-row table:style-name="ro2">
          <table:table-cell office:value-type="string">
            <text:p>scaling</text:p>
          </table:table-cell>
          <table:table-cell office:value-type="float" office:value="1">
            <text:p>1</text:p>
          </table:table-cell>
          <table:table-cell office:value-type="float" office:value="0.00313577384795">
            <text:p>0,0031357738</text:p>
          </table:table-cell>
          <table:table-cell office:value-type="float" office:value="0.000251828583062">
            <text:p>0,0002518286</text:p>
          </table:table-cell>
          <table:table-cell office:value-type="float" office:value="0.00354156774264">
            <text:p>0,0035415677</text:p>
          </table:table-cell>
          <table:table-cell table:number-columns-repeated="6"/>
        </table:table-row>
        <table:table-row table:style-name="ro1">
          <table:table-cell office:value-type="string">
            <text:p>возврат</text:p>
          </table:table-cell>
          <table:table-cell office:value-type="float" office:value="1">
            <text:p>1</text:p>
          </table:table-cell>
          <table:table-cell office:value-type="float" office:value="0.00316323844708">
            <text:p>0,0031632384</text:p>
          </table:table-cell>
          <table:table-cell office:value-type="float" office:value="0.000251845788913">
            <text:p>0,0002518458</text:p>
          </table:table-cell>
          <table:table-cell office:value-type="float" office:value="0.00353931667256">
            <text:p>0,0035393167</text:p>
          </table:table-cell>
          <table:table-cell table:number-columns-repeated="6"/>
        </table:table-row>
        <table:table-row table:style-name="ro2">
          <table:table-cell office:value-type="string">
            <text:p>тольк</text:p>
          </table:table-cell>
          <table:table-cell office:value-type="float" office:value="1">
            <text:p>1</text:p>
          </table:table-cell>
          <table:table-cell office:value-type="float" office:value="0.00315405357587">
            <text:p>0,0031540536</text:p>
          </table:table-cell>
          <table:table-cell office:value-type="float" office:value="0.000251806227279">
            <text:p>0,0002518062</text:p>
          </table:table-cell>
          <table:table-cell office:value-type="float" office:value="0.00353815378752">
            <text:p>0,0035381538</text:p>
          </table:table-cell>
          <table:table-cell table:number-columns-repeated="6"/>
        </table:table-row>
        <table:table-row table:style-name="ro2">
          <table:table-cell office:value-type="string">
            <text:p>губительн</text:p>
          </table:table-cell>
          <table:table-cell office:value-type="float" office:value="1">
            <text:p>1</text:p>
          </table:table-cell>
          <table:table-cell office:value-type="float" office:value="0.0031686086984">
            <text:p>0,0031686087</text:p>
          </table:table-cell>
          <table:table-cell office:value-type="float" office:value="0.000251822110325">
            <text:p>0,0002518221</text:p>
          </table:table-cell>
          <table:table-cell office:value-type="float" office:value="0.00353685176851">
            <text:p>0,0035368518</text:p>
          </table:table-cell>
          <table:table-cell table:number-columns-repeated="6"/>
        </table:table-row>
        <table:table-row table:style-name="ro2">
          <table:table-cell office:value-type="string">
            <text:p>дональд</text:p>
          </table:table-cell>
          <table:table-cell office:value-type="float" office:value="1">
            <text:p>1</text:p>
          </table:table-cell>
          <table:table-cell office:value-type="float" office:value="0.00315637414781">
            <text:p>0,0031563741</text:p>
          </table:table-cell>
          <table:table-cell office:value-type="float" office:value="0.000251871307539">
            <text:p>0,0002518713</text:p>
          </table:table-cell>
          <table:table-cell office:value-type="float" office:value="0.00353585047505">
            <text:p>0,0035358505</text:p>
          </table:table-cell>
          <table:table-cell table:number-columns-repeated="6"/>
        </table:table-row>
        <table:table-row table:style-name="ro2">
          <table:table-cell office:value-type="string">
            <text:p>фундаментальн</text:p>
          </table:table-cell>
          <table:table-cell office:value-type="float" office:value="1">
            <text:p>1</text:p>
          </table:table-cell>
          <table:table-cell office:value-type="float" office:value="0.00314843772754">
            <text:p>0,0031484377</text:p>
          </table:table-cell>
          <table:table-cell office:value-type="float" office:value="0.000251860246731">
            <text:p>0,0002518602</text:p>
          </table:table-cell>
          <table:table-cell office:value-type="float" office:value="0.00353424658394">
            <text:p>0,0035342466</text:p>
          </table:table-cell>
          <table:table-cell table:number-columns-repeated="6"/>
        </table:table-row>
        <table:table-row table:style-name="ro2">
          <table:table-cell office:value-type="string">
            <text:p>создател</text:p>
          </table:table-cell>
          <table:table-cell office:value-type="float" office:value="1">
            <text:p>1</text:p>
          </table:table-cell>
          <table:table-cell office:value-type="float" office:value="0.0031550059165">
            <text:p>0,0031550059</text:p>
          </table:table-cell>
          <table:table-cell office:value-type="float" office:value="0.000251845793782">
            <text:p>0,0002518458</text:p>
          </table:table-cell>
          <table:table-cell office:value-type="float" office:value="0.00353360471502">
            <text:p>0,0035336047</text:p>
          </table:table-cell>
          <table:table-cell table:number-columns-repeated="6"/>
        </table:table-row>
        <table:table-row table:style-name="ro1">
          <table:table-cell office:value-type="string">
            <text:p>чист</text:p>
          </table:table-cell>
          <table:table-cell office:value-type="float" office:value="1">
            <text:p>1</text:p>
          </table:table-cell>
          <table:table-cell office:value-type="float" office:value="0.0031577172472">
            <text:p>0,0031577172</text:p>
          </table:table-cell>
          <table:table-cell office:value-type="float" office:value="0.00025187350245">
            <text:p>0,0002518735</text:p>
          </table:table-cell>
          <table:table-cell office:value-type="float" office:value="0.00353285707499">
            <text:p>0,0035328571</text:p>
          </table:table-cell>
          <table:table-cell table:number-columns-repeated="6"/>
        </table:table-row>
        <table:table-row table:style-name="ro1">
          <table:table-cell office:value-type="string">
            <text:p>всем</text:p>
          </table:table-cell>
          <table:table-cell office:value-type="float" office:value="1">
            <text:p>1</text:p>
          </table:table-cell>
          <table:table-cell office:value-type="float" office:value="0.00314254702732">
            <text:p>0,003142547</text:p>
          </table:table-cell>
          <table:table-cell office:value-type="float" office:value="0.000251819399037">
            <text:p>0,0002518194</text:p>
          </table:table-cell>
          <table:table-cell office:value-type="float" office:value="0.00353271663651">
            <text:p>0,0035327166</text:p>
          </table:table-cell>
          <table:table-cell table:number-columns-repeated="6"/>
        </table:table-row>
        <table:table-row table:style-name="ro1">
          <table:table-cell office:value-type="string">
            <text:p>существ</text:p>
          </table:table-cell>
          <table:table-cell office:value-type="float" office:value="1">
            <text:p>1</text:p>
          </table:table-cell>
          <table:table-cell office:value-type="float" office:value="0.00315849673227">
            <text:p>0,0031584967</text:p>
          </table:table-cell>
          <table:table-cell office:value-type="float" office:value="0.00025182764193">
            <text:p>0,0002518276</text:p>
          </table:table-cell>
          <table:table-cell office:value-type="float" office:value="0.00353074849619">
            <text:p>0,0035307485</text:p>
          </table:table-cell>
          <table:table-cell table:number-columns-repeated="6"/>
        </table:table-row>
        <table:table-row table:style-name="ro2">
          <table:table-cell office:value-type="string">
            <text:p>опир</text:p>
          </table:table-cell>
          <table:table-cell office:value-type="float" office:value="1">
            <text:p>1</text:p>
          </table:table-cell>
          <table:table-cell office:value-type="float" office:value="0.00310711775135">
            <text:p>0,0031071178</text:p>
          </table:table-cell>
          <table:table-cell office:value-type="float" office:value="0.000252073684044">
            <text:p>0,0002520737</text:p>
          </table:table-cell>
          <table:table-cell office:value-type="float" office:value="0.0035293616759">
            <text:p>0,0035293617</text:p>
          </table:table-cell>
          <table:table-cell table:number-columns-repeated="6"/>
        </table:table-row>
        <table:table-row table:style-name="ro1">
          <table:table-cell office:value-type="string">
            <text:p>запрос</text:p>
          </table:table-cell>
          <table:table-cell office:value-type="float" office:value="1">
            <text:p>1</text:p>
          </table:table-cell>
          <table:table-cell office:value-type="float" office:value="0.00314431591019">
            <text:p>0,0031443159</text:p>
          </table:table-cell>
          <table:table-cell office:value-type="float" office:value="0.000251880676803">
            <text:p>0,0002518807</text:p>
          </table:table-cell>
          <table:table-cell office:value-type="float" office:value="0.00352910806854">
            <text:p>0,0035291081</text:p>
          </table:table-cell>
          <table:table-cell table:number-columns-repeated="6"/>
        </table:table-row>
        <table:table-row table:style-name="ro2">
          <table:table-cell office:value-type="string">
            <text:p>наибольш</text:p>
          </table:table-cell>
          <table:table-cell office:value-type="float" office:value="1">
            <text:p>1</text:p>
          </table:table-cell>
          <table:table-cell office:value-type="float" office:value="0.00310620280311">
            <text:p>0,0031062028</text:p>
          </table:table-cell>
          <table:table-cell office:value-type="float" office:value="0.000252073673589">
            <text:p>0,0002520737</text:p>
          </table:table-cell>
          <table:table-cell office:value-type="float" office:value="0.00352732270646">
            <text:p>0,0035273227</text:p>
          </table:table-cell>
          <table:table-cell table:number-columns-repeated="6"/>
        </table:table-row>
        <table:table-row table:style-name="ro2">
          <table:table-cell office:value-type="string">
            <text:p>компьютерн</text:p>
          </table:table-cell>
          <table:table-cell office:value-type="float" office:value="1">
            <text:p>1</text:p>
          </table:table-cell>
          <table:table-cell office:value-type="float" office:value="0.00310424037973">
            <text:p>0,0031042404</text:p>
          </table:table-cell>
          <table:table-cell office:value-type="float" office:value="0.000251807926656">
            <text:p>0,0002518079</text:p>
          </table:table-cell>
          <table:table-cell office:value-type="float" office:value="0.00352680477379">
            <text:p>0,0035268048</text:p>
          </table:table-cell>
          <table:table-cell table:number-columns-repeated="6"/>
        </table:table-row>
        <table:table-row table:style-name="ro1">
          <table:table-cell office:value-type="string">
            <text:p>контекст</text:p>
          </table:table-cell>
          <table:table-cell office:value-type="float" office:value="1">
            <text:p>1</text:p>
          </table:table-cell>
          <table:table-cell office:value-type="float" office:value="0.00308212069887">
            <text:p>0,0030821207</text:p>
          </table:table-cell>
          <table:table-cell office:value-type="float" office:value="0.000251841233487">
            <text:p>0,0002518412</text:p>
          </table:table-cell>
          <table:table-cell office:value-type="float" office:value="0.00352647515363">
            <text:p>0,0035264752</text:p>
          </table:table-cell>
          <table:table-cell table:number-columns-repeated="6"/>
        </table:table-row>
        <table:table-row table:style-name="ro2">
          <table:table-cell office:value-type="string">
            <text:p>публикац</text:p>
          </table:table-cell>
          <table:table-cell office:value-type="float" office:value="1">
            <text:p>1</text:p>
          </table:table-cell>
          <table:table-cell office:value-type="float" office:value="0.00313470982523">
            <text:p>0,0031347098</text:p>
          </table:table-cell>
          <table:table-cell office:value-type="float" office:value="0.000251876221334">
            <text:p>0,0002518762</text:p>
          </table:table-cell>
          <table:table-cell office:value-type="float" office:value="0.00352483641218">
            <text:p>0,0035248364</text:p>
          </table:table-cell>
          <table:table-cell table:number-columns-repeated="6"/>
        </table:table-row>
        <table:table-row table:style-name="ro1">
          <table:table-cell office:value-type="string">
            <text:p>повышен</text:p>
          </table:table-cell>
          <table:table-cell office:value-type="float" office:value="1">
            <text:p>1</text:p>
          </table:table-cell>
          <table:table-cell office:value-type="float" office:value="0.00314216679437">
            <text:p>0,0031421668</text:p>
          </table:table-cell>
          <table:table-cell office:value-type="float" office:value="0.000251829082701">
            <text:p>0,0002518291</text:p>
          </table:table-cell>
          <table:table-cell office:value-type="float" office:value="0.00352247887312">
            <text:p>0,0035224789</text:p>
          </table:table-cell>
          <table:table-cell table:number-columns-repeated="6"/>
        </table:table-row>
        <table:table-row table:style-name="ro2">
          <table:table-cell office:value-type="string">
            <text:p>динамическ</text:p>
          </table:table-cell>
          <table:table-cell office:value-type="float" office:value="1">
            <text:p>1</text:p>
          </table:table-cell>
          <table:table-cell office:value-type="float" office:value="0.00312630844266">
            <text:p>0,0031263084</text:p>
          </table:table-cell>
          <table:table-cell office:value-type="float" office:value="0.000251838598839">
            <text:p>0,0002518386</text:p>
          </table:table-cell>
          <table:table-cell office:value-type="float" office:value="0.00352138005402">
            <text:p>0,0035213801</text:p>
          </table:table-cell>
          <table:table-cell table:number-columns-repeated="6"/>
        </table:table-row>
        <table:table-row table:style-name="ro1">
          <table:table-cell office:value-type="string">
            <text:p>понят</text:p>
          </table:table-cell>
          <table:table-cell office:value-type="float" office:value="1">
            <text:p>1</text:p>
          </table:table-cell>
          <table:table-cell office:value-type="float" office:value="0.00314565775603">
            <text:p>0,0031456578</text:p>
          </table:table-cell>
          <table:table-cell office:value-type="float" office:value="0.00025185049482">
            <text:p>0,0002518505</text:p>
          </table:table-cell>
          <table:table-cell office:value-type="float" office:value="0.00352057587695">
            <text:p>0,0035205759</text:p>
          </table:table-cell>
          <table:table-cell table:number-columns-repeated="6"/>
        </table:table-row>
        <table:table-row table:style-name="ro2">
          <table:table-cell office:value-type="string">
            <text:p>olap</text:p>
          </table:table-cell>
          <table:table-cell office:value-type="float" office:value="1">
            <text:p>1</text:p>
          </table:table-cell>
          <table:table-cell office:value-type="float" office:value="0.00312157109664">
            <text:p>0,0031215711</text:p>
          </table:table-cell>
          <table:table-cell office:value-type="float" office:value="0.000251867963812">
            <text:p>0,000251868</text:p>
          </table:table-cell>
          <table:table-cell office:value-type="float" office:value="0.00351998552178">
            <text:p>0,0035199855</text:p>
          </table:table-cell>
          <table:table-cell table:number-columns-repeated="6"/>
        </table:table-row>
        <table:table-row table:style-name="ro1">
          <table:table-cell office:value-type="string">
            <text:p>принцип</text:p>
          </table:table-cell>
          <table:table-cell office:value-type="float" office:value="1">
            <text:p>1</text:p>
          </table:table-cell>
          <table:table-cell office:value-type="float" office:value="0.00312518678108">
            <text:p>0,0031251868</text:p>
          </table:table-cell>
          <table:table-cell office:value-type="float" office:value="0.000251888679553">
            <text:p>0,0002518887</text:p>
          </table:table-cell>
          <table:table-cell office:value-type="float" office:value="0.00351902914505">
            <text:p>0,0035190291</text:p>
          </table:table-cell>
          <table:table-cell table:number-columns-repeated="6"/>
        </table:table-row>
        <table:table-row table:style-name="ro2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0.00313282755934">
            <text:p>0,0031328276</text:p>
          </table:table-cell>
          <table:table-cell office:value-type="float" office:value="0.000251812481645">
            <text:p>0,0002518125</text:p>
          </table:table-cell>
          <table:table-cell office:value-type="float" office:value="0.00351786160388">
            <text:p>0,0035178616</text:p>
          </table:table-cell>
          <table:table-cell table:number-columns-repeated="6"/>
        </table:table-row>
        <table:table-row table:style-name="ro1">
          <table:table-cell office:value-type="string">
            <text:p>участник</text:p>
          </table:table-cell>
          <table:table-cell office:value-type="float" office:value="1">
            <text:p>1</text:p>
          </table:table-cell>
          <table:table-cell office:value-type="float" office:value="0.00311727499679">
            <text:p>0,003117275</text:p>
          </table:table-cell>
          <table:table-cell office:value-type="float" office:value="0.000251877123683">
            <text:p>0,0002518771</text:p>
          </table:table-cell>
          <table:table-cell office:value-type="float" office:value="0.00351743935389">
            <text:p>0,0035174394</text:p>
          </table:table-cell>
          <table:table-cell table:number-columns-repeated="6"/>
        </table:table-row>
        <table:table-row table:style-name="ro2">
          <table:table-cell office:value-type="string">
            <text:p>обязательн</text:p>
          </table:table-cell>
          <table:table-cell office:value-type="float" office:value="1">
            <text:p>1</text:p>
          </table:table-cell>
          <table:table-cell office:value-type="float" office:value="0.00313501766785">
            <text:p>0,0031350177</text:p>
          </table:table-cell>
          <table:table-cell office:value-type="float" office:value="0.000251844678664">
            <text:p>0,0002518447</text:p>
          </table:table-cell>
          <table:table-cell office:value-type="float" office:value="0.00351697598476">
            <text:p>0,003516976</text:p>
          </table:table-cell>
          <table:table-cell table:number-columns-repeated="6"/>
        </table:table-row>
        <table:table-row table:style-name="ro1">
          <table:table-cell office:value-type="string">
            <text:p>поставщик</text:p>
          </table:table-cell>
          <table:table-cell office:value-type="float" office:value="1">
            <text:p>1</text:p>
          </table:table-cell>
          <table:table-cell office:value-type="float" office:value="0.00312309019451">
            <text:p>0,0031230902</text:p>
          </table:table-cell>
          <table:table-cell office:value-type="float" office:value="0.000251882817814">
            <text:p>0,0002518828</text:p>
          </table:table-cell>
          <table:table-cell office:value-type="float" office:value="0.00351652723251">
            <text:p>0,0035165272</text:p>
          </table:table-cell>
          <table:table-cell table:number-columns-repeated="6"/>
        </table:table-row>
        <table:table-row table:style-name="ro2">
          <table:table-cell office:value-type="string">
            <text:p>shared</text:p>
          </table:table-cell>
          <table:table-cell office:value-type="float" office:value="1">
            <text:p>1</text:p>
          </table:table-cell>
          <table:table-cell office:value-type="float" office:value="0.0031202991732">
            <text:p>0,0031202992</text:p>
          </table:table-cell>
          <table:table-cell office:value-type="float" office:value="0.000251859150015">
            <text:p>0,0002518592</text:p>
          </table:table-cell>
          <table:table-cell office:value-type="float" office:value="0.00351613242388">
            <text:p>0,0035161324</text:p>
          </table:table-cell>
          <table:table-cell table:number-columns-repeated="6"/>
        </table:table-row>
        <table:table-row table:style-name="ro1">
          <table:table-cell office:value-type="string">
            <text:p>рассмотрен</text:p>
          </table:table-cell>
          <table:table-cell office:value-type="float" office:value="1">
            <text:p>1</text:p>
          </table:table-cell>
          <table:table-cell office:value-type="float" office:value="0.00313663460649">
            <text:p>0,0031366346</text:p>
          </table:table-cell>
          <table:table-cell office:value-type="float" office:value="0.000251842476912">
            <text:p>0,0002518425</text:p>
          </table:table-cell>
          <table:table-cell office:value-type="float" office:value="0.00351398776123">
            <text:p>0,0035139878</text:p>
          </table:table-cell>
          <table:table-cell table:number-columns-repeated="6"/>
        </table:table-row>
        <table:table-row table:style-name="ro2">
          <table:table-cell office:value-type="string">
            <text:p>нельз</text:p>
          </table:table-cell>
          <table:table-cell office:value-type="float" office:value="1">
            <text:p>1</text:p>
          </table:table-cell>
          <table:table-cell office:value-type="float" office:value="0.00312256945125">
            <text:p>0,0031225695</text:p>
          </table:table-cell>
          <table:table-cell office:value-type="float" office:value="0.000251912136392">
            <text:p>0,0002519121</text:p>
          </table:table-cell>
          <table:table-cell office:value-type="float" office:value="0.00351232849106">
            <text:p>0,0035123285</text:p>
          </table:table-cell>
          <table:table-cell table:number-columns-repeated="6"/>
        </table:table-row>
        <table:table-row table:style-name="ro1">
          <table:table-cell office:value-type="string">
            <text:p>приход</text:p>
          </table:table-cell>
          <table:table-cell office:value-type="float" office:value="1">
            <text:p>1</text:p>
          </table:table-cell>
          <table:table-cell office:value-type="float" office:value="0.00313071627319">
            <text:p>0,0031307163</text:p>
          </table:table-cell>
          <table:table-cell office:value-type="float" office:value="0.000251841196742">
            <text:p>0,0002518412</text:p>
          </table:table-cell>
          <table:table-cell office:value-type="float" office:value="0.00351197321349">
            <text:p>0,0035119732</text:p>
          </table:table-cell>
          <table:table-cell table:number-columns-repeated="6"/>
        </table:table-row>
        <table:table-row table:style-name="ro2">
          <table:table-cell office:value-type="string">
            <text:p>организац</text:p>
          </table:table-cell>
          <table:table-cell office:value-type="float" office:value="1">
            <text:p>1</text:p>
          </table:table-cell>
          <table:table-cell office:value-type="float" office:value="0.00312240886813">
            <text:p>0,0031224089</text:p>
          </table:table-cell>
          <table:table-cell office:value-type="float" office:value="0.000251844684404">
            <text:p>0,0002518447</text:p>
          </table:table-cell>
          <table:table-cell office:value-type="float" office:value="0.0035113953775">
            <text:p>0,0035113954</text:p>
          </table:table-cell>
          <table:table-cell table:number-columns-repeated="6"/>
        </table:table-row>
        <table:table-row table:style-name="ro2">
          <table:table-cell office:value-type="string">
            <text:p>практическ</text:p>
          </table:table-cell>
          <table:table-cell office:value-type="float" office:value="1">
            <text:p>1</text:p>
          </table:table-cell>
          <table:table-cell office:value-type="float" office:value="0.00312216437038">
            <text:p>0,0031221644</text:p>
          </table:table-cell>
          <table:table-cell office:value-type="float" office:value="0.000251860672743">
            <text:p>0,0002518607</text:p>
          </table:table-cell>
          <table:table-cell office:value-type="float" office:value="0.00351074628765">
            <text:p>0,0035107463</text:p>
          </table:table-cell>
          <table:table-cell table:number-columns-repeated="6"/>
        </table:table-row>
        <table:table-row table:style-name="ro2">
          <table:table-cell office:value-type="string">
            <text:p>позволя</text:p>
          </table:table-cell>
          <table:table-cell office:value-type="float" office:value="1">
            <text:p>1</text:p>
          </table:table-cell>
          <table:table-cell office:value-type="float" office:value="0.00311246712655">
            <text:p>0,0031124671</text:p>
          </table:table-cell>
          <table:table-cell office:value-type="float" office:value="0.000251877584335">
            <text:p>0,0002518776</text:p>
          </table:table-cell>
          <table:table-cell office:value-type="float" office:value="0.00350979282222">
            <text:p>0,0035097928</text:p>
          </table:table-cell>
          <table:table-cell table:number-columns-repeated="6"/>
        </table:table-row>
        <table:table-row table:style-name="ro2">
          <table:table-cell office:value-type="string">
            <text:p>памя</text:p>
          </table:table-cell>
          <table:table-cell office:value-type="float" office:value="1">
            <text:p>1</text:p>
          </table:table-cell>
          <table:table-cell office:value-type="float" office:value="0.00312114465897">
            <text:p>0,0031211447</text:p>
          </table:table-cell>
          <table:table-cell office:value-type="float" office:value="0.000251822564659">
            <text:p>0,0002518226</text:p>
          </table:table-cell>
          <table:table-cell office:value-type="float" office:value="0.00350964516067">
            <text:p>0,0035096452</text:p>
          </table:table-cell>
          <table:table-cell table:number-columns-repeated="6"/>
        </table:table-row>
        <table:table-row table:style-name="ro1">
          <table:table-cell office:value-type="string">
            <text:p>обнаружен</text:p>
          </table:table-cell>
          <table:table-cell office:value-type="float" office:value="1">
            <text:p>1</text:p>
          </table:table-cell>
          <table:table-cell office:value-type="float" office:value="0.00313106294923">
            <text:p>0,0031310629</text:p>
          </table:table-cell>
          <table:table-cell office:value-type="float" office:value="0.000251857938511">
            <text:p>0,0002518579</text:p>
          </table:table-cell>
          <table:table-cell office:value-type="float" office:value="0.00350842490419">
            <text:p>0,0035084249</text:p>
          </table:table-cell>
          <table:table-cell table:number-columns-repeated="6"/>
        </table:table-row>
        <table:table-row table:style-name="ro1">
          <table:table-cell office:value-type="string">
            <text:p>используем</text:p>
          </table:table-cell>
          <table:table-cell office:value-type="float" office:value="1">
            <text:p>1</text:p>
          </table:table-cell>
          <table:table-cell office:value-type="float" office:value="0.00312007726814">
            <text:p>0,0031200773</text:p>
          </table:table-cell>
          <table:table-cell office:value-type="float" office:value="0.000251842890336">
            <text:p>0,0002518429</text:p>
          </table:table-cell>
          <table:table-cell office:value-type="float" office:value="0.00350782140097">
            <text:p>0,0035078214</text:p>
          </table:table-cell>
          <table:table-cell table:number-columns-repeated="6"/>
        </table:table-row>
        <table:table-row table:style-name="ro1">
          <table:table-cell office:value-type="string">
            <text:p>развит</text:p>
          </table:table-cell>
          <table:table-cell office:value-type="float" office:value="1">
            <text:p>1</text:p>
          </table:table-cell>
          <table:table-cell office:value-type="float" office:value="0.00312846076286">
            <text:p>0,0031284608</text:p>
          </table:table-cell>
          <table:table-cell office:value-type="float" office:value="0.00025182258135">
            <text:p>0,0002518226</text:p>
          </table:table-cell>
          <table:table-cell office:value-type="float" office:value="0.00350729662621">
            <text:p>0,0035072966</text:p>
          </table:table-cell>
          <table:table-cell table:number-columns-repeated="6"/>
        </table:table-row>
        <table:table-row table:style-name="ro2">
          <table:table-cell office:value-type="string">
            <text:p>развертыва</text:p>
          </table:table-cell>
          <table:table-cell office:value-type="float" office:value="1">
            <text:p>1</text:p>
          </table:table-cell>
          <table:table-cell office:value-type="float" office:value="0.00311834794761">
            <text:p>0,0031183479</text:p>
          </table:table-cell>
          <table:table-cell office:value-type="float" office:value="0.000251874079434">
            <text:p>0,0002518741</text:p>
          </table:table-cell>
          <table:table-cell office:value-type="float" office:value="0.0035071157883">
            <text:p>0,0035071158</text:p>
          </table:table-cell>
          <table:table-cell table:number-columns-repeated="6"/>
        </table:table-row>
        <table:table-row table:style-name="ro2">
          <table:table-cell office:value-type="string">
            <text:p>тяжк</text:p>
          </table:table-cell>
          <table:table-cell office:value-type="float" office:value="1">
            <text:p>1</text:p>
          </table:table-cell>
          <table:table-cell office:value-type="float" office:value="0.00311641492637">
            <text:p>0,0031164149</text:p>
          </table:table-cell>
          <table:table-cell office:value-type="float" office:value="0.000251822565878">
            <text:p>0,0002518226</text:p>
          </table:table-cell>
          <table:table-cell office:value-type="float" office:value="0.00350513591269">
            <text:p>0,0035051359</text:p>
          </table:table-cell>
          <table:table-cell table:number-columns-repeated="6"/>
        </table:table-row>
        <table:table-row table:style-name="ro2">
          <table:table-cell office:value-type="string">
            <text:p>найт</text:p>
          </table:table-cell>
          <table:table-cell office:value-type="float" office:value="1">
            <text:p>1</text:p>
          </table:table-cell>
          <table:table-cell office:value-type="float" office:value="0.00310839148275">
            <text:p>0,0031083915</text:p>
          </table:table-cell>
          <table:table-cell office:value-type="float" office:value="0.000251867884081">
            <text:p>0,0002518679</text:p>
          </table:table-cell>
          <table:table-cell office:value-type="float" office:value="0.00350368947675">
            <text:p>0,0035036895</text:p>
          </table:table-cell>
          <table:table-cell table:number-columns-repeated="6"/>
        </table:table-row>
        <table:table-row table:style-name="ro2">
          <table:table-cell office:value-type="string">
            <text:p>операц</text:p>
          </table:table-cell>
          <table:table-cell office:value-type="float" office:value="1">
            <text:p>1</text:p>
          </table:table-cell>
          <table:table-cell office:value-type="float" office:value="0.0031259614923">
            <text:p>0,0031259615</text:p>
          </table:table-cell>
          <table:table-cell office:value-type="float" office:value="0.000251849101024">
            <text:p>0,0002518491</text:p>
          </table:table-cell>
          <table:table-cell office:value-type="float" office:value="0.00350256481374">
            <text:p>0,0035025648</text:p>
          </table:table-cell>
          <table:table-cell table:number-columns-repeated="6"/>
        </table:table-row>
        <table:table-row table:style-name="ro1">
          <table:table-cell office:value-type="string">
            <text:p>дешев</text:p>
          </table:table-cell>
          <table:table-cell office:value-type="float" office:value="1">
            <text:p>1</text:p>
          </table:table-cell>
          <table:table-cell office:value-type="float" office:value="0.00311791649605">
            <text:p>0,0031179165</text:p>
          </table:table-cell>
          <table:table-cell office:value-type="float" office:value="0.000251829910046">
            <text:p>0,0002518299</text:p>
          </table:table-cell>
          <table:table-cell office:value-type="float" office:value="0.00350255039831">
            <text:p>0,0035025504</text:p>
          </table:table-cell>
          <table:table-cell table:number-columns-repeated="6"/>
        </table:table-row>
        <table:table-row table:style-name="ro2">
          <table:table-cell office:value-type="string">
            <text:p>масштабирова</text:p>
          </table:table-cell>
          <table:table-cell office:value-type="float" office:value="1">
            <text:p>1</text:p>
          </table:table-cell>
          <table:table-cell office:value-type="float" office:value="0.00312544029118">
            <text:p>0,0031254403</text:p>
          </table:table-cell>
          <table:table-cell office:value-type="float" office:value="0.000251870228469">
            <text:p>0,0002518702</text:p>
          </table:table-cell>
          <table:table-cell office:value-type="float" office:value="0.00350130910136">
            <text:p>0,0035013091</text:p>
          </table:table-cell>
          <table:table-cell table:number-columns-repeated="6"/>
        </table:table-row>
        <table:table-row table:style-name="ro2">
          <table:table-cell office:value-type="string">
            <text:p>ядр</text:p>
          </table:table-cell>
          <table:table-cell office:value-type="float" office:value="1">
            <text:p>1</text:p>
          </table:table-cell>
          <table:table-cell office:value-type="float" office:value="0.00311856770442">
            <text:p>0,0031185677</text:p>
          </table:table-cell>
          <table:table-cell office:value-type="float" office:value="0.000251846526567">
            <text:p>0,0002518465</text:p>
          </table:table-cell>
          <table:table-cell office:value-type="float" office:value="0.00350048427099">
            <text:p>0,0035004843</text:p>
          </table:table-cell>
          <table:table-cell table:number-columns-repeated="6"/>
        </table:table-row>
        <table:table-row table:style-name="ro2">
          <table:table-cell office:value-type="string">
            <text:p>ориентирова</text:p>
          </table:table-cell>
          <table:table-cell office:value-type="float" office:value="1">
            <text:p>1</text:p>
          </table:table-cell>
          <table:table-cell office:value-type="float" office:value="0.00311989790329">
            <text:p>0,0031198979</text:p>
          </table:table-cell>
          <table:table-cell office:value-type="float" office:value="0.000251866251104">
            <text:p>0,0002518663</text:p>
          </table:table-cell>
          <table:table-cell office:value-type="float" office:value="0.00349983823016">
            <text:p>0,0034998382</text:p>
          </table:table-cell>
          <table:table-cell table:number-columns-repeated="6"/>
        </table:table-row>
        <table:table-row table:style-name="ro1">
          <table:table-cell office:value-type="string">
            <text:p>принос</text:p>
          </table:table-cell>
          <table:table-cell office:value-type="float" office:value="1">
            <text:p>1</text:p>
          </table:table-cell>
          <table:table-cell office:value-type="float" office:value="0.00307599573693">
            <text:p>0,0030759957</text:p>
          </table:table-cell>
          <table:table-cell office:value-type="float" office:value="0.000252073693531">
            <text:p>0,0002520737</text:p>
          </table:table-cell>
          <table:table-cell office:value-type="float" office:value="0.00349787987866">
            <text:p>0,0034978799</text:p>
          </table:table-cell>
          <table:table-cell table:number-columns-repeated="6"/>
        </table:table-row>
        <table:table-row table:style-name="ro2">
          <table:table-cell office:value-type="string">
            <text:p>разнообразн</text:p>
          </table:table-cell>
          <table:table-cell office:value-type="float" office:value="1">
            <text:p>1</text:p>
          </table:table-cell>
          <table:table-cell office:value-type="float" office:value="0.00284142486379">
            <text:p>0,0028414249</text:p>
          </table:table-cell>
          <table:table-cell office:value-type="float" office:value="0.00025185364019">
            <text:p>0,0002518536</text:p>
          </table:table-cell>
          <table:table-cell office:value-type="float" office:value="0.00349755396972">
            <text:p>0,003497554</text:p>
          </table:table-cell>
          <table:table-cell table:number-columns-repeated="6"/>
        </table:table-row>
        <table:table-row table:style-name="ro1">
          <table:table-cell office:value-type="string">
            <text:p>общепринят</text:p>
          </table:table-cell>
          <table:table-cell office:value-type="float" office:value="1">
            <text:p>1</text:p>
          </table:table-cell>
          <table:table-cell office:value-type="float" office:value="0.00310873456864">
            <text:p>0,0031087346</text:p>
          </table:table-cell>
          <table:table-cell office:value-type="float" office:value="0.000251887085757">
            <text:p>0,0002518871</text:p>
          </table:table-cell>
          <table:table-cell office:value-type="float" office:value="0.00349622340439">
            <text:p>0,0034962234</text:p>
          </table:table-cell>
          <table:table-cell table:number-columns-repeated="6"/>
        </table:table-row>
        <table:table-row table:style-name="ro2">
          <table:table-cell office:value-type="string">
            <text:p>взаимодейств</text:p>
          </table:table-cell>
          <table:table-cell office:value-type="float" office:value="1">
            <text:p>1</text:p>
          </table:table-cell>
          <table:table-cell office:value-type="float" office:value="0.00309281812059">
            <text:p>0,0030928181</text:p>
          </table:table-cell>
          <table:table-cell office:value-type="float" office:value="0.000251832105655">
            <text:p>0,0002518321</text:p>
          </table:table-cell>
          <table:table-cell office:value-type="float" office:value="0.00349595450242">
            <text:p>0,0034959545</text:p>
          </table:table-cell>
          <table:table-cell table:number-columns-repeated="6"/>
        </table:table-row>
        <table:table-row table:style-name="ro2">
          <table:table-cell office:value-type="string">
            <text:p>производительн</text:p>
          </table:table-cell>
          <table:table-cell office:value-type="float" office:value="1">
            <text:p>1</text:p>
          </table:table-cell>
          <table:table-cell office:value-type="float" office:value="0.00309585526092">
            <text:p>0,0030958553</text:p>
          </table:table-cell>
          <table:table-cell office:value-type="float" office:value="0.000251841403476">
            <text:p>0,0002518414</text:p>
          </table:table-cell>
          <table:table-cell office:value-type="float" office:value="0.00349483157808">
            <text:p>0,0034948316</text:p>
          </table:table-cell>
          <table:table-cell table:number-columns-repeated="6"/>
        </table:table-row>
        <table:table-row table:style-name="ro1">
          <table:table-cell office:value-type="string">
            <text:p>будут</text:p>
          </table:table-cell>
          <table:table-cell office:value-type="float" office:value="1">
            <text:p>1</text:p>
          </table:table-cell>
          <table:table-cell office:value-type="float" office:value="0.0030750891963">
            <text:p>0,0030750892</text:p>
          </table:table-cell>
          <table:table-cell office:value-type="float" office:value="0.00025209541033">
            <text:p>0,0002520954</text:p>
          </table:table-cell>
          <table:table-cell office:value-type="float" office:value="0.00349419673874">
            <text:p>0,0034941967</text:p>
          </table:table-cell>
          <table:table-cell table:number-columns-repeated="6"/>
        </table:table-row>
        <table:table-row table:style-name="ro2">
          <table:table-cell office:value-type="string">
            <text:p>значительн</text:p>
          </table:table-cell>
          <table:table-cell office:value-type="float" office:value="1">
            <text:p>1</text:p>
          </table:table-cell>
          <table:table-cell office:value-type="float" office:value="0.00309921385526">
            <text:p>0,0030992139</text:p>
          </table:table-cell>
          <table:table-cell office:value-type="float" office:value="0.000251852299563">
            <text:p>0,0002518523</text:p>
          </table:table-cell>
          <table:table-cell office:value-type="float" office:value="0.00349383973456">
            <text:p>0,0034938397</text:p>
          </table:table-cell>
          <table:table-cell table:number-columns-repeated="6"/>
        </table:table-row>
        <table:table-row table:style-name="ro2">
          <table:table-cell office:value-type="string">
            <text:p>разбира</text:p>
          </table:table-cell>
          <table:table-cell office:value-type="float" office:value="1">
            <text:p>1</text:p>
          </table:table-cell>
          <table:table-cell office:value-type="float" office:value="0.0031042642495">
            <text:p>0,0031042642</text:p>
          </table:table-cell>
          <table:table-cell office:value-type="float" office:value="0.000251834267652">
            <text:p>0,0002518343</text:p>
          </table:table-cell>
          <table:table-cell office:value-type="float" office:value="0.00349285092453">
            <text:p>0,0034928509</text:p>
          </table:table-cell>
          <table:table-cell table:number-columns-repeated="6"/>
        </table:table-row>
        <table:table-row table:style-name="ro2">
          <table:table-cell office:value-type="string">
            <text:p>техническ</text:p>
          </table:table-cell>
          <table:table-cell office:value-type="float" office:value="1">
            <text:p>1</text:p>
          </table:table-cell>
          <table:table-cell office:value-type="float" office:value="0.00311135353043">
            <text:p>0,0031113535</text:p>
          </table:table-cell>
          <table:table-cell office:value-type="float" office:value="0.000251850402662">
            <text:p>0,0002518504</text:p>
          </table:table-cell>
          <table:table-cell office:value-type="float" office:value="0.00349282433127">
            <text:p>0,0034928243</text:p>
          </table:table-cell>
          <table:table-cell table:number-columns-repeated="6"/>
        </table:table-row>
        <table:table-row table:style-name="ro2">
          <table:table-cell office:value-type="string">
            <text:p>есл</text:p>
          </table:table-cell>
          <table:table-cell office:value-type="float" office:value="1">
            <text:p>1</text:p>
          </table:table-cell>
          <table:table-cell office:value-type="float" office:value="0.00308619003759">
            <text:p>0,00308619</text:p>
          </table:table-cell>
          <table:table-cell office:value-type="float" office:value="0.000251925968121">
            <text:p>0,000251926</text:p>
          </table:table-cell>
          <table:table-cell office:value-type="float" office:value="0.00349142311887">
            <text:p>0,0034914231</text:p>
          </table:table-cell>
          <table:table-cell table:number-columns-repeated="6"/>
        </table:table-row>
        <table:table-row table:style-name="ro1">
          <table:table-cell office:value-type="string">
            <text:p>аукцион</text:p>
          </table:table-cell>
          <table:table-cell office:value-type="float" office:value="1">
            <text:p>1</text:p>
          </table:table-cell>
          <table:table-cell office:value-type="float" office:value="0.00309061963618">
            <text:p>0,0030906196</text:p>
          </table:table-cell>
          <table:table-cell office:value-type="float" office:value="0.000251903055895">
            <text:p>0,0002519031</text:p>
          </table:table-cell>
          <table:table-cell office:value-type="float" office:value="0.00349111647531">
            <text:p>0,0034911165</text:p>
          </table:table-cell>
          <table:table-cell table:number-columns-repeated="6"/>
        </table:table-row>
        <table:table-row table:style-name="ro2">
          <table:table-cell office:value-type="string">
            <text:p>называ</text:p>
          </table:table-cell>
          <table:table-cell office:value-type="float" office:value="1">
            <text:p>1</text:p>
          </table:table-cell>
          <table:table-cell office:value-type="float" office:value="0.00309973301279">
            <text:p>0,003099733</text:p>
          </table:table-cell>
          <table:table-cell office:value-type="float" office:value="0.000251862686773">
            <text:p>0,0002518627</text:p>
          </table:table-cell>
          <table:table-cell office:value-type="float" office:value="0.00349048922212">
            <text:p>0,0034904892</text:p>
          </table:table-cell>
          <table:table-cell table:number-columns-repeated="6"/>
        </table:table-row>
        <table:table-row table:style-name="ro2">
          <table:table-cell office:value-type="string">
            <text:p>конфигурируем</text:p>
          </table:table-cell>
          <table:table-cell office:value-type="float" office:value="1">
            <text:p>1</text:p>
          </table:table-cell>
          <table:table-cell office:value-type="float" office:value="0.00310082640817">
            <text:p>0,0031008264</text:p>
          </table:table-cell>
          <table:table-cell office:value-type="float" office:value="0.000251843182513">
            <text:p>0,0002518432</text:p>
          </table:table-cell>
          <table:table-cell office:value-type="float" office:value="0.00348940600861">
            <text:p>0,003489406</text:p>
          </table:table-cell>
          <table:table-cell table:number-columns-repeated="6"/>
        </table:table-row>
        <table:table-row table:style-name="ro1">
          <table:table-cell office:value-type="string">
            <text:p>оста</text:p>
          </table:table-cell>
          <table:table-cell office:value-type="float" office:value="1">
            <text:p>1</text:p>
          </table:table-cell>
          <table:table-cell office:value-type="float" office:value="0.0030458093533">
            <text:p>0,0030458094</text:p>
          </table:table-cell>
          <table:table-cell office:value-type="float" office:value="0.000251857415859">
            <text:p>0,0002518574</text:p>
          </table:table-cell>
          <table:table-cell office:value-type="float" office:value="0.00348688185564">
            <text:p>0,0034868819</text:p>
          </table:table-cell>
          <table:table-cell table:number-columns-repeated="6"/>
        </table:table-row>
        <table:table-row table:style-name="ro1">
          <table:table-cell office:value-type="string">
            <text:p>класс</text:p>
          </table:table-cell>
          <table:table-cell office:value-type="float" office:value="1">
            <text:p>1</text:p>
          </table:table-cell>
          <table:table-cell office:value-type="float" office:value="0.00309531882039">
            <text:p>0,0030953188</text:p>
          </table:table-cell>
          <table:table-cell office:value-type="float" office:value="0.000251913645102">
            <text:p>0,0002519136</text:p>
          </table:table-cell>
          <table:table-cell office:value-type="float" office:value="0.00348619273996">
            <text:p>0,0034861927</text:p>
          </table:table-cell>
          <table:table-cell table:number-columns-repeated="6"/>
        </table:table-row>
        <table:table-row table:style-name="ro1">
          <table:table-cell office:value-type="string">
            <text:p>закрыт</text:p>
          </table:table-cell>
          <table:table-cell office:value-type="float" office:value="1">
            <text:p>1</text:p>
          </table:table-cell>
          <table:table-cell office:value-type="float" office:value="0.00308037847953">
            <text:p>0,0030803785</text:p>
          </table:table-cell>
          <table:table-cell office:value-type="float" office:value="0.000251955357022">
            <text:p>0,0002519554</text:p>
          </table:table-cell>
          <table:table-cell office:value-type="float" office:value="0.00348560043365">
            <text:p>0,0034856004</text:p>
          </table:table-cell>
          <table:table-cell table:number-columns-repeated="6"/>
        </table:table-row>
        <table:table-row table:style-name="ro2">
          <table:table-cell office:value-type="string">
            <text:p>выполня</text:p>
          </table:table-cell>
          <table:table-cell office:value-type="float" office:value="1">
            <text:p>1</text:p>
          </table:table-cell>
          <table:table-cell office:value-type="float" office:value="0.00310475608061">
            <text:p>0,0031047561</text:p>
          </table:table-cell>
          <table:table-cell office:value-type="float" office:value="0.000251842762827">
            <text:p>0,0002518428</text:p>
          </table:table-cell>
          <table:table-cell office:value-type="float" office:value="0.00348440975286">
            <text:p>0,0034844098</text:p>
          </table:table-cell>
          <table:table-cell table:number-columns-repeated="6"/>
        </table:table-row>
        <table:table-row table:style-name="ro2">
          <table:table-cell office:value-type="string">
            <text:p>специализирова</text:p>
          </table:table-cell>
          <table:table-cell office:value-type="float" office:value="1">
            <text:p>1</text:p>
          </table:table-cell>
          <table:table-cell office:value-type="float" office:value="0.00307148882544">
            <text:p>0,0030714888</text:p>
          </table:table-cell>
          <table:table-cell office:value-type="float" office:value="0.000252106589495">
            <text:p>0,0002521066</text:p>
          </table:table-cell>
          <table:table-cell office:value-type="float" office:value="0.00348403062016">
            <text:p>0,0034840306</text:p>
          </table:table-cell>
          <table:table-cell table:number-columns-repeated="6"/>
        </table:table-row>
        <table:table-row table:style-name="ro2">
          <table:table-cell office:value-type="string">
            <text:p>понима</text:p>
          </table:table-cell>
          <table:table-cell office:value-type="float" office:value="1">
            <text:p>1</text:p>
          </table:table-cell>
          <table:table-cell office:value-type="float" office:value="0.00309086595287">
            <text:p>0,003090866</text:p>
          </table:table-cell>
          <table:table-cell office:value-type="float" office:value="0.00025194170086">
            <text:p>0,0002519417</text:p>
          </table:table-cell>
          <table:table-cell office:value-type="float" office:value="0.00348384451767">
            <text:p>0,0034838445</text:p>
          </table:table-cell>
          <table:table-cell table:number-columns-repeated="6"/>
        </table:table-row>
        <table:table-row table:style-name="ro2">
          <table:table-cell office:value-type="string">
            <text:p>недооценива</text:p>
          </table:table-cell>
          <table:table-cell office:value-type="float" office:value="1">
            <text:p>1</text:p>
          </table:table-cell>
          <table:table-cell office:value-type="float" office:value="0.00307546201819">
            <text:p>0,003075462</text:p>
          </table:table-cell>
          <table:table-cell office:value-type="float" office:value="0.0002519136001">
            <text:p>0,0002519136</text:p>
          </table:table-cell>
          <table:table-cell office:value-type="float" office:value="0.00348370143055">
            <text:p>0,0034837014</text:p>
          </table:table-cell>
          <table:table-cell table:number-columns-repeated="6"/>
        </table:table-row>
        <table:table-row table:style-name="ro2">
          <table:table-cell office:value-type="string">
            <text:p>заключ</text:p>
          </table:table-cell>
          <table:table-cell office:value-type="float" office:value="1">
            <text:p>1</text:p>
          </table:table-cell>
          <table:table-cell office:value-type="float" office:value="0.00307662936194">
            <text:p>0,0030766294</text:p>
          </table:table-cell>
          <table:table-cell office:value-type="float" office:value="0.000251931848062">
            <text:p>0,0002519318</text:p>
          </table:table-cell>
          <table:table-cell office:value-type="float" office:value="0.00348041201271">
            <text:p>0,003480412</text:p>
          </table:table-cell>
          <table:table-cell table:number-columns-repeated="6"/>
        </table:table-row>
        <table:table-row table:style-name="ro2">
          <table:table-cell office:value-type="string">
            <text:p>ярк</text:p>
          </table:table-cell>
          <table:table-cell office:value-type="float" office:value="1">
            <text:p>1</text:p>
          </table:table-cell>
          <table:table-cell office:value-type="float" office:value="0.00309853960898">
            <text:p>0,0030985396</text:p>
          </table:table-cell>
          <table:table-cell office:value-type="float" office:value="0.000251866193021">
            <text:p>0,0002518662</text:p>
          </table:table-cell>
          <table:table-cell office:value-type="float" office:value="0.00347932696146">
            <text:p>0,003479327</text:p>
          </table:table-cell>
          <table:table-cell table:number-columns-repeated="6"/>
        </table:table-row>
        <table:table-row table:style-name="ro2">
          <table:table-cell office:value-type="string">
            <text:p>межд</text:p>
          </table:table-cell>
          <table:table-cell office:value-type="float" office:value="1">
            <text:p>1</text:p>
          </table:table-cell>
          <table:table-cell office:value-type="float" office:value="0.00308104849993">
            <text:p>0,0030810485</text:p>
          </table:table-cell>
          <table:table-cell office:value-type="float" office:value="0.000251838421028">
            <text:p>0,0002518384</text:p>
          </table:table-cell>
          <table:table-cell office:value-type="float" office:value="0.00347760994773">
            <text:p>0,0034776099</text:p>
          </table:table-cell>
          <table:table-cell table:number-columns-repeated="6"/>
        </table:table-row>
        <table:table-row table:style-name="ro1">
          <table:table-cell office:value-type="string">
            <text:p>основан</text:p>
          </table:table-cell>
          <table:table-cell office:value-type="float" office:value="1">
            <text:p>1</text:p>
          </table:table-cell>
          <table:table-cell office:value-type="float" office:value="0.00309429806278">
            <text:p>0,0030942981</text:p>
          </table:table-cell>
          <table:table-cell office:value-type="float" office:value="0.000251850481676">
            <text:p>0,0002518505</text:p>
          </table:table-cell>
          <table:table-cell office:value-type="float" office:value="0.00347715009209">
            <text:p>0,0034771501</text:p>
          </table:table-cell>
          <table:table-cell table:number-columns-repeated="6"/>
        </table:table-row>
        <table:table-row table:style-name="ro2">
          <table:table-cell office:value-type="string">
            <text:p>образова</text:p>
          </table:table-cell>
          <table:table-cell office:value-type="float" office:value="1">
            <text:p>1</text:p>
          </table:table-cell>
          <table:table-cell office:value-type="float" office:value="0.00307670471594">
            <text:p>0,0030767047</text:p>
          </table:table-cell>
          <table:table-cell office:value-type="float" office:value="0.000251903415467">
            <text:p>0,0002519034</text:p>
          </table:table-cell>
          <table:table-cell office:value-type="float" office:value="0.00347376711585">
            <text:p>0,0034737671</text:p>
          </table:table-cell>
          <table:table-cell table:number-columns-repeated="6"/>
        </table:table-row>
        <table:table-row table:style-name="ro2">
          <table:table-cell office:value-type="string">
            <text:p>логическ</text:p>
          </table:table-cell>
          <table:table-cell office:value-type="float" office:value="1">
            <text:p>1</text:p>
          </table:table-cell>
          <table:table-cell office:value-type="float" office:value="0.00308722435642">
            <text:p>0,0030872244</text:p>
          </table:table-cell>
          <table:table-cell office:value-type="float" office:value="0.000251867965622">
            <text:p>0,000251868</text:p>
          </table:table-cell>
          <table:table-cell office:value-type="float" office:value="0.0034735756645">
            <text:p>0,0034735757</text:p>
          </table:table-cell>
          <table:table-cell table:number-columns-repeated="6"/>
        </table:table-row>
        <table:table-row table:style-name="ro1">
          <table:table-cell office:value-type="string">
            <text:p>изменен</text:p>
          </table:table-cell>
          <table:table-cell office:value-type="float" office:value="1">
            <text:p>1</text:p>
          </table:table-cell>
          <table:table-cell office:value-type="float" office:value="0.00305845039017">
            <text:p>0,0030584504</text:p>
          </table:table-cell>
          <table:table-cell office:value-type="float" office:value="0.000251843379543">
            <text:p>0,0002518434</text:p>
          </table:table-cell>
          <table:table-cell office:value-type="float" office:value="0.00346947630169">
            <text:p>0,0034694763</text:p>
          </table:table-cell>
          <table:table-cell table:number-columns-repeated="6"/>
        </table:table-row>
        <table:table-row table:style-name="ro2">
          <table:table-cell office:value-type="string">
            <text:p>отрица</text:p>
          </table:table-cell>
          <table:table-cell office:value-type="float" office:value="1">
            <text:p>1</text:p>
          </table:table-cell>
          <table:table-cell office:value-type="float" office:value="0.00308191119417">
            <text:p>0,0030819112</text:p>
          </table:table-cell>
          <table:table-cell office:value-type="float" office:value="0.000251894461817">
            <text:p>0,0002518945</text:p>
          </table:table-cell>
          <table:table-cell office:value-type="float" office:value="0.00346941337962">
            <text:p>0,0034694134</text:p>
          </table:table-cell>
          <table:table-cell table:number-columns-repeated="6"/>
        </table:table-row>
        <table:table-row table:style-name="ro1">
          <table:table-cell office:value-type="string">
            <text:p>предоставлен</text:p>
          </table:table-cell>
          <table:table-cell office:value-type="float" office:value="1">
            <text:p>1</text:p>
          </table:table-cell>
          <table:table-cell office:value-type="float" office:value="0.00306075897038">
            <text:p>0,003060759</text:p>
          </table:table-cell>
          <table:table-cell office:value-type="float" office:value="0.000251832717164">
            <text:p>0,0002518327</text:p>
          </table:table-cell>
          <table:table-cell office:value-type="float" office:value="0.00346836003668">
            <text:p>0,00346836</text:p>
          </table:table-cell>
          <table:table-cell table:number-columns-repeated="6"/>
        </table:table-row>
        <table:table-row table:style-name="ro1">
          <table:table-cell office:value-type="string">
            <text:p>автор</text:p>
          </table:table-cell>
          <table:table-cell office:value-type="float" office:value="1">
            <text:p>1</text:p>
          </table:table-cell>
          <table:table-cell office:value-type="float" office:value="0.00307768088405">
            <text:p>0,0030776809</text:p>
          </table:table-cell>
          <table:table-cell office:value-type="float" office:value="0.000251917307531">
            <text:p>0,0002519173</text:p>
          </table:table-cell>
          <table:table-cell office:value-type="float" office:value="0.00346759971627">
            <text:p>0,0034675997</text:p>
          </table:table-cell>
          <table:table-cell table:number-columns-repeated="6"/>
        </table:table-row>
        <table:table-row table:style-name="ro1">
          <table:table-cell office:value-type="string">
            <text:p>сход</text:p>
          </table:table-cell>
          <table:table-cell office:value-type="float" office:value="1">
            <text:p>1</text:p>
          </table:table-cell>
          <table:table-cell office:value-type="float" office:value="0.00307853616947">
            <text:p>0,0030785362</text:p>
          </table:table-cell>
          <table:table-cell office:value-type="float" office:value="0.000251888332688">
            <text:p>0,0002518883</text:p>
          </table:table-cell>
          <table:table-cell office:value-type="float" office:value="0.00346438340934">
            <text:p>0,0034643834</text:p>
          </table:table-cell>
          <table:table-cell table:number-columns-repeated="6"/>
        </table:table-row>
        <table:table-row table:style-name="ro2">
          <table:table-cell office:value-type="string">
            <text:p>аннотац</text:p>
          </table:table-cell>
          <table:table-cell office:value-type="float" office:value="1">
            <text:p>1</text:p>
          </table:table-cell>
          <table:table-cell office:value-type="float" office:value="0.00307896915376">
            <text:p>0,0030789692</text:p>
          </table:table-cell>
          <table:table-cell office:value-type="float" office:value="0.000251860909901">
            <text:p>0,0002518609</text:p>
          </table:table-cell>
          <table:table-cell office:value-type="float" office:value="0.00346434157782">
            <text:p>0,0034643416</text:p>
          </table:table-cell>
          <table:table-cell table:number-columns-repeated="6"/>
        </table:table-row>
        <table:table-row table:style-name="ro2">
          <table:table-cell office:value-type="string">
            <text:p>оригинальн</text:p>
          </table:table-cell>
          <table:table-cell office:value-type="float" office:value="1">
            <text:p>1</text:p>
          </table:table-cell>
          <table:table-cell office:value-type="float" office:value="0.00307480884371">
            <text:p>0,0030748088</text:p>
          </table:table-cell>
          <table:table-cell office:value-type="float" office:value="0.000251858235999">
            <text:p>0,0002518582</text:p>
          </table:table-cell>
          <table:table-cell office:value-type="float" office:value="0.00346422162164">
            <text:p>0,0034642216</text:p>
          </table:table-cell>
          <table:table-cell table:number-columns-repeated="6"/>
        </table:table-row>
        <table:table-row table:style-name="ro2">
          <table:table-cell office:value-type="string">
            <text:p>приня</text:p>
          </table:table-cell>
          <table:table-cell office:value-type="float" office:value="1">
            <text:p>1</text:p>
          </table:table-cell>
          <table:table-cell office:value-type="float" office:value="0.00304036403401">
            <text:p>0,003040364</text:p>
          </table:table-cell>
          <table:table-cell office:value-type="float" office:value="0.000252118938273">
            <text:p>0,0002521189</text:p>
          </table:table-cell>
          <table:table-cell office:value-type="float" office:value="0.0034631778425">
            <text:p>0,0034631778</text:p>
          </table:table-cell>
          <table:table-cell table:number-columns-repeated="6"/>
        </table:table-row>
        <table:table-row table:style-name="ro1">
          <table:table-cell office:value-type="string">
            <text:p>резервирован</text:p>
          </table:table-cell>
          <table:table-cell office:value-type="float" office:value="1">
            <text:p>1</text:p>
          </table:table-cell>
          <table:table-cell office:value-type="float" office:value="0.00304469253548">
            <text:p>0,0030446925</text:p>
          </table:table-cell>
          <table:table-cell office:value-type="float" office:value="0.000251982951998">
            <text:p>0,000251983</text:p>
          </table:table-cell>
          <table:table-cell office:value-type="float" office:value="0.00345867901081">
            <text:p>0,003458679</text:p>
          </table:table-cell>
          <table:table-cell table:number-columns-repeated="6"/>
        </table:table-row>
        <table:table-row table:style-name="ro2">
          <table:table-cell office:value-type="string">
            <text:p>противостоян</text:p>
          </table:table-cell>
          <table:table-cell office:value-type="float" office:value="1">
            <text:p>1</text:p>
          </table:table-cell>
          <table:table-cell office:value-type="float" office:value="0.0030498166717">
            <text:p>0,0030498167</text:p>
          </table:table-cell>
          <table:table-cell office:value-type="float" office:value="0.000251920944407">
            <text:p>0,0002519209</text:p>
          </table:table-cell>
          <table:table-cell office:value-type="float" office:value="0.00345516152317">
            <text:p>0,0034551615</text:p>
          </table:table-cell>
          <table:table-cell table:number-columns-repeated="6"/>
        </table:table-row>
        <table:table-row table:style-name="ro1">
          <table:table-cell office:value-type="string">
            <text:p>заключен</text:p>
          </table:table-cell>
          <table:table-cell office:value-type="float" office:value="1">
            <text:p>1</text:p>
          </table:table-cell>
          <table:table-cell office:value-type="float" office:value="0.00181103098011">
            <text:p>0,001811031</text:p>
          </table:table-cell>
          <table:table-cell office:value-type="float" office:value="0.000251763159963">
            <text:p>0,0002517632</text:p>
          </table:table-cell>
          <table:table-cell office:value-type="float" office:value="0.00200398045302">
            <text:p>0,0020039805</text:p>
          </table:table-cell>
          <table:table-cell table:number-columns-repeated="6"/>
        </table:table-row>
        <table:table-row table:style-name="ro1" table:number-rows-repeated="104797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Лист1.A1:Лист1.E104857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4T03:19:51</dc:date>
    <dc:creator>Dales3D </dc:creator>
    <meta:document-statistic meta:table-count="1" meta:cell-count="3060" meta:object-count="0"/>
    <meta:generator>LibreOffice/3.5$Linux_X86_64 LibreOffice_project/350m1$Build-2</meta:generator>
  </office:meta>
</office:document-meta>
</file>